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application/rdf+xml" manifest:full-path="manifest.rdf"/>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application/binary" manifest:full-path="layout-cache"/>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167/Configurations2/"/>
  <manifest:file-entry manifest:media-type="" manifest:full-path="Object 167/statusbar/"/>
  <manifest:file-entry manifest:media-type="" manifest:full-path="Object 167/floater/"/>
  <manifest:file-entry manifest:media-type="" manifest:full-path="Object 167/popupmenu/"/>
  <manifest:file-entry manifest:media-type="text/xml" manifest:full-path="Object 167/content.xml"/>
  <manifest:file-entry manifest:media-type="" manifest:full-path="Object 167/progressbar/"/>
  <manifest:file-entry manifest:media-type="" manifest:full-path="Object 167/toolpanel/"/>
  <manifest:file-entry manifest:media-type="" manifest:full-path="Object 167/menubar/"/>
  <manifest:file-entry manifest:media-type="" manifest:full-path="Object 167/toolbar/"/>
  <manifest:file-entry manifest:media-type="text/xml" manifest:full-path="Object 167/settings.xml"/>
  <manifest:file-entry manifest:media-type="application/vnd.oasis.opendocument.formula" manifest:version="1.2" manifest:full-path="Object 167/"/>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168/Configurations2/"/>
  <manifest:file-entry manifest:media-type="" manifest:full-path="Object 168/statusbar/"/>
  <manifest:file-entry manifest:media-type="" manifest:full-path="Object 168/floater/"/>
  <manifest:file-entry manifest:media-type="" manifest:full-path="Object 168/popupmenu/"/>
  <manifest:file-entry manifest:media-type="text/xml" manifest:full-path="Object 168/content.xml"/>
  <manifest:file-entry manifest:media-type="" manifest:full-path="Object 168/progressbar/"/>
  <manifest:file-entry manifest:media-type="" manifest:full-path="Object 168/toolpanel/"/>
  <manifest:file-entry manifest:media-type="" manifest:full-path="Object 168/menubar/"/>
  <manifest:file-entry manifest:media-type="" manifest:full-path="Object 168/toolbar/"/>
  <manifest:file-entry manifest:media-type="text/xml" manifest:full-path="Object 168/settings.xml"/>
  <manifest:file-entry manifest:media-type="application/vnd.oasis.opendocument.formula" manifest:version="1.2" manifest:full-path="Object 168/"/>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69/Configurations2/"/>
  <manifest:file-entry manifest:media-type="" manifest:full-path="Object 169/statusbar/"/>
  <manifest:file-entry manifest:media-type="" manifest:full-path="Object 169/floater/"/>
  <manifest:file-entry manifest:media-type="" manifest:full-path="Object 169/popupmenu/"/>
  <manifest:file-entry manifest:media-type="text/xml" manifest:full-path="Object 169/content.xml"/>
  <manifest:file-entry manifest:media-type="" manifest:full-path="Object 169/progressbar/"/>
  <manifest:file-entry manifest:media-type="" manifest:full-path="Object 169/toolpanel/"/>
  <manifest:file-entry manifest:media-type="" manifest:full-path="Object 169/menubar/"/>
  <manifest:file-entry manifest:media-type="" manifest:full-path="Object 169/toolbar/"/>
  <manifest:file-entry manifest:media-type="text/xml" manifest:full-path="Object 169/settings.xml"/>
  <manifest:file-entry manifest:media-type="application/vnd.oasis.opendocument.formula" manifest:version="1.2" manifest:full-path="Object 169/"/>
  <manifest:file-entry manifest:media-type="" manifest:full-path="Object 210/Configurations2/"/>
  <manifest:file-entry manifest:media-type="" manifest:full-path="Object 210/statusbar/"/>
  <manifest:file-entry manifest:media-type="" manifest:full-path="Object 210/floater/"/>
  <manifest:file-entry manifest:media-type="" manifest:full-path="Object 210/popupmenu/"/>
  <manifest:file-entry manifest:media-type="text/xml" manifest:full-path="Object 210/content.xml"/>
  <manifest:file-entry manifest:media-type="" manifest:full-path="Object 210/progressbar/"/>
  <manifest:file-entry manifest:media-type="" manifest:full-path="Object 210/toolpanel/"/>
  <manifest:file-entry manifest:media-type="" manifest:full-path="Object 210/menubar/"/>
  <manifest:file-entry manifest:media-type="" manifest:full-path="Object 210/toolbar/"/>
  <manifest:file-entry manifest:media-type="text/xml" manifest:full-path="Object 210/settings.xml"/>
  <manifest:file-entry manifest:media-type="application/vnd.oasis.opendocument.formula" manifest:version="1.2" manifest:full-path="Object 210/"/>
  <manifest:file-entry manifest:media-type="" manifest:full-path="Object 211/Configurations2/"/>
  <manifest:file-entry manifest:media-type="" manifest:full-path="Object 211/statusbar/"/>
  <manifest:file-entry manifest:media-type="" manifest:full-path="Object 211/floater/"/>
  <manifest:file-entry manifest:media-type="" manifest:full-path="Object 211/popupmenu/"/>
  <manifest:file-entry manifest:media-type="text/xml" manifest:full-path="Object 211/content.xml"/>
  <manifest:file-entry manifest:media-type="" manifest:full-path="Object 211/progressbar/"/>
  <manifest:file-entry manifest:media-type="" manifest:full-path="Object 211/toolpanel/"/>
  <manifest:file-entry manifest:media-type="" manifest:full-path="Object 211/menubar/"/>
  <manifest:file-entry manifest:media-type="" manifest:full-path="Object 211/toolbar/"/>
  <manifest:file-entry manifest:media-type="text/xml" manifest:full-path="Object 211/settings.xml"/>
  <manifest:file-entry manifest:media-type="application/vnd.oasis.opendocument.formula" manifest:version="1.2" manifest:full-path="Object 211/"/>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 manifest:full-path="Object 217/Configurations2/"/>
  <manifest:file-entry manifest:media-type="" manifest:full-path="Object 217/statusbar/"/>
  <manifest:file-entry manifest:media-type="" manifest:full-path="Object 217/floater/"/>
  <manifest:file-entry manifest:media-type="" manifest:full-path="Object 217/popupmenu/"/>
  <manifest:file-entry manifest:media-type="text/xml" manifest:full-path="Object 217/content.xml"/>
  <manifest:file-entry manifest:media-type="" manifest:full-path="Object 217/progressbar/"/>
  <manifest:file-entry manifest:media-type="" manifest:full-path="Object 217/toolpanel/"/>
  <manifest:file-entry manifest:media-type="" manifest:full-path="Object 217/menubar/"/>
  <manifest:file-entry manifest:media-type="" manifest:full-path="Object 217/toolbar/"/>
  <manifest:file-entry manifest:media-type="text/xml" manifest:full-path="Object 217/settings.xml"/>
  <manifest:file-entry manifest:media-type="application/vnd.oasis.opendocument.formula" manifest:version="1.2" manifest:full-path="Object 217/"/>
  <manifest:file-entry manifest:media-type="" manifest:full-path="Object 218/Configurations2/"/>
  <manifest:file-entry manifest:media-type="" manifest:full-path="Object 218/statusbar/"/>
  <manifest:file-entry manifest:media-type="" manifest:full-path="Object 218/floater/"/>
  <manifest:file-entry manifest:media-type="" manifest:full-path="Object 218/popupmenu/"/>
  <manifest:file-entry manifest:media-type="text/xml" manifest:full-path="Object 218/content.xml"/>
  <manifest:file-entry manifest:media-type="" manifest:full-path="Object 218/progressbar/"/>
  <manifest:file-entry manifest:media-type="" manifest:full-path="Object 218/toolpanel/"/>
  <manifest:file-entry manifest:media-type="" manifest:full-path="Object 218/menubar/"/>
  <manifest:file-entry manifest:media-type="" manifest:full-path="Object 218/toolbar/"/>
  <manifest:file-entry manifest:media-type="text/xml" manifest:full-path="Object 218/settings.xml"/>
  <manifest:file-entry manifest:media-type="application/vnd.oasis.opendocument.formula" manifest:version="1.2" manifest:full-path="Object 218/"/>
  <manifest:file-entry manifest:media-type="" manifest:full-path="Object 219/Configurations2/"/>
  <manifest:file-entry manifest:media-type="" manifest:full-path="Object 219/statusbar/"/>
  <manifest:file-entry manifest:media-type="" manifest:full-path="Object 219/floater/"/>
  <manifest:file-entry manifest:media-type="" manifest:full-path="Object 219/popupmenu/"/>
  <manifest:file-entry manifest:media-type="text/xml" manifest:full-path="Object 219/content.xml"/>
  <manifest:file-entry manifest:media-type="" manifest:full-path="Object 219/progressbar/"/>
  <manifest:file-entry manifest:media-type="" manifest:full-path="Object 219/toolpanel/"/>
  <manifest:file-entry manifest:media-type="" manifest:full-path="Object 219/menubar/"/>
  <manifest:file-entry manifest:media-type="" manifest:full-path="Object 219/toolbar/"/>
  <manifest:file-entry manifest:media-type="text/xml" manifest:full-path="Object 219/settings.xml"/>
  <manifest:file-entry manifest:media-type="application/vnd.oasis.opendocument.formula" manifest:version="1.2" manifest:full-path="Object 219/"/>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70/Configurations2/"/>
  <manifest:file-entry manifest:media-type="" manifest:full-path="Object 170/statusbar/"/>
  <manifest:file-entry manifest:media-type="" manifest:full-path="Object 170/floater/"/>
  <manifest:file-entry manifest:media-type="" manifest:full-path="Object 170/popupmenu/"/>
  <manifest:file-entry manifest:media-type="text/xml" manifest:full-path="Object 170/content.xml"/>
  <manifest:file-entry manifest:media-type="" manifest:full-path="Object 170/progressbar/"/>
  <manifest:file-entry manifest:media-type="" manifest:full-path="Object 170/toolpanel/"/>
  <manifest:file-entry manifest:media-type="" manifest:full-path="Object 170/menubar/"/>
  <manifest:file-entry manifest:media-type="" manifest:full-path="Object 170/toolbar/"/>
  <manifest:file-entry manifest:media-type="text/xml" manifest:full-path="Object 170/settings.xml"/>
  <manifest:file-entry manifest:media-type="application/vnd.oasis.opendocument.formula" manifest:version="1.2" manifest:full-path="Object 170/"/>
  <manifest:file-entry manifest:media-type="image/png" manifest:full-path="Pictures/10000201000002FD000003DE15FADE2E.png"/>
  <manifest:file-entry manifest:media-type="image/png" manifest:full-path="Pictures/1000020100000016000000257903293B.png"/>
  <manifest:file-entry manifest:media-type="image/png" manifest:full-path="Pictures/10000201000000300000003E21E346E1.png"/>
  <manifest:file-entry manifest:media-type="" manifest:full-path="Pictures/"/>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71/Configurations2/"/>
  <manifest:file-entry manifest:media-type="" manifest:full-path="Object 171/statusbar/"/>
  <manifest:file-entry manifest:media-type="" manifest:full-path="Object 171/floater/"/>
  <manifest:file-entry manifest:media-type="" manifest:full-path="Object 171/popupmenu/"/>
  <manifest:file-entry manifest:media-type="text/xml" manifest:full-path="Object 171/content.xml"/>
  <manifest:file-entry manifest:media-type="" manifest:full-path="Object 171/progressbar/"/>
  <manifest:file-entry manifest:media-type="" manifest:full-path="Object 171/toolpanel/"/>
  <manifest:file-entry manifest:media-type="" manifest:full-path="Object 171/menubar/"/>
  <manifest:file-entry manifest:media-type="" manifest:full-path="Object 171/toolbar/"/>
  <manifest:file-entry manifest:media-type="text/xml" manifest:full-path="Object 171/settings.xml"/>
  <manifest:file-entry manifest:media-type="application/vnd.oasis.opendocument.formula" manifest:version="1.2" manifest:full-path="Object 171/"/>
  <manifest:file-entry manifest:media-type="" manifest:full-path="Object 82/statusbar/"/>
  <manifest:file-entry manifest:media-type="" manifest:full-path="Object 82/accelerator/"/>
  <manifest:file-entry manifest:media-type="" manifest:full-path="Object 82/floater/"/>
  <manifest:file-entry manifest:media-type="" manifest:full-path="Object 82/popupmenu/"/>
  <manifest:file-entry manifest:media-type="text/xml" manifest:full-path="Object 82/content.xml"/>
  <manifest:file-entry manifest:media-type="" manifest:full-path="Object 82/progressbar/"/>
  <manifest:file-entry manifest:media-type="" manifest:full-path="Object 82/toolpanel/"/>
  <manifest:file-entry manifest:media-type="" manifest:full-path="Object 82/menubar/"/>
  <manifest:file-entry manifest:media-type="" manifest:full-path="Object 82/toolbar/"/>
  <manifest:file-entry manifest:media-type="" manifest:full-path="Object 82/images/Bitmaps/"/>
  <manifest:file-entry manifest:media-type="" manifest:full-path="Object 82/images/"/>
  <manifest:file-entry manifest:media-type="text/xml" manifest:full-path="Object 82/settings.xml"/>
  <manifest:file-entry manifest:media-type="application/vnd.oasis.opendocument.formula" manifest:version="1.2" manifest:full-path="Object 82/"/>
  <manifest:file-entry manifest:media-type="" manifest:full-path="Object 172/Configurations2/"/>
  <manifest:file-entry manifest:media-type="" manifest:full-path="Object 172/statusbar/"/>
  <manifest:file-entry manifest:media-type="" manifest:full-path="Object 172/floater/"/>
  <manifest:file-entry manifest:media-type="" manifest:full-path="Object 172/popupmenu/"/>
  <manifest:file-entry manifest:media-type="text/xml" manifest:full-path="Object 172/content.xml"/>
  <manifest:file-entry manifest:media-type="" manifest:full-path="Object 172/progressbar/"/>
  <manifest:file-entry manifest:media-type="" manifest:full-path="Object 172/toolpanel/"/>
  <manifest:file-entry manifest:media-type="" manifest:full-path="Object 172/menubar/"/>
  <manifest:file-entry manifest:media-type="" manifest:full-path="Object 172/toolbar/"/>
  <manifest:file-entry manifest:media-type="text/xml" manifest:full-path="Object 172/settings.xml"/>
  <manifest:file-entry manifest:media-type="application/vnd.oasis.opendocument.formula" manifest:version="1.2" manifest:full-path="Object 172/"/>
  <manifest:file-entry manifest:media-type="" manifest:full-path="Object 83/statusbar/"/>
  <manifest:file-entry manifest:media-type="" manifest:full-path="Object 83/accelerator/"/>
  <manifest:file-entry manifest:media-type="" manifest:full-path="Object 83/floater/"/>
  <manifest:file-entry manifest:media-type="" manifest:full-path="Object 83/popupmenu/"/>
  <manifest:file-entry manifest:media-type="text/xml" manifest:full-path="Object 83/content.xml"/>
  <manifest:file-entry manifest:media-type="" manifest:full-path="Object 83/progressbar/"/>
  <manifest:file-entry manifest:media-type="" manifest:full-path="Object 83/toolpanel/"/>
  <manifest:file-entry manifest:media-type="" manifest:full-path="Object 83/menubar/"/>
  <manifest:file-entry manifest:media-type="" manifest:full-path="Object 83/toolbar/"/>
  <manifest:file-entry manifest:media-type="" manifest:full-path="Object 83/images/Bitmaps/"/>
  <manifest:file-entry manifest:media-type="" manifest:full-path="Object 83/images/"/>
  <manifest:file-entry manifest:media-type="text/xml" manifest:full-path="Object 83/settings.xml"/>
  <manifest:file-entry manifest:media-type="application/vnd.oasis.opendocument.formula" manifest:version="1.2" manifest:full-path="Object 83/"/>
  <manifest:file-entry manifest:media-type="" manifest:full-path="Object 173/Configurations2/"/>
  <manifest:file-entry manifest:media-type="" manifest:full-path="Object 173/statusbar/"/>
  <manifest:file-entry manifest:media-type="" manifest:full-path="Object 173/floater/"/>
  <manifest:file-entry manifest:media-type="" manifest:full-path="Object 173/popupmenu/"/>
  <manifest:file-entry manifest:media-type="text/xml" manifest:full-path="Object 173/content.xml"/>
  <manifest:file-entry manifest:media-type="" manifest:full-path="Object 173/progressbar/"/>
  <manifest:file-entry manifest:media-type="" manifest:full-path="Object 173/toolpanel/"/>
  <manifest:file-entry manifest:media-type="" manifest:full-path="Object 173/menubar/"/>
  <manifest:file-entry manifest:media-type="" manifest:full-path="Object 173/toolbar/"/>
  <manifest:file-entry manifest:media-type="text/xml" manifest:full-path="Object 173/settings.xml"/>
  <manifest:file-entry manifest:media-type="application/vnd.oasis.opendocument.formula" manifest:version="1.2" manifest:full-path="Object 173/"/>
  <manifest:file-entry manifest:media-type="" manifest:full-path="Object 84/statusbar/"/>
  <manifest:file-entry manifest:media-type="" manifest:full-path="Object 84/accelerator/"/>
  <manifest:file-entry manifest:media-type="" manifest:full-path="Object 84/floater/"/>
  <manifest:file-entry manifest:media-type="" manifest:full-path="Object 84/popupmenu/"/>
  <manifest:file-entry manifest:media-type="text/xml" manifest:full-path="Object 84/content.xml"/>
  <manifest:file-entry manifest:media-type="" manifest:full-path="Object 84/progressbar/"/>
  <manifest:file-entry manifest:media-type="" manifest:full-path="Object 84/toolpanel/"/>
  <manifest:file-entry manifest:media-type="" manifest:full-path="Object 84/menubar/"/>
  <manifest:file-entry manifest:media-type="" manifest:full-path="Object 84/toolbar/"/>
  <manifest:file-entry manifest:media-type="" manifest:full-path="Object 84/images/Bitmaps/"/>
  <manifest:file-entry manifest:media-type="" manifest:full-path="Object 84/images/"/>
  <manifest:file-entry manifest:media-type="text/xml" manifest:full-path="Object 84/settings.xml"/>
  <manifest:file-entry manifest:media-type="application/vnd.oasis.opendocument.formula" manifest:version="1.2" manifest:full-path="Object 84/"/>
  <manifest:file-entry manifest:media-type="" manifest:full-path="Object 174/Configurations2/"/>
  <manifest:file-entry manifest:media-type="" manifest:full-path="Object 174/statusbar/"/>
  <manifest:file-entry manifest:media-type="" manifest:full-path="Object 174/floater/"/>
  <manifest:file-entry manifest:media-type="" manifest:full-path="Object 174/popupmenu/"/>
  <manifest:file-entry manifest:media-type="text/xml" manifest:full-path="Object 174/content.xml"/>
  <manifest:file-entry manifest:media-type="" manifest:full-path="Object 174/progressbar/"/>
  <manifest:file-entry manifest:media-type="" manifest:full-path="Object 174/toolpanel/"/>
  <manifest:file-entry manifest:media-type="" manifest:full-path="Object 174/menubar/"/>
  <manifest:file-entry manifest:media-type="" manifest:full-path="Object 174/toolbar/"/>
  <manifest:file-entry manifest:media-type="text/xml" manifest:full-path="Object 174/settings.xml"/>
  <manifest:file-entry manifest:media-type="application/vnd.oasis.opendocument.formula" manifest:version="1.2" manifest:full-path="Object 174/"/>
  <manifest:file-entry manifest:media-type="" manifest:full-path="Object 85/Configurations2/"/>
  <manifest:file-entry manifest:media-type="" manifest:full-path="Object 85/statusbar/"/>
  <manifest:file-entry manifest:media-type="" manifest:full-path="Object 85/floater/"/>
  <manifest:file-entry manifest:media-type="" manifest:full-path="Object 85/popupmenu/"/>
  <manifest:file-entry manifest:media-type="text/xml" manifest:full-path="Object 85/content.xml"/>
  <manifest:file-entry manifest:media-type="" manifest:full-path="Object 85/progressbar/"/>
  <manifest:file-entry manifest:media-type="" manifest:full-path="Object 85/toolpanel/"/>
  <manifest:file-entry manifest:media-type="" manifest:full-path="Object 85/menubar/"/>
  <manifest:file-entry manifest:media-type="" manifest:full-path="Object 85/toolbar/"/>
  <manifest:file-entry manifest:media-type="text/xml" manifest:full-path="Object 85/settings.xml"/>
  <manifest:file-entry manifest:media-type="application/vnd.oasis.opendocument.formula" manifest:version="1.2" manifest:full-path="Object 85/"/>
  <manifest:file-entry manifest:media-type="" manifest:full-path="Object 175/Configurations2/"/>
  <manifest:file-entry manifest:media-type="" manifest:full-path="Object 175/statusbar/"/>
  <manifest:file-entry manifest:media-type="" manifest:full-path="Object 175/floater/"/>
  <manifest:file-entry manifest:media-type="" manifest:full-path="Object 175/popupmenu/"/>
  <manifest:file-entry manifest:media-type="text/xml" manifest:full-path="Object 175/content.xml"/>
  <manifest:file-entry manifest:media-type="" manifest:full-path="Object 175/progressbar/"/>
  <manifest:file-entry manifest:media-type="" manifest:full-path="Object 175/toolpanel/"/>
  <manifest:file-entry manifest:media-type="" manifest:full-path="Object 175/menubar/"/>
  <manifest:file-entry manifest:media-type="" manifest:full-path="Object 175/toolbar/"/>
  <manifest:file-entry manifest:media-type="text/xml" manifest:full-path="Object 175/settings.xml"/>
  <manifest:file-entry manifest:media-type="application/vnd.oasis.opendocument.formula" manifest:version="1.2" manifest:full-path="Object 175/"/>
  <manifest:file-entry manifest:media-type="" manifest:full-path="Object 86/Configurations2/"/>
  <manifest:file-entry manifest:media-type="" manifest:full-path="Object 86/statusbar/"/>
  <manifest:file-entry manifest:media-type="" manifest:full-path="Object 86/floater/"/>
  <manifest:file-entry manifest:media-type="" manifest:full-path="Object 86/popupmenu/"/>
  <manifest:file-entry manifest:media-type="text/xml" manifest:full-path="Object 86/content.xml"/>
  <manifest:file-entry manifest:media-type="" manifest:full-path="Object 86/progressbar/"/>
  <manifest:file-entry manifest:media-type="" manifest:full-path="Object 86/toolpanel/"/>
  <manifest:file-entry manifest:media-type="" manifest:full-path="Object 86/menubar/"/>
  <manifest:file-entry manifest:media-type="" manifest:full-path="Object 86/toolbar/"/>
  <manifest:file-entry manifest:media-type="text/xml" manifest:full-path="Object 86/settings.xml"/>
  <manifest:file-entry manifest:media-type="application/vnd.oasis.opendocument.formula" manifest:version="1.2" manifest:full-path="Object 86/"/>
  <manifest:file-entry manifest:media-type="" manifest:full-path="Object 176/Configurations2/"/>
  <manifest:file-entry manifest:media-type="" manifest:full-path="Object 176/statusbar/"/>
  <manifest:file-entry manifest:media-type="" manifest:full-path="Object 176/floater/"/>
  <manifest:file-entry manifest:media-type="" manifest:full-path="Object 176/popupmenu/"/>
  <manifest:file-entry manifest:media-type="text/xml" manifest:full-path="Object 176/content.xml"/>
  <manifest:file-entry manifest:media-type="" manifest:full-path="Object 176/progressbar/"/>
  <manifest:file-entry manifest:media-type="" manifest:full-path="Object 176/toolpanel/"/>
  <manifest:file-entry manifest:media-type="" manifest:full-path="Object 176/menubar/"/>
  <manifest:file-entry manifest:media-type="" manifest:full-path="Object 176/toolbar/"/>
  <manifest:file-entry manifest:media-type="text/xml" manifest:full-path="Object 176/settings.xml"/>
  <manifest:file-entry manifest:media-type="application/vnd.oasis.opendocument.formula" manifest:version="1.2" manifest:full-path="Object 176/"/>
  <manifest:file-entry manifest:media-type="" manifest:full-path="Object 87/Configurations2/"/>
  <manifest:file-entry manifest:media-type="" manifest:full-path="Object 87/statusbar/"/>
  <manifest:file-entry manifest:media-type="" manifest:full-path="Object 87/floater/"/>
  <manifest:file-entry manifest:media-type="" manifest:full-path="Object 87/popupmenu/"/>
  <manifest:file-entry manifest:media-type="text/xml" manifest:full-path="Object 87/content.xml"/>
  <manifest:file-entry manifest:media-type="" manifest:full-path="Object 87/progressbar/"/>
  <manifest:file-entry manifest:media-type="" manifest:full-path="Object 87/toolpanel/"/>
  <manifest:file-entry manifest:media-type="" manifest:full-path="Object 87/menubar/"/>
  <manifest:file-entry manifest:media-type="" manifest:full-path="Object 87/toolbar/"/>
  <manifest:file-entry manifest:media-type="text/xml" manifest:full-path="Object 87/settings.xml"/>
  <manifest:file-entry manifest:media-type="application/vnd.oasis.opendocument.formula" manifest:version="1.2" manifest:full-path="Object 87/"/>
  <manifest:file-entry manifest:media-type="" manifest:full-path="Object 177/Configurations2/"/>
  <manifest:file-entry manifest:media-type="" manifest:full-path="Object 177/statusbar/"/>
  <manifest:file-entry manifest:media-type="" manifest:full-path="Object 177/floater/"/>
  <manifest:file-entry manifest:media-type="" manifest:full-path="Object 177/popupmenu/"/>
  <manifest:file-entry manifest:media-type="text/xml" manifest:full-path="Object 177/content.xml"/>
  <manifest:file-entry manifest:media-type="" manifest:full-path="Object 177/progressbar/"/>
  <manifest:file-entry manifest:media-type="" manifest:full-path="Object 177/toolpanel/"/>
  <manifest:file-entry manifest:media-type="" manifest:full-path="Object 177/menubar/"/>
  <manifest:file-entry manifest:media-type="" manifest:full-path="Object 177/toolbar/"/>
  <manifest:file-entry manifest:media-type="text/xml" manifest:full-path="Object 177/settings.xml"/>
  <manifest:file-entry manifest:media-type="application/vnd.oasis.opendocument.formula" manifest:version="1.2" manifest:full-path="Object 177/"/>
  <manifest:file-entry manifest:media-type="" manifest:full-path="Object 88/Configurations2/"/>
  <manifest:file-entry manifest:media-type="" manifest:full-path="Object 88/statusbar/"/>
  <manifest:file-entry manifest:media-type="" manifest:full-path="Object 88/floater/"/>
  <manifest:file-entry manifest:media-type="" manifest:full-path="Object 88/popupmenu/"/>
  <manifest:file-entry manifest:media-type="text/xml" manifest:full-path="Object 88/content.xml"/>
  <manifest:file-entry manifest:media-type="" manifest:full-path="Object 88/progressbar/"/>
  <manifest:file-entry manifest:media-type="" manifest:full-path="Object 88/toolpanel/"/>
  <manifest:file-entry manifest:media-type="" manifest:full-path="Object 88/menubar/"/>
  <manifest:file-entry manifest:media-type="" manifest:full-path="Object 88/toolbar/"/>
  <manifest:file-entry manifest:media-type="text/xml" manifest:full-path="Object 88/settings.xml"/>
  <manifest:file-entry manifest:media-type="application/vnd.oasis.opendocument.formula" manifest:version="1.2" manifest:full-path="Object 88/"/>
  <manifest:file-entry manifest:media-type="" manifest:full-path="Object 178/Configurations2/"/>
  <manifest:file-entry manifest:media-type="" manifest:full-path="Object 178/statusbar/"/>
  <manifest:file-entry manifest:media-type="" manifest:full-path="Object 178/floater/"/>
  <manifest:file-entry manifest:media-type="" manifest:full-path="Object 178/popupmenu/"/>
  <manifest:file-entry manifest:media-type="text/xml" manifest:full-path="Object 178/content.xml"/>
  <manifest:file-entry manifest:media-type="" manifest:full-path="Object 178/progressbar/"/>
  <manifest:file-entry manifest:media-type="" manifest:full-path="Object 178/toolpanel/"/>
  <manifest:file-entry manifest:media-type="" manifest:full-path="Object 178/menubar/"/>
  <manifest:file-entry manifest:media-type="" manifest:full-path="Object 178/toolbar/"/>
  <manifest:file-entry manifest:media-type="text/xml" manifest:full-path="Object 178/settings.xml"/>
  <manifest:file-entry manifest:media-type="application/vnd.oasis.opendocument.formula" manifest:version="1.2" manifest:full-path="Object 178/"/>
  <manifest:file-entry manifest:media-type="" manifest:full-path="Object 89/Configurations2/"/>
  <manifest:file-entry manifest:media-type="" manifest:full-path="Object 89/statusbar/"/>
  <manifest:file-entry manifest:media-type="" manifest:full-path="Object 89/floater/"/>
  <manifest:file-entry manifest:media-type="" manifest:full-path="Object 89/popupmenu/"/>
  <manifest:file-entry manifest:media-type="text/xml" manifest:full-path="Object 89/content.xml"/>
  <manifest:file-entry manifest:media-type="" manifest:full-path="Object 89/progressbar/"/>
  <manifest:file-entry manifest:media-type="" manifest:full-path="Object 89/toolpanel/"/>
  <manifest:file-entry manifest:media-type="" manifest:full-path="Object 89/menubar/"/>
  <manifest:file-entry manifest:media-type="" manifest:full-path="Object 89/toolbar/"/>
  <manifest:file-entry manifest:media-type="text/xml" manifest:full-path="Object 89/settings.xml"/>
  <manifest:file-entry manifest:media-type="application/vnd.oasis.opendocument.formula" manifest:version="1.2" manifest:full-path="Object 89/"/>
  <manifest:file-entry manifest:media-type="" manifest:full-path="Object 179/Configurations2/"/>
  <manifest:file-entry manifest:media-type="" manifest:full-path="Object 179/statusbar/"/>
  <manifest:file-entry manifest:media-type="" manifest:full-path="Object 179/floater/"/>
  <manifest:file-entry manifest:media-type="" manifest:full-path="Object 179/popupmenu/"/>
  <manifest:file-entry manifest:media-type="text/xml" manifest:full-path="Object 179/content.xml"/>
  <manifest:file-entry manifest:media-type="" manifest:full-path="Object 179/progressbar/"/>
  <manifest:file-entry manifest:media-type="" manifest:full-path="Object 179/toolpanel/"/>
  <manifest:file-entry manifest:media-type="" manifest:full-path="Object 179/menubar/"/>
  <manifest:file-entry manifest:media-type="" manifest:full-path="Object 179/toolbar/"/>
  <manifest:file-entry manifest:media-type="text/xml" manifest:full-path="Object 179/settings.xml"/>
  <manifest:file-entry manifest:media-type="application/vnd.oasis.opendocument.formula" manifest:version="1.2" manifest:full-path="Object 179/"/>
  <manifest:file-entry manifest:media-type="" manifest:full-path="Object 220/Configurations2/"/>
  <manifest:file-entry manifest:media-type="" manifest:full-path="Object 220/statusbar/"/>
  <manifest:file-entry manifest:media-type="" manifest:full-path="Object 220/floater/"/>
  <manifest:file-entry manifest:media-type="" manifest:full-path="Object 220/popupmenu/"/>
  <manifest:file-entry manifest:media-type="text/xml" manifest:full-path="Object 220/content.xml"/>
  <manifest:file-entry manifest:media-type="" manifest:full-path="Object 220/progressbar/"/>
  <manifest:file-entry manifest:media-type="" manifest:full-path="Object 220/toolpanel/"/>
  <manifest:file-entry manifest:media-type="" manifest:full-path="Object 220/menubar/"/>
  <manifest:file-entry manifest:media-type="" manifest:full-path="Object 220/toolbar/"/>
  <manifest:file-entry manifest:media-type="text/xml" manifest:full-path="Object 220/settings.xml"/>
  <manifest:file-entry manifest:media-type="application/vnd.oasis.opendocument.formula" manifest:version="1.2" manifest:full-path="Object 220/"/>
  <manifest:file-entry manifest:media-type="" manifest:full-path="Object 221/Configurations2/"/>
  <manifest:file-entry manifest:media-type="" manifest:full-path="Object 221/statusbar/"/>
  <manifest:file-entry manifest:media-type="" manifest:full-path="Object 221/floater/"/>
  <manifest:file-entry manifest:media-type="" manifest:full-path="Object 221/popupmenu/"/>
  <manifest:file-entry manifest:media-type="text/xml" manifest:full-path="Object 221/content.xml"/>
  <manifest:file-entry manifest:media-type="" manifest:full-path="Object 221/progressbar/"/>
  <manifest:file-entry manifest:media-type="" manifest:full-path="Object 221/toolpanel/"/>
  <manifest:file-entry manifest:media-type="" manifest:full-path="Object 221/menubar/"/>
  <manifest:file-entry manifest:media-type="" manifest:full-path="Object 221/toolbar/"/>
  <manifest:file-entry manifest:media-type="text/xml" manifest:full-path="Object 221/settings.xml"/>
  <manifest:file-entry manifest:media-type="application/vnd.oasis.opendocument.formula" manifest:version="1.2" manifest:full-path="Object 221/"/>
  <manifest:file-entry manifest:media-type="" manifest:full-path="Object 222/Configurations2/"/>
  <manifest:file-entry manifest:media-type="" manifest:full-path="Object 222/statusbar/"/>
  <manifest:file-entry manifest:media-type="" manifest:full-path="Object 222/floater/"/>
  <manifest:file-entry manifest:media-type="" manifest:full-path="Object 222/popupmenu/"/>
  <manifest:file-entry manifest:media-type="text/xml" manifest:full-path="Object 222/content.xml"/>
  <manifest:file-entry manifest:media-type="" manifest:full-path="Object 222/progressbar/"/>
  <manifest:file-entry manifest:media-type="" manifest:full-path="Object 222/toolpanel/"/>
  <manifest:file-entry manifest:media-type="" manifest:full-path="Object 222/menubar/"/>
  <manifest:file-entry manifest:media-type="" manifest:full-path="Object 222/toolbar/"/>
  <manifest:file-entry manifest:media-type="text/xml" manifest:full-path="Object 222/settings.xml"/>
  <manifest:file-entry manifest:media-type="application/vnd.oasis.opendocument.formula" manifest:version="1.2" manifest:full-path="Object 222/"/>
  <manifest:file-entry manifest:media-type="" manifest:full-path="Object 223/Configurations2/"/>
  <manifest:file-entry manifest:media-type="" manifest:full-path="Object 223/statusbar/"/>
  <manifest:file-entry manifest:media-type="" manifest:full-path="Object 223/floater/"/>
  <manifest:file-entry manifest:media-type="" manifest:full-path="Object 223/popupmenu/"/>
  <manifest:file-entry manifest:media-type="text/xml" manifest:full-path="Object 223/content.xml"/>
  <manifest:file-entry manifest:media-type="" manifest:full-path="Object 223/progressbar/"/>
  <manifest:file-entry manifest:media-type="" manifest:full-path="Object 223/toolpanel/"/>
  <manifest:file-entry manifest:media-type="" manifest:full-path="Object 223/menubar/"/>
  <manifest:file-entry manifest:media-type="" manifest:full-path="Object 223/toolbar/"/>
  <manifest:file-entry manifest:media-type="text/xml" manifest:full-path="Object 223/settings.xml"/>
  <manifest:file-entry manifest:media-type="application/vnd.oasis.opendocument.formula" manifest:version="1.2" manifest:full-path="Object 223/"/>
  <manifest:file-entry manifest:media-type="" manifest:full-path="Object 224/Configurations2/"/>
  <manifest:file-entry manifest:media-type="" manifest:full-path="Object 224/statusbar/"/>
  <manifest:file-entry manifest:media-type="" manifest:full-path="Object 224/accelerator/"/>
  <manifest:file-entry manifest:media-type="" manifest:full-path="Object 224/floater/"/>
  <manifest:file-entry manifest:media-type="" manifest:full-path="Object 224/popupmenu/"/>
  <manifest:file-entry manifest:media-type="text/xml" manifest:full-path="Object 224/content.xml"/>
  <manifest:file-entry manifest:media-type="" manifest:full-path="Object 224/progressbar/"/>
  <manifest:file-entry manifest:media-type="" manifest:full-path="Object 224/toolpanel/"/>
  <manifest:file-entry manifest:media-type="" manifest:full-path="Object 224/menubar/"/>
  <manifest:file-entry manifest:media-type="" manifest:full-path="Object 224/toolbar/"/>
  <manifest:file-entry manifest:media-type="" manifest:full-path="Object 224/images/Bitmaps/"/>
  <manifest:file-entry manifest:media-type="" manifest:full-path="Object 224/images/"/>
  <manifest:file-entry manifest:media-type="text/xml" manifest:full-path="Object 224/settings.xml"/>
  <manifest:file-entry manifest:media-type="application/vnd.oasis.opendocument.formula" manifest:version="1.2" manifest:full-path="Object 224/"/>
  <manifest:file-entry manifest:media-type="" manifest:full-path="Object 225/Configurations2/"/>
  <manifest:file-entry manifest:media-type="" manifest:full-path="Object 225/statusbar/"/>
  <manifest:file-entry manifest:media-type="" manifest:full-path="Object 225/accelerator/"/>
  <manifest:file-entry manifest:media-type="" manifest:full-path="Object 225/floater/"/>
  <manifest:file-entry manifest:media-type="" manifest:full-path="Object 225/popupmenu/"/>
  <manifest:file-entry manifest:media-type="text/xml" manifest:full-path="Object 225/content.xml"/>
  <manifest:file-entry manifest:media-type="" manifest:full-path="Object 225/progressbar/"/>
  <manifest:file-entry manifest:media-type="" manifest:full-path="Object 225/toolpanel/"/>
  <manifest:file-entry manifest:media-type="" manifest:full-path="Object 225/menubar/"/>
  <manifest:file-entry manifest:media-type="" manifest:full-path="Object 225/toolbar/"/>
  <manifest:file-entry manifest:media-type="" manifest:full-path="Object 225/images/Bitmaps/"/>
  <manifest:file-entry manifest:media-type="" manifest:full-path="Object 225/images/"/>
  <manifest:file-entry manifest:media-type="text/xml" manifest:full-path="Object 225/settings.xml"/>
  <manifest:file-entry manifest:media-type="application/vnd.oasis.opendocument.formula" manifest:version="1.2" manifest:full-path="Object 225/"/>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 manifest:full-path="Object 180/Configurations2/"/>
  <manifest:file-entry manifest:media-type="" manifest:full-path="Object 180/statusbar/"/>
  <manifest:file-entry manifest:media-type="" manifest:full-path="Object 180/floater/"/>
  <manifest:file-entry manifest:media-type="" manifest:full-path="Object 180/popupmenu/"/>
  <manifest:file-entry manifest:media-type="text/xml" manifest:full-path="Object 180/content.xml"/>
  <manifest:file-entry manifest:media-type="" manifest:full-path="Object 180/progressbar/"/>
  <manifest:file-entry manifest:media-type="" manifest:full-path="Object 180/toolpanel/"/>
  <manifest:file-entry manifest:media-type="" manifest:full-path="Object 180/menubar/"/>
  <manifest:file-entry manifest:media-type="" manifest:full-path="Object 180/toolbar/"/>
  <manifest:file-entry manifest:media-type="text/xml" manifest:full-path="Object 180/settings.xml"/>
  <manifest:file-entry manifest:media-type="application/vnd.oasis.opendocument.formula" manifest:version="1.2" manifest:full-path="Object 180/"/>
  <manifest:file-entry manifest:media-type="" manifest:full-path="Object 90/Configurations2/"/>
  <manifest:file-entry manifest:media-type="" manifest:full-path="Object 90/statusbar/"/>
  <manifest:file-entry manifest:media-type="" manifest:full-path="Object 90/floater/"/>
  <manifest:file-entry manifest:media-type="" manifest:full-path="Object 90/popupmenu/"/>
  <manifest:file-entry manifest:media-type="text/xml" manifest:full-path="Object 90/content.xml"/>
  <manifest:file-entry manifest:media-type="" manifest:full-path="Object 90/progressbar/"/>
  <manifest:file-entry manifest:media-type="" manifest:full-path="Object 90/toolpanel/"/>
  <manifest:file-entry manifest:media-type="" manifest:full-path="Object 90/menubar/"/>
  <manifest:file-entry manifest:media-type="" manifest:full-path="Object 90/toolbar/"/>
  <manifest:file-entry manifest:media-type="text/xml" manifest:full-path="Object 90/settings.xml"/>
  <manifest:file-entry manifest:media-type="application/vnd.oasis.opendocument.formula" manifest:version="1.2" manifest:full-path="Object 90/"/>
  <manifest:file-entry manifest:media-type="" manifest:full-path="Object 181/Configurations2/"/>
  <manifest:file-entry manifest:media-type="" manifest:full-path="Object 181/statusbar/"/>
  <manifest:file-entry manifest:media-type="" manifest:full-path="Object 181/floater/"/>
  <manifest:file-entry manifest:media-type="" manifest:full-path="Object 181/popupmenu/"/>
  <manifest:file-entry manifest:media-type="text/xml" manifest:full-path="Object 181/content.xml"/>
  <manifest:file-entry manifest:media-type="" manifest:full-path="Object 181/progressbar/"/>
  <manifest:file-entry manifest:media-type="" manifest:full-path="Object 181/toolpanel/"/>
  <manifest:file-entry manifest:media-type="" manifest:full-path="Object 181/menubar/"/>
  <manifest:file-entry manifest:media-type="" manifest:full-path="Object 181/toolbar/"/>
  <manifest:file-entry manifest:media-type="text/xml" manifest:full-path="Object 181/settings.xml"/>
  <manifest:file-entry manifest:media-type="application/vnd.oasis.opendocument.formula" manifest:version="1.2" manifest:full-path="Object 181/"/>
  <manifest:file-entry manifest:media-type="" manifest:full-path="Object 91/Configurations2/"/>
  <manifest:file-entry manifest:media-type="" manifest:full-path="Object 91/statusbar/"/>
  <manifest:file-entry manifest:media-type="" manifest:full-path="Object 91/floater/"/>
  <manifest:file-entry manifest:media-type="" manifest:full-path="Object 91/popupmenu/"/>
  <manifest:file-entry manifest:media-type="text/xml" manifest:full-path="Object 91/content.xml"/>
  <manifest:file-entry manifest:media-type="" manifest:full-path="Object 91/progressbar/"/>
  <manifest:file-entry manifest:media-type="" manifest:full-path="Object 91/toolpanel/"/>
  <manifest:file-entry manifest:media-type="" manifest:full-path="Object 91/menubar/"/>
  <manifest:file-entry manifest:media-type="" manifest:full-path="Object 91/toolbar/"/>
  <manifest:file-entry manifest:media-type="text/xml" manifest:full-path="Object 91/settings.xml"/>
  <manifest:file-entry manifest:media-type="application/vnd.oasis.opendocument.formula" manifest:version="1.2" manifest:full-path="Object 91/"/>
  <manifest:file-entry manifest:media-type="" manifest:full-path="Object 182/Configurations2/"/>
  <manifest:file-entry manifest:media-type="" manifest:full-path="Object 182/statusbar/"/>
  <manifest:file-entry manifest:media-type="" manifest:full-path="Object 182/floater/"/>
  <manifest:file-entry manifest:media-type="" manifest:full-path="Object 182/popupmenu/"/>
  <manifest:file-entry manifest:media-type="text/xml" manifest:full-path="Object 182/content.xml"/>
  <manifest:file-entry manifest:media-type="" manifest:full-path="Object 182/progressbar/"/>
  <manifest:file-entry manifest:media-type="" manifest:full-path="Object 182/toolpanel/"/>
  <manifest:file-entry manifest:media-type="" manifest:full-path="Object 182/menubar/"/>
  <manifest:file-entry manifest:media-type="" manifest:full-path="Object 182/toolbar/"/>
  <manifest:file-entry manifest:media-type="text/xml" manifest:full-path="Object 182/settings.xml"/>
  <manifest:file-entry manifest:media-type="application/vnd.oasis.opendocument.formula" manifest:version="1.2" manifest:full-path="Object 182/"/>
  <manifest:file-entry manifest:media-type="" manifest:full-path="Object 92/Configurations2/"/>
  <manifest:file-entry manifest:media-type="" manifest:full-path="Object 92/statusbar/"/>
  <manifest:file-entry manifest:media-type="" manifest:full-path="Object 92/floater/"/>
  <manifest:file-entry manifest:media-type="" manifest:full-path="Object 92/popupmenu/"/>
  <manifest:file-entry manifest:media-type="text/xml" manifest:full-path="Object 92/content.xml"/>
  <manifest:file-entry manifest:media-type="" manifest:full-path="Object 92/progressbar/"/>
  <manifest:file-entry manifest:media-type="" manifest:full-path="Object 92/toolpanel/"/>
  <manifest:file-entry manifest:media-type="" manifest:full-path="Object 92/menubar/"/>
  <manifest:file-entry manifest:media-type="" manifest:full-path="Object 92/toolbar/"/>
  <manifest:file-entry manifest:media-type="text/xml" manifest:full-path="Object 92/settings.xml"/>
  <manifest:file-entry manifest:media-type="application/vnd.oasis.opendocument.formula" manifest:version="1.2" manifest:full-path="Object 92/"/>
  <manifest:file-entry manifest:media-type="" manifest:full-path="Object 183/Configurations2/"/>
  <manifest:file-entry manifest:media-type="" manifest:full-path="Object 183/statusbar/"/>
  <manifest:file-entry manifest:media-type="" manifest:full-path="Object 183/floater/"/>
  <manifest:file-entry manifest:media-type="" manifest:full-path="Object 183/popupmenu/"/>
  <manifest:file-entry manifest:media-type="text/xml" manifest:full-path="Object 183/content.xml"/>
  <manifest:file-entry manifest:media-type="" manifest:full-path="Object 183/progressbar/"/>
  <manifest:file-entry manifest:media-type="" manifest:full-path="Object 183/toolpanel/"/>
  <manifest:file-entry manifest:media-type="" manifest:full-path="Object 183/menubar/"/>
  <manifest:file-entry manifest:media-type="" manifest:full-path="Object 183/toolbar/"/>
  <manifest:file-entry manifest:media-type="text/xml" manifest:full-path="Object 183/settings.xml"/>
  <manifest:file-entry manifest:media-type="application/vnd.oasis.opendocument.formula" manifest:version="1.2" manifest:full-path="Object 183/"/>
  <manifest:file-entry manifest:media-type="" manifest:full-path="Object 93/Configurations2/"/>
  <manifest:file-entry manifest:media-type="" manifest:full-path="Object 93/statusbar/"/>
  <manifest:file-entry manifest:media-type="" manifest:full-path="Object 93/floater/"/>
  <manifest:file-entry manifest:media-type="" manifest:full-path="Object 93/popupmenu/"/>
  <manifest:file-entry manifest:media-type="text/xml" manifest:full-path="Object 93/content.xml"/>
  <manifest:file-entry manifest:media-type="" manifest:full-path="Object 93/progressbar/"/>
  <manifest:file-entry manifest:media-type="" manifest:full-path="Object 93/toolpanel/"/>
  <manifest:file-entry manifest:media-type="" manifest:full-path="Object 93/menubar/"/>
  <manifest:file-entry manifest:media-type="" manifest:full-path="Object 93/toolbar/"/>
  <manifest:file-entry manifest:media-type="text/xml" manifest:full-path="Object 93/settings.xml"/>
  <manifest:file-entry manifest:media-type="application/vnd.oasis.opendocument.formula" manifest:version="1.2" manifest:full-path="Object 93/"/>
  <manifest:file-entry manifest:media-type="" manifest:full-path="Object 184/Configurations2/"/>
  <manifest:file-entry manifest:media-type="" manifest:full-path="Object 184/statusbar/"/>
  <manifest:file-entry manifest:media-type="" manifest:full-path="Object 184/floater/"/>
  <manifest:file-entry manifest:media-type="" manifest:full-path="Object 184/popupmenu/"/>
  <manifest:file-entry manifest:media-type="text/xml" manifest:full-path="Object 184/content.xml"/>
  <manifest:file-entry manifest:media-type="" manifest:full-path="Object 184/progressbar/"/>
  <manifest:file-entry manifest:media-type="" manifest:full-path="Object 184/toolpanel/"/>
  <manifest:file-entry manifest:media-type="" manifest:full-path="Object 184/menubar/"/>
  <manifest:file-entry manifest:media-type="" manifest:full-path="Object 184/toolbar/"/>
  <manifest:file-entry manifest:media-type="text/xml" manifest:full-path="Object 184/settings.xml"/>
  <manifest:file-entry manifest:media-type="application/vnd.oasis.opendocument.formula" manifest:version="1.2" manifest:full-path="Object 184/"/>
  <manifest:file-entry manifest:media-type="" manifest:full-path="Object 94/Configurations2/"/>
  <manifest:file-entry manifest:media-type="" manifest:full-path="Object 94/statusbar/"/>
  <manifest:file-entry manifest:media-type="" manifest:full-path="Object 94/floater/"/>
  <manifest:file-entry manifest:media-type="" manifest:full-path="Object 94/popupmenu/"/>
  <manifest:file-entry manifest:media-type="text/xml" manifest:full-path="Object 94/content.xml"/>
  <manifest:file-entry manifest:media-type="" manifest:full-path="Object 94/progressbar/"/>
  <manifest:file-entry manifest:media-type="" manifest:full-path="Object 94/toolpanel/"/>
  <manifest:file-entry manifest:media-type="" manifest:full-path="Object 94/menubar/"/>
  <manifest:file-entry manifest:media-type="" manifest:full-path="Object 94/toolbar/"/>
  <manifest:file-entry manifest:media-type="text/xml" manifest:full-path="Object 94/settings.xml"/>
  <manifest:file-entry manifest:media-type="application/vnd.oasis.opendocument.formula" manifest:version="1.2" manifest:full-path="Object 94/"/>
  <manifest:file-entry manifest:media-type="" manifest:full-path="Object 185/Configurations2/"/>
  <manifest:file-entry manifest:media-type="" manifest:full-path="Object 185/statusbar/"/>
  <manifest:file-entry manifest:media-type="" manifest:full-path="Object 185/floater/"/>
  <manifest:file-entry manifest:media-type="" manifest:full-path="Object 185/popupmenu/"/>
  <manifest:file-entry manifest:media-type="text/xml" manifest:full-path="Object 185/content.xml"/>
  <manifest:file-entry manifest:media-type="" manifest:full-path="Object 185/progressbar/"/>
  <manifest:file-entry manifest:media-type="" manifest:full-path="Object 185/toolpanel/"/>
  <manifest:file-entry manifest:media-type="" manifest:full-path="Object 185/menubar/"/>
  <manifest:file-entry manifest:media-type="" manifest:full-path="Object 185/toolbar/"/>
  <manifest:file-entry manifest:media-type="text/xml" manifest:full-path="Object 185/settings.xml"/>
  <manifest:file-entry manifest:media-type="application/vnd.oasis.opendocument.formula" manifest:version="1.2" manifest:full-path="Object 185/"/>
  <manifest:file-entry manifest:media-type="" manifest:full-path="Object 95/Configurations2/"/>
  <manifest:file-entry manifest:media-type="" manifest:full-path="Object 95/statusbar/"/>
  <manifest:file-entry manifest:media-type="" manifest:full-path="Object 95/floater/"/>
  <manifest:file-entry manifest:media-type="" manifest:full-path="Object 95/popupmenu/"/>
  <manifest:file-entry manifest:media-type="text/xml" manifest:full-path="Object 95/content.xml"/>
  <manifest:file-entry manifest:media-type="" manifest:full-path="Object 95/progressbar/"/>
  <manifest:file-entry manifest:media-type="" manifest:full-path="Object 95/toolpanel/"/>
  <manifest:file-entry manifest:media-type="" manifest:full-path="Object 95/menubar/"/>
  <manifest:file-entry manifest:media-type="" manifest:full-path="Object 95/toolbar/"/>
  <manifest:file-entry manifest:media-type="text/xml" manifest:full-path="Object 95/settings.xml"/>
  <manifest:file-entry manifest:media-type="application/vnd.oasis.opendocument.formula" manifest:version="1.2" manifest:full-path="Object 95/"/>
  <manifest:file-entry manifest:media-type="image/png" manifest:full-path="Thumbnails/thumbnail.png"/>
  <manifest:file-entry manifest:media-type="" manifest:full-path="Thumbnails/"/>
  <manifest:file-entry manifest:media-type="" manifest:full-path="Object 186/Configurations2/"/>
  <manifest:file-entry manifest:media-type="" manifest:full-path="Object 186/statusbar/"/>
  <manifest:file-entry manifest:media-type="" manifest:full-path="Object 186/floater/"/>
  <manifest:file-entry manifest:media-type="" manifest:full-path="Object 186/popupmenu/"/>
  <manifest:file-entry manifest:media-type="text/xml" manifest:full-path="Object 186/content.xml"/>
  <manifest:file-entry manifest:media-type="" manifest:full-path="Object 186/progressbar/"/>
  <manifest:file-entry manifest:media-type="" manifest:full-path="Object 186/toolpanel/"/>
  <manifest:file-entry manifest:media-type="" manifest:full-path="Object 186/menubar/"/>
  <manifest:file-entry manifest:media-type="" manifest:full-path="Object 186/toolbar/"/>
  <manifest:file-entry manifest:media-type="text/xml" manifest:full-path="Object 186/settings.xml"/>
  <manifest:file-entry manifest:media-type="application/vnd.oasis.opendocument.formula" manifest:version="1.2" manifest:full-path="Object 186/"/>
  <manifest:file-entry manifest:media-type="" manifest:full-path="Object 96/Configurations2/"/>
  <manifest:file-entry manifest:media-type="" manifest:full-path="Object 96/statusbar/"/>
  <manifest:file-entry manifest:media-type="" manifest:full-path="Object 96/floater/"/>
  <manifest:file-entry manifest:media-type="" manifest:full-path="Object 96/popupmenu/"/>
  <manifest:file-entry manifest:media-type="text/xml" manifest:full-path="Object 96/content.xml"/>
  <manifest:file-entry manifest:media-type="" manifest:full-path="Object 96/progressbar/"/>
  <manifest:file-entry manifest:media-type="" manifest:full-path="Object 96/toolpanel/"/>
  <manifest:file-entry manifest:media-type="" manifest:full-path="Object 96/menubar/"/>
  <manifest:file-entry manifest:media-type="" manifest:full-path="Object 96/toolbar/"/>
  <manifest:file-entry manifest:media-type="text/xml" manifest:full-path="Object 96/settings.xml"/>
  <manifest:file-entry manifest:media-type="application/vnd.oasis.opendocument.formula" manifest:version="1.2" manifest:full-path="Object 96/"/>
  <manifest:file-entry manifest:media-type="" manifest:full-path="Object 187/Configurations2/"/>
  <manifest:file-entry manifest:media-type="" manifest:full-path="Object 187/statusbar/"/>
  <manifest:file-entry manifest:media-type="" manifest:full-path="Object 187/floater/"/>
  <manifest:file-entry manifest:media-type="" manifest:full-path="Object 187/popupmenu/"/>
  <manifest:file-entry manifest:media-type="text/xml" manifest:full-path="Object 187/content.xml"/>
  <manifest:file-entry manifest:media-type="" manifest:full-path="Object 187/progressbar/"/>
  <manifest:file-entry manifest:media-type="" manifest:full-path="Object 187/toolpanel/"/>
  <manifest:file-entry manifest:media-type="" manifest:full-path="Object 187/menubar/"/>
  <manifest:file-entry manifest:media-type="" manifest:full-path="Object 187/toolbar/"/>
  <manifest:file-entry manifest:media-type="text/xml" manifest:full-path="Object 187/settings.xml"/>
  <manifest:file-entry manifest:media-type="application/vnd.oasis.opendocument.formula" manifest:version="1.2" manifest:full-path="Object 187/"/>
  <manifest:file-entry manifest:media-type="" manifest:full-path="Object 97/Configurations2/"/>
  <manifest:file-entry manifest:media-type="" manifest:full-path="Object 97/statusbar/"/>
  <manifest:file-entry manifest:media-type="" manifest:full-path="Object 97/floater/"/>
  <manifest:file-entry manifest:media-type="" manifest:full-path="Object 97/popupmenu/"/>
  <manifest:file-entry manifest:media-type="text/xml" manifest:full-path="Object 97/content.xml"/>
  <manifest:file-entry manifest:media-type="" manifest:full-path="Object 97/progressbar/"/>
  <manifest:file-entry manifest:media-type="" manifest:full-path="Object 97/toolpanel/"/>
  <manifest:file-entry manifest:media-type="" manifest:full-path="Object 97/menubar/"/>
  <manifest:file-entry manifest:media-type="" manifest:full-path="Object 97/toolbar/"/>
  <manifest:file-entry manifest:media-type="text/xml" manifest:full-path="Object 97/settings.xml"/>
  <manifest:file-entry manifest:media-type="application/vnd.oasis.opendocument.formula" manifest:version="1.2" manifest:full-path="Object 97/"/>
  <manifest:file-entry manifest:media-type="" manifest:full-path="Object 98/Configurations2/"/>
  <manifest:file-entry manifest:media-type="" manifest:full-path="Object 98/statusbar/"/>
  <manifest:file-entry manifest:media-type="" manifest:full-path="Object 98/floater/"/>
  <manifest:file-entry manifest:media-type="" manifest:full-path="Object 98/popupmenu/"/>
  <manifest:file-entry manifest:media-type="text/xml" manifest:full-path="Object 98/content.xml"/>
  <manifest:file-entry manifest:media-type="" manifest:full-path="Object 98/progressbar/"/>
  <manifest:file-entry manifest:media-type="" manifest:full-path="Object 98/toolpanel/"/>
  <manifest:file-entry manifest:media-type="" manifest:full-path="Object 98/menubar/"/>
  <manifest:file-entry manifest:media-type="" manifest:full-path="Object 98/toolbar/"/>
  <manifest:file-entry manifest:media-type="text/xml" manifest:full-path="Object 98/settings.xml"/>
  <manifest:file-entry manifest:media-type="application/vnd.oasis.opendocument.formula" manifest:version="1.2" manifest:full-path="Object 98/"/>
  <manifest:file-entry manifest:media-type="" manifest:full-path="Object 188/Configurations2/"/>
  <manifest:file-entry manifest:media-type="" manifest:full-path="Object 188/statusbar/"/>
  <manifest:file-entry manifest:media-type="" manifest:full-path="Object 188/floater/"/>
  <manifest:file-entry manifest:media-type="" manifest:full-path="Object 188/popupmenu/"/>
  <manifest:file-entry manifest:media-type="text/xml" manifest:full-path="Object 188/content.xml"/>
  <manifest:file-entry manifest:media-type="" manifest:full-path="Object 188/progressbar/"/>
  <manifest:file-entry manifest:media-type="" manifest:full-path="Object 188/toolpanel/"/>
  <manifest:file-entry manifest:media-type="" manifest:full-path="Object 188/menubar/"/>
  <manifest:file-entry manifest:media-type="" manifest:full-path="Object 188/toolbar/"/>
  <manifest:file-entry manifest:media-type="text/xml" manifest:full-path="Object 188/settings.xml"/>
  <manifest:file-entry manifest:media-type="application/vnd.oasis.opendocument.formula" manifest:version="1.2" manifest:full-path="Object 188/"/>
  <manifest:file-entry manifest:media-type="" manifest:full-path="Object 99/Configurations2/"/>
  <manifest:file-entry manifest:media-type="" manifest:full-path="Object 99/statusbar/"/>
  <manifest:file-entry manifest:media-type="" manifest:full-path="Object 99/floater/"/>
  <manifest:file-entry manifest:media-type="" manifest:full-path="Object 99/popupmenu/"/>
  <manifest:file-entry manifest:media-type="text/xml" manifest:full-path="Object 99/content.xml"/>
  <manifest:file-entry manifest:media-type="" manifest:full-path="Object 99/progressbar/"/>
  <manifest:file-entry manifest:media-type="" manifest:full-path="Object 99/toolpanel/"/>
  <manifest:file-entry manifest:media-type="" manifest:full-path="Object 99/menubar/"/>
  <manifest:file-entry manifest:media-type="" manifest:full-path="Object 99/toolbar/"/>
  <manifest:file-entry manifest:media-type="text/xml" manifest:full-path="Object 99/settings.xml"/>
  <manifest:file-entry manifest:media-type="application/vnd.oasis.opendocument.formula" manifest:version="1.2" manifest:full-path="Object 99/"/>
  <manifest:file-entry manifest:media-type="" manifest:full-path="Object 189/Configurations2/"/>
  <manifest:file-entry manifest:media-type="" manifest:full-path="Object 189/statusbar/"/>
  <manifest:file-entry manifest:media-type="" manifest:full-path="Object 189/floater/"/>
  <manifest:file-entry manifest:media-type="" manifest:full-path="Object 189/popupmenu/"/>
  <manifest:file-entry manifest:media-type="text/xml" manifest:full-path="Object 189/content.xml"/>
  <manifest:file-entry manifest:media-type="" manifest:full-path="Object 189/progressbar/"/>
  <manifest:file-entry manifest:media-type="" manifest:full-path="Object 189/toolpanel/"/>
  <manifest:file-entry manifest:media-type="" manifest:full-path="Object 189/menubar/"/>
  <manifest:file-entry manifest:media-type="" manifest:full-path="Object 189/toolbar/"/>
  <manifest:file-entry manifest:media-type="text/xml" manifest:full-path="Object 189/settings.xml"/>
  <manifest:file-entry manifest:media-type="application/vnd.oasis.opendocument.formula" manifest:version="1.2" manifest:full-path="Object 189/"/>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 manifest:full-path="Object 233/Configurations2/"/>
  <manifest:file-entry manifest:media-type="" manifest:full-path="Object 233/statusbar/"/>
  <manifest:file-entry manifest:media-type="" manifest:full-path="Object 233/accelerator/"/>
  <manifest:file-entry manifest:media-type="" manifest:full-path="Object 233/floater/"/>
  <manifest:file-entry manifest:media-type="" manifest:full-path="Object 233/popupmenu/"/>
  <manifest:file-entry manifest:media-type="text/xml" manifest:full-path="Object 233/content.xml"/>
  <manifest:file-entry manifest:media-type="" manifest:full-path="Object 233/progressbar/"/>
  <manifest:file-entry manifest:media-type="" manifest:full-path="Object 233/toolpanel/"/>
  <manifest:file-entry manifest:media-type="" manifest:full-path="Object 233/menubar/"/>
  <manifest:file-entry manifest:media-type="" manifest:full-path="Object 233/toolbar/"/>
  <manifest:file-entry manifest:media-type="" manifest:full-path="Object 233/images/Bitmaps/"/>
  <manifest:file-entry manifest:media-type="" manifest:full-path="Object 233/images/"/>
  <manifest:file-entry manifest:media-type="text/xml" manifest:full-path="Object 233/settings.xml"/>
  <manifest:file-entry manifest:media-type="application/vnd.oasis.opendocument.formula" manifest:version="1.2" manifest:full-path="Object 233/"/>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text/xml" manifest:full-path="Object 235/content.xml"/>
  <manifest:file-entry manifest:media-type="text/xml" manifest:full-path="Object 235/settings.xml"/>
  <manifest:file-entry manifest:media-type="application/vnd.oasis.opendocument.formula" manifest:version="1.2" manifest:full-path="Object 235/"/>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text/xml" manifest:full-path="Object 238/content.xml"/>
  <manifest:file-entry manifest:media-type="text/xml" manifest:full-path="Object 238/settings.xml"/>
  <manifest:file-entry manifest:media-type="application/vnd.oasis.opendocument.formula" manifest:version="1.2" manifest:full-path="Object 238/"/>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 manifest:full-path="Object 190/Configurations2/"/>
  <manifest:file-entry manifest:media-type="" manifest:full-path="Object 190/statusbar/"/>
  <manifest:file-entry manifest:media-type="" manifest:full-path="Object 190/floater/"/>
  <manifest:file-entry manifest:media-type="" manifest:full-path="Object 190/popupmenu/"/>
  <manifest:file-entry manifest:media-type="text/xml" manifest:full-path="Object 190/content.xml"/>
  <manifest:file-entry manifest:media-type="" manifest:full-path="Object 190/progressbar/"/>
  <manifest:file-entry manifest:media-type="" manifest:full-path="Object 190/toolpanel/"/>
  <manifest:file-entry manifest:media-type="" manifest:full-path="Object 190/menubar/"/>
  <manifest:file-entry manifest:media-type="" manifest:full-path="Object 190/toolbar/"/>
  <manifest:file-entry manifest:media-type="text/xml" manifest:full-path="Object 190/settings.xml"/>
  <manifest:file-entry manifest:media-type="application/vnd.oasis.opendocument.formula" manifest:version="1.2" manifest:full-path="Object 190/"/>
  <manifest:file-entry manifest:media-type="" manifest:full-path="Object 191/Configurations2/"/>
  <manifest:file-entry manifest:media-type="" manifest:full-path="Object 191/statusbar/"/>
  <manifest:file-entry manifest:media-type="" manifest:full-path="Object 191/floater/"/>
  <manifest:file-entry manifest:media-type="" manifest:full-path="Object 191/popupmenu/"/>
  <manifest:file-entry manifest:media-type="text/xml" manifest:full-path="Object 191/content.xml"/>
  <manifest:file-entry manifest:media-type="" manifest:full-path="Object 191/progressbar/"/>
  <manifest:file-entry manifest:media-type="" manifest:full-path="Object 191/toolpanel/"/>
  <manifest:file-entry manifest:media-type="" manifest:full-path="Object 191/menubar/"/>
  <manifest:file-entry manifest:media-type="" manifest:full-path="Object 191/toolbar/"/>
  <manifest:file-entry manifest:media-type="text/xml" manifest:full-path="Object 191/settings.xml"/>
  <manifest:file-entry manifest:media-type="application/vnd.oasis.opendocument.formula" manifest:version="1.2" manifest:full-path="Object 191/"/>
  <manifest:file-entry manifest:media-type="" manifest:full-path="Object 192/Configurations2/"/>
  <manifest:file-entry manifest:media-type="" manifest:full-path="Object 192/statusbar/"/>
  <manifest:file-entry manifest:media-type="" manifest:full-path="Object 192/floater/"/>
  <manifest:file-entry manifest:media-type="" manifest:full-path="Object 192/popupmenu/"/>
  <manifest:file-entry manifest:media-type="text/xml" manifest:full-path="Object 192/content.xml"/>
  <manifest:file-entry manifest:media-type="" manifest:full-path="Object 192/progressbar/"/>
  <manifest:file-entry manifest:media-type="" manifest:full-path="Object 192/toolpanel/"/>
  <manifest:file-entry manifest:media-type="" manifest:full-path="Object 192/menubar/"/>
  <manifest:file-entry manifest:media-type="" manifest:full-path="Object 192/toolbar/"/>
  <manifest:file-entry manifest:media-type="text/xml" manifest:full-path="Object 192/settings.xml"/>
  <manifest:file-entry manifest:media-type="application/vnd.oasis.opendocument.formula" manifest:version="1.2" manifest:full-path="Object 192/"/>
  <manifest:file-entry manifest:media-type="" manifest:full-path="Object 193/Configurations2/"/>
  <manifest:file-entry manifest:media-type="" manifest:full-path="Object 193/statusbar/"/>
  <manifest:file-entry manifest:media-type="" manifest:full-path="Object 193/floater/"/>
  <manifest:file-entry manifest:media-type="" manifest:full-path="Object 193/popupmenu/"/>
  <manifest:file-entry manifest:media-type="text/xml" manifest:full-path="Object 193/content.xml"/>
  <manifest:file-entry manifest:media-type="" manifest:full-path="Object 193/progressbar/"/>
  <manifest:file-entry manifest:media-type="" manifest:full-path="Object 193/toolpanel/"/>
  <manifest:file-entry manifest:media-type="" manifest:full-path="Object 193/menubar/"/>
  <manifest:file-entry manifest:media-type="" manifest:full-path="Object 193/toolbar/"/>
  <manifest:file-entry manifest:media-type="text/xml" manifest:full-path="Object 193/settings.xml"/>
  <manifest:file-entry manifest:media-type="application/vnd.oasis.opendocument.formula" manifest:version="1.2" manifest:full-path="Object 193/"/>
  <manifest:file-entry manifest:media-type="" manifest:full-path="Object 194/statusbar/"/>
  <manifest:file-entry manifest:media-type="" manifest:full-path="Object 194/floater/"/>
  <manifest:file-entry manifest:media-type="" manifest:full-path="Object 194/popupmenu/"/>
  <manifest:file-entry manifest:media-type="text/xml" manifest:full-path="Object 194/content.xml"/>
  <manifest:file-entry manifest:media-type="" manifest:full-path="Object 194/progressbar/"/>
  <manifest:file-entry manifest:media-type="" manifest:full-path="Object 194/toolpanel/"/>
  <manifest:file-entry manifest:media-type="" manifest:full-path="Object 194/menubar/"/>
  <manifest:file-entry manifest:media-type="" manifest:full-path="Object 194/toolbar/"/>
  <manifest:file-entry manifest:media-type="text/xml" manifest:full-path="Object 194/settings.xml"/>
  <manifest:file-entry manifest:media-type="application/vnd.oasis.opendocument.formula" manifest:version="1.2" manifest:full-path="Object 194/"/>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Object 240/content.xml"/>
  <manifest:file-entry manifest:media-type="text/xml" manifest:full-path="Object 240/settings.xml"/>
  <manifest:file-entry manifest:media-type="application/vnd.oasis.opendocument.formula" manifest:version="1.2" manifest:full-path="Object 240/"/>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text/xml" manifest:full-path="settings.xml"/>
  <manifest:file-entry manifest:media-type="" manifest:full-path="Object 10/Configurations2/"/>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 manifest:full-path="Object 100/Configurations2/"/>
  <manifest:file-entry manifest:media-type="" manifest:full-path="Object 100/statusbar/"/>
  <manifest:file-entry manifest:media-type="" manifest:full-path="Object 100/floater/"/>
  <manifest:file-entry manifest:media-type="" manifest:full-path="Object 100/popupmenu/"/>
  <manifest:file-entry manifest:media-type="text/xml" manifest:full-path="Object 100/content.xml"/>
  <manifest:file-entry manifest:media-type="" manifest:full-path="Object 100/progressbar/"/>
  <manifest:file-entry manifest:media-type="" manifest:full-path="Object 100/toolpanel/"/>
  <manifest:file-entry manifest:media-type="" manifest:full-path="Object 100/menubar/"/>
  <manifest:file-entry manifest:media-type="" manifest:full-path="Object 100/toolbar/"/>
  <manifest:file-entry manifest:media-type="text/xml" manifest:full-path="Object 100/settings.xml"/>
  <manifest:file-entry manifest:media-type="application/vnd.oasis.opendocument.formula" manifest:version="1.2" manifest:full-path="Object 100/"/>
  <manifest:file-entry manifest:media-type=""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 manifest:full-path="Object 101/Configurations2/"/>
  <manifest:file-entry manifest:media-type="" manifest:full-path="Object 101/statusbar/"/>
  <manifest:file-entry manifest:media-type="" manifest:full-path="Object 101/floater/"/>
  <manifest:file-entry manifest:media-type="" manifest:full-path="Object 101/popupmenu/"/>
  <manifest:file-entry manifest:media-type="text/xml" manifest:full-path="Object 101/content.xml"/>
  <manifest:file-entry manifest:media-type="" manifest:full-path="Object 101/progressbar/"/>
  <manifest:file-entry manifest:media-type="" manifest:full-path="Object 101/toolpanel/"/>
  <manifest:file-entry manifest:media-type="" manifest:full-path="Object 101/menubar/"/>
  <manifest:file-entry manifest:media-type="" manifest:full-path="Object 101/toolbar/"/>
  <manifest:file-entry manifest:media-type="text/xml" manifest:full-path="Object 101/settings.xml"/>
  <manifest:file-entry manifest:media-type="application/vnd.oasis.opendocument.formula" manifest:version="1.2" manifest:full-path="Object 101/"/>
  <manifest:file-entry manifest:media-type=""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02/Configurations2/"/>
  <manifest:file-entry manifest:media-type="" manifest:full-path="Object 102/statusbar/"/>
  <manifest:file-entry manifest:media-type="" manifest:full-path="Object 102/floater/"/>
  <manifest:file-entry manifest:media-type="" manifest:full-path="Object 102/popupmenu/"/>
  <manifest:file-entry manifest:media-type="text/xml" manifest:full-path="Object 102/content.xml"/>
  <manifest:file-entry manifest:media-type="" manifest:full-path="Object 102/progressbar/"/>
  <manifest:file-entry manifest:media-type="" manifest:full-path="Object 102/toolpanel/"/>
  <manifest:file-entry manifest:media-type="" manifest:full-path="Object 102/menubar/"/>
  <manifest:file-entry manifest:media-type="" manifest:full-path="Object 102/toolbar/"/>
  <manifest:file-entry manifest:media-type="text/xml" manifest:full-path="Object 102/settings.xml"/>
  <manifest:file-entry manifest:media-type="application/vnd.oasis.opendocument.formula" manifest:version="1.2" manifest:full-path="Object 102/"/>
  <manifest:file-entry manifest:media-type=""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03/Configurations2/"/>
  <manifest:file-entry manifest:media-type="" manifest:full-path="Object 103/statusbar/"/>
  <manifest:file-entry manifest:media-type="" manifest:full-path="Object 103/floater/"/>
  <manifest:file-entry manifest:media-type="" manifest:full-path="Object 103/popupmenu/"/>
  <manifest:file-entry manifest:media-type="text/xml" manifest:full-path="Object 103/content.xml"/>
  <manifest:file-entry manifest:media-type="" manifest:full-path="Object 103/progressbar/"/>
  <manifest:file-entry manifest:media-type="" manifest:full-path="Object 103/toolpanel/"/>
  <manifest:file-entry manifest:media-type="" manifest:full-path="Object 103/menubar/"/>
  <manifest:file-entry manifest:media-type="" manifest:full-path="Object 103/toolbar/"/>
  <manifest:file-entry manifest:media-type="text/xml" manifest:full-path="Object 103/settings.xml"/>
  <manifest:file-entry manifest:media-type="application/vnd.oasis.opendocument.formula" manifest:version="1.2" manifest:full-path="Object 103/"/>
  <manifest:file-entry manifest:media-type=""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 manifest:full-path="Object 104/Configurations2/"/>
  <manifest:file-entry manifest:media-type="" manifest:full-path="Object 104/statusbar/"/>
  <manifest:file-entry manifest:media-type="" manifest:full-path="Object 104/floater/"/>
  <manifest:file-entry manifest:media-type="" manifest:full-path="Object 104/popupmenu/"/>
  <manifest:file-entry manifest:media-type="text/xml" manifest:full-path="Object 104/content.xml"/>
  <manifest:file-entry manifest:media-type="" manifest:full-path="Object 104/progressbar/"/>
  <manifest:file-entry manifest:media-type="" manifest:full-path="Object 104/toolpanel/"/>
  <manifest:file-entry manifest:media-type="" manifest:full-path="Object 104/menubar/"/>
  <manifest:file-entry manifest:media-type="" manifest:full-path="Object 104/toolbar/"/>
  <manifest:file-entry manifest:media-type="text/xml" manifest:full-path="Object 104/settings.xml"/>
  <manifest:file-entry manifest:media-type="application/vnd.oasis.opendocument.formula" manifest:version="1.2" manifest:full-path="Object 104/"/>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05/Configurations2/"/>
  <manifest:file-entry manifest:media-type="" manifest:full-path="Object 105/statusbar/"/>
  <manifest:file-entry manifest:media-type="" manifest:full-path="Object 105/floater/"/>
  <manifest:file-entry manifest:media-type="" manifest:full-path="Object 105/popupmenu/"/>
  <manifest:file-entry manifest:media-type="text/xml" manifest:full-path="Object 105/content.xml"/>
  <manifest:file-entry manifest:media-type="" manifest:full-path="Object 105/progressbar/"/>
  <manifest:file-entry manifest:media-type="" manifest:full-path="Object 105/toolpanel/"/>
  <manifest:file-entry manifest:media-type="" manifest:full-path="Object 105/menubar/"/>
  <manifest:file-entry manifest:media-type="" manifest:full-path="Object 105/toolbar/"/>
  <manifest:file-entry manifest:media-type="text/xml" manifest:full-path="Object 105/settings.xml"/>
  <manifest:file-entry manifest:media-type="application/vnd.oasis.opendocument.formula" manifest:version="1.2" manifest:full-path="Object 105/"/>
  <manifest:file-entry manifest:media-type=""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06/Configurations2/"/>
  <manifest:file-entry manifest:media-type="" manifest:full-path="Object 106/statusbar/"/>
  <manifest:file-entry manifest:media-type="" manifest:full-path="Object 106/floater/"/>
  <manifest:file-entry manifest:media-type="" manifest:full-path="Object 106/popupmenu/"/>
  <manifest:file-entry manifest:media-type="text/xml" manifest:full-path="Object 106/content.xml"/>
  <manifest:file-entry manifest:media-type="" manifest:full-path="Object 106/progressbar/"/>
  <manifest:file-entry manifest:media-type="" manifest:full-path="Object 106/toolpanel/"/>
  <manifest:file-entry manifest:media-type="" manifest:full-path="Object 106/menubar/"/>
  <manifest:file-entry manifest:media-type="" manifest:full-path="Object 106/toolbar/"/>
  <manifest:file-entry manifest:media-type="text/xml" manifest:full-path="Object 106/settings.xml"/>
  <manifest:file-entry manifest:media-type="application/vnd.oasis.opendocument.formula" manifest:version="1.2" manifest:full-path="Object 106/"/>
  <manifest:file-entry manifest:media-type=""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07/Configurations2/"/>
  <manifest:file-entry manifest:media-type="" manifest:full-path="Object 107/statusbar/"/>
  <manifest:file-entry manifest:media-type="" manifest:full-path="Object 107/floater/"/>
  <manifest:file-entry manifest:media-type="" manifest:full-path="Object 107/popupmenu/"/>
  <manifest:file-entry manifest:media-type="text/xml" manifest:full-path="Object 107/content.xml"/>
  <manifest:file-entry manifest:media-type="" manifest:full-path="Object 107/progressbar/"/>
  <manifest:file-entry manifest:media-type="" manifest:full-path="Object 107/toolpanel/"/>
  <manifest:file-entry manifest:media-type="" manifest:full-path="Object 107/menubar/"/>
  <manifest:file-entry manifest:media-type="" manifest:full-path="Object 107/toolbar/"/>
  <manifest:file-entry manifest:media-type="text/xml" manifest:full-path="Object 107/settings.xml"/>
  <manifest:file-entry manifest:media-type="application/vnd.oasis.opendocument.formula" manifest:version="1.2" manifest:full-path="Object 107/"/>
  <manifest:file-entry manifest:media-type=""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08/Configurations2/"/>
  <manifest:file-entry manifest:media-type="" manifest:full-path="Object 108/statusbar/"/>
  <manifest:file-entry manifest:media-type="" manifest:full-path="Object 108/floater/"/>
  <manifest:file-entry manifest:media-type="" manifest:full-path="Object 108/popupmenu/"/>
  <manifest:file-entry manifest:media-type="text/xml" manifest:full-path="Object 108/content.xml"/>
  <manifest:file-entry manifest:media-type="" manifest:full-path="Object 108/progressbar/"/>
  <manifest:file-entry manifest:media-type="" manifest:full-path="Object 108/toolpanel/"/>
  <manifest:file-entry manifest:media-type="" manifest:full-path="Object 108/menubar/"/>
  <manifest:file-entry manifest:media-type="" manifest:full-path="Object 108/toolbar/"/>
  <manifest:file-entry manifest:media-type="text/xml" manifest:full-path="Object 108/settings.xml"/>
  <manifest:file-entry manifest:media-type="application/vnd.oasis.opendocument.formula" manifest:version="1.2" manifest:full-path="Object 108/"/>
  <manifest:file-entry manifest:media-type=""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 manifest:full-path="Object 109/Configurations2/"/>
  <manifest:file-entry manifest:media-type="" manifest:full-path="Object 109/statusbar/"/>
  <manifest:file-entry manifest:media-type="" manifest:full-path="Object 109/floater/"/>
  <manifest:file-entry manifest:media-type="" manifest:full-path="Object 109/popupmenu/"/>
  <manifest:file-entry manifest:media-type="text/xml" manifest:full-path="Object 109/content.xml"/>
  <manifest:file-entry manifest:media-type="" manifest:full-path="Object 109/progressbar/"/>
  <manifest:file-entry manifest:media-type="" manifest:full-path="Object 109/toolpanel/"/>
  <manifest:file-entry manifest:media-type="" manifest:full-path="Object 109/menubar/"/>
  <manifest:file-entry manifest:media-type="" manifest:full-path="Object 109/toolbar/"/>
  <manifest:file-entry manifest:media-type="text/xml" manifest:full-path="Object 109/settings.xml"/>
  <manifest:file-entry manifest:media-type="application/vnd.oasis.opendocument.formula" manifest:version="1.2" manifest:full-path="Object 109/"/>
  <manifest:file-entry manifest:media-type="" manifest:full-path="Object 20/Configurations2/"/>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 manifest:full-path="Object 110/Configurations2/"/>
  <manifest:file-entry manifest:media-type="" manifest:full-path="Object 110/statusbar/"/>
  <manifest:file-entry manifest:media-type="" manifest:full-path="Object 110/floater/"/>
  <manifest:file-entry manifest:media-type="" manifest:full-path="Object 110/popupmenu/"/>
  <manifest:file-entry manifest:media-type="text/xml" manifest:full-path="Object 110/content.xml"/>
  <manifest:file-entry manifest:media-type="" manifest:full-path="Object 110/progressbar/"/>
  <manifest:file-entry manifest:media-type="" manifest:full-path="Object 110/toolpanel/"/>
  <manifest:file-entry manifest:media-type="" manifest:full-path="Object 110/menubar/"/>
  <manifest:file-entry manifest:media-type="" manifest:full-path="Object 110/toolbar/"/>
  <manifest:file-entry manifest:media-type="text/xml" manifest:full-path="Object 110/settings.xml"/>
  <manifest:file-entry manifest:media-type="application/vnd.oasis.opendocument.formula" manifest:version="1.2" manifest:full-path="Object 110/"/>
  <manifest:file-entry manifest:media-type=""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 manifest:full-path="Object 111/Configurations2/"/>
  <manifest:file-entry manifest:media-type="" manifest:full-path="Object 111/statusbar/"/>
  <manifest:file-entry manifest:media-type="" manifest:full-path="Object 111/floater/"/>
  <manifest:file-entry manifest:media-type="" manifest:full-path="Object 111/popupmenu/"/>
  <manifest:file-entry manifest:media-type="text/xml" manifest:full-path="Object 111/content.xml"/>
  <manifest:file-entry manifest:media-type="" manifest:full-path="Object 111/progressbar/"/>
  <manifest:file-entry manifest:media-type="" manifest:full-path="Object 111/toolpanel/"/>
  <manifest:file-entry manifest:media-type="" manifest:full-path="Object 111/menubar/"/>
  <manifest:file-entry manifest:media-type="" manifest:full-path="Object 111/toolbar/"/>
  <manifest:file-entry manifest:media-type="text/xml" manifest:full-path="Object 111/settings.xml"/>
  <manifest:file-entry manifest:media-type="application/vnd.oasis.opendocument.formula" manifest:version="1.2" manifest:full-path="Object 111/"/>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112/Configurations2/"/>
  <manifest:file-entry manifest:media-type="" manifest:full-path="Object 112/statusbar/"/>
  <manifest:file-entry manifest:media-type="" manifest:full-path="Object 112/floater/"/>
  <manifest:file-entry manifest:media-type="" manifest:full-path="Object 112/popupmenu/"/>
  <manifest:file-entry manifest:media-type="text/xml" manifest:full-path="Object 112/content.xml"/>
  <manifest:file-entry manifest:media-type="" manifest:full-path="Object 112/progressbar/"/>
  <manifest:file-entry manifest:media-type="" manifest:full-path="Object 112/toolpanel/"/>
  <manifest:file-entry manifest:media-type="" manifest:full-path="Object 112/menubar/"/>
  <manifest:file-entry manifest:media-type="" manifest:full-path="Object 112/toolbar/"/>
  <manifest:file-entry manifest:media-type="text/xml" manifest:full-path="Object 112/settings.xml"/>
  <manifest:file-entry manifest:media-type="application/vnd.oasis.opendocument.formula" manifest:version="1.2" manifest:full-path="Object 11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113/Configurations2/"/>
  <manifest:file-entry manifest:media-type="" manifest:full-path="Object 113/statusbar/"/>
  <manifest:file-entry manifest:media-type="" manifest:full-path="Object 113/floater/"/>
  <manifest:file-entry manifest:media-type="" manifest:full-path="Object 113/popupmenu/"/>
  <manifest:file-entry manifest:media-type="text/xml" manifest:full-path="Object 113/content.xml"/>
  <manifest:file-entry manifest:media-type="" manifest:full-path="Object 113/progressbar/"/>
  <manifest:file-entry manifest:media-type="" manifest:full-path="Object 113/toolpanel/"/>
  <manifest:file-entry manifest:media-type="" manifest:full-path="Object 113/menubar/"/>
  <manifest:file-entry manifest:media-type="" manifest:full-path="Object 113/toolbar/"/>
  <manifest:file-entry manifest:media-type="text/xml" manifest:full-path="Object 113/settings.xml"/>
  <manifest:file-entry manifest:media-type="application/vnd.oasis.opendocument.formula" manifest:version="1.2" manifest:full-path="Object 113/"/>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114/Configurations2/"/>
  <manifest:file-entry manifest:media-type="" manifest:full-path="Object 114/statusbar/"/>
  <manifest:file-entry manifest:media-type="" manifest:full-path="Object 114/floater/"/>
  <manifest:file-entry manifest:media-type="" manifest:full-path="Object 114/popupmenu/"/>
  <manifest:file-entry manifest:media-type="text/xml" manifest:full-path="Object 114/content.xml"/>
  <manifest:file-entry manifest:media-type="" manifest:full-path="Object 114/progressbar/"/>
  <manifest:file-entry manifest:media-type="" manifest:full-path="Object 114/toolpanel/"/>
  <manifest:file-entry manifest:media-type="" manifest:full-path="Object 114/menubar/"/>
  <manifest:file-entry manifest:media-type="" manifest:full-path="Object 114/toolbar/"/>
  <manifest:file-entry manifest:media-type="text/xml" manifest:full-path="Object 114/settings.xml"/>
  <manifest:file-entry manifest:media-type="application/vnd.oasis.opendocument.formula" manifest:version="1.2" manifest:full-path="Object 114/"/>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 manifest:full-path="Object 115/Configurations2/"/>
  <manifest:file-entry manifest:media-type="" manifest:full-path="Object 115/statusbar/"/>
  <manifest:file-entry manifest:media-type="" manifest:full-path="Object 115/floater/"/>
  <manifest:file-entry manifest:media-type="" manifest:full-path="Object 115/popupmenu/"/>
  <manifest:file-entry manifest:media-type="text/xml" manifest:full-path="Object 115/content.xml"/>
  <manifest:file-entry manifest:media-type="" manifest:full-path="Object 115/progressbar/"/>
  <manifest:file-entry manifest:media-type="" manifest:full-path="Object 115/toolpanel/"/>
  <manifest:file-entry manifest:media-type="" manifest:full-path="Object 115/menubar/"/>
  <manifest:file-entry manifest:media-type="" manifest:full-path="Object 115/toolbar/"/>
  <manifest:file-entry manifest:media-type="text/xml" manifest:full-path="Object 115/settings.xml"/>
  <manifest:file-entry manifest:media-type="application/vnd.oasis.opendocument.formula" manifest:version="1.2" manifest:full-path="Object 115/"/>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116/Configurations2/"/>
  <manifest:file-entry manifest:media-type="" manifest:full-path="Object 116/statusbar/"/>
  <manifest:file-entry manifest:media-type="" manifest:full-path="Object 116/floater/"/>
  <manifest:file-entry manifest:media-type="" manifest:full-path="Object 116/popupmenu/"/>
  <manifest:file-entry manifest:media-type="text/xml" manifest:full-path="Object 116/content.xml"/>
  <manifest:file-entry manifest:media-type="" manifest:full-path="Object 116/progressbar/"/>
  <manifest:file-entry manifest:media-type="" manifest:full-path="Object 116/toolpanel/"/>
  <manifest:file-entry manifest:media-type="" manifest:full-path="Object 116/menubar/"/>
  <manifest:file-entry manifest:media-type="" manifest:full-path="Object 116/toolbar/"/>
  <manifest:file-entry manifest:media-type="text/xml" manifest:full-path="Object 116/settings.xml"/>
  <manifest:file-entry manifest:media-type="application/vnd.oasis.opendocument.formula" manifest:version="1.2" manifest:full-path="Object 116/"/>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27/Configurations2/"/>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117/Configurations2/"/>
  <manifest:file-entry manifest:media-type="" manifest:full-path="Object 117/statusbar/"/>
  <manifest:file-entry manifest:media-type="" manifest:full-path="Object 117/floater/"/>
  <manifest:file-entry manifest:media-type="" manifest:full-path="Object 117/popupmenu/"/>
  <manifest:file-entry manifest:media-type="text/xml" manifest:full-path="Object 117/content.xml"/>
  <manifest:file-entry manifest:media-type="" manifest:full-path="Object 117/progressbar/"/>
  <manifest:file-entry manifest:media-type="" manifest:full-path="Object 117/toolpanel/"/>
  <manifest:file-entry manifest:media-type="" manifest:full-path="Object 117/menubar/"/>
  <manifest:file-entry manifest:media-type="" manifest:full-path="Object 117/toolbar/"/>
  <manifest:file-entry manifest:media-type="text/xml" manifest:full-path="Object 117/settings.xml"/>
  <manifest:file-entry manifest:media-type="application/vnd.oasis.opendocument.formula" manifest:version="1.2" manifest:full-path="Object 117/"/>
  <manifest:file-entry manifest:media-type=""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28/Configurations2/"/>
  <manifest:file-entry manifest:media-type="" manifest:full-path="Object 28/statusbar/"/>
  <manifest:file-entry manifest:media-type="" manifest:full-path="Object 28/floater/"/>
  <manifest:file-entry manifest:media-type="" manifest:full-path="Object 28/popupmenu/"/>
  <manifest:file-entry manifest:media-type="text/xml" manifest:full-path="Object 28/content.xml"/>
  <manifest:file-entry manifest:media-type="" manifest:full-path="Object 28/progressbar/"/>
  <manifest:file-entry manifest:media-type="" manifest:full-path="Object 28/menubar/"/>
  <manifest:file-entry manifest:media-type="" manifest:full-path="Object 28/toolbar/"/>
  <manifest:file-entry manifest:media-type="text/xml" manifest:full-path="Object 28/settings.xml"/>
  <manifest:file-entry manifest:media-type="application/vnd.oasis.opendocument.formula" manifest:version="1.2" manifest:full-path="Object 28/"/>
  <manifest:file-entry manifest:media-type="" manifest:full-path="Object 118/Configurations2/"/>
  <manifest:file-entry manifest:media-type="" manifest:full-path="Object 118/statusbar/"/>
  <manifest:file-entry manifest:media-type="" manifest:full-path="Object 118/floater/"/>
  <manifest:file-entry manifest:media-type="" manifest:full-path="Object 118/popupmenu/"/>
  <manifest:file-entry manifest:media-type="text/xml" manifest:full-path="Object 118/content.xml"/>
  <manifest:file-entry manifest:media-type="" manifest:full-path="Object 118/progressbar/"/>
  <manifest:file-entry manifest:media-type="" manifest:full-path="Object 118/toolpanel/"/>
  <manifest:file-entry manifest:media-type="" manifest:full-path="Object 118/menubar/"/>
  <manifest:file-entry manifest:media-type="" manifest:full-path="Object 118/toolbar/"/>
  <manifest:file-entry manifest:media-type="text/xml" manifest:full-path="Object 118/settings.xml"/>
  <manifest:file-entry manifest:media-type="application/vnd.oasis.opendocument.formula" manifest:version="1.2" manifest:full-path="Object 118/"/>
  <manifest:file-entry manifest:media-type=""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29/Configurations2/"/>
  <manifest:file-entry manifest:media-type="" manifest:full-path="Object 29/statusbar/"/>
  <manifest:file-entry manifest:media-type="" manifest:full-path="Object 29/floater/"/>
  <manifest:file-entry manifest:media-type="" manifest:full-path="Object 29/popupmenu/"/>
  <manifest:file-entry manifest:media-type="text/xml" manifest:full-path="Object 29/content.xml"/>
  <manifest:file-entry manifest:media-type="" manifest:full-path="Object 29/progressbar/"/>
  <manifest:file-entry manifest:media-type="" manifest:full-path="Object 29/menubar/"/>
  <manifest:file-entry manifest:media-type="" manifest:full-path="Object 29/toolbar/"/>
  <manifest:file-entry manifest:media-type="text/xml" manifest:full-path="Object 29/settings.xml"/>
  <manifest:file-entry manifest:media-type="application/vnd.oasis.opendocument.formula" manifest:version="1.2" manifest:full-path="Object 29/"/>
  <manifest:file-entry manifest:media-type="" manifest:full-path="Object 119/Configurations2/"/>
  <manifest:file-entry manifest:media-type="" manifest:full-path="Object 119/statusbar/"/>
  <manifest:file-entry manifest:media-type="" manifest:full-path="Object 119/floater/"/>
  <manifest:file-entry manifest:media-type="" manifest:full-path="Object 119/popupmenu/"/>
  <manifest:file-entry manifest:media-type="text/xml" manifest:full-path="Object 119/content.xml"/>
  <manifest:file-entry manifest:media-type="" manifest:full-path="Object 119/progressbar/"/>
  <manifest:file-entry manifest:media-type="" manifest:full-path="Object 119/toolpanel/"/>
  <manifest:file-entry manifest:media-type="" manifest:full-path="Object 119/menubar/"/>
  <manifest:file-entry manifest:media-type="" manifest:full-path="Object 119/toolbar/"/>
  <manifest:file-entry manifest:media-type="text/xml" manifest:full-path="Object 119/settings.xml"/>
  <manifest:file-entry manifest:media-type="application/vnd.oasis.opendocument.formula" manifest:version="1.2" manifest:full-path="Object 119/"/>
  <manifest:file-entry manifest:media-type=""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formula" manifest:version="1.2" manifest:full-path="Object 30/"/>
  <manifest:file-entry manifest:media-type="" manifest:full-path="Object 120/Configurations2/"/>
  <manifest:file-entry manifest:media-type="" manifest:full-path="Object 120/statusbar/"/>
  <manifest:file-entry manifest:media-type="" manifest:full-path="Object 120/floater/"/>
  <manifest:file-entry manifest:media-type="" manifest:full-path="Object 120/popupmenu/"/>
  <manifest:file-entry manifest:media-type="text/xml" manifest:full-path="Object 120/content.xml"/>
  <manifest:file-entry manifest:media-type="" manifest:full-path="Object 120/progressbar/"/>
  <manifest:file-entry manifest:media-type="" manifest:full-path="Object 120/toolpanel/"/>
  <manifest:file-entry manifest:media-type="" manifest:full-path="Object 120/menubar/"/>
  <manifest:file-entry manifest:media-type="" manifest:full-path="Object 120/toolbar/"/>
  <manifest:file-entry manifest:media-type="text/xml" manifest:full-path="Object 120/settings.xml"/>
  <manifest:file-entry manifest:media-type="application/vnd.oasis.opendocument.formula" manifest:version="1.2" manifest:full-path="Object 120/"/>
  <manifest:file-entry manifest:media-type="" manifest:full-path="Object 31/Configurations2/"/>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menubar/"/>
  <manifest:file-entry manifest:media-type="" manifest:full-path="Object 31/toolbar/"/>
  <manifest:file-entry manifest:media-type="text/xml" manifest:full-path="Object 31/settings.xml"/>
  <manifest:file-entry manifest:media-type="application/vnd.oasis.opendocument.formula" manifest:version="1.2" manifest:full-path="Object 31/"/>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32/Configurations2/"/>
  <manifest:file-entry manifest:media-type="" manifest:full-path="Object 32/statusbar/"/>
  <manifest:file-entry manifest:media-type="" manifest:full-path="Object 32/floater/"/>
  <manifest:file-entry manifest:media-type="" manifest:full-path="Object 32/popupmenu/"/>
  <manifest:file-entry manifest:media-type="text/xml" manifest:full-path="Object 32/content.xml"/>
  <manifest:file-entry manifest:media-type="" manifest:full-path="Object 32/progressbar/"/>
  <manifest:file-entry manifest:media-type="" manifest:full-path="Object 32/menubar/"/>
  <manifest:file-entry manifest:media-type="" manifest:full-path="Object 32/toolbar/"/>
  <manifest:file-entry manifest:media-type="text/xml" manifest:full-path="Object 32/settings.xml"/>
  <manifest:file-entry manifest:media-type="application/vnd.oasis.opendocument.formula" manifest:version="1.2" manifest:full-path="Object 3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3/Configurations2/"/>
  <manifest:file-entry manifest:media-type="" manifest:full-path="Object 33/statusbar/"/>
  <manifest:file-entry manifest:media-type="" manifest:full-path="Object 33/floater/"/>
  <manifest:file-entry manifest:media-type="" manifest:full-path="Object 33/popupmenu/"/>
  <manifest:file-entry manifest:media-type="text/xml" manifest:full-path="Object 33/content.xml"/>
  <manifest:file-entry manifest:media-type="" manifest:full-path="Object 33/progressbar/"/>
  <manifest:file-entry manifest:media-type="" manifest:full-path="Object 33/menubar/"/>
  <manifest:file-entry manifest:media-type="" manifest:full-path="Object 33/toolbar/"/>
  <manifest:file-entry manifest:media-type="text/xml" manifest:full-path="Object 33/settings.xml"/>
  <manifest:file-entry manifest:media-type="application/vnd.oasis.opendocument.formula" manifest:version="1.2" manifest:full-path="Object 33/"/>
  <manifest:file-entry manifest:media-type="" manifest:full-path="Object 123/Configurations2/"/>
  <manifest:file-entry manifest:media-type="" manifest:full-path="Object 123/statusbar/"/>
  <manifest:file-entry manifest:media-type="" manifest:full-path="Object 123/floater/"/>
  <manifest:file-entry manifest:media-type="" manifest:full-path="Object 123/popupmenu/"/>
  <manifest:file-entry manifest:media-type="text/xml" manifest:full-path="Object 123/content.xml"/>
  <manifest:file-entry manifest:media-type="" manifest:full-path="Object 123/progressbar/"/>
  <manifest:file-entry manifest:media-type="" manifest:full-path="Object 123/toolpanel/"/>
  <manifest:file-entry manifest:media-type="" manifest:full-path="Object 123/menubar/"/>
  <manifest:file-entry manifest:media-type="" manifest:full-path="Object 123/toolbar/"/>
  <manifest:file-entry manifest:media-type="text/xml" manifest:full-path="Object 123/settings.xml"/>
  <manifest:file-entry manifest:media-type="application/vnd.oasis.opendocument.formula" manifest:version="1.2" manifest:full-path="Object 123/"/>
  <manifest:file-entry manifest:media-type="" manifest:full-path="Object 34/Configurations2/"/>
  <manifest:file-entry manifest:media-type="" manifest:full-path="Object 34/statusbar/"/>
  <manifest:file-entry manifest:media-type="" manifest:full-path="Object 34/floater/"/>
  <manifest:file-entry manifest:media-type="" manifest:full-path="Object 34/popupmenu/"/>
  <manifest:file-entry manifest:media-type="text/xml" manifest:full-path="Object 34/content.xml"/>
  <manifest:file-entry manifest:media-type="" manifest:full-path="Object 34/progressbar/"/>
  <manifest:file-entry manifest:media-type="" manifest:full-path="Object 34/menubar/"/>
  <manifest:file-entry manifest:media-type="" manifest:full-path="Object 34/toolbar/"/>
  <manifest:file-entry manifest:media-type="text/xml" manifest:full-path="Object 34/settings.xml"/>
  <manifest:file-entry manifest:media-type="application/vnd.oasis.opendocument.formula" manifest:version="1.2" manifest:full-path="Object 34/"/>
  <manifest:file-entry manifest:media-type="" manifest:full-path="Object 124/Configurations2/"/>
  <manifest:file-entry manifest:media-type="" manifest:full-path="Object 124/statusbar/"/>
  <manifest:file-entry manifest:media-type="" manifest:full-path="Object 124/floater/"/>
  <manifest:file-entry manifest:media-type="" manifest:full-path="Object 124/popupmenu/"/>
  <manifest:file-entry manifest:media-type="text/xml" manifest:full-path="Object 124/content.xml"/>
  <manifest:file-entry manifest:media-type="" manifest:full-path="Object 124/progressbar/"/>
  <manifest:file-entry manifest:media-type="" manifest:full-path="Object 124/toolpanel/"/>
  <manifest:file-entry manifest:media-type="" manifest:full-path="Object 124/menubar/"/>
  <manifest:file-entry manifest:media-type="" manifest:full-path="Object 124/toolbar/"/>
  <manifest:file-entry manifest:media-type="text/xml" manifest:full-path="Object 124/settings.xml"/>
  <manifest:file-entry manifest:media-type="application/vnd.oasis.opendocument.formula" manifest:version="1.2" manifest:full-path="Object 124/"/>
  <manifest:file-entry manifest:media-type="" manifest:full-path="Object 35/Configurations2/"/>
  <manifest:file-entry manifest:media-type="" manifest:full-path="Object 35/statusbar/"/>
  <manifest:file-entry manifest:media-type="" manifest:full-path="Object 35/floater/"/>
  <manifest:file-entry manifest:media-type="" manifest:full-path="Object 35/popupmenu/"/>
  <manifest:file-entry manifest:media-type="text/xml" manifest:full-path="Object 35/content.xml"/>
  <manifest:file-entry manifest:media-type="" manifest:full-path="Object 35/progressbar/"/>
  <manifest:file-entry manifest:media-type="" manifest:full-path="Object 35/menubar/"/>
  <manifest:file-entry manifest:media-type="" manifest:full-path="Object 35/toolbar/"/>
  <manifest:file-entry manifest:media-type="text/xml" manifest:full-path="Object 35/settings.xml"/>
  <manifest:file-entry manifest:media-type="application/vnd.oasis.opendocument.formula" manifest:version="1.2" manifest:full-path="Object 35/"/>
  <manifest:file-entry manifest:media-type="" manifest:full-path="Object 125/Configurations2/"/>
  <manifest:file-entry manifest:media-type="" manifest:full-path="Object 125/statusbar/"/>
  <manifest:file-entry manifest:media-type="" manifest:full-path="Object 125/floater/"/>
  <manifest:file-entry manifest:media-type="" manifest:full-path="Object 125/popupmenu/"/>
  <manifest:file-entry manifest:media-type="text/xml" manifest:full-path="Object 125/content.xml"/>
  <manifest:file-entry manifest:media-type="" manifest:full-path="Object 125/progressbar/"/>
  <manifest:file-entry manifest:media-type="" manifest:full-path="Object 125/toolpanel/"/>
  <manifest:file-entry manifest:media-type="" manifest:full-path="Object 125/menubar/"/>
  <manifest:file-entry manifest:media-type="" manifest:full-path="Object 125/toolbar/"/>
  <manifest:file-entry manifest:media-type="text/xml" manifest:full-path="Object 125/settings.xml"/>
  <manifest:file-entry manifest:media-type="application/vnd.oasis.opendocument.formula" manifest:version="1.2" manifest:full-path="Object 125/"/>
  <manifest:file-entry manifest:media-type="" manifest:full-path="Object 36/Configurations2/"/>
  <manifest:file-entry manifest:media-type="" manifest:full-path="Object 36/statusbar/"/>
  <manifest:file-entry manifest:media-type="" manifest:full-path="Object 36/floater/"/>
  <manifest:file-entry manifest:media-type="" manifest:full-path="Object 36/popupmenu/"/>
  <manifest:file-entry manifest:media-type="text/xml" manifest:full-path="Object 36/content.xml"/>
  <manifest:file-entry manifest:media-type="" manifest:full-path="Object 36/progressbar/"/>
  <manifest:file-entry manifest:media-type="" manifest:full-path="Object 36/menubar/"/>
  <manifest:file-entry manifest:media-type="" manifest:full-path="Object 36/toolbar/"/>
  <manifest:file-entry manifest:media-type="text/xml" manifest:full-path="Object 36/settings.xml"/>
  <manifest:file-entry manifest:media-type="application/vnd.oasis.opendocument.formula" manifest:version="1.2" manifest:full-path="Object 36/"/>
  <manifest:file-entry manifest:media-type="" manifest:full-path="Object 126/Configurations2/"/>
  <manifest:file-entry manifest:media-type="" manifest:full-path="Object 126/statusbar/"/>
  <manifest:file-entry manifest:media-type="" manifest:full-path="Object 126/floater/"/>
  <manifest:file-entry manifest:media-type="" manifest:full-path="Object 126/popupmenu/"/>
  <manifest:file-entry manifest:media-type="text/xml" manifest:full-path="Object 126/content.xml"/>
  <manifest:file-entry manifest:media-type="" manifest:full-path="Object 126/progressbar/"/>
  <manifest:file-entry manifest:media-type="" manifest:full-path="Object 126/toolpanel/"/>
  <manifest:file-entry manifest:media-type="" manifest:full-path="Object 126/menubar/"/>
  <manifest:file-entry manifest:media-type="" manifest:full-path="Object 126/toolbar/"/>
  <manifest:file-entry manifest:media-type="text/xml" manifest:full-path="Object 126/settings.xml"/>
  <manifest:file-entry manifest:media-type="application/vnd.oasis.opendocument.formula" manifest:version="1.2" manifest:full-path="Object 126/"/>
  <manifest:file-entry manifest:media-type=""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text/xml" manifest:full-path="Object 37/settings.xml"/>
  <manifest:file-entry manifest:media-type="application/vnd.oasis.opendocument.formula" manifest:version="1.2" manifest:full-path="Object 37/"/>
  <manifest:file-entry manifest:media-type="" manifest:full-path="Object 127/Configurations2/"/>
  <manifest:file-entry manifest:media-type="" manifest:full-path="Object 127/statusbar/"/>
  <manifest:file-entry manifest:media-type="" manifest:full-path="Object 127/floater/"/>
  <manifest:file-entry manifest:media-type="" manifest:full-path="Object 127/popupmenu/"/>
  <manifest:file-entry manifest:media-type="text/xml" manifest:full-path="Object 127/content.xml"/>
  <manifest:file-entry manifest:media-type="" manifest:full-path="Object 127/progressbar/"/>
  <manifest:file-entry manifest:media-type="" manifest:full-path="Object 127/toolpanel/"/>
  <manifest:file-entry manifest:media-type="" manifest:full-path="Object 127/menubar/"/>
  <manifest:file-entry manifest:media-type="" manifest:full-path="Object 127/toolbar/"/>
  <manifest:file-entry manifest:media-type="text/xml" manifest:full-path="Object 127/settings.xml"/>
  <manifest:file-entry manifest:media-type="application/vnd.oasis.opendocument.formula" manifest:version="1.2" manifest:full-path="Object 127/"/>
  <manifest:file-entry manifest:media-type="" manifest:full-path="Object 38/Configurations2/"/>
  <manifest:file-entry manifest:media-type="" manifest:full-path="Object 38/statusbar/"/>
  <manifest:file-entry manifest:media-type="" manifest:full-path="Object 38/floater/"/>
  <manifest:file-entry manifest:media-type="" manifest:full-path="Object 38/popupmenu/"/>
  <manifest:file-entry manifest:media-type="text/xml" manifest:full-path="Object 38/content.xml"/>
  <manifest:file-entry manifest:media-type="" manifest:full-path="Object 38/progressbar/"/>
  <manifest:file-entry manifest:media-type="" manifest:full-path="Object 38/menubar/"/>
  <manifest:file-entry manifest:media-type="" manifest:full-path="Object 38/toolbar/"/>
  <manifest:file-entry manifest:media-type="text/xml" manifest:full-path="Object 38/settings.xml"/>
  <manifest:file-entry manifest:media-type="application/vnd.oasis.opendocument.formula" manifest:version="1.2" manifest:full-path="Object 38/"/>
  <manifest:file-entry manifest:media-type="" manifest:full-path="Object 128/Configurations2/"/>
  <manifest:file-entry manifest:media-type="" manifest:full-path="Object 128/statusbar/"/>
  <manifest:file-entry manifest:media-type="" manifest:full-path="Object 128/floater/"/>
  <manifest:file-entry manifest:media-type="" manifest:full-path="Object 128/popupmenu/"/>
  <manifest:file-entry manifest:media-type="text/xml" manifest:full-path="Object 128/content.xml"/>
  <manifest:file-entry manifest:media-type="" manifest:full-path="Object 128/progressbar/"/>
  <manifest:file-entry manifest:media-type="" manifest:full-path="Object 128/toolpanel/"/>
  <manifest:file-entry manifest:media-type="" manifest:full-path="Object 128/menubar/"/>
  <manifest:file-entry manifest:media-type="" manifest:full-path="Object 128/toolbar/"/>
  <manifest:file-entry manifest:media-type="text/xml" manifest:full-path="Object 128/settings.xml"/>
  <manifest:file-entry manifest:media-type="application/vnd.oasis.opendocument.formula" manifest:version="1.2" manifest:full-path="Object 12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29/Configurations2/"/>
  <manifest:file-entry manifest:media-type="" manifest:full-path="Object 129/statusbar/"/>
  <manifest:file-entry manifest:media-type="" manifest:full-path="Object 129/floater/"/>
  <manifest:file-entry manifest:media-type="" manifest:full-path="Object 129/popupmenu/"/>
  <manifest:file-entry manifest:media-type="text/xml" manifest:full-path="Object 129/content.xml"/>
  <manifest:file-entry manifest:media-type="" manifest:full-path="Object 129/progressbar/"/>
  <manifest:file-entry manifest:media-type="" manifest:full-path="Object 129/toolpanel/"/>
  <manifest:file-entry manifest:media-type="" manifest:full-path="Object 129/menubar/"/>
  <manifest:file-entry manifest:media-type="" manifest:full-path="Object 129/toolbar/"/>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styles.xml"/>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 manifest:full-path="ObjectReplacements/"/>
  <manifest:file-entry manifest:media-type="" manifest:full-path="Object 40/Configurations2/"/>
  <manifest:file-entry manifest:media-type="" manifest:full-path="Object 40/statusbar/"/>
  <manifest:file-entry manifest:media-type="" manifest:full-path="Object 40/floater/"/>
  <manifest:file-entry manifest:media-type="" manifest:full-path="Object 40/popupmenu/"/>
  <manifest:file-entry manifest:media-type="text/xml" manifest:full-path="Object 40/content.xml"/>
  <manifest:file-entry manifest:media-type="" manifest:full-path="Object 40/progressbar/"/>
  <manifest:file-entry manifest:media-type="" manifest:full-path="Object 40/menubar/"/>
  <manifest:file-entry manifest:media-type="" manifest:full-path="Object 40/toolbar/"/>
  <manifest:file-entry manifest:media-type="text/xml" manifest:full-path="Object 40/settings.xml"/>
  <manifest:file-entry manifest:media-type="application/vnd.oasis.opendocument.formula" manifest:version="1.2" manifest:full-path="Object 40/"/>
  <manifest:file-entry manifest:media-type="" manifest:full-path="Object 130/Configurations2/"/>
  <manifest:file-entry manifest:media-type="" manifest:full-path="Object 130/statusbar/"/>
  <manifest:file-entry manifest:media-type="" manifest:full-path="Object 130/floater/"/>
  <manifest:file-entry manifest:media-type="" manifest:full-path="Object 130/popupmenu/"/>
  <manifest:file-entry manifest:media-type="text/xml" manifest:full-path="Object 130/content.xml"/>
  <manifest:file-entry manifest:media-type="" manifest:full-path="Object 130/progressbar/"/>
  <manifest:file-entry manifest:media-type="" manifest:full-path="Object 130/toolpanel/"/>
  <manifest:file-entry manifest:media-type="" manifest:full-path="Object 130/menubar/"/>
  <manifest:file-entry manifest:media-type="" manifest:full-path="Object 130/toolbar/"/>
  <manifest:file-entry manifest:media-type="text/xml" manifest:full-path="Object 130/settings.xml"/>
  <manifest:file-entry manifest:media-type="application/vnd.oasis.opendocument.formula" manifest:version="1.2" manifest:full-path="Object 130/"/>
  <manifest:file-entry manifest:media-type="" manifest:full-path="Object 41/Configurations2/"/>
  <manifest:file-entry manifest:media-type="" manifest:full-path="Object 41/statusbar/"/>
  <manifest:file-entry manifest:media-type="" manifest:full-path="Object 41/floater/"/>
  <manifest:file-entry manifest:media-type="" manifest:full-path="Object 41/popupmenu/"/>
  <manifest:file-entry manifest:media-type="text/xml" manifest:full-path="Object 41/content.xml"/>
  <manifest:file-entry manifest:media-type="" manifest:full-path="Object 41/progressbar/"/>
  <manifest:file-entry manifest:media-type="" manifest:full-path="Object 41/menubar/"/>
  <manifest:file-entry manifest:media-type="" manifest:full-path="Object 41/toolbar/"/>
  <manifest:file-entry manifest:media-type="text/xml" manifest:full-path="Object 41/settings.xml"/>
  <manifest:file-entry manifest:media-type="application/vnd.oasis.opendocument.formula" manifest:version="1.2" manifest:full-path="Object 41/"/>
  <manifest:file-entry manifest:media-type="" manifest:full-path="Object 131/Configurations2/"/>
  <manifest:file-entry manifest:media-type="" manifest:full-path="Object 131/statusbar/"/>
  <manifest:file-entry manifest:media-type="" manifest:full-path="Object 131/floater/"/>
  <manifest:file-entry manifest:media-type="" manifest:full-path="Object 131/popupmenu/"/>
  <manifest:file-entry manifest:media-type="text/xml" manifest:full-path="Object 131/content.xml"/>
  <manifest:file-entry manifest:media-type="" manifest:full-path="Object 131/progressbar/"/>
  <manifest:file-entry manifest:media-type="" manifest:full-path="Object 131/toolpanel/"/>
  <manifest:file-entry manifest:media-type="" manifest:full-path="Object 131/menubar/"/>
  <manifest:file-entry manifest:media-type="" manifest:full-path="Object 131/toolbar/"/>
  <manifest:file-entry manifest:media-type="text/xml" manifest:full-path="Object 131/settings.xml"/>
  <manifest:file-entry manifest:media-type="application/vnd.oasis.opendocument.formula" manifest:version="1.2" manifest:full-path="Object 131/"/>
  <manifest:file-entry manifest:media-type="" manifest:full-path="Object 42/Configurations2/"/>
  <manifest:file-entry manifest:media-type="" manifest:full-path="Object 42/statusbar/"/>
  <manifest:file-entry manifest:media-type="" manifest:full-path="Object 42/floater/"/>
  <manifest:file-entry manifest:media-type="" manifest:full-path="Object 42/popupmenu/"/>
  <manifest:file-entry manifest:media-type="text/xml" manifest:full-path="Object 42/content.xml"/>
  <manifest:file-entry manifest:media-type="" manifest:full-path="Object 42/progressbar/"/>
  <manifest:file-entry manifest:media-type="" manifest:full-path="Object 42/menubar/"/>
  <manifest:file-entry manifest:media-type="" manifest:full-path="Object 42/toolbar/"/>
  <manifest:file-entry manifest:media-type="text/xml" manifest:full-path="Object 42/settings.xml"/>
  <manifest:file-entry manifest:media-type="application/vnd.oasis.opendocument.formula" manifest:version="1.2" manifest:full-path="Object 42/"/>
  <manifest:file-entry manifest:media-type="" manifest:full-path="Object 132/Configurations2/"/>
  <manifest:file-entry manifest:media-type="" manifest:full-path="Object 132/statusbar/"/>
  <manifest:file-entry manifest:media-type="" manifest:full-path="Object 132/floater/"/>
  <manifest:file-entry manifest:media-type="" manifest:full-path="Object 132/popupmenu/"/>
  <manifest:file-entry manifest:media-type="text/xml" manifest:full-path="Object 132/content.xml"/>
  <manifest:file-entry manifest:media-type="" manifest:full-path="Object 132/progressbar/"/>
  <manifest:file-entry manifest:media-type="" manifest:full-path="Object 132/toolpanel/"/>
  <manifest:file-entry manifest:media-type="" manifest:full-path="Object 132/menubar/"/>
  <manifest:file-entry manifest:media-type="" manifest:full-path="Object 132/toolbar/"/>
  <manifest:file-entry manifest:media-type="text/xml" manifest:full-path="Object 132/settings.xml"/>
  <manifest:file-entry manifest:media-type="application/vnd.oasis.opendocument.formula" manifest:version="1.2" manifest:full-path="Object 132/"/>
  <manifest:file-entry manifest:media-type="" manifest:full-path="Object 43/Configurations2/"/>
  <manifest:file-entry manifest:media-type="" manifest:full-path="Object 43/statusbar/"/>
  <manifest:file-entry manifest:media-type="" manifest:full-path="Object 43/floater/"/>
  <manifest:file-entry manifest:media-type="" manifest:full-path="Object 43/popupmenu/"/>
  <manifest:file-entry manifest:media-type="text/xml" manifest:full-path="Object 43/content.xml"/>
  <manifest:file-entry manifest:media-type="" manifest:full-path="Object 43/progressbar/"/>
  <manifest:file-entry manifest:media-type="" manifest:full-path="Object 43/menubar/"/>
  <manifest:file-entry manifest:media-type="" manifest:full-path="Object 43/toolbar/"/>
  <manifest:file-entry manifest:media-type="text/xml" manifest:full-path="Object 43/settings.xml"/>
  <manifest:file-entry manifest:media-type="application/vnd.oasis.opendocument.formula" manifest:version="1.2" manifest:full-path="Object 43/"/>
  <manifest:file-entry manifest:media-type="" manifest:full-path="Object 133/Configurations2/"/>
  <manifest:file-entry manifest:media-type="" manifest:full-path="Object 133/statusbar/"/>
  <manifest:file-entry manifest:media-type="" manifest:full-path="Object 133/floater/"/>
  <manifest:file-entry manifest:media-type="" manifest:full-path="Object 133/popupmenu/"/>
  <manifest:file-entry manifest:media-type="text/xml" manifest:full-path="Object 133/content.xml"/>
  <manifest:file-entry manifest:media-type="" manifest:full-path="Object 133/progressbar/"/>
  <manifest:file-entry manifest:media-type="" manifest:full-path="Object 133/toolpanel/"/>
  <manifest:file-entry manifest:media-type="" manifest:full-path="Object 133/menubar/"/>
  <manifest:file-entry manifest:media-type="" manifest:full-path="Object 133/toolbar/"/>
  <manifest:file-entry manifest:media-type="text/xml" manifest:full-path="Object 133/settings.xml"/>
  <manifest:file-entry manifest:media-type="application/vnd.oasis.opendocument.formula" manifest:version="1.2" manifest:full-path="Object 133/"/>
  <manifest:file-entry manifest:media-type="" manifest:full-path="Object 44/Configurations2/"/>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134/Configurations2/"/>
  <manifest:file-entry manifest:media-type="" manifest:full-path="Object 134/statusbar/"/>
  <manifest:file-entry manifest:media-type="" manifest:full-path="Object 134/floater/"/>
  <manifest:file-entry manifest:media-type="" manifest:full-path="Object 134/popupmenu/"/>
  <manifest:file-entry manifest:media-type="text/xml" manifest:full-path="Object 134/content.xml"/>
  <manifest:file-entry manifest:media-type="" manifest:full-path="Object 134/progressbar/"/>
  <manifest:file-entry manifest:media-type="" manifest:full-path="Object 134/toolpanel/"/>
  <manifest:file-entry manifest:media-type="" manifest:full-path="Object 134/menubar/"/>
  <manifest:file-entry manifest:media-type="" manifest:full-path="Object 134/toolbar/"/>
  <manifest:file-entry manifest:media-type="text/xml" manifest:full-path="Object 134/settings.xml"/>
  <manifest:file-entry manifest:media-type="application/vnd.oasis.opendocument.formula" manifest:version="1.2" manifest:full-path="Object 134/"/>
  <manifest:file-entry manifest:media-type="" manifest:full-path="Object 45/Configurations2/"/>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135/Configurations2/"/>
  <manifest:file-entry manifest:media-type="" manifest:full-path="Object 135/statusbar/"/>
  <manifest:file-entry manifest:media-type="" manifest:full-path="Object 135/floater/"/>
  <manifest:file-entry manifest:media-type="" manifest:full-path="Object 135/popupmenu/"/>
  <manifest:file-entry manifest:media-type="text/xml" manifest:full-path="Object 135/content.xml"/>
  <manifest:file-entry manifest:media-type="" manifest:full-path="Object 135/progressbar/"/>
  <manifest:file-entry manifest:media-type="" manifest:full-path="Object 135/toolpanel/"/>
  <manifest:file-entry manifest:media-type="" manifest:full-path="Object 135/menubar/"/>
  <manifest:file-entry manifest:media-type="" manifest:full-path="Object 135/toolbar/"/>
  <manifest:file-entry manifest:media-type="text/xml" manifest:full-path="Object 135/settings.xml"/>
  <manifest:file-entry manifest:media-type="application/vnd.oasis.opendocument.formula" manifest:version="1.2" manifest:full-path="Object 135/"/>
  <manifest:file-entry manifest:media-type="" manifest:full-path="Object 46/Configurations2/"/>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136/Configurations2/"/>
  <manifest:file-entry manifest:media-type="" manifest:full-path="Object 136/statusbar/"/>
  <manifest:file-entry manifest:media-type="" manifest:full-path="Object 136/floater/"/>
  <manifest:file-entry manifest:media-type="" manifest:full-path="Object 136/popupmenu/"/>
  <manifest:file-entry manifest:media-type="text/xml" manifest:full-path="Object 136/content.xml"/>
  <manifest:file-entry manifest:media-type="" manifest:full-path="Object 136/progressbar/"/>
  <manifest:file-entry manifest:media-type="" manifest:full-path="Object 136/toolpanel/"/>
  <manifest:file-entry manifest:media-type="" manifest:full-path="Object 136/menubar/"/>
  <manifest:file-entry manifest:media-type="" manifest:full-path="Object 136/toolbar/"/>
  <manifest:file-entry manifest:media-type="text/xml" manifest:full-path="Object 136/settings.xml"/>
  <manifest:file-entry manifest:media-type="application/vnd.oasis.opendocument.formula" manifest:version="1.2" manifest:full-path="Object 136/"/>
  <manifest:file-entry manifest:media-type="" manifest:full-path="Object 47/Configurations2/"/>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 manifest:full-path="Object 137/Configurations2/"/>
  <manifest:file-entry manifest:media-type="" manifest:full-path="Object 137/statusbar/"/>
  <manifest:file-entry manifest:media-type="" manifest:full-path="Object 137/floater/"/>
  <manifest:file-entry manifest:media-type="" manifest:full-path="Object 137/popupmenu/"/>
  <manifest:file-entry manifest:media-type="text/xml" manifest:full-path="Object 137/content.xml"/>
  <manifest:file-entry manifest:media-type="" manifest:full-path="Object 137/progressbar/"/>
  <manifest:file-entry manifest:media-type="" manifest:full-path="Object 137/toolpanel/"/>
  <manifest:file-entry manifest:media-type="" manifest:full-path="Object 137/menubar/"/>
  <manifest:file-entry manifest:media-type="" manifest:full-path="Object 137/toolbar/"/>
  <manifest:file-entry manifest:media-type="text/xml" manifest:full-path="Object 137/settings.xml"/>
  <manifest:file-entry manifest:media-type="application/vnd.oasis.opendocument.formula" manifest:version="1.2" manifest:full-path="Object 137/"/>
  <manifest:file-entry manifest:media-type="" manifest:full-path="Object 138/Configurations2/"/>
  <manifest:file-entry manifest:media-type="" manifest:full-path="Object 138/statusbar/"/>
  <manifest:file-entry manifest:media-type="" manifest:full-path="Object 138/floater/"/>
  <manifest:file-entry manifest:media-type="" manifest:full-path="Object 138/popupmenu/"/>
  <manifest:file-entry manifest:media-type="text/xml" manifest:full-path="Object 138/content.xml"/>
  <manifest:file-entry manifest:media-type="" manifest:full-path="Object 138/progressbar/"/>
  <manifest:file-entry manifest:media-type="" manifest:full-path="Object 138/toolpanel/"/>
  <manifest:file-entry manifest:media-type="" manifest:full-path="Object 138/menubar/"/>
  <manifest:file-entry manifest:media-type="" manifest:full-path="Object 138/toolbar/"/>
  <manifest:file-entry manifest:media-type="text/xml" manifest:full-path="Object 138/settings.xml"/>
  <manifest:file-entry manifest:media-type="application/vnd.oasis.opendocument.formula" manifest:version="1.2" manifest:full-path="Object 138/"/>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39/Configurations2/"/>
  <manifest:file-entry manifest:media-type="" manifest:full-path="Object 139/statusbar/"/>
  <manifest:file-entry manifest:media-type="" manifest:full-path="Object 139/floater/"/>
  <manifest:file-entry manifest:media-type="" manifest:full-path="Object 139/popupmenu/"/>
  <manifest:file-entry manifest:media-type="text/xml" manifest:full-path="Object 139/content.xml"/>
  <manifest:file-entry manifest:media-type="" manifest:full-path="Object 139/progressbar/"/>
  <manifest:file-entry manifest:media-type="" manifest:full-path="Object 139/toolpanel/"/>
  <manifest:file-entry manifest:media-type="" manifest:full-path="Object 139/menubar/"/>
  <manifest:file-entry manifest:media-type="" manifest:full-path="Object 139/toolbar/"/>
  <manifest:file-entry manifest:media-type="text/xml" manifest:full-path="Object 139/settings.xml"/>
  <manifest:file-entry manifest:media-type="application/vnd.oasis.opendocument.formula" manifest:version="1.2" manifest:full-path="Object 139/"/>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40/Configurations2/"/>
  <manifest:file-entry manifest:media-type="" manifest:full-path="Object 140/statusbar/"/>
  <manifest:file-entry manifest:media-type="" manifest:full-path="Object 140/floater/"/>
  <manifest:file-entry manifest:media-type="" manifest:full-path="Object 140/popupmenu/"/>
  <manifest:file-entry manifest:media-type="text/xml" manifest:full-path="Object 140/content.xml"/>
  <manifest:file-entry manifest:media-type="" manifest:full-path="Object 140/progressbar/"/>
  <manifest:file-entry manifest:media-type="" manifest:full-path="Object 140/toolpanel/"/>
  <manifest:file-entry manifest:media-type="" manifest:full-path="Object 140/menubar/"/>
  <manifest:file-entry manifest:media-type="" manifest:full-path="Object 140/toolbar/"/>
  <manifest:file-entry manifest:media-type="text/xml" manifest:full-path="Object 140/settings.xml"/>
  <manifest:file-entry manifest:media-type="application/vnd.oasis.opendocument.formula" manifest:version="1.2" manifest:full-path="Object 140/"/>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41/Configurations2/"/>
  <manifest:file-entry manifest:media-type="" manifest:full-path="Object 141/statusbar/"/>
  <manifest:file-entry manifest:media-type="" manifest:full-path="Object 141/floater/"/>
  <manifest:file-entry manifest:media-type="" manifest:full-path="Object 141/popupmenu/"/>
  <manifest:file-entry manifest:media-type="text/xml" manifest:full-path="Object 141/content.xml"/>
  <manifest:file-entry manifest:media-type="" manifest:full-path="Object 141/progressbar/"/>
  <manifest:file-entry manifest:media-type="" manifest:full-path="Object 141/toolpanel/"/>
  <manifest:file-entry manifest:media-type="" manifest:full-path="Object 141/menubar/"/>
  <manifest:file-entry manifest:media-type="" manifest:full-path="Object 141/toolbar/"/>
  <manifest:file-entry manifest:media-type="text/xml" manifest:full-path="Object 141/settings.xml"/>
  <manifest:file-entry manifest:media-type="application/vnd.oasis.opendocument.formula" manifest:version="1.2" manifest:full-path="Object 141/"/>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42/Configurations2/"/>
  <manifest:file-entry manifest:media-type="" manifest:full-path="Object 142/statusbar/"/>
  <manifest:file-entry manifest:media-type="" manifest:full-path="Object 142/floater/"/>
  <manifest:file-entry manifest:media-type="" manifest:full-path="Object 142/popupmenu/"/>
  <manifest:file-entry manifest:media-type="text/xml" manifest:full-path="Object 142/content.xml"/>
  <manifest:file-entry manifest:media-type="" manifest:full-path="Object 142/progressbar/"/>
  <manifest:file-entry manifest:media-type="" manifest:full-path="Object 142/toolpanel/"/>
  <manifest:file-entry manifest:media-type="" manifest:full-path="Object 142/menubar/"/>
  <manifest:file-entry manifest:media-type="" manifest:full-path="Object 142/toolbar/"/>
  <manifest:file-entry manifest:media-type="text/xml" manifest:full-path="Object 142/settings.xml"/>
  <manifest:file-entry manifest:media-type="application/vnd.oasis.opendocument.formula" manifest:version="1.2" manifest:full-path="Object 14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43/Configurations2/"/>
  <manifest:file-entry manifest:media-type="" manifest:full-path="Object 143/statusbar/"/>
  <manifest:file-entry manifest:media-type="" manifest:full-path="Object 143/floater/"/>
  <manifest:file-entry manifest:media-type="" manifest:full-path="Object 143/popupmenu/"/>
  <manifest:file-entry manifest:media-type="text/xml" manifest:full-path="Object 143/content.xml"/>
  <manifest:file-entry manifest:media-type="" manifest:full-path="Object 143/progressbar/"/>
  <manifest:file-entry manifest:media-type="" manifest:full-path="Object 143/toolpanel/"/>
  <manifest:file-entry manifest:media-type="" manifest:full-path="Object 143/menubar/"/>
  <manifest:file-entry manifest:media-type="" manifest:full-path="Object 143/toolbar/"/>
  <manifest:file-entry manifest:media-type="text/xml" manifest:full-path="Object 143/settings.xml"/>
  <manifest:file-entry manifest:media-type="application/vnd.oasis.opendocument.formula" manifest:version="1.2" manifest:full-path="Object 143/"/>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4/Configurations2/"/>
  <manifest:file-entry manifest:media-type="" manifest:full-path="Object 144/statusbar/"/>
  <manifest:file-entry manifest:media-type="" manifest:full-path="Object 144/floater/"/>
  <manifest:file-entry manifest:media-type="" manifest:full-path="Object 144/popupmenu/"/>
  <manifest:file-entry manifest:media-type="text/xml" manifest:full-path="Object 144/content.xml"/>
  <manifest:file-entry manifest:media-type="" manifest:full-path="Object 144/progressbar/"/>
  <manifest:file-entry manifest:media-type="" manifest:full-path="Object 144/toolpanel/"/>
  <manifest:file-entry manifest:media-type="" manifest:full-path="Object 144/menubar/"/>
  <manifest:file-entry manifest:media-type="" manifest:full-path="Object 144/toolbar/"/>
  <manifest:file-entry manifest:media-type="text/xml" manifest:full-path="Object 144/settings.xml"/>
  <manifest:file-entry manifest:media-type="application/vnd.oasis.opendocument.formula" manifest:version="1.2" manifest:full-path="Object 144/"/>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61/statusbar/"/>
  <manifest:file-entry manifest:media-type="" manifest:full-path="Object 61/floater/"/>
  <manifest:file-entry manifest:media-type="" manifest:full-path="Object 61/popupmenu/"/>
  <manifest:file-entry manifest:media-type="text/xml" manifest:full-path="Object 61/content.xml"/>
  <manifest:file-entry manifest:media-type="" manifest:full-path="Object 61/progressbar/"/>
  <manifest:file-entry manifest:media-type="" manifest:full-path="Object 61/menubar/"/>
  <manifest:file-entry manifest:media-type="" manifest:full-path="Object 61/toolbar/"/>
  <manifest:file-entry manifest:media-type="text/xml" manifest:full-path="Object 61/settings.xml"/>
  <manifest:file-entry manifest:media-type="application/vnd.oasis.opendocument.formula" manifest:version="1.2" manifest:full-path="Object 61/"/>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62/statusbar/"/>
  <manifest:file-entry manifest:media-type="" manifest:full-path="Object 62/floater/"/>
  <manifest:file-entry manifest:media-type="" manifest:full-path="Object 62/popupmenu/"/>
  <manifest:file-entry manifest:media-type="text/xml" manifest:full-path="Object 62/content.xml"/>
  <manifest:file-entry manifest:media-type="" manifest:full-path="Object 62/progressbar/"/>
  <manifest:file-entry manifest:media-type="" manifest:full-path="Object 62/menubar/"/>
  <manifest:file-entry manifest:media-type="" manifest:full-path="Object 62/toolbar/"/>
  <manifest:file-entry manifest:media-type="text/xml" manifest:full-path="Object 62/settings.xml"/>
  <manifest:file-entry manifest:media-type="application/vnd.oasis.opendocument.formula" manifest:version="1.2" manifest:full-path="Object 6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formula" manifest:version="1.2" manifest:full-path="Object 63/"/>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4/statusbar/"/>
  <manifest:file-entry manifest:media-type="" manifest:full-path="Object 64/floater/"/>
  <manifest:file-entry manifest:media-type="" manifest:full-path="Object 64/popupmenu/"/>
  <manifest:file-entry manifest:media-type="text/xml" manifest:full-path="Object 64/content.xml"/>
  <manifest:file-entry manifest:media-type="" manifest:full-path="Object 64/progressbar/"/>
  <manifest:file-entry manifest:media-type="" manifest:full-path="Object 64/menubar/"/>
  <manifest:file-entry manifest:media-type="" manifest:full-path="Object 64/toolbar/"/>
  <manifest:file-entry manifest:media-type="text/xml" manifest:full-path="Object 64/settings.xml"/>
  <manifest:file-entry manifest:media-type="application/vnd.oasis.opendocument.formula" manifest:version="1.2" manifest:full-path="Object 64/"/>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content.xml"/>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007in solid #000000" fo:border-right="none" fo:border-top="0.0007in solid #000000" fo:border-bottom="0.0007in solid #000000"/>
    </style:style>
    <style:style style:name="Table1.K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Table2" style:family="table">
      <style:table-properties style:width="3.9299in" table:align="left" style:writing-mode="lr-tb"/>
    </style:style>
    <style:style style:name="Table2.A" style:family="table-column">
      <style:table-column-properties style:column-width="1.309in"/>
    </style:style>
    <style:style style:name="Table2.C" style:family="table-column">
      <style:table-column-properties style:column-width="1.3118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C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C2" style:family="table-cell">
      <style:table-cell-properties style:vertical-align="top" fo:padding="0.0382in" fo:border-left="0.0007in solid #000000" fo:border-right="0.0007in solid #000000" fo:border-top="none" fo:border-bottom="0.0007in solid #000000" style:writing-mode="lr-tb"/>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007in solid #000000" fo:border-top="none" fo:border-bottom="0.0007in solid #000000"/>
    </style:style>
    <style:style style:name="Table19.B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9.A7" style:family="table-cell">
      <style:table-cell-properties fo:background-color="#000000" fo:padding="0.0382in" fo:border-left="0.0007in solid #000000" fo:border-right="none" fo:border-top="none" fo:border-bottom="0.0007in solid #000000">
        <style:background-image/>
      </style:table-cell-properties>
    </style:style>
    <style:style style:name="Table19.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9"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0" style:family="paragraph" style:parent-style-name="Standard">
      <style:paragraph-properties fo:margin-left="0in" fo:margin-right="0in" fo:text-align="start" style:justify-single-word="false" fo:text-indent="0in" style:auto-text-indent="false"/>
    </style:style>
    <style:style style:name="P11"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Liberation Serif2" fo:font-size="12pt" style:font-size-asian="12pt" style:font-size-complex="12pt"/>
    </style:style>
    <style:style style:name="P13"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6" style:family="paragraph" style:parent-style-name="Table_20_Contents">
      <style:paragraph-properties fo:text-align="end" style:justify-single-word="false"/>
      <style:text-properties fo:font-size="10pt" style:font-size-asian="10pt" style:font-size-complex="10pt"/>
    </style:style>
    <style:style style:name="P17"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center" style:justify-single-word="false" style:snap-to-layout-grid="false"/>
      <style:text-properties style:use-window-font-color="true" style:font-name="Liberation Serif2" fo:font-size="12pt" fo:language="en" fo:country="US" style:font-name-asian="DejaVu Sans1" style:font-size-asian="12pt" style:language-asian="zxx" style:country-asian="none" style:font-name-complex="DejaVu Sans1" style:font-size-complex="12pt" style:language-complex="zxx" style:country-complex="none"/>
    </style:style>
    <style:style style:name="P20" style:family="paragraph" style:parent-style-name="Table_20_Contents">
      <style:paragraph-properties fo:text-align="center" style:justify-single-word="false" style:snap-to-layout-grid="false"/>
      <style:text-properties style:use-window-font-color="true" style:font-name="Liberation Serif2" fo:font-size="12pt" fo:language="en" fo:country="US" fo:font-weight="normal" style:font-name-asian="DejaVu Sans1" style:font-size-asian="12pt" style:language-asian="zxx" style:country-asian="none" style:font-weight-asian="normal" style:font-name-complex="DejaVu Sans1" style:font-size-complex="12pt" style:language-complex="zxx" style:country-complex="none" style:font-weight-complex="normal"/>
    </style:style>
    <style:style style:name="P21" style:family="paragraph" style:parent-style-name="Table_20_Heading">
      <style:paragraph-properties style:snap-to-layout-grid="false"/>
      <style:text-properties style:use-window-font-color="true" style:font-name="Liberation Serif2" fo:font-size="12pt" fo:language="en" fo:country="US" fo:font-style="italic"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22" style:family="paragraph" style:parent-style-name="Standard">
      <style:paragraph-properties fo:margin-left="0.4925in" fo:margin-right="0in" fo:text-align="start" style:justify-single-word="false" fo:text-indent="0in" style:auto-text-indent="false"/>
      <style:text-properties style:font-name="Liberation Serif2" fo:font-size="12pt" style:font-size-asian="10.5pt" style:font-size-complex="12pt"/>
    </style:style>
    <style:style style:name="P23" style:family="paragraph" style:parent-style-name="Standard">
      <style:paragraph-properties fo:margin-left="0.4925in" fo:margin-right="0in" fo:text-align="start" style:justify-single-word="false" fo:text-indent="0in" style:auto-text-indent="false"/>
      <style:text-properties style:font-name="Liberation Serif1" fo:font-size="12pt" style:font-size-asian="10.5pt" style:font-size-complex="12pt"/>
    </style:style>
    <style:style style:name="P24" style:family="paragraph" style:parent-style-name="Standard">
      <style:paragraph-properties fo:margin-left="0.4925in" fo:margin-right="0in" fo:text-align="start" style:justify-single-word="false" fo:text-indent="0in" style:auto-text-indent="false"/>
    </style:style>
    <style:style style:name="P25" style:family="paragraph" style:parent-style-name="Standard">
      <style:paragraph-properties fo:margin-left="0.9846in" fo:margin-right="0in" fo:text-align="start" style:justify-single-word="false" fo:text-indent="0in" style:auto-text-indent="false"/>
    </style:style>
    <style:style style:name="P26" style:family="paragraph" style:parent-style-name="Standard">
      <style:paragraph-properties fo:text-align="start" style:justify-single-word="false" fo:break-before="pag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28" style:family="paragraph" style:parent-style-name="Standard">
      <style:paragraph-properties fo:text-align="start" style:justify-single-word="false" fo:break-before="page"/>
      <style:text-properties style:font-name="Liberation Serif2" fo:font-size="24pt" fo:font-weight="normal" style:font-size-asian="24pt" style:font-weight-asian="normal" style:font-size-complex="24pt" style:font-weight-complex="normal"/>
    </style:style>
    <style:style style:name="P29" style:family="paragraph" style:parent-style-name="Standard" style:master-page-name="Standard">
      <style:paragraph-properties fo:text-align="start" style:justify-single-word="false" style:page-number="565"/>
      <style:text-properties style:font-name="Liberation Serif2" fo:font-size="12pt" fo:font-weight="normal" style:font-size-asian="10.5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31"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38"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39"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40"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41"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42"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43"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44"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45" style:family="paragraph" style:parent-style-name="Standard" style:list-style-name="L21">
      <style:paragraph-properties fo:text-align="start" style:justify-single-word="false"/>
      <style:text-properties style:font-name="Liberation Serif2" fo:font-size="12pt" style:font-size-asian="10.5pt" style:font-size-complex="12pt"/>
    </style:style>
    <style:style style:name="P46" style:family="paragraph" style:parent-style-name="Standard" style:list-style-name="L32">
      <style:paragraph-properties fo:text-align="start" style:justify-single-word="false"/>
      <style:text-properties style:font-name="Liberation Serif2" fo:font-size="12pt" style:font-size-asian="10.5pt" style:font-size-complex="12pt"/>
    </style:style>
    <style:style style:name="P47" style:family="paragraph" style:parent-style-name="Standard" style:list-style-name="L33">
      <style:paragraph-properties fo:text-align="start" style:justify-single-word="false"/>
      <style:text-properties style:font-name="Liberation Serif2" fo:font-size="12pt" style:font-size-asian="10.5pt" style:font-size-complex="12pt"/>
    </style:style>
    <style:style style:name="P48" style:family="paragraph" style:parent-style-name="Standard" style:list-style-name="L62">
      <style:paragraph-properties fo:text-align="start" style:justify-single-word="false"/>
      <style:text-properties style:font-name="Liberation Serif2" fo:font-size="12pt" style:font-size-asian="10.5pt" style:font-size-complex="12pt"/>
    </style:style>
    <style:style style:name="P49" style:family="paragraph" style:parent-style-name="Standard" style:list-style-name="L63">
      <style:paragraph-properties fo:text-align="start" style:justify-single-word="false"/>
      <style:text-properties style:font-name="Liberation Serif2" fo:font-size="12pt" style:font-size-asian="10.5pt" style:font-size-complex="12pt"/>
    </style:style>
    <style:style style:name="P50" style:family="paragraph" style:parent-style-name="Standard" style:list-style-name="L64">
      <style:paragraph-properties fo:text-align="start" style:justify-single-word="false"/>
      <style:text-properties style:font-name="Liberation Serif2" fo:font-size="12pt" style:font-size-asian="10.5pt" style:font-size-complex="12pt"/>
    </style:style>
    <style:style style:name="P51" style:family="paragraph" style:parent-style-name="Standard" style:list-style-name="L65">
      <style:paragraph-properties fo:text-align="start" style:justify-single-word="false"/>
      <style:text-properties style:font-name="Liberation Serif2" fo:font-size="12pt" style:font-size-asian="10.5pt" style:font-size-complex="12pt"/>
    </style:style>
    <style:style style:name="P52" style:family="paragraph" style:parent-style-name="Standard" style:list-style-name="L66">
      <style:paragraph-properties fo:text-align="start" style:justify-single-word="false"/>
      <style:text-properties style:font-name="Liberation Serif2" fo:font-size="12pt" style:font-size-asian="10.5pt" style:font-size-complex="12pt"/>
    </style:style>
    <style:style style:name="P53"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4" style:family="paragraph" style:parent-style-name="Standard" style:list-style-name="L67">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6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L6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7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59" style:family="paragraph" style:parent-style-name="Standard" style:list-style-name="L3">
      <style:paragraph-properties fo:text-align="start" style:justify-single-word="false"/>
    </style:style>
    <style:style style:name="P60" style:family="paragraph" style:parent-style-name="Standard" style:list-style-name="L5">
      <style:paragraph-properties fo:text-align="start" style:justify-single-word="false"/>
    </style:style>
    <style:style style:name="P61" style:family="paragraph" style:parent-style-name="Standard" style:list-style-name="L8">
      <style:paragraph-properties fo:text-align="start" style:justify-single-word="false"/>
    </style:style>
    <style:style style:name="P62" style:family="paragraph" style:parent-style-name="Standard" style:list-style-name="L13">
      <style:paragraph-properties fo:text-align="start" style:justify-single-word="false"/>
    </style:style>
    <style:style style:name="P63" style:family="paragraph" style:parent-style-name="Standard" style:list-style-name="L14">
      <style:paragraph-properties fo:text-align="start" style:justify-single-word="false"/>
    </style:style>
    <style:style style:name="P64" style:family="paragraph" style:parent-style-name="Standard" style:list-style-name="L15">
      <style:paragraph-properties fo:text-align="start" style:justify-single-word="false"/>
    </style:style>
    <style:style style:name="P65" style:family="paragraph" style:parent-style-name="Standard" style:list-style-name="L16">
      <style:paragraph-properties fo:text-align="start" style:justify-single-word="false"/>
    </style:style>
    <style:style style:name="P66" style:family="paragraph" style:parent-style-name="Standard" style:list-style-name="L17">
      <style:paragraph-properties fo:text-align="start" style:justify-single-word="false"/>
    </style:style>
    <style:style style:name="P67" style:family="paragraph" style:parent-style-name="Standard" style:list-style-name="L22">
      <style:paragraph-properties fo:text-align="start" style:justify-single-word="false"/>
    </style:style>
    <style:style style:name="P68" style:family="paragraph" style:parent-style-name="Standard" style:list-style-name="L23">
      <style:paragraph-properties fo:text-align="start" style:justify-single-word="false"/>
    </style:style>
    <style:style style:name="P69" style:family="paragraph" style:parent-style-name="Standard" style:list-style-name="L24">
      <style:paragraph-properties fo:text-align="start" style:justify-single-word="false"/>
    </style:style>
    <style:style style:name="P70" style:family="paragraph" style:parent-style-name="Standard" style:list-style-name="L25">
      <style:paragraph-properties fo:text-align="start" style:justify-single-word="false"/>
    </style:style>
    <style:style style:name="P71" style:family="paragraph" style:parent-style-name="Standard" style:list-style-name="L26">
      <style:paragraph-properties fo:text-align="start" style:justify-single-word="false"/>
    </style:style>
    <style:style style:name="P72" style:family="paragraph" style:parent-style-name="Standard" style:list-style-name="L27">
      <style:paragraph-properties fo:text-align="start" style:justify-single-word="false"/>
    </style:style>
    <style:style style:name="P73" style:family="paragraph" style:parent-style-name="Standard" style:list-style-name="L28">
      <style:paragraph-properties fo:text-align="start" style:justify-single-word="false"/>
    </style:style>
    <style:style style:name="P74" style:family="paragraph" style:parent-style-name="Standard" style:list-style-name="L29">
      <style:paragraph-properties fo:text-align="start" style:justify-single-word="false"/>
    </style:style>
    <style:style style:name="P75" style:family="paragraph" style:parent-style-name="Standard" style:list-style-name="L30">
      <style:paragraph-properties fo:text-align="start" style:justify-single-word="false"/>
    </style:style>
    <style:style style:name="P76" style:family="paragraph" style:parent-style-name="Standard" style:list-style-name="L31">
      <style:paragraph-properties fo:text-align="start" style:justify-single-word="false"/>
    </style:style>
    <style:style style:name="P77" style:family="paragraph" style:parent-style-name="Standard" style:list-style-name="L34">
      <style:paragraph-properties fo:text-align="start" style:justify-single-word="false"/>
    </style:style>
    <style:style style:name="P78" style:family="paragraph" style:parent-style-name="Standard" style:list-style-name="L35">
      <style:paragraph-properties fo:text-align="start" style:justify-single-word="false"/>
    </style:style>
    <style:style style:name="P79" style:family="paragraph" style:parent-style-name="Standard" style:list-style-name="L36">
      <style:paragraph-properties fo:text-align="start" style:justify-single-word="false"/>
    </style:style>
    <style:style style:name="P80" style:family="paragraph" style:parent-style-name="Standard" style:list-style-name="L37">
      <style:paragraph-properties fo:text-align="start" style:justify-single-word="false"/>
    </style:style>
    <style:style style:name="P81" style:family="paragraph" style:parent-style-name="Standard" style:list-style-name="L38">
      <style:paragraph-properties fo:text-align="start" style:justify-single-word="false"/>
    </style:style>
    <style:style style:name="P82" style:family="paragraph" style:parent-style-name="Standard" style:list-style-name="L39">
      <style:paragraph-properties fo:text-align="start" style:justify-single-word="false"/>
    </style:style>
    <style:style style:name="P83" style:family="paragraph" style:parent-style-name="Standard" style:list-style-name="L40">
      <style:paragraph-properties fo:text-align="start" style:justify-single-word="false"/>
    </style:style>
    <style:style style:name="P84" style:family="paragraph" style:parent-style-name="Standard" style:list-style-name="L41">
      <style:paragraph-properties fo:text-align="start" style:justify-single-word="false"/>
    </style:style>
    <style:style style:name="P85" style:family="paragraph" style:parent-style-name="Standard" style:list-style-name="L42">
      <style:paragraph-properties fo:text-align="start" style:justify-single-word="false"/>
    </style:style>
    <style:style style:name="P86" style:family="paragraph" style:parent-style-name="Standard" style:list-style-name="L43">
      <style:paragraph-properties fo:text-align="start" style:justify-single-word="false"/>
    </style:style>
    <style:style style:name="P87" style:family="paragraph" style:parent-style-name="Standard" style:list-style-name="L44">
      <style:paragraph-properties fo:text-align="start" style:justify-single-word="false"/>
    </style:style>
    <style:style style:name="P88" style:family="paragraph" style:parent-style-name="Standard" style:list-style-name="L45">
      <style:paragraph-properties fo:text-align="start" style:justify-single-word="false"/>
    </style:style>
    <style:style style:name="P89" style:family="paragraph" style:parent-style-name="Standard" style:list-style-name="L46">
      <style:paragraph-properties fo:text-align="start" style:justify-single-word="false"/>
    </style:style>
    <style:style style:name="P90" style:family="paragraph" style:parent-style-name="Standard" style:list-style-name="L47">
      <style:paragraph-properties fo:text-align="start" style:justify-single-word="false"/>
    </style:style>
    <style:style style:name="P91" style:family="paragraph" style:parent-style-name="Standard" style:list-style-name="L48">
      <style:paragraph-properties fo:text-align="start" style:justify-single-word="false"/>
    </style:style>
    <style:style style:name="P92" style:family="paragraph" style:parent-style-name="Standard" style:list-style-name="L49">
      <style:paragraph-properties fo:text-align="start" style:justify-single-word="false"/>
    </style:style>
    <style:style style:name="P93" style:family="paragraph" style:parent-style-name="Standard" style:list-style-name="L50">
      <style:paragraph-properties fo:text-align="start" style:justify-single-word="false"/>
    </style:style>
    <style:style style:name="P94" style:family="paragraph" style:parent-style-name="Standard" style:list-style-name="L51">
      <style:paragraph-properties fo:text-align="start" style:justify-single-word="false"/>
    </style:style>
    <style:style style:name="P95" style:family="paragraph" style:parent-style-name="Standard" style:list-style-name="L52">
      <style:paragraph-properties fo:text-align="start" style:justify-single-word="false"/>
    </style:style>
    <style:style style:name="P96" style:family="paragraph" style:parent-style-name="Standard" style:list-style-name="L53">
      <style:paragraph-properties fo:text-align="start" style:justify-single-word="false"/>
    </style:style>
    <style:style style:name="P97" style:family="paragraph" style:parent-style-name="Standard" style:list-style-name="L54">
      <style:paragraph-properties fo:text-align="start" style:justify-single-word="false"/>
    </style:style>
    <style:style style:name="P98" style:family="paragraph" style:parent-style-name="Standard" style:list-style-name="L55">
      <style:paragraph-properties fo:text-align="start" style:justify-single-word="false"/>
    </style:style>
    <style:style style:name="P99" style:family="paragraph" style:parent-style-name="Standard" style:list-style-name="L56">
      <style:paragraph-properties fo:text-align="start" style:justify-single-word="false"/>
    </style:style>
    <style:style style:name="P100" style:family="paragraph" style:parent-style-name="Standard" style:list-style-name="L57">
      <style:paragraph-properties fo:text-align="start" style:justify-single-word="false"/>
    </style:style>
    <style:style style:name="P101" style:family="paragraph" style:parent-style-name="Standard" style:list-style-name="L58">
      <style:paragraph-properties fo:text-align="start" style:justify-single-word="false"/>
    </style:style>
    <style:style style:name="P102" style:family="paragraph" style:parent-style-name="Standard" style:list-style-name="L59">
      <style:paragraph-properties fo:text-align="start" style:justify-single-word="false"/>
    </style:style>
    <style:style style:name="P103" style:family="paragraph" style:parent-style-name="Standard" style:list-style-name="L60">
      <style:paragraph-properties fo:text-align="start" style:justify-single-word="false"/>
    </style:style>
    <style:style style:name="P104" style:family="paragraph" style:parent-style-name="Standard" style:list-style-name="L61">
      <style:paragraph-properties fo:text-align="start" style:justify-single-word="false"/>
    </style:style>
    <style:style style:name="P105" style:family="paragraph" style:parent-style-name="Standard" style:list-style-name="L66">
      <style:paragraph-properties fo:text-align="start" style:justify-single-word="false"/>
    </style:style>
    <style:style style:name="P106" style:family="paragraph" style:parent-style-name="Standard" style:list-style-name="L71">
      <style:paragraph-properties fo:text-align="start" style:justify-single-word="false"/>
    </style:style>
    <style:style style:name="P107" style:family="paragraph" style:parent-style-name="Standard" style:list-style-name="L72">
      <style:paragraph-properties fo:text-align="start" style:justify-single-word="false"/>
    </style:style>
    <style:style style:name="P108" style:family="paragraph" style:parent-style-name="Standard" style:list-style-name="L73">
      <style:paragraph-properties fo:text-align="start" style:justify-single-word="false"/>
    </style:style>
    <style:style style:name="P109" style:family="paragraph" style:parent-style-name="Standard" style:list-style-name="L74">
      <style:paragraph-properties fo:text-align="start" style:justify-single-word="false"/>
    </style:style>
    <style:style style:name="P110" style:family="paragraph" style:parent-style-name="Standard" style:list-style-name="L76">
      <style:paragraph-properties fo:text-align="start" style:justify-single-word="false"/>
    </style:style>
    <style:style style:name="P111" style:family="paragraph" style:parent-style-name="Standard" style:list-style-name="L77">
      <style:paragraph-properties fo:text-align="start" style:justify-single-word="false"/>
    </style:style>
    <style:style style:name="P112" style:family="paragraph" style:parent-style-name="Standard" style:list-style-name="L78">
      <style:paragraph-properties fo:text-align="start" style:justify-single-word="false"/>
    </style:style>
    <style:style style:name="P113" style:family="paragraph" style:parent-style-name="Standard" style:list-style-name="L79">
      <style:paragraph-properties fo:text-align="start" style:justify-single-word="false"/>
    </style:style>
    <style:style style:name="P114" style:family="paragraph" style:parent-style-name="Standard" style:list-style-name="L80">
      <style:paragraph-properties fo:text-align="start" style:justify-single-word="false"/>
    </style:style>
    <style:style style:name="P115" style:family="paragraph" style:parent-style-name="Standard" style:list-style-name="L81">
      <style:paragraph-properties fo:text-align="start" style:justify-single-word="false"/>
    </style:style>
    <style:style style:name="P116" style:family="paragraph" style:parent-style-name="Standard" style:list-style-name="L82">
      <style:paragraph-properties fo:text-align="start" style:justify-single-word="false"/>
    </style:style>
    <style:style style:name="P117" style:family="paragraph" style:parent-style-name="Standard" style:list-style-name="L83">
      <style:paragraph-properties fo:text-align="start" style:justify-single-word="false"/>
    </style:style>
    <style:style style:name="P118" style:family="paragraph" style:parent-style-name="Standard" style:list-style-name="L84">
      <style:paragraph-properties fo:text-align="start" style:justify-single-word="false"/>
    </style:style>
    <style:style style:name="P119" style:family="paragraph" style:parent-style-name="Standard" style:list-style-name="L85">
      <style:paragraph-properties fo:text-align="start" style:justify-single-word="false"/>
    </style:style>
    <style:style style:name="P120" style:family="paragraph" style:parent-style-name="Standard" style:list-style-name="L86">
      <style:paragraph-properties fo:text-align="start" style:justify-single-word="false"/>
    </style:style>
    <style:style style:name="P121" style:family="paragraph" style:parent-style-name="Standard" style:list-style-name="L87">
      <style:paragraph-properties fo:text-align="start" style:justify-single-word="false"/>
    </style:style>
    <style:style style:name="P122" style:family="paragraph" style:parent-style-name="Standard" style:list-style-name="L88">
      <style:paragraph-properties fo:text-align="start" style:justify-single-word="false"/>
    </style:style>
    <style:style style:name="P123" style:family="paragraph" style:parent-style-name="Standard" style:list-style-name="L89">
      <style:paragraph-properties fo:text-align="start" style:justify-single-word="false"/>
    </style:style>
    <style:style style:name="P124" style:family="paragraph" style:parent-style-name="Standard" style:list-style-name="L90">
      <style:paragraph-properties fo:text-align="start" style:justify-single-word="false"/>
    </style:style>
    <style:style style:name="P125" style:family="paragraph" style:parent-style-name="Standard" style:list-style-name="L91">
      <style:paragraph-properties fo:text-align="start" style:justify-single-word="false"/>
    </style:style>
    <style:style style:name="P126" style:family="paragraph" style:parent-style-name="Standard" style:list-style-name="L92">
      <style:paragraph-properties fo:text-align="start" style:justify-single-word="false"/>
    </style:style>
    <style:style style:name="P127" style:family="paragraph" style:parent-style-name="Standard" style:list-style-name="L32">
      <style:paragraph-properties fo:text-align="start" style:justify-single-word="false"/>
      <style:text-properties style:font-name="Liberation Serif1" fo:font-size="12pt" style:font-size-asian="10.5pt" style:font-size-complex="12pt"/>
    </style:style>
    <style:style style:name="P128" style:family="paragraph" style:parent-style-name="Standard" style:list-style-name="L33">
      <style:paragraph-properties fo:text-align="start" style:justify-single-word="false"/>
      <style:text-properties style:font-name="Liberation Serif1" fo:font-size="12pt" style:font-size-asian="10.5pt" style:font-size-complex="12pt"/>
    </style:style>
    <style:style style:name="P129" style:family="paragraph" style:parent-style-name="Standard" style:list-style-name="L34">
      <style:paragraph-properties fo:text-align="start" style:justify-single-word="false"/>
      <style:text-properties style:font-name="Liberation Serif1" fo:font-size="12pt" style:font-size-asian="10.5pt" style:font-size-complex="12pt"/>
    </style:style>
    <style:style style:name="P130" style:family="paragraph" style:parent-style-name="Standard" style:list-style-name="L72">
      <style:paragraph-properties fo:text-align="start" style:justify-single-word="false"/>
      <style:text-properties style:font-name="Liberation Serif1"/>
    </style:style>
    <style:style style:name="P131" style:family="paragraph" style:parent-style-name="Standard" style:list-style-name="L75">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2"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3" style:family="paragraph" style:parent-style-name="Standard" style:list-style-name="L7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4" style:family="paragraph" style:parent-style-name="Standard" style:list-style-name="L76">
      <style:paragraph-properties fo:line-height="100%" fo:text-align="start" style:justify-single-word="false">
        <style:tab-stops>
          <style:tab-stop style:position="0.5in"/>
        </style:tab-stops>
      </style:paragraph-properties>
    </style:style>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style>
    <style:style style:name="T9" style:family="text">
      <style:text-properties style:text-position="super 58%" style:font-name="Liberation Serif1"/>
    </style:style>
    <style:style style:name="T10"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2pt" style:font-size-asian="12pt" style:font-size-complex="12pt"/>
    </style:style>
    <style:style style:name="T14" style:family="text">
      <style:text-properties style:text-overline-style="solid" style:text-overline-width="auto" style:text-overline-color="font-color"/>
    </style:style>
    <style:style style:name="T15" style:family="text">
      <style:text-properties style:font-name="Liberation Serif"/>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8"/>
      <text:p text:style-name="P29"><text:span text:style-name="T6">A</text:span><text:span text:style-name="T7">NSWER </text:span><text:span text:style-name="T6">K</text:span><text:span text:style-name="T7">EY</text:span></text:p>
      <text:p text:style-name="P7">On page 551</text:p>
      <text:section text:style-name="Sect1" text:name="Section1">
        <text:p text:style-name="P3">Chapter 1 - Numeral Systems Used in Pharmacy</text:p>
        <text:p text:style-name="P4"/>
        <text:section text:style-name="Sect2" text:name="Section2">
          <text:p text:style-name="P4">Worksheet 1-1</text:p>
          <text:list xml:id="list1607077031" text:style-name="L1">
            <text:list-item>
              <text:p text:style-name="P30">i</text:p>
            </text:list-item>
            <text:list-item>
              <text:p text:style-name="P30">ii</text:p>
            </text:list-item>
            <text:list-item>
              <text:p text:style-name="P30">iii</text:p>
            </text:list-item>
            <text:list-item>
              <text:p text:style-name="P30">iv</text:p>
            </text:list-item>
            <text:list-item>
              <text:p text:style-name="P30">v</text:p>
            </text:list-item>
            <text:list-item>
              <text:p text:style-name="P30">vi</text:p>
            </text:list-item>
            <text:list-item>
              <text:p text:style-name="P30">vii</text:p>
            </text:list-item>
            <text:list-item>
              <text:p text:style-name="P30">viii</text:p>
            </text:list-item>
            <text:list-item>
              <text:p text:style-name="P30">ix</text:p>
            </text:list-item>
            <text:list-item>
              <text:p text:style-name="P30">x</text:p>
            </text:list-item>
            <text:list-item>
              <text:p text:style-name="P30">xx</text:p>
            </text:list-item>
            <text:list-item>
              <text:p text:style-name="P30">xl</text:p>
            </text:list-item>
            <text:list-item>
              <text:p text:style-name="P30">xlv</text:p>
            </text:list-item>
            <text:list-item>
              <text:p text:style-name="P30">c</text:p>
            </text:list-item>
            <text:list-item>
              <text:p text:style-name="P30">cd</text:p>
            </text:list-item>
            <text:list-item>
              <text:p text:style-name="P30">m</text:p>
            </text:list-item>
            <text:list-item>
              <text:p text:style-name="P30">cm</text:p>
            </text:list-item>
            <text:list-item>
              <text:p text:style-name="P30">lxix</text:p>
            </text:list-item>
            <text:list-item>
              <text:p text:style-name="P30">xxiv</text:p>
            </text:list-item>
            <text:list-item>
              <text:p text:style-name="P30">mcmxcix</text:p>
            </text:list-item>
            <text:list-item>
              <text:p text:style-name="P30">9</text:p>
            </text:list-item>
            <text:list-item>
              <text:p text:style-name="P30">18</text:p>
            </text:list-item>
            <text:list-item>
              <text:p text:style-name="P30">24</text:p>
            </text:list-item>
            <text:list-item>
              <text:p text:style-name="P30">36</text:p>
            </text:list-item>
            <text:list-item>
              <text:p text:style-name="P30">3</text:p>
            </text:list-item>
            <text:list-item>
              <text:p text:style-name="P30">240</text:p>
            </text:list-item>
            <text:list-item>
              <text:p text:style-name="P30">55</text:p>
            </text:list-item>
            <text:list-item>
              <text:p text:style-name="P30">555</text:p>
            </text:list-item>
            <text:list-item>
              <text:p text:style-name="P30">1111</text:p>
            </text:list-item>
            <text:list-item>
              <text:p text:style-name="P30">999</text:p>
            </text:list-item>
            <text:list-item>
              <text:p text:style-name="P30">4</text:p>
            </text:list-item>
            <text:list-item>
              <text:p text:style-name="P30">7</text:p>
            </text:list-item>
            <text:list-item>
              <text:p text:style-name="P30">12</text:p>
            </text:list-item>
            <text:list-item>
              <text:p text:style-name="P30">16</text:p>
            </text:list-item>
            <text:list-item>
              <text:p text:style-name="P30">22</text:p>
            </text:list-item>
            <text:list-item>
              <text:p text:style-name="P30">42</text:p>
            </text:list-item>
            <text:list-item>
              <text:p text:style-name="P30">31</text:p>
            </text:list-item>
            <text:list-item>
              <text:p text:style-name="P30">1337</text:p>
            </text:list-item>
            <text:list-item>
              <text:p text:style-name="P30">2008</text:p>
            </text:list-item>
            <text:list-item>
              <text:p text:style-name="P30">1783</text:p>
            </text:list-item>
          </text:list>
        </text:section>
        <text:p text:style-name="P4"/>
        <text:section text:style-name="Sect2" text:name="Section3">
          <text:p text:style-name="P4">Worksheet 1-2</text:p>
          <text:list xml:id="list901802511" text:style-name="L2">
            <text:list-item>
              <text:p text:style-name="P31">29</text:p>
            </text:list-item>
            <text:list-item>
              <text:p text:style-name="P31">23</text:p>
            </text:list-item>
            <text:list-item>
              <text:p text:style-name="P31">5</text:p>
            </text:list-item>
            <text:list-item>
              <text:p text:style-name="P31">24</text:p>
            </text:list-item>
            <text:list-item>
              <text:p text:style-name="P31">4</text:p>
            </text:list-item>
            <text:list-item>
              <text:p text:style-name="P31">12</text:p>
            </text:list-item>
            <text:list-item>
              <text:p text:style-name="P31">xx</text:p>
            </text:list-item>
            <text:list-item>
              <text:p text:style-name="P31">xxx</text:p>
            </text:list-item>
            <text:list-item>
              <text:p text:style-name="P31">iv</text:p>
            </text:list-item>
            <text:list-item>
              <text:p text:style-name="P31">xii</text:p>
            </text:list-item>
            <text:list-item>
              <text:p text:style-name="P31">v</text:p>
            </text:list-item>
            <text:list-item>
              <text:p text:style-name="P31">xxiv</text:p>
            </text:list-item>
            <text:list-item>
              <text:p text:style-name="P31">ix</text:p>
            </text:list-item>
            <text:list-item>
              <text:p text:style-name="P31">vii</text:p>
            </text:list-item>
          </text:list>
        </text:section>
      </text:section>
      <table:table table:name="Table1" table:style-name="Table1">
        <table:table-column table:style-name="Table1.A" table:number-columns-repeated="10"/>
        <table:table-column table:style-name="Table1.K"/>
        <table:table-row>
          <table:table-cell table:style-name="Table1.A1" office:value-type="string">
            <text:p text:style-name="P11"/>
          </table:table-cell>
          <table:table-cell table:style-name="Table1.A1" office:value-type="string">
            <text:p text:style-name="P11">I</text:p>
          </table:table-cell>
          <table:table-cell table:style-name="Table1.A1" office:value-type="string">
            <text:p text:style-name="P11">II</text:p>
          </table:table-cell>
          <table:table-cell table:style-name="Table1.A1" office:value-type="string">
            <text:p text:style-name="P11">III</text:p>
          </table:table-cell>
          <table:table-cell table:style-name="Table1.A1" office:value-type="string">
            <text:p text:style-name="P11">IV</text:p>
          </table:table-cell>
          <table:table-cell table:style-name="Table1.A1" office:value-type="string">
            <text:p text:style-name="P11">V</text:p>
          </table:table-cell>
          <table:table-cell table:style-name="Table1.A1" office:value-type="string">
            <text:p text:style-name="P11">VI</text:p>
          </table:table-cell>
          <table:table-cell table:style-name="Table1.A1" office:value-type="string">
            <text:p text:style-name="P11">VII</text:p>
          </table:table-cell>
          <table:table-cell table:style-name="Table1.A1" office:value-type="string">
            <text:p text:style-name="P11">VIII</text:p>
          </table:table-cell>
          <table:table-cell table:style-name="Table1.A1" office:value-type="string">
            <text:p text:style-name="P11">IX</text:p>
          </table:table-cell>
          <table:table-cell table:style-name="Table1.K1" office:value-type="string">
            <text:p text:style-name="P11">X</text:p>
          </table:table-cell>
        </table:table-row>
        <table:table-row>
          <table:table-cell table:style-name="Table1.A2" office:value-type="string">
            <text:p text:style-name="P11">I</text:p>
          </table:table-cell>
          <table:table-cell table:style-name="Table1.A2" office:value-type="string">
            <text:p text:style-name="P12">i</text:p>
          </table:table-cell>
          <table:table-cell table:style-name="Table1.A2" office:value-type="string">
            <text:p text:style-name="P12">ii</text:p>
          </table:table-cell>
          <table:table-cell table:style-name="Table1.A2" office:value-type="string">
            <text:p text:style-name="P12">iii</text:p>
          </table:table-cell>
          <table:table-cell table:style-name="Table1.A2" office:value-type="string">
            <text:p text:style-name="P12">iv</text:p>
          </table:table-cell>
          <table:table-cell table:style-name="Table1.A2" office:value-type="string">
            <text:p text:style-name="P12">v</text:p>
          </table:table-cell>
          <table:table-cell table:style-name="Table1.A2" office:value-type="string">
            <text:p text:style-name="P12">vi</text:p>
          </table:table-cell>
          <table:table-cell table:style-name="Table1.A2" office:value-type="string">
            <text:p text:style-name="P12">vii</text:p>
          </table:table-cell>
          <table:table-cell table:style-name="Table1.A2" office:value-type="string">
            <text:p text:style-name="P12">viii</text:p>
          </table:table-cell>
          <table:table-cell table:style-name="Table1.A2" office:value-type="string">
            <text:p text:style-name="P12">ix</text:p>
          </table:table-cell>
          <table:table-cell table:style-name="Table1.K2" office:value-type="string">
            <text:p text:style-name="P12">x</text:p>
          </table:table-cell>
        </table:table-row>
        <table:table-row>
          <table:table-cell table:style-name="Table1.A2" office:value-type="string">
            <text:p text:style-name="P11">II</text:p>
          </table:table-cell>
          <table:table-cell table:style-name="Table1.A2" office:value-type="string">
            <text:p text:style-name="P12">ii</text:p>
          </table:table-cell>
          <table:table-cell table:style-name="Table1.A2" office:value-type="string">
            <text:p text:style-name="P12">iv</text:p>
          </table:table-cell>
          <table:table-cell table:style-name="Table1.A2" office:value-type="string">
            <text:p text:style-name="P12">vi</text:p>
          </table:table-cell>
          <table:table-cell table:style-name="Table1.A2" office:value-type="string">
            <text:p text:style-name="P12">viii</text:p>
          </table:table-cell>
          <table:table-cell table:style-name="Table1.A2" office:value-type="string">
            <text:p text:style-name="P12">x</text:p>
          </table:table-cell>
          <table:table-cell table:style-name="Table1.A2" office:value-type="string">
            <text:p text:style-name="P12">xii</text:p>
          </table:table-cell>
          <table:table-cell table:style-name="Table1.A2" office:value-type="string">
            <text:p text:style-name="P12">xiv</text:p>
          </table:table-cell>
          <table:table-cell table:style-name="Table1.A2" office:value-type="string">
            <text:p text:style-name="P12">xvi</text:p>
          </table:table-cell>
          <table:table-cell table:style-name="Table1.A2" office:value-type="string">
            <text:p text:style-name="P12">xviii</text:p>
          </table:table-cell>
          <table:table-cell table:style-name="Table1.K2" office:value-type="string">
            <text:p text:style-name="P12">xx</text:p>
          </table:table-cell>
        </table:table-row>
        <table:table-row>
          <table:table-cell table:style-name="Table1.A2" office:value-type="string">
            <text:p text:style-name="P11">III</text:p>
          </table:table-cell>
          <table:table-cell table:style-name="Table1.A2" office:value-type="string">
            <text:p text:style-name="P12">iii</text:p>
          </table:table-cell>
          <table:table-cell table:style-name="Table1.A2" office:value-type="string">
            <text:p text:style-name="P12">vi</text:p>
          </table:table-cell>
          <table:table-cell table:style-name="Table1.A2" office:value-type="string">
            <text:p text:style-name="P12">ix</text:p>
          </table:table-cell>
          <table:table-cell table:style-name="Table1.A2" office:value-type="string">
            <text:p text:style-name="P12">xii</text:p>
          </table:table-cell>
          <table:table-cell table:style-name="Table1.A2" office:value-type="string">
            <text:p text:style-name="P12">xv</text:p>
          </table:table-cell>
          <table:table-cell table:style-name="Table1.A2" office:value-type="string">
            <text:p text:style-name="P12">xviii</text:p>
          </table:table-cell>
          <table:table-cell table:style-name="Table1.A2" office:value-type="string">
            <text:p text:style-name="P12">xxi</text:p>
          </table:table-cell>
          <table:table-cell table:style-name="Table1.A2" office:value-type="string">
            <text:p text:style-name="P12">xxiv</text:p>
          </table:table-cell>
          <table:table-cell table:style-name="Table1.A2" office:value-type="string">
            <text:p text:style-name="P12">xxvii</text:p>
          </table:table-cell>
          <table:table-cell table:style-name="Table1.K2" office:value-type="string">
            <text:p text:style-name="P12">xxx</text:p>
          </table:table-cell>
        </table:table-row>
        <table:table-row>
          <table:table-cell table:style-name="Table1.A2" office:value-type="string">
            <text:p text:style-name="P11">IV</text:p>
          </table:table-cell>
          <table:table-cell table:style-name="Table1.A2" office:value-type="string">
            <text:p text:style-name="P12">iv</text:p>
          </table:table-cell>
          <table:table-cell table:style-name="Table1.A2" office:value-type="string">
            <text:p text:style-name="P12">viii</text:p>
          </table:table-cell>
          <table:table-cell table:style-name="Table1.A2" office:value-type="string">
            <text:p text:style-name="P12">xii</text:p>
          </table:table-cell>
          <table:table-cell table:style-name="Table1.A2" office:value-type="string">
            <text:p text:style-name="P12">xvi</text:p>
          </table:table-cell>
          <table:table-cell table:style-name="Table1.A2" office:value-type="string">
            <text:p text:style-name="P12">xx</text:p>
          </table:table-cell>
          <table:table-cell table:style-name="Table1.A2" office:value-type="string">
            <text:p text:style-name="P12">xxiv</text:p>
          </table:table-cell>
          <table:table-cell table:style-name="Table1.A2" office:value-type="string">
            <text:p text:style-name="P12">xxviii</text:p>
          </table:table-cell>
          <table:table-cell table:style-name="Table1.A2" office:value-type="string">
            <text:p text:style-name="P12">xxxii</text:p>
          </table:table-cell>
          <table:table-cell table:style-name="Table1.A2" office:value-type="string">
            <text:p text:style-name="P12">xxxvi</text:p>
          </table:table-cell>
          <table:table-cell table:style-name="Table1.K2" office:value-type="string">
            <text:p text:style-name="P12">xl</text:p>
          </table:table-cell>
        </table:table-row>
        <table:table-row>
          <table:table-cell table:style-name="Table1.A2" office:value-type="string">
            <text:p text:style-name="P11">V</text:p>
          </table:table-cell>
          <table:table-cell table:style-name="Table1.A2" office:value-type="string">
            <text:p text:style-name="P12">v</text:p>
          </table:table-cell>
          <table:table-cell table:style-name="Table1.A2" office:value-type="string">
            <text:p text:style-name="P12">x</text:p>
          </table:table-cell>
          <table:table-cell table:style-name="Table1.A2" office:value-type="string">
            <text:p text:style-name="P12">xv</text:p>
          </table:table-cell>
          <table:table-cell table:style-name="Table1.A2" office:value-type="string">
            <text:p text:style-name="P12">xx</text:p>
          </table:table-cell>
          <table:table-cell table:style-name="Table1.A2" office:value-type="string">
            <text:p text:style-name="P12">xxv</text:p>
          </table:table-cell>
          <table:table-cell table:style-name="Table1.A2" office:value-type="string">
            <text:p text:style-name="P12">xxx</text:p>
          </table:table-cell>
          <table:table-cell table:style-name="Table1.A2" office:value-type="string">
            <text:p text:style-name="P12">xxxv</text:p>
          </table:table-cell>
          <table:table-cell table:style-name="Table1.A2" office:value-type="string">
            <text:p text:style-name="P12">xl</text:p>
          </table:table-cell>
          <table:table-cell table:style-name="Table1.A2" office:value-type="string">
            <text:p text:style-name="P12">xlv</text:p>
          </table:table-cell>
          <table:table-cell table:style-name="Table1.K2" office:value-type="string">
            <text:p text:style-name="P12">l</text:p>
          </table:table-cell>
        </table:table-row>
        <table:table-row>
          <table:table-cell table:style-name="Table1.A2" office:value-type="string">
            <text:p text:style-name="P11">VI</text:p>
          </table:table-cell>
          <table:table-cell table:style-name="Table1.A2" office:value-type="string">
            <text:p text:style-name="P12">vi</text:p>
          </table:table-cell>
          <table:table-cell table:style-name="Table1.A2" office:value-type="string">
            <text:p text:style-name="P12">xii</text:p>
          </table:table-cell>
          <table:table-cell table:style-name="Table1.A2" office:value-type="string">
            <text:p text:style-name="P12">xviii</text:p>
          </table:table-cell>
          <table:table-cell table:style-name="Table1.A2" office:value-type="string">
            <text:p text:style-name="P12">xxiv</text:p>
          </table:table-cell>
          <table:table-cell table:style-name="Table1.A2" office:value-type="string">
            <text:p text:style-name="P12">xxx</text:p>
          </table:table-cell>
          <table:table-cell table:style-name="Table1.A2" office:value-type="string">
            <text:p text:style-name="P12">xxxvi</text:p>
          </table:table-cell>
          <table:table-cell table:style-name="Table1.A2" office:value-type="string">
            <text:p text:style-name="P12">xlii</text:p>
          </table:table-cell>
          <table:table-cell table:style-name="Table1.A2" office:value-type="string">
            <text:p text:style-name="P12">xlviii</text:p>
          </table:table-cell>
          <table:table-cell table:style-name="Table1.A2" office:value-type="string">
            <text:p text:style-name="P12">liv</text:p>
          </table:table-cell>
          <table:table-cell table:style-name="Table1.K2" office:value-type="string">
            <text:p text:style-name="P12">lx</text:p>
          </table:table-cell>
        </table:table-row>
        <table:table-row>
          <table:table-cell table:style-name="Table1.A2" office:value-type="string">
            <text:p text:style-name="P11">VII</text:p>
          </table:table-cell>
          <table:table-cell table:style-name="Table1.A2" office:value-type="string">
            <text:p text:style-name="P12">vii</text:p>
          </table:table-cell>
          <table:table-cell table:style-name="Table1.A2" office:value-type="string">
            <text:p text:style-name="P12">xiv</text:p>
          </table:table-cell>
          <table:table-cell table:style-name="Table1.A2" office:value-type="string">
            <text:p text:style-name="P12">xxi</text:p>
          </table:table-cell>
          <table:table-cell table:style-name="Table1.A2" office:value-type="string">
            <text:p text:style-name="P12">xxviii</text:p>
          </table:table-cell>
          <table:table-cell table:style-name="Table1.A2" office:value-type="string">
            <text:p text:style-name="P12">xxxv</text:p>
          </table:table-cell>
          <table:table-cell table:style-name="Table1.A2" office:value-type="string">
            <text:p text:style-name="P12">xlii</text:p>
          </table:table-cell>
          <table:table-cell table:style-name="Table1.A2" office:value-type="string">
            <text:p text:style-name="P12">xlix</text:p>
          </table:table-cell>
          <table:table-cell table:style-name="Table1.A2" office:value-type="string">
            <text:p text:style-name="P12">lvi</text:p>
          </table:table-cell>
          <table:table-cell table:style-name="Table1.A2" office:value-type="string">
            <text:p text:style-name="P12">lxiii</text:p>
          </table:table-cell>
          <table:table-cell table:style-name="Table1.K2" office:value-type="string">
            <text:p text:style-name="P12">lxx</text:p>
          </table:table-cell>
        </table:table-row>
        <table:table-row>
          <table:table-cell table:style-name="Table1.A2" office:value-type="string">
            <text:p text:style-name="P11">VIII</text:p>
          </table:table-cell>
          <table:table-cell table:style-name="Table1.A2" office:value-type="string">
            <text:p text:style-name="P12">viii</text:p>
          </table:table-cell>
          <table:table-cell table:style-name="Table1.A2" office:value-type="string">
            <text:p text:style-name="P12">xvi</text:p>
          </table:table-cell>
          <table:table-cell table:style-name="Table1.A2" office:value-type="string">
            <text:p text:style-name="P12">xxiv</text:p>
          </table:table-cell>
          <table:table-cell table:style-name="Table1.A2" office:value-type="string">
            <text:p text:style-name="P12">xxxii</text:p>
          </table:table-cell>
          <table:table-cell table:style-name="Table1.A2" office:value-type="string">
            <text:p text:style-name="P12">xl</text:p>
          </table:table-cell>
          <table:table-cell table:style-name="Table1.A2" office:value-type="string">
            <text:p text:style-name="P12">xlviii</text:p>
          </table:table-cell>
          <table:table-cell table:style-name="Table1.A2" office:value-type="string">
            <text:p text:style-name="P12">lvi</text:p>
          </table:table-cell>
          <table:table-cell table:style-name="Table1.A2" office:value-type="string">
            <text:p text:style-name="P12">lxiv</text:p>
          </table:table-cell>
          <table:table-cell table:style-name="Table1.A2" office:value-type="string">
            <text:p text:style-name="P12">lxxii</text:p>
          </table:table-cell>
          <table:table-cell table:style-name="Table1.K2" office:value-type="string">
            <text:p text:style-name="P12">lxxx</text:p>
          </table:table-cell>
        </table:table-row>
        <table:table-row>
          <table:table-cell table:style-name="Table1.A2" office:value-type="string">
            <text:p text:style-name="P11">IX</text:p>
          </table:table-cell>
          <table:table-cell table:style-name="Table1.A2" office:value-type="string">
            <text:p text:style-name="P12">ix</text:p>
          </table:table-cell>
          <table:table-cell table:style-name="Table1.A2" office:value-type="string">
            <text:p text:style-name="P12">xviii</text:p>
          </table:table-cell>
          <table:table-cell table:style-name="Table1.A2" office:value-type="string">
            <text:p text:style-name="P12">xxvii</text:p>
          </table:table-cell>
          <table:table-cell table:style-name="Table1.A2" office:value-type="string">
            <text:p text:style-name="P12">xxxvi</text:p>
          </table:table-cell>
          <table:table-cell table:style-name="Table1.A2" office:value-type="string">
            <text:p text:style-name="P12">xlv</text:p>
          </table:table-cell>
          <table:table-cell table:style-name="Table1.A2" office:value-type="string">
            <text:p text:style-name="P12">liv</text:p>
          </table:table-cell>
          <table:table-cell table:style-name="Table1.A2" office:value-type="string">
            <text:p text:style-name="P12">lxiii</text:p>
          </table:table-cell>
          <table:table-cell table:style-name="Table1.A2" office:value-type="string">
            <text:p text:style-name="P12">lxxii</text:p>
          </table:table-cell>
          <table:table-cell table:style-name="Table1.A2" office:value-type="string">
            <text:p text:style-name="P12">lxxxi</text:p>
          </table:table-cell>
          <table:table-cell table:style-name="Table1.K2" office:value-type="string">
            <text:p text:style-name="P12">xc</text:p>
          </table:table-cell>
        </table:table-row>
        <table:table-row>
          <table:table-cell table:style-name="Table1.A2" office:value-type="string">
            <text:p text:style-name="P11">X</text:p>
          </table:table-cell>
          <table:table-cell table:style-name="Table1.A2" office:value-type="string">
            <text:p text:style-name="P12">x</text:p>
          </table:table-cell>
          <table:table-cell table:style-name="Table1.A2" office:value-type="string">
            <text:p text:style-name="P12">xx</text:p>
          </table:table-cell>
          <table:table-cell table:style-name="Table1.A2" office:value-type="string">
            <text:p text:style-name="P12">xxx</text:p>
          </table:table-cell>
          <table:table-cell table:style-name="Table1.A2" office:value-type="string">
            <text:p text:style-name="P12">xl</text:p>
          </table:table-cell>
          <table:table-cell table:style-name="Table1.A2" office:value-type="string">
            <text:p text:style-name="P12">l</text:p>
          </table:table-cell>
          <table:table-cell table:style-name="Table1.A2" office:value-type="string">
            <text:p text:style-name="P12">lx</text:p>
          </table:table-cell>
          <table:table-cell table:style-name="Table1.A2" office:value-type="string">
            <text:p text:style-name="P12">lxx</text:p>
          </table:table-cell>
          <table:table-cell table:style-name="Table1.A2" office:value-type="string">
            <text:p text:style-name="P12">lxxx</text:p>
          </table:table-cell>
          <table:table-cell table:style-name="Table1.A2" office:value-type="string">
            <text:p text:style-name="P12">xc</text:p>
          </table:table-cell>
          <table:table-cell table:style-name="Table1.K2" office:value-type="string">
            <text:p text:style-name="P12">c</text:p>
          </table:table-cell>
        </table:table-row>
      </table:table>
      <text:p text:style-name="P4"/>
      <text:section text:style-name="Sect2" text:name="Section4">
        <text:p text:style-name="P4">Worksheet 1-3</text:p>
        <text:list xml:id="list1452285367" text:style-name="L3">
          <text:list-item>
            <text:p text:style-name="P32">hundreds place</text:p>
          </text:list-item>
          <text:list-item>
            <text:p text:style-name="P32">hundred-thousands place</text:p>
          </text:list-item>
          <text:list-item>
            <text:p text:style-name="P32">ten-millions place</text:p>
          </text:list-item>
          <text:list-item>
            <text:p text:style-name="P32">tenths place</text:p>
          </text:list-item>
          <text:list-item>
            <text:p text:style-name="P32">ten-thousandths place</text:p>
          </text:list-item>
          <text:list-item>
            <text:p text:style-name="P32">ones place</text:p>
          </text:list-item>
          <text:list-item>
            <text:p text:style-name="P32">12,004,025</text:p>
          </text:list-item>
          <text:list-item>
            <text:p text:style-name="P32">31,337</text:p>
          </text:list-item>
          <text:list-item>
            <text:p text:style-name="P32">5,318,008</text:p>
          </text:list-item>
          <text:list-item>
            <text:p text:style-name="P32">0.7</text:p>
          </text:list-item>
          <text:list-item>
            <text:p text:style-name="P32">0.39</text:p>
          </text:list-item>
          <text:list-item>
            <text:p text:style-name="P32">15.7</text:p>
          </text:list-item>
          <text:list-item>
            <text:p text:style-name="P32">6.07</text:p>
          </text:list-item>
          <text:list-item>
            <text:p text:style-name="P32">705.0107</text:p>
          </text:list-item>
          <text:list-item>
            <text:p text:style-name="P32"><text:soft-page-break/>0.7</text:p>
          </text:list-item>
          <text:list-item>
            <text:p text:style-name="P32">95.07</text:p>
          </text:list-item>
          <text:list-item>
            <text:p text:style-name="P32">0.57</text:p>
          </text:list-item>
          <text:list-item>
            <text:p text:style-name="P32">0.0019</text:p>
          </text:list-item>
          <text:list-item>
            <text:p text:style-name="P32">406.0214</text:p>
          </text:list-item>
          <text:list-item>
            <text:p text:style-name="P32">507.0112</text:p>
          </text:list-item>
          <text:list-item>
            <text:p text:style-name="P32"><draw:frame draw:style-name="fr4" draw:name="Object1" text:anchor-type="as-char" svg:width="0.2819in" svg:height="0.3929in" draw:z-index="0"><draw:object xlink:href="./Object 1" xlink:type="simple" xlink:show="embed" xlink:actuate="onLoad"/><draw:image xlink:href="./ObjectReplacements/Object 1" xlink:type="simple" xlink:show="embed" xlink:actuate="onLoad"/></draw:frame></text:p>
          </text:list-item>
          <text:list-item>
            <text:p text:style-name="P32"><draw:frame draw:style-name="fr4" draw:name="Object2" text:anchor-type="as-char" svg:width="0.3661in" svg:height="0.3929in" draw:z-index="35"><draw:object xlink:href="./Object 2" xlink:type="simple" xlink:show="embed" xlink:actuate="onLoad"/><draw:image xlink:href="./ObjectReplacements/Object 2" xlink:type="simple" xlink:show="embed" xlink:actuate="onLoad"/></draw:frame></text:p>
          </text:list-item>
          <text:list-item>
            <text:p text:style-name="P32"><draw:frame draw:style-name="fr4" draw:name="Object3" text:anchor-type="as-char" svg:width="0.4902in" svg:height="0.3929in" draw:z-index="36"><draw:object xlink:href="./Object 3" xlink:type="simple" xlink:show="embed" xlink:actuate="onLoad"/><draw:image xlink:href="./ObjectReplacements/Object 3" xlink:type="simple" xlink:show="embed" xlink:actuate="onLoad"/></draw:frame></text:p>
          </text:list-item>
          <text:list-item>
            <text:p text:style-name="P32"><draw:frame draw:style-name="fr4" draw:name="Object4" text:anchor-type="as-char" svg:width="0.5744in" svg:height="0.3929in" draw:z-index="37"><draw:object xlink:href="./Object 4" xlink:type="simple" xlink:show="embed" xlink:actuate="onLoad"/><draw:image xlink:href="./ObjectReplacements/Object 4" xlink:type="simple" xlink:show="embed" xlink:actuate="onLoad"/></draw:frame></text:p>
          </text:list-item>
          <text:list-item>
            <text:p text:style-name="P59"><text:span text:style-name="T1">13</text:span><text:span text:style-name="T1"><draw:frame draw:style-name="fr4" draw:name="Object5" text:anchor-type="as-char" svg:width="0.7819in" svg:height="0.3929in" draw:z-index="38"><draw:object xlink:href="./Object 5" xlink:type="simple" xlink:show="embed" xlink:actuate="onLoad"/><draw:image xlink:href="./ObjectReplacements/Object 5" xlink:type="simple" xlink:show="embed" xlink:actuate="onLoad"/></draw:frame></text:span></text:p>
          </text:list-item>
          <text:list-item>
            <text:p text:style-name="P59"><text:span text:style-name="T1">80</text:span><text:span text:style-name="T1"><draw:frame draw:style-name="fr4" draw:name="Object6" text:anchor-type="as-char" svg:width="0.6575in" svg:height="0.3929in" draw:z-index="39"><draw:object xlink:href="./Object 6" xlink:type="simple" xlink:show="embed" xlink:actuate="onLoad"/><draw:image xlink:href="./ObjectReplacements/Object 6" xlink:type="simple" xlink:show="embed" xlink:actuate="onLoad"/></draw:frame></text:span></text:p>
          </text:list-item>
        </text:list>
      </text:section>
      <text:p text:style-name="P4"/>
      <text:section text:style-name="Sect2" text:name="Section5">
        <text:p text:style-name="P4">Worksheet 1-4</text:p>
        <text:list xml:id="list1923915235" text:style-name="L4">
          <text:list-item>
            <text:p text:style-name="P33">103</text:p>
          </text:list-item>
          <text:list-item>
            <text:p text:style-name="P33">1</text:p>
          </text:list-item>
          <text:list-item>
            <text:p text:style-name="P33">88</text:p>
          </text:list-item>
          <text:list-item>
            <text:p text:style-name="P33">100</text:p>
          </text:list-item>
          <text:list-item>
            <text:p text:style-name="P33">187</text:p>
          </text:list-item>
          <text:list-item>
            <text:p text:style-name="P33">29,002</text:p>
          </text:list-item>
          <text:list-item>
            <text:p text:style-name="P33">1.0</text:p>
          </text:list-item>
          <text:list-item>
            <text:p text:style-name="P33">99.7</text:p>
          </text:list-item>
          <text:list-item>
            <text:p text:style-name="P33">2.5</text:p>
          </text:list-item>
          <text:list-item>
            <text:p text:style-name="P33">29,001.5</text:p>
          </text:list-item>
          <text:list-item>
            <text:p text:style-name="P33">187.5</text:p>
          </text:list-item>
          <text:list-item>
            <text:p text:style-name="P33">13.0</text:p>
          </text:list-item>
          <text:list-item>
            <text:p text:style-name="P33">187.50</text:p>
          </text:list-item>
          <text:list-item>
            <text:p text:style-name="P33">12.99</text:p>
          </text:list-item>
          <text:list-item>
            <text:p text:style-name="P33">29,000.50</text:p>
          </text:list-item>
          <text:list-item>
            <text:p text:style-name="P33">1,234,567.87</text:p>
          </text:list-item>
          <text:list-item>
            <text:p text:style-name="P33">66.67</text:p>
          </text:list-item>
          <text:list-item>
            <text:p text:style-name="P33">5,454.55</text:p>
          </text:list-item>
          <text:list-item>
            <text:p text:style-name="P33">3</text:p>
          </text:list-item>
          <text:list-item>
            <text:p text:style-name="P33">4</text:p>
          </text:list-item>
          <text:list-item>
            <text:p text:style-name="P33">2</text:p>
          </text:list-item>
          <text:list-item>
            <text:p text:style-name="P33">3</text:p>
          </text:list-item>
          <text:list-item>
            <text:p text:style-name="P33">3</text:p>
          </text:list-item>
          <text:list-item>
            <text:p text:style-name="P33">1</text:p>
          </text:list-item>
          <text:list-item>
            <text:p text:style-name="P33">2</text:p>
          </text:list-item>
          <text:list-item>
            <text:p text:style-name="P33">2</text:p>
          </text:list-item>
          <text:list-item>
            <text:p text:style-name="P33">1</text:p>
          </text:list-item>
        </text:list>
      </text:section>
      <text:p text:style-name="P4"/>
      <text:section text:style-name="Sect2" text:name="Section6">
        <text:p text:style-name="P4">Worksheet 1-5</text:p>
        <text:list xml:id="list290804335" text:style-name="L5">
          <text:list-item>
            <text:p text:style-name="P34">55,886</text:p>
          </text:list-item>
          <text:list-item>
            <text:p text:style-name="P34">5.25</text:p>
          </text:list-item>
          <text:list-item>
            <text:p text:style-name="P34">43.79</text:p>
          </text:list-item>
          <text:list-item>
            <text:p text:style-name="P34">97.16</text:p>
          </text:list-item>
          <text:list-item>
            <text:p text:style-name="P34">35.75</text:p>
          </text:list-item>
          <text:list-item>
            <text:p text:style-name="P34">86.964</text:p>
          </text:list-item>
          <text:list-item>
            <text:p text:style-name="P34">73</text:p>
          </text:list-item>
          <text:list-item>
            <text:p text:style-name="P34">8238</text:p>
          </text:list-item>
          <text:list-item>
            <text:p text:style-name="P34">54.17</text:p>
          </text:list-item>
          <text:list-item>
            <text:p text:style-name="P34">88.10</text:p>
          </text:list-item>
          <text:list-item>
            <text:p text:style-name="P34">37.03</text:p>
          </text:list-item>
          <text:list-item>
            <text:p text:style-name="P34">34.342</text:p>
          </text:list-item>
          <text:list-item>
            <text:p text:style-name="P34">696</text:p>
          </text:list-item>
          <text:list-item>
            <text:p text:style-name="P34">4.91</text:p>
          </text:list-item>
          <text:list-item>
            <text:p text:style-name="P34">6.39</text:p>
          </text:list-item>
          <text:list-item>
            <text:p text:style-name="P34">96.98</text:p>
          </text:list-item>
          <text:list-item>
            <text:p text:style-name="P34">26.35</text:p>
          </text:list-item>
          <text:list-item>
            <text:p text:style-name="P34">83.436</text:p>
          </text:list-item>
          <text:list-item>
            <text:p text:style-name="P34">1664</text:p>
          </text:list-item>
          <text:list-item>
            <text:p text:style-name="P34">15.97</text:p>
          </text:list-item>
          <text:list-item>
            <text:p text:style-name="P34">88.06</text:p>
          </text:list-item>
          <text:list-item>
            <text:p text:style-name="P34">0.958</text:p>
          </text:list-item>
          <text:list-item>
            <text:p text:style-name="P34">0.45</text:p>
          </text:list-item>
          <text:list-item>
            <text:p text:style-name="P34">0.839</text:p>
          </text:list-item>
          <text:list-item>
            <text:p text:style-name="P34">0.086 kg</text:p>
          </text:list-item>
          <text:list-item>
            <text:p text:style-name="P60"><text:span text:style-name="T1">37.4</text:span><text:span text:style-name="T3">°</text:span><text:span text:style-name="T1"> C</text:span></text:p>
          </text:list-item>
        </text:list>
      </text:section>
      <text:p text:style-name="P4"/>
      <text:section text:style-name="Sect2" text:name="Section7">
        <text:p text:style-name="P4">Worksheet 1-6</text:p>
        <text:list xml:id="list46766544" text:style-name="L6">
          <text:list-item>
            <text:p text:style-name="P35">780,690,145</text:p>
          </text:list-item>
          <text:list-item>
            <text:p text:style-name="P35">1.015</text:p>
          </text:list-item>
          <text:list-item>
            <text:p text:style-name="P35">366.212</text:p>
          </text:list-item>
          <text:list-item>
            <text:p text:style-name="P35">4.1454</text:p>
          </text:list-item>
          <text:list-item>
            <text:p text:style-name="P35">370.962</text:p>
          </text:list-item>
          <text:list-item>
            <text:p text:style-name="P35">41.8481</text:p>
          </text:list-item>
          <text:list-item>
            <text:p text:style-name="P35">8,238</text:p>
          </text:list-item>
          <text:list-item>
            <text:p text:style-name="P35">669.837</text:p>
          </text:list-item>
          <text:list-item>
            <text:p text:style-name="P35">1.7616</text:p>
          </text:list-item>
          <text:list-item>
            <text:p text:style-name="P35">0.01164</text:p>
          </text:list-item>
          <text:list-item>
            <text:p text:style-name="P35">18.225</text:p>
          </text:list-item>
          <text:list-item>
            <text:p text:style-name="P35">0.106512</text:p>
          </text:list-item>
          <text:list-item>
            <text:p text:style-name="P35">81 mg</text:p>
          </text:list-item>
          <text:list-item>
            <text:p text:style-name="P35">$210.72</text:p>
          </text:list-item>
          <text:list-item>
            <text:p text:style-name="P35">734.4 mg</text:p>
          </text:list-item>
        </text:list>
      </text:section>
      <text:p text:style-name="P4"/>
      <text:section text:style-name="Sect2" text:name="Section8">
        <text:p text:style-name="P4">Worksheet 1-7</text:p>
        <text:list xml:id="list1542918084" text:style-name="L7">
          <text:list-item>
            <text:p text:style-name="P36">105</text:p>
          </text:list-item>
          <text:list-item>
            <text:p text:style-name="P36">16.24</text:p>
          </text:list-item>
          <text:list-item>
            <text:p text:style-name="P36">1.362</text:p>
          </text:list-item>
          <text:list-item>
            <text:p text:style-name="P36">1151.5</text:p>
          </text:list-item>
          <text:list-item>
            <text:p text:style-name="P36">6.774</text:p>
          </text:list-item>
          <text:list-item>
            <text:p text:style-name="P36">0.043</text:p>
          </text:list-item>
          <text:list-item>
            <text:p text:style-name="P36">0.015</text:p>
          </text:list-item>
          <text:list-item>
            <text:p text:style-name="P36">1.836</text:p>
          </text:list-item>
          <text:list-item>
            <text:p text:style-name="P36">440.4</text:p>
          </text:list-item>
          <text:list-item>
            <text:p text:style-name="P36">80.833</text:p>
          </text:list-item>
          <text:list-item>
            <text:p text:style-name="P36">0.9</text:p>
          </text:list-item>
          <text:list-item>
            <text:p text:style-name="P36">8.491</text:p>
          </text:list-item>
          <text:list-item>
            <text:p text:style-name="P36">32 bottles</text:p>
          </text:list-item>
          <text:list-item>
            <text:p text:style-name="P36">200 days</text:p>
          </text:list-item>
          <text:list-item>
            <text:p text:style-name="P36">120 capsules</text:p>
          </text:list-item>
          <text:list-item>
            <text:p text:style-name="P36">8 days' supply</text:p>
          </text:list-item>
        </text:list>
      </text:section>
      <text:p text:style-name="P4"/>
      <text:section text:style-name="Sect2" text:name="Section9">
        <text:p text:style-name="P4">Worksheet 1-8</text:p>
        <text:list xml:id="list798738937" text:style-name="L8">
          <text:list-item>
            <text:p text:style-name="P37">xxxviii</text:p>
          </text:list-item>
          <text:list-item>
            <text:p text:style-name="P37">dli</text:p>
          </text:list-item>
          <text:list-item>
            <text:p text:style-name="P37">xxiv</text:p>
          </text:list-item>
          <text:list-item>
            <text:p text:style-name="P37">21</text:p>
          </text:list-item>
          <text:list-item>
            <text:p text:style-name="P37">400</text:p>
          </text:list-item>
          <text:list-item>
            <text:p text:style-name="P37">48</text:p>
          </text:list-item>
          <text:list-item>
            <text:p text:style-name="P37">ten-thousands place</text:p>
          </text:list-item>
          <text:list-item>
            <text:p text:style-name="P37">hundredths place</text:p>
          </text:list-item>
          <text:list-item>
            <text:p text:style-name="P37">tenths place</text:p>
          </text:list-item>
          <text:list-item>
            <text:p text:style-name="P37">2,015,600</text:p>
          </text:list-item>
          <text:list-item>
            <text:p text:style-name="P37">0.4004</text:p>
          </text:list-item>
          <text:list-item>
            <text:p text:style-name="P61"><text:soft-page-break/><text:span text:style-name="T1">9,876.</text:span><text:span text:style-name="T1">5432</text:span></text:p>
          </text:list-item>
          <text:list-item>
            <text:p text:style-name="P37">32,349</text:p>
          </text:list-item>
          <text:list-item>
            <text:p text:style-name="P37">82.25</text:p>
          </text:list-item>
          <text:list-item>
            <text:p text:style-name="P37">23.7</text:p>
          </text:list-item>
          <text:list-item>
            <text:p text:style-name="P37">40.842</text:p>
          </text:list-item>
          <text:list-item>
            <text:p text:style-name="P37">111.95</text:p>
          </text:list-item>
          <text:list-item>
            <text:p text:style-name="P37">134.79</text:p>
          </text:list-item>
          <text:list-item>
            <text:p text:style-name="P37">7,385</text:p>
          </text:list-item>
          <text:list-item>
            <text:p text:style-name="P37">81.89</text:p>
          </text:list-item>
          <text:list-item>
            <text:p text:style-name="P37">22.3</text:p>
          </text:list-item>
          <text:list-item>
            <text:p text:style-name="P37">92.9</text:p>
          </text:list-item>
          <text:list-item>
            <text:p text:style-name="P37">102.65</text:p>
          </text:list-item>
          <text:list-item>
            <text:p text:style-name="P37">29.01</text:p>
          </text:list-item>
          <text:list-item>
            <text:p text:style-name="P37">240</text:p>
          </text:list-item>
          <text:list-item>
            <text:p text:style-name="P37">74.4</text:p>
          </text:list-item>
          <text:list-item>
            <text:p text:style-name="P37">.1107</text:p>
          </text:list-item>
          <text:list-item>
            <text:p text:style-name="P37">10.4016</text:p>
          </text:list-item>
          <text:list-item>
            <text:p text:style-name="P37">0.1176</text:p>
          </text:list-item>
          <text:list-item>
            <text:p text:style-name="P37">20.99579</text:p>
          </text:list-item>
          <text:list-item>
            <text:p text:style-name="P37">61.5</text:p>
          </text:list-item>
          <text:list-item>
            <text:p text:style-name="P37">104.33</text:p>
          </text:list-item>
          <text:list-item>
            <text:p text:style-name="P37">1.36</text:p>
          </text:list-item>
          <text:list-item>
            <text:p text:style-name="P37">41.18</text:p>
          </text:list-item>
          <text:list-item>
            <text:p text:style-name="P37">0.2</text:p>
          </text:list-item>
          <text:list-item>
            <text:p text:style-name="P37">0.12</text:p>
          </text:list-item>
          <text:list-item>
            <text:p text:style-name="P37">454 grams</text:p>
          </text:list-item>
          <text:list-item>
            <text:p text:style-name="P37">2.3 kilograms</text:p>
          </text:list-item>
          <text:list-item>
            <text:p text:style-name="P37">$29.88</text:p>
          </text:list-item>
          <text:list-item>
            <text:p text:style-name="P37">14 days</text:p>
          </text:list-item>
        </text:list>
      </text:section>
      <text:p text:style-name="P4"/>
      <text:p text:style-name="P3">Chapter 2 - Fractions</text:p>
      <text:p text:style-name="P4"/>
      <text:section text:style-name="Sect2" text:name="Section10">
        <text:p text:style-name="P4">Worksheet 2-1</text:p>
        <text:list xml:id="list1351224285" text:style-name="L9">
          <text:list-item>
            <text:p text:style-name="P38">0.2</text:p>
          </text:list-item>
          <text:list-item>
            <text:p text:style-name="P38">0.5</text:p>
          </text:list-item>
          <text:list-item>
            <text:p text:style-name="P38">0.5</text:p>
          </text:list-item>
          <text:list-item>
            <text:p text:style-name="P38">0.1</text:p>
          </text:list-item>
          <text:list-item>
            <text:p text:style-name="P38">0.083</text:p>
          </text:list-item>
          <text:list-item>
            <text:p text:style-name="P38">0.01</text:p>
          </text:list-item>
          <text:list-item>
            <text:p text:style-name="P38">0.001</text:p>
          </text:list-item>
          <text:list-item>
            <text:p text:style-name="P38">0.667</text:p>
          </text:list-item>
          <text:list-item>
            <text:p text:style-name="P38">0.75</text:p>
          </text:list-item>
          <text:list-item>
            <text:p text:style-name="P38">0.8</text:p>
          </text:list-item>
          <text:list-item>
            <text:p text:style-name="P38">0.375</text:p>
          </text:list-item>
          <text:list-item>
            <text:p text:style-name="P38">0.417</text:p>
          </text:list-item>
          <text:list-item>
            <text:p text:style-name="P38">0.389</text:p>
          </text:list-item>
          <text:list-item>
            <text:p text:style-name="P38">0.364</text:p>
          </text:list-item>
          <text:list-item>
            <text:p text:style-name="P38">0.091</text:p>
          </text:list-item>
          <text:list-item>
            <text:p text:style-name="P38">0.143</text:p>
          </text:list-item>
          <text:list-item>
            <text:p text:style-name="P38">0.164</text:p>
          </text:list-item>
          <text:list-item>
            <text:p text:style-name="P38">0.206</text:p>
          </text:list-item>
          <text:list-item>
            <text:p text:style-name="P38">0.211</text:p>
          </text:list-item>
          <text:list-item>
            <text:p text:style-name="P38">0.277</text:p>
          </text:list-item>
          <text:list-item>
            <text:p text:style-name="P38"><draw:frame draw:style-name="fr4" draw:name="Object7" text:anchor-type="as-char" svg:width="0.1984in" svg:height="0.3929in" draw:z-index="40"><draw:object xlink:href="./Object 7" xlink:type="simple" xlink:show="embed" xlink:actuate="onLoad"/><draw:image xlink:href="./ObjectReplacements/Object 7" xlink:type="simple" xlink:show="embed" xlink:actuate="onLoad"/></draw:frame></text:p>
          </text:list-item>
          <text:list-item>
            <text:p text:style-name="P38"><draw:frame draw:style-name="fr4" draw:name="Object8" text:anchor-type="as-char" svg:width="0.1972in" svg:height="0.3929in" draw:z-index="41"><draw:object xlink:href="./Object 8" xlink:type="simple" xlink:show="embed" xlink:actuate="onLoad"/><draw:image xlink:href="./ObjectReplacements/Object 8" xlink:type="simple" xlink:show="embed" xlink:actuate="onLoad"/></draw:frame></text:p>
          </text:list-item>
          <text:list-item>
            <text:p text:style-name="P38"><draw:frame draw:style-name="fr4" draw:name="Object9" text:anchor-type="as-char" svg:width="0.2075in" svg:height="0.3929in" draw:z-index="42"><draw:object xlink:href="./Object 9" xlink:type="simple" xlink:show="embed" xlink:actuate="onLoad"/><draw:image xlink:href="./ObjectReplacements/Object 9" xlink:type="simple" xlink:show="embed" xlink:actuate="onLoad"/></draw:frame></text:p>
          </text:list-item>
          <text:list-item>
            <text:p text:style-name="P38"><draw:frame draw:style-name="fr4" draw:name="Object10" text:anchor-type="as-char" svg:width="0.2819in" svg:height="0.3929in" draw:z-index="43"><draw:object xlink:href="./Object 10" xlink:type="simple" xlink:show="embed" xlink:actuate="onLoad"/><draw:image xlink:href="./ObjectReplacements/Object 10" xlink:type="simple" xlink:show="embed" xlink:actuate="onLoad"/></draw:frame></text:p>
          </text:list-item>
          <text:list-item>
            <text:p text:style-name="P38"><draw:frame draw:style-name="fr4" draw:name="Object11" text:anchor-type="as-char" svg:width="0.2799in" svg:height="0.3929in" draw:z-index="44"><draw:object xlink:href="./Object 11" xlink:type="simple" xlink:show="embed" xlink:actuate="onLoad"/><draw:image xlink:href="./ObjectReplacements/Object 11" xlink:type="simple" xlink:show="embed" xlink:actuate="onLoad"/></draw:frame></text:p>
          </text:list-item>
          <text:list-item>
            <text:p text:style-name="P38"><draw:frame draw:style-name="fr4" draw:name="Object12" text:anchor-type="as-char" svg:width="0.3654in" svg:height="0.3929in" draw:z-index="45"><draw:object xlink:href="./Object 12" xlink:type="simple" xlink:show="embed" xlink:actuate="onLoad"/><draw:image xlink:href="./ObjectReplacements/Object 12" xlink:type="simple" xlink:show="embed" xlink:actuate="onLoad"/></draw:frame></text:p>
          </text:list-item>
          <text:list-item>
            <text:p text:style-name="P38"><draw:frame draw:style-name="fr4" draw:name="Object13" text:anchor-type="as-char" svg:width="0.4484in" svg:height="0.3929in" draw:z-index="46"><draw:object xlink:href="./Object 13" xlink:type="simple" xlink:show="embed" xlink:actuate="onLoad"/><draw:image xlink:href="./ObjectReplacements/Object 13" xlink:type="simple" xlink:show="embed" xlink:actuate="onLoad"/></draw:frame></text:p>
          </text:list-item>
          <text:list-item>
            <text:p text:style-name="P38"><draw:frame draw:style-name="fr4" draw:name="Object14" text:anchor-type="as-char" svg:width="0.1984in" svg:height="0.3929in" draw:z-index="47"><draw:object xlink:href="./Object 14" xlink:type="simple" xlink:show="embed" xlink:actuate="onLoad"/><draw:image xlink:href="./ObjectReplacements/Object 14" xlink:type="simple" xlink:show="embed" xlink:actuate="onLoad"/></draw:frame></text:p>
          </text:list-item>
          <text:list-item>
            <text:p text:style-name="P38"><draw:frame draw:style-name="fr4" draw:name="Object15" text:anchor-type="as-char" svg:width="0.2075in" svg:height="0.3929in" draw:z-index="48"><draw:object xlink:href="./Object 15" xlink:type="simple" xlink:show="embed" xlink:actuate="onLoad"/><draw:image xlink:href="./ObjectReplacements/Object 15" xlink:type="simple" xlink:show="embed" xlink:actuate="onLoad"/></draw:frame></text:p>
          </text:list-item>
          <text:list-item>
            <text:p text:style-name="P38"><draw:frame draw:style-name="fr4" draw:name="Object16" text:anchor-type="as-char" svg:width="0.2075in" svg:height="0.3929in" draw:z-index="49"><draw:object xlink:href="./Object 16" xlink:type="simple" xlink:show="embed" xlink:actuate="onLoad"/><draw:image xlink:href="./ObjectReplacements/Object 16" xlink:type="simple" xlink:show="embed" xlink:actuate="onLoad"/></draw:frame></text:p>
          </text:list-item>
          <text:list-item>
            <text:p text:style-name="P38"><draw:frame draw:style-name="fr4" draw:name="Object17" text:anchor-type="as-char" svg:width="0.2008in" svg:height="0.3929in" draw:z-index="50"><draw:object xlink:href="./Object 17" xlink:type="simple" xlink:show="embed" xlink:actuate="onLoad"/><draw:image xlink:href="./ObjectReplacements/Object 17" xlink:type="simple" xlink:show="embed" xlink:actuate="onLoad"/></draw:frame></text:p>
          </text:list-item>
          <text:list-item>
            <text:p text:style-name="P38"><draw:frame draw:style-name="fr4" draw:name="Object18" text:anchor-type="as-char" svg:width="0.2799in" svg:height="0.3929in" draw:z-index="51"><draw:object xlink:href="./Object 18" xlink:type="simple" xlink:show="embed" xlink:actuate="onLoad"/><draw:image xlink:href="./ObjectReplacements/Object 18" xlink:type="simple" xlink:show="embed" xlink:actuate="onLoad"/></draw:frame></text:p>
          </text:list-item>
          <text:list-item>
            <text:p text:style-name="P38"><draw:frame draw:style-name="fr4" draw:name="Object19" text:anchor-type="as-char" svg:width="0.2819in" svg:height="0.3929in" draw:z-index="52"><draw:object xlink:href="./Object 19" xlink:type="simple" xlink:show="embed" xlink:actuate="onLoad"/><draw:image xlink:href="./ObjectReplacements/Object 19" xlink:type="simple" xlink:show="embed" xlink:actuate="onLoad"/></draw:frame></text:p>
          </text:list-item>
          <text:list-item>
            <text:p text:style-name="P38"><draw:frame draw:style-name="fr4" draw:name="Object20" text:anchor-type="as-char" svg:width="0.2799in" svg:height="0.3929in" draw:z-index="53"><draw:object xlink:href="./Object 20" xlink:type="simple" xlink:show="embed" xlink:actuate="onLoad"/><draw:image xlink:href="./ObjectReplacements/Object 20" xlink:type="simple" xlink:show="embed" xlink:actuate="onLoad"/></draw:frame></text:p>
          </text:list-item>
          <text:list-item>
            <text:p text:style-name="P38"><draw:frame draw:style-name="fr4" draw:name="Object21" text:anchor-type="as-char" svg:width="0.2807in" svg:height="0.3929in" draw:z-index="54"><draw:object xlink:href="./Object 21" xlink:type="simple" xlink:show="embed" xlink:actuate="onLoad"/><draw:image xlink:href="./ObjectReplacements/Object 21" xlink:type="simple" xlink:show="embed" xlink:actuate="onLoad"/></draw:frame></text:p>
          </text:list-item>
          <text:list-item>
            <text:p text:style-name="P38"><draw:frame draw:style-name="fr4" draw:name="Object22" text:anchor-type="as-char" svg:width="0.2819in" svg:height="0.3929in" draw:z-index="55"><draw:object xlink:href="./Object 22" xlink:type="simple" xlink:show="embed" xlink:actuate="onLoad"/><draw:image xlink:href="./ObjectReplacements/Object 22" xlink:type="simple" xlink:show="embed" xlink:actuate="onLoad"/></draw:frame></text:p>
          </text:list-item>
          <text:list-item>
            <text:p text:style-name="P38"><draw:frame draw:style-name="fr4" draw:name="Object23" text:anchor-type="as-char" svg:width="0.2819in" svg:height="0.3929in" draw:z-index="56"><draw:object xlink:href="./Object 23" xlink:type="simple" xlink:show="embed" xlink:actuate="onLoad"/><draw:image xlink:href="./ObjectReplacements/Object 23" xlink:type="simple" xlink:show="embed" xlink:actuate="onLoad"/></draw:frame></text:p>
          </text:list-item>
          <text:list-item>
            <text:p text:style-name="P38"><draw:frame draw:style-name="fr4" draw:name="Object24" text:anchor-type="as-char" svg:width="0.2835in" svg:height="0.3929in" draw:z-index="57"><draw:object xlink:href="./Object 24" xlink:type="simple" xlink:show="embed" xlink:actuate="onLoad"/><draw:image xlink:href="./ObjectReplacements/Object 24" xlink:type="simple" xlink:show="embed" xlink:actuate="onLoad"/></draw:frame></text:p>
          </text:list-item>
          <text:list-item>
            <text:p text:style-name="P38"><draw:frame draw:style-name="fr4" draw:name="Object25" text:anchor-type="as-char" svg:width="0.2819in" svg:height="0.3929in" draw:z-index="58"><draw:object xlink:href="./Object 25" xlink:type="simple" xlink:show="embed" xlink:actuate="onLoad"/><draw:image xlink:href="./ObjectReplacements/Object 25" xlink:type="simple" xlink:show="embed" xlink:actuate="onLoad"/></draw:frame></text:p>
          </text:list-item>
          <text:list-item>
            <text:p text:style-name="P38"><draw:frame draw:style-name="fr4" draw:name="Object26" text:anchor-type="as-char" svg:width="0.2839in" svg:height="0.3929in" draw:z-index="59"><draw:object xlink:href="./Object 26" xlink:type="simple" xlink:show="embed" xlink:actuate="onLoad"/><draw:image xlink:href="./ObjectReplacements/Object 26" xlink:type="simple" xlink:show="embed" xlink:actuate="onLoad"/></draw:frame></text:p>
          </text:list-item>
        </text:list>
      </text:section>
      <text:p text:style-name="P4"/>
      <text:section text:style-name="Sect2" text:name="Section11">
        <text:p text:style-name="P4">Worksheet 2-2</text:p>
        <text:list xml:id="list1085584078" text:style-name="L10">
          <text:list-item>
            <text:p text:style-name="P39"><draw:frame draw:style-name="fr4" draw:name="Object27" text:anchor-type="as-char" svg:width="0.1972in" svg:height="0.3929in" draw:z-index="61"><draw:object xlink:href="./Object 27" xlink:type="simple" xlink:show="embed" xlink:actuate="onLoad"/><draw:image xlink:href="./ObjectReplacements/Object 27" xlink:type="simple" xlink:show="embed" xlink:actuate="onLoad"/></draw:frame></text:p>
          </text:list-item>
          <text:list-item>
            <text:p text:style-name="P39"><draw:frame draw:style-name="fr4" draw:name="Object28" text:anchor-type="as-char" svg:width="0.1984in" svg:height="0.3929in" draw:z-index="62"><draw:object xlink:href="./Object 28" xlink:type="simple" xlink:show="embed" xlink:actuate="onLoad"/><draw:image xlink:href="./ObjectReplacements/Object 28" xlink:type="simple" xlink:show="embed" xlink:actuate="onLoad"/></draw:frame></text:p>
          </text:list-item>
          <text:list-item>
            <text:p text:style-name="P39"><draw:frame draw:style-name="fr4" draw:name="Object29" text:anchor-type="as-char" svg:width="0.2008in" svg:height="0.3929in" draw:z-index="63"><draw:object xlink:href="./Object 29" xlink:type="simple" xlink:show="embed" xlink:actuate="onLoad"/><draw:image xlink:href="./ObjectReplacements/Object 29" xlink:type="simple" xlink:show="embed" xlink:actuate="onLoad"/></draw:frame></text:p>
          </text:list-item>
          <text:list-item>
            <text:p text:style-name="P39"><draw:frame draw:style-name="fr4" draw:name="Object30" text:anchor-type="as-char" svg:width="0.1984in" svg:height="0.3929in" draw:z-index="64"><draw:object xlink:href="./Object 30" xlink:type="simple" xlink:show="embed" xlink:actuate="onLoad"/><draw:image xlink:href="./ObjectReplacements/Object 30" xlink:type="simple" xlink:show="embed" xlink:actuate="onLoad"/></draw:frame></text:p>
          </text:list-item>
          <text:list-item>
            <text:p text:style-name="P39"><draw:frame draw:style-name="fr4" draw:name="Object31" text:anchor-type="as-char" svg:width="0.2799in" svg:height="0.3929in" draw:z-index="65"><draw:object xlink:href="./Object 31" xlink:type="simple" xlink:show="embed" xlink:actuate="onLoad"/><draw:image xlink:href="./ObjectReplacements/Object 31" xlink:type="simple" xlink:show="embed" xlink:actuate="onLoad"/></draw:frame></text:p>
          </text:list-item>
          <text:list-item>
            <text:p text:style-name="P39"><draw:frame draw:style-name="fr4" draw:name="Object32" text:anchor-type="as-char" svg:width="0.1984in" svg:height="0.3929in" draw:z-index="66"><draw:object xlink:href="./Object 32" xlink:type="simple" xlink:show="embed" xlink:actuate="onLoad"/><draw:image xlink:href="./ObjectReplacements/Object 32" xlink:type="simple" xlink:show="embed" xlink:actuate="onLoad"/></draw:frame></text:p>
          </text:list-item>
          <text:list-item>
            <text:p text:style-name="P39"><draw:frame draw:style-name="fr4" draw:name="Object33" text:anchor-type="as-char" svg:width="0.2819in" svg:height="0.3929in" draw:z-index="67"><draw:object xlink:href="./Object 33" xlink:type="simple" xlink:show="embed" xlink:actuate="onLoad"/><draw:image xlink:href="./ObjectReplacements/Object 33" xlink:type="simple" xlink:show="embed" xlink:actuate="onLoad"/></draw:frame></text:p>
          </text:list-item>
          <text:list-item>
            <text:p text:style-name="P39"><draw:frame draw:style-name="fr4" draw:name="Object34" text:anchor-type="as-char" svg:width="0.2075in" svg:height="0.3929in" draw:z-index="68"><draw:object xlink:href="./Object 34" xlink:type="simple" xlink:show="embed" xlink:actuate="onLoad"/><draw:image xlink:href="./ObjectReplacements/Object 34" xlink:type="simple" xlink:show="embed" xlink:actuate="onLoad"/></draw:frame></text:p>
          </text:list-item>
          <text:list-item>
            <text:p text:style-name="P39"><draw:frame draw:style-name="fr4" draw:name="Object35" text:anchor-type="as-char" svg:width="0.2819in" svg:height="0.3929in" draw:z-index="69"><draw:object xlink:href="./Object 35" xlink:type="simple" xlink:show="embed" xlink:actuate="onLoad"/><draw:image xlink:href="./ObjectReplacements/Object 35" xlink:type="simple" xlink:show="embed" xlink:actuate="onLoad"/></draw:frame></text:p>
          </text:list-item>
          <text:list-item>
            <text:p text:style-name="P39"><draw:frame draw:style-name="fr4" draw:name="Object36" text:anchor-type="as-char" svg:width="0.1984in" svg:height="0.3929in" draw:z-index="70"><draw:object xlink:href="./Object 36" xlink:type="simple" xlink:show="embed" xlink:actuate="onLoad"/><draw:image xlink:href="./ObjectReplacements/Object 36" xlink:type="simple" xlink:show="embed" xlink:actuate="onLoad"/></draw:frame></text:p>
          </text:list-item>
          <text:list-item>
            <text:p text:style-name="P39"><draw:frame draw:style-name="fr4" draw:name="Object37" text:anchor-type="as-char" svg:width="0.2819in" svg:height="0.3929in" draw:z-index="71"><draw:object xlink:href="./Object 37" xlink:type="simple" xlink:show="embed" xlink:actuate="onLoad"/><draw:image xlink:href="./ObjectReplacements/Object 37" xlink:type="simple" xlink:show="embed" xlink:actuate="onLoad"/></draw:frame></text:p>
          </text:list-item>
          <text:list-item>
            <text:p text:style-name="P39"><draw:frame draw:style-name="fr4" draw:name="Object38" text:anchor-type="as-char" svg:width="0.2799in" svg:height="0.3929in" draw:z-index="72"><draw:object xlink:href="./Object 38" xlink:type="simple" xlink:show="embed" xlink:actuate="onLoad"/><draw:image xlink:href="./ObjectReplacements/Object 38" xlink:type="simple" xlink:show="embed" xlink:actuate="onLoad"/></draw:frame></text:p>
          </text:list-item>
          <text:list-item>
            <text:p text:style-name="P39"><draw:frame draw:style-name="fr4" draw:name="Object56" text:anchor-type="as-char" svg:width="0.1654in" svg:height="0.1839in" draw:z-index="73"><draw:object xlink:href="./Object 39" xlink:type="simple" xlink:show="embed" xlink:actuate="onLoad"/><draw:image xlink:href="./ObjectReplacements/Object 39" xlink:type="simple" xlink:show="embed" xlink:actuate="onLoad"/></draw:frame></text:p>
          </text:list-item>
          <text:list-item>
            <text:p text:style-name="P39"><draw:frame draw:style-name="fr4" draw:name="Object39" text:anchor-type="as-char" svg:width="0.1984in" svg:height="0.3929in" draw:z-index="74"><draw:object xlink:href="./Object 40" xlink:type="simple" xlink:show="embed" xlink:actuate="onLoad"/><draw:image xlink:href="./ObjectReplacements/Object 40" xlink:type="simple" xlink:show="embed" xlink:actuate="onLoad"/></draw:frame></text:p>
          </text:list-item>
          <text:list-item>
            <text:p text:style-name="P39"><draw:frame draw:style-name="fr4" draw:name="Object40" text:anchor-type="as-char" svg:width="0.2008in" svg:height="0.3929in" draw:z-index="75"><draw:object xlink:href="./Object 41" xlink:type="simple" xlink:show="embed" xlink:actuate="onLoad"/><draw:image xlink:href="./ObjectReplacements/Object 41" xlink:type="simple" xlink:show="embed" xlink:actuate="onLoad"/></draw:frame></text:p>
          </text:list-item>
          <text:list-item>
            <text:p text:style-name="P39"><draw:frame draw:style-name="fr4" draw:name="Object41" text:anchor-type="as-char" svg:width="0.2819in" svg:height="0.3929in" draw:z-index="76"><draw:object xlink:href="./Object 42" xlink:type="simple" xlink:show="embed" xlink:actuate="onLoad"/><draw:image xlink:href="./ObjectReplacements/Object 42" xlink:type="simple" xlink:show="embed" xlink:actuate="onLoad"/></draw:frame></text:p>
          </text:list-item>
          <text:list-item>
            <text:p text:style-name="P39"><text:soft-page-break/><draw:frame draw:style-name="fr4" draw:name="Object42" text:anchor-type="as-char" svg:width="0.2075in" svg:height="0.3929in" draw:z-index="77"><draw:object xlink:href="./Object 43" xlink:type="simple" xlink:show="embed" xlink:actuate="onLoad"/><draw:image xlink:href="./ObjectReplacements/Object 43" xlink:type="simple" xlink:show="embed" xlink:actuate="onLoad"/></draw:frame></text:p>
          </text:list-item>
          <text:list-item>
            <text:p text:style-name="P39"><draw:frame draw:style-name="fr4" draw:name="Object43" text:anchor-type="as-char" svg:width="0.2819in" svg:height="0.3929in" draw:z-index="78"><draw:object xlink:href="./Object 44" xlink:type="simple" xlink:show="embed" xlink:actuate="onLoad"/><draw:image xlink:href="./ObjectReplacements/Object 44" xlink:type="simple" xlink:show="embed" xlink:actuate="onLoad"/></draw:frame></text:p>
          </text:list-item>
          <text:list-item>
            <text:p text:style-name="P39"><draw:frame draw:style-name="fr4" draw:name="Object44" text:anchor-type="as-char" svg:width="0.2008in" svg:height="0.3929in" draw:z-index="79"><draw:object xlink:href="./Object 45" xlink:type="simple" xlink:show="embed" xlink:actuate="onLoad"/><draw:image xlink:href="./ObjectReplacements/Object 45" xlink:type="simple" xlink:show="embed" xlink:actuate="onLoad"/></draw:frame></text:p>
          </text:list-item>
          <text:list-item>
            <text:p text:style-name="P39"><draw:frame draw:style-name="fr4" draw:name="Object45" text:anchor-type="as-char" svg:width="0.1972in" svg:height="0.3929in" draw:z-index="80"><draw:object xlink:href="./Object 46" xlink:type="simple" xlink:show="embed" xlink:actuate="onLoad"/><draw:image xlink:href="./ObjectReplacements/Object 46" xlink:type="simple" xlink:show="embed" xlink:actuate="onLoad"/></draw:frame></text:p>
          </text:list-item>
          <text:list-item>
            <text:p text:style-name="P39"><draw:frame draw:style-name="fr4" draw:name="Object46" text:anchor-type="as-char" svg:width="0.1984in" svg:height="0.3929in" draw:z-index="81"><draw:object xlink:href="./Object 47" xlink:type="simple" xlink:show="embed" xlink:actuate="onLoad"/><draw:image xlink:href="./ObjectReplacements/Object 47" xlink:type="simple" xlink:show="embed" xlink:actuate="onLoad"/></draw:frame></text:p>
          </text:list-item>
          <text:list-item>
            <text:p text:style-name="P39"><draw:frame draw:style-name="fr4" draw:name="Object47" text:anchor-type="as-char" svg:width="0.2016in" svg:height="0.3929in" draw:z-index="82"><draw:object xlink:href="./Object 48" xlink:type="simple" xlink:show="embed" xlink:actuate="onLoad"/><draw:image xlink:href="./ObjectReplacements/Object 48" xlink:type="simple" xlink:show="embed" xlink:actuate="onLoad"/></draw:frame></text:p>
          </text:list-item>
          <text:list-item>
            <text:p text:style-name="P39"><draw:frame draw:style-name="fr4" draw:name="Object48" text:anchor-type="as-char" svg:width="0.2819in" svg:height="0.3929in" draw:z-index="83"><draw:object xlink:href="./Object 49" xlink:type="simple" xlink:show="embed" xlink:actuate="onLoad"/><draw:image xlink:href="./ObjectReplacements/Object 49" xlink:type="simple" xlink:show="embed" xlink:actuate="onLoad"/></draw:frame></text:p>
          </text:list-item>
          <text:list-item>
            <text:p text:style-name="P39"><draw:frame draw:style-name="fr4" draw:name="Object49" text:anchor-type="as-char" svg:width="0.2008in" svg:height="0.3929in" draw:z-index="84"><draw:object xlink:href="./Object 50" xlink:type="simple" xlink:show="embed" xlink:actuate="onLoad"/><draw:image xlink:href="./ObjectReplacements/Object 50" xlink:type="simple" xlink:show="embed" xlink:actuate="onLoad"/></draw:frame></text:p>
          </text:list-item>
          <text:list-item>
            <text:p text:style-name="P39"><draw:frame draw:style-name="fr4" draw:name="Object50" text:anchor-type="as-char" svg:width="0.1984in" svg:height="0.3929in" draw:z-index="85"><draw:object xlink:href="./Object 51" xlink:type="simple" xlink:show="embed" xlink:actuate="onLoad"/><draw:image xlink:href="./ObjectReplacements/Object 51" xlink:type="simple" xlink:show="embed" xlink:actuate="onLoad"/></draw:frame></text:p>
          </text:list-item>
          <text:list-item>
            <text:p text:style-name="P39"><draw:frame draw:style-name="fr4" draw:name="Object51" text:anchor-type="as-char" svg:width="0.2819in" svg:height="0.3929in" draw:z-index="86"><draw:object xlink:href="./Object 52" xlink:type="simple" xlink:show="embed" xlink:actuate="onLoad"/><draw:image xlink:href="./ObjectReplacements/Object 52" xlink:type="simple" xlink:show="embed" xlink:actuate="onLoad"/></draw:frame></text:p>
          </text:list-item>
          <text:list-item>
            <text:p text:style-name="P39"><draw:frame draw:style-name="fr4" draw:name="Object52" text:anchor-type="as-char" svg:width="0.2799in" svg:height="0.3929in" draw:z-index="87"><draw:object xlink:href="./Object 53" xlink:type="simple" xlink:show="embed" xlink:actuate="onLoad"/><draw:image xlink:href="./ObjectReplacements/Object 53" xlink:type="simple" xlink:show="embed" xlink:actuate="onLoad"/></draw:frame></text:p>
          </text:list-item>
          <text:list-item>
            <text:p text:style-name="P39"><draw:frame draw:style-name="fr4" draw:name="Object53" text:anchor-type="as-char" svg:width="0.2008in" svg:height="0.3929in" draw:z-index="88"><draw:object xlink:href="./Object 54" xlink:type="simple" xlink:show="embed" xlink:actuate="onLoad"/><draw:image xlink:href="./ObjectReplacements/Object 54" xlink:type="simple" xlink:show="embed" xlink:actuate="onLoad"/></draw:frame></text:p>
          </text:list-item>
          <text:list-item>
            <text:p text:style-name="P39"><draw:frame draw:style-name="fr4" draw:name="Object54" text:anchor-type="as-char" svg:width="0.1984in" svg:height="0.3929in" draw:z-index="89"><draw:object xlink:href="./Object 55" xlink:type="simple" xlink:show="embed" xlink:actuate="onLoad"/><draw:image xlink:href="./ObjectReplacements/Object 55" xlink:type="simple" xlink:show="embed" xlink:actuate="onLoad"/></draw:frame></text:p>
          </text:list-item>
          <text:list-item>
            <text:p text:style-name="P39"><draw:frame draw:style-name="fr4" draw:name="Object55" text:anchor-type="as-char" svg:width="0.2819in" svg:height="0.3929in" draw:z-index="90"><draw:object xlink:href="./Object 56" xlink:type="simple" xlink:show="embed" xlink:actuate="onLoad"/><draw:image xlink:href="./ObjectReplacements/Object 56" xlink:type="simple" xlink:show="embed" xlink:actuate="onLoad"/></draw:frame></text:p>
          </text:list-item>
        </text:list>
      </text:section>
      <text:p text:style-name="P4"/>
      <text:section text:style-name="Sect2" text:name="Section12">
        <text:p text:style-name="P4">Worksheet 2-3</text:p>
        <text:list xml:id="list713608139" text:style-name="L11">
          <text:list-item>
            <text:p text:style-name="P40"><draw:frame draw:style-name="fr4" draw:name="Object64" text:anchor-type="as-char" svg:width="0.1984in" svg:height="0.3929in" draw:z-index="91"><draw:object xlink:href="./Object 57" xlink:type="simple" xlink:show="embed" xlink:actuate="onLoad"/><draw:image xlink:href="./ObjectReplacements/Object 57" xlink:type="simple" xlink:show="embed" xlink:actuate="onLoad"/></draw:frame></text:p>
          </text:list-item>
          <text:list-item>
            <text:p text:style-name="P40"><draw:frame draw:style-name="fr4" draw:name="Object63" text:anchor-type="as-char" svg:width="0.2075in" svg:height="0.3929in" draw:z-index="92"><draw:object xlink:href="./Object 58" xlink:type="simple" xlink:show="embed" xlink:actuate="onLoad"/><draw:image xlink:href="./ObjectReplacements/Object 58" xlink:type="simple" xlink:show="embed" xlink:actuate="onLoad"/></draw:frame></text:p>
          </text:list-item>
          <text:list-item>
            <text:p text:style-name="P40"><draw:frame draw:style-name="fr4" draw:name="Object62" text:anchor-type="as-char" svg:width="0.1972in" svg:height="0.3929in" draw:z-index="93"><draw:object xlink:href="./Object 59" xlink:type="simple" xlink:show="embed" xlink:actuate="onLoad"/><draw:image xlink:href="./ObjectReplacements/Object 59" xlink:type="simple" xlink:show="embed" xlink:actuate="onLoad"/></draw:frame></text:p>
          </text:list-item>
          <text:list-item>
            <text:p text:style-name="P40"><draw:frame draw:style-name="fr4" draw:name="Object61" text:anchor-type="as-char" svg:width="0.2827in" svg:height="0.3929in" draw:z-index="94"><draw:object xlink:href="./Object 60" xlink:type="simple" xlink:show="embed" xlink:actuate="onLoad"/><draw:image xlink:href="./ObjectReplacements/Object 60" xlink:type="simple" xlink:show="embed" xlink:actuate="onLoad"/></draw:frame></text:p>
          </text:list-item>
          <text:list-item>
            <text:p text:style-name="P40"><draw:frame draw:style-name="fr4" draw:name="Object60" text:anchor-type="as-char" svg:width="0.2835in" svg:height="0.3929in" draw:z-index="95"><draw:object xlink:href="./Object 61" xlink:type="simple" xlink:show="embed" xlink:actuate="onLoad"/><draw:image xlink:href="./ObjectReplacements/Object 61" xlink:type="simple" xlink:show="embed" xlink:actuate="onLoad"/></draw:frame></text:p>
          </text:list-item>
          <text:list-item>
            <text:p text:style-name="P40"><draw:frame draw:style-name="fr4" draw:name="Object59" text:anchor-type="as-char" svg:width="0.2008in" svg:height="0.3929in" draw:z-index="96"><draw:object xlink:href="./Object 62" xlink:type="simple" xlink:show="embed" xlink:actuate="onLoad"/><draw:image xlink:href="./ObjectReplacements/Object 62" xlink:type="simple" xlink:show="embed" xlink:actuate="onLoad"/></draw:frame></text:p>
          </text:list-item>
          <text:list-item>
            <text:p text:style-name="P40"><draw:frame draw:style-name="fr4" draw:name="Object58" text:anchor-type="as-char" svg:width="0.2016in" svg:height="0.3929in" draw:z-index="97"><draw:object xlink:href="./Object 63" xlink:type="simple" xlink:show="embed" xlink:actuate="onLoad"/><draw:image xlink:href="./ObjectReplacements/Object 63" xlink:type="simple" xlink:show="embed" xlink:actuate="onLoad"/></draw:frame></text:p>
          </text:list-item>
          <text:list-item>
            <text:p text:style-name="P40"><draw:frame draw:style-name="fr4" draw:name="Object57" text:anchor-type="as-char" svg:width="0.3083in" svg:height="0.3929in" draw:z-index="98"><draw:object xlink:href="./Object 64" xlink:type="simple" xlink:show="embed" xlink:actuate="onLoad"/><draw:image xlink:href="./ObjectReplacements/Object 64" xlink:type="simple" xlink:show="embed" xlink:actuate="onLoad"/></draw:frame></text:p>
          </text:list-item>
          <text:list-item>
            <text:p text:style-name="P40"><draw:frame draw:style-name="fr4" draw:name="Object65" text:anchor-type="as-char" svg:width="0.2811in" svg:height="0.3929in" draw:z-index="99"><draw:object xlink:href="./Object 65" xlink:type="simple" xlink:show="embed" xlink:actuate="onLoad"/><draw:image xlink:href="./ObjectReplacements/Object 65" xlink:type="simple" xlink:show="embed" xlink:actuate="onLoad"/></draw:frame></text:p>
          </text:list-item>
          <text:list-item>
            <text:p text:style-name="P40"><draw:frame draw:style-name="fr4" draw:name="Object66" text:anchor-type="as-char" svg:width="0.2075in" svg:height="0.3929in" draw:z-index="100"><draw:object xlink:href="./Object 66" xlink:type="simple" xlink:show="embed" xlink:actuate="onLoad"/><draw:image xlink:href="./ObjectReplacements/Object 66" xlink:type="simple" xlink:show="embed" xlink:actuate="onLoad"/></draw:frame></text:p>
          </text:list-item>
          <text:list-item>
            <text:p text:style-name="P40"><draw:frame draw:style-name="fr4" draw:name="Object67" text:anchor-type="as-char" svg:width="0.2866in" svg:height="0.3929in" draw:z-index="101"><draw:object xlink:href="./Object 67" xlink:type="simple" xlink:show="embed" xlink:actuate="onLoad"/><draw:image xlink:href="./ObjectReplacements/Object 67" xlink:type="simple" xlink:show="embed" xlink:actuate="onLoad"/></draw:frame></text:p>
          </text:list-item>
          <text:list-item>
            <text:p text:style-name="P40"><draw:frame draw:style-name="fr4" draw:name="Object68" text:anchor-type="as-char" svg:width="0.3654in" svg:height="0.3929in" draw:z-index="102"><draw:object xlink:href="./Object 68" xlink:type="simple" xlink:show="embed" xlink:actuate="onLoad"/><draw:image xlink:href="./ObjectReplacements/Object 68" xlink:type="simple" xlink:show="embed" xlink:actuate="onLoad"/></draw:frame></text:p>
          </text:list-item>
          <text:list-item>
            <text:p text:style-name="P40"><draw:frame draw:style-name="fr4" draw:name="Object69" text:anchor-type="as-char" svg:width="0.5516in" svg:height="0.3929in" draw:z-index="103"><draw:object xlink:href="./Object 69" xlink:type="simple" xlink:show="embed" xlink:actuate="onLoad"/><draw:image xlink:href="./ObjectReplacements/Object 69" xlink:type="simple" xlink:show="embed" xlink:actuate="onLoad"/></draw:frame></text:p>
          </text:list-item>
          <text:list-item>
            <text:p text:style-name="P40"><draw:frame draw:style-name="fr4" draw:name="Object70" text:anchor-type="as-char" svg:width="0.3681in" svg:height="0.3929in" draw:z-index="235"><draw:object xlink:href="./Object 70" xlink:type="simple" xlink:show="embed" xlink:actuate="onLoad"/><draw:image xlink:href="./ObjectReplacements/Object 70" xlink:type="simple" xlink:show="embed" xlink:actuate="onLoad"/></draw:frame></text:p>
          </text:list-item>
          <text:list-item>
            <text:p text:style-name="P40"><draw:frame draw:style-name="fr4" draw:name="Object71" text:anchor-type="as-char" svg:width="0.4661in" svg:height="0.3929in" draw:z-index="236"><draw:object xlink:href="./Object 71" xlink:type="simple" xlink:show="embed" xlink:actuate="onLoad"/><draw:image xlink:href="./ObjectReplacements/Object 71" xlink:type="simple" xlink:show="embed" xlink:actuate="onLoad"/></draw:frame></text:p>
          </text:list-item>
          <text:list-item>
            <text:p text:style-name="P40"><draw:frame draw:style-name="fr4" draw:name="Object72" text:anchor-type="as-char" svg:width="0.2839in" svg:height="0.3929in" draw:z-index="237"><draw:object xlink:href="./Object 72" xlink:type="simple" xlink:show="embed" xlink:actuate="onLoad"/><draw:image xlink:href="./ObjectReplacements/Object 72" xlink:type="simple" xlink:show="embed" xlink:actuate="onLoad"/></draw:frame></text:p>
          </text:list-item>
          <text:list-item>
            <text:p text:style-name="P40"><draw:frame draw:style-name="fr4" draw:name="Object73" text:anchor-type="as-char" svg:width="0.2819in" svg:height="0.3929in" draw:z-index="238"><draw:object xlink:href="./Object 73" xlink:type="simple" xlink:show="embed" xlink:actuate="onLoad"/><draw:image xlink:href="./ObjectReplacements/Object 73" xlink:type="simple" xlink:show="embed" xlink:actuate="onLoad"/></draw:frame></text:p>
          </text:list-item>
          <text:list-item>
            <text:p text:style-name="P40"><draw:frame draw:style-name="fr4" draw:name="Object74" text:anchor-type="as-char" svg:width="0.2008in" svg:height="0.3929in" draw:z-index="239"><draw:object xlink:href="./Object 74" xlink:type="simple" xlink:show="embed" xlink:actuate="onLoad"/><draw:image xlink:href="./ObjectReplacements/Object 74" xlink:type="simple" xlink:show="embed" xlink:actuate="onLoad"/></draw:frame></text:p>
          </text:list-item>
          <text:list-item>
            <text:p text:style-name="P40"><draw:frame draw:style-name="fr4" draw:name="Object75" text:anchor-type="as-char" svg:width="0.3083in" svg:height="0.3929in" draw:z-index="240"><draw:object xlink:href="./Object 75" xlink:type="simple" xlink:show="embed" xlink:actuate="onLoad"/><draw:image xlink:href="./ObjectReplacements/Object 75" xlink:type="simple" xlink:show="embed" xlink:actuate="onLoad"/></draw:frame></text:p>
          </text:list-item>
          <text:list-item>
            <text:p text:style-name="P40"><draw:frame draw:style-name="fr4" draw:name="Object76" text:anchor-type="as-char" svg:width="0.3835in" svg:height="0.3929in" draw:z-index="241"><draw:object xlink:href="./Object 76" xlink:type="simple" xlink:show="embed" xlink:actuate="onLoad"/><draw:image xlink:href="./ObjectReplacements/Object 76" xlink:type="simple" xlink:show="embed" xlink:actuate="onLoad"/></draw:frame></text:p>
          </text:list-item>
          <text:list-item>
            <text:p text:style-name="P40"><draw:frame draw:style-name="fr4" draw:name="Object77" text:anchor-type="as-char" svg:width="0.3083in" svg:height="0.3929in" draw:z-index="242"><draw:object xlink:href="./Object 77" xlink:type="simple" xlink:show="embed" xlink:actuate="onLoad"/><draw:image xlink:href="./ObjectReplacements/Object 77" xlink:type="simple" xlink:show="embed" xlink:actuate="onLoad"/></draw:frame></text:p>
          </text:list-item>
          <text:list-item>
            <text:p text:style-name="P40"><draw:frame draw:style-name="fr4" draw:name="Object78" text:anchor-type="as-char" svg:width="0.3854in" svg:height="0.3929in" draw:z-index="243"><draw:object xlink:href="./Object 78" xlink:type="simple" xlink:show="embed" xlink:actuate="onLoad"/><draw:image xlink:href="./ObjectReplacements/Object 78" xlink:type="simple" xlink:show="embed" xlink:actuate="onLoad"/></draw:frame></text:p>
          </text:list-item>
          <text:list-item>
            <text:p text:style-name="P40"><draw:frame draw:style-name="fr4" draw:name="Object79" text:anchor-type="as-char" svg:width="0.3083in" svg:height="0.3929in" draw:z-index="244"><draw:object xlink:href="./Object 79" xlink:type="simple" xlink:show="embed" xlink:actuate="onLoad"/><draw:image xlink:href="./ObjectReplacements/Object 79" xlink:type="simple" xlink:show="embed" xlink:actuate="onLoad"/></draw:frame></text:p>
          </text:list-item>
          <text:list-item>
            <text:p text:style-name="P40"><draw:frame draw:style-name="fr4" draw:name="Object80" text:anchor-type="as-char" svg:width="0.2862in" svg:height="0.3929in" draw:z-index="245"><draw:object xlink:href="./Object 80" xlink:type="simple" xlink:show="embed" xlink:actuate="onLoad"/><draw:image xlink:href="./ObjectReplacements/Object 80" xlink:type="simple" xlink:show="embed" xlink:actuate="onLoad"/></draw:frame></text:p>
          </text:list-item>
        </text:list>
      </text:section>
      <text:p text:style-name="P4"/>
      <text:section text:style-name="Sect2" text:name="Section13">
        <text:p text:style-name="P4">Worksheet 2-4</text:p>
        <text:list xml:id="list1427396015" text:style-name="L12">
          <text:list-item>
            <text:p text:style-name="P41"><draw:frame draw:style-name="fr4" draw:name="Object82" text:anchor-type="as-char" svg:width="0.1992in" svg:height="0.3929in" draw:z-index="246"><draw:object xlink:href="./Object 82" xlink:type="simple" xlink:show="embed" xlink:actuate="onLoad"/><draw:image xlink:href="./ObjectReplacements/Object 82" xlink:type="simple" xlink:show="embed" xlink:actuate="onLoad"/></draw:frame></text:p>
          </text:list-item>
          <text:list-item>
            <text:p text:style-name="P41"><draw:frame draw:style-name="fr4" draw:name="Object83" text:anchor-type="as-char" svg:width="0.2839in" svg:height="0.3929in" draw:z-index="247"><draw:object xlink:href="./Object 83" xlink:type="simple" xlink:show="embed" xlink:actuate="onLoad"/><draw:image xlink:href="./ObjectReplacements/Object 83" xlink:type="simple" xlink:show="embed" xlink:actuate="onLoad"/></draw:frame> </text:p>
          </text:list-item>
          <text:list-item>
            <text:p text:style-name="P41"><draw:frame draw:style-name="fr4" draw:name="Object84" text:anchor-type="as-char" svg:width="0.2028in" svg:height="0.3929in" draw:z-index="248"><draw:object xlink:href="./Object 84" xlink:type="simple" xlink:show="embed" xlink:actuate="onLoad"/><draw:image xlink:href="./ObjectReplacements/Object 84" xlink:type="simple" xlink:show="embed" xlink:actuate="onLoad"/></draw:frame> </text:p>
          </text:list-item>
          <text:list-item>
            <text:p text:style-name="P41"><draw:frame draw:style-name="fr4" draw:name="Object85" text:anchor-type="as-char" svg:width="0.2835in" svg:height="0.3929in" draw:z-index="249"><draw:object xlink:href="./Object 85" xlink:type="simple" xlink:show="embed" xlink:actuate="onLoad"/><draw:image xlink:href="./ObjectReplacements/Object 85" xlink:type="simple" xlink:show="embed" xlink:actuate="onLoad"/></draw:frame> </text:p>
          </text:list-item>
          <text:list-item>
            <text:p text:style-name="P41"><draw:frame draw:style-name="fr4" draw:name="Object86" text:anchor-type="as-char" svg:width="0.2839in" svg:height="0.3929in" draw:z-index="250"><draw:object xlink:href="./Object 86" xlink:type="simple" xlink:show="embed" xlink:actuate="onLoad"/><draw:image xlink:href="./ObjectReplacements/Object 86" xlink:type="simple" xlink:show="embed" xlink:actuate="onLoad"/></draw:frame> </text:p>
          </text:list-item>
          <text:list-item>
            <text:p text:style-name="P41"><draw:frame draw:style-name="fr4" draw:name="Object87" text:anchor-type="as-char" svg:width="0.2839in" svg:height="0.3929in" draw:z-index="251"><draw:object xlink:href="./Object 87" xlink:type="simple" xlink:show="embed" xlink:actuate="onLoad"/><draw:image xlink:href="./ObjectReplacements/Object 87" xlink:type="simple" xlink:show="embed" xlink:actuate="onLoad"/></draw:frame> </text:p>
          </text:list-item>
          <text:list-item>
            <text:p text:style-name="P41">0 </text:p>
          </text:list-item>
          <text:list-item>
            <text:p text:style-name="P41"><draw:frame draw:style-name="fr4" draw:name="Object88" text:anchor-type="as-char" svg:width="0.2819in" svg:height="0.3929in" draw:z-index="252"><draw:object xlink:href="./Object 88" xlink:type="simple" xlink:show="embed" xlink:actuate="onLoad"/><draw:image xlink:href="./ObjectReplacements/Object 88" xlink:type="simple" xlink:show="embed" xlink:actuate="onLoad"/></draw:frame> </text:p>
          </text:list-item>
          <text:list-item>
            <text:p text:style-name="P41"><draw:frame draw:style-name="fr4" draw:name="Object89" text:anchor-type="as-char" svg:width="0.2791in" svg:height="0.3929in" draw:z-index="253"><draw:object xlink:href="./Object 89" xlink:type="simple" xlink:show="embed" xlink:actuate="onLoad"/><draw:image xlink:href="./ObjectReplacements/Object 89" xlink:type="simple" xlink:show="embed" xlink:actuate="onLoad"/></draw:frame> </text:p>
          </text:list-item>
          <text:list-item>
            <text:p text:style-name="P41"><draw:frame draw:style-name="fr4" draw:name="Object90" text:anchor-type="as-char" svg:width="0.2807in" svg:height="0.3929in" draw:z-index="254"><draw:object xlink:href="./Object 90" xlink:type="simple" xlink:show="embed" xlink:actuate="onLoad"/><draw:image xlink:href="./ObjectReplacements/Object 90" xlink:type="simple" xlink:show="embed" xlink:actuate="onLoad"/></draw:frame> </text:p>
          </text:list-item>
          <text:list-item>
            <text:p text:style-name="P41"><draw:frame draw:style-name="fr4" draw:name="Object91" text:anchor-type="as-char" svg:width="0.2874in" svg:height="0.3929in" draw:z-index="255"><draw:object xlink:href="./Object 91" xlink:type="simple" xlink:show="embed" xlink:actuate="onLoad"/><draw:image xlink:href="./ObjectReplacements/Object 91" xlink:type="simple" xlink:show="embed" xlink:actuate="onLoad"/></draw:frame> </text:p>
          </text:list-item>
          <text:list-item>
            <text:p text:style-name="P41"><draw:frame draw:style-name="fr4" draw:name="Object92" text:anchor-type="as-char" svg:width="0.2882in" svg:height="0.3929in" draw:z-index="256"><draw:object xlink:href="./Object 92" xlink:type="simple" xlink:show="embed" xlink:actuate="onLoad"/><draw:image xlink:href="./ObjectReplacements/Object 92" xlink:type="simple" xlink:show="embed" xlink:actuate="onLoad"/></draw:frame> </text:p>
          </text:list-item>
          <text:list-item>
            <text:p text:style-name="P41"><draw:frame draw:style-name="fr4" draw:name="Object93" text:anchor-type="as-char" svg:width="0.2874in" svg:height="0.3929in" draw:z-index="257"><draw:object xlink:href="./Object 93" xlink:type="simple" xlink:show="embed" xlink:actuate="onLoad"/><draw:image xlink:href="./ObjectReplacements/Object 93" xlink:type="simple" xlink:show="embed" xlink:actuate="onLoad"/></draw:frame> </text:p>
          </text:list-item>
          <text:list-item>
            <text:p text:style-name="P41"><draw:frame draw:style-name="fr4" draw:name="Object94" text:anchor-type="as-char" svg:width="0.3654in" svg:height="0.3929in" draw:z-index="258"><draw:object xlink:href="./Object 94" xlink:type="simple" xlink:show="embed" xlink:actuate="onLoad"/><draw:image xlink:href="./ObjectReplacements/Object 94" xlink:type="simple" xlink:show="embed" xlink:actuate="onLoad"/></draw:frame> </text:p>
          </text:list-item>
          <text:list-item>
            <text:p text:style-name="P41"><draw:frame draw:style-name="fr4" draw:name="Object95" text:anchor-type="as-char" svg:width="0.3626in" svg:height="0.3929in" draw:z-index="259"><draw:object xlink:href="./Object 95" xlink:type="simple" xlink:show="embed" xlink:actuate="onLoad"/><draw:image xlink:href="./ObjectReplacements/Object 95" xlink:type="simple" xlink:show="embed" xlink:actuate="onLoad"/></draw:frame> </text:p>
          </text:list-item>
          <text:list-item>
            <text:p text:style-name="P41"><draw:frame draw:style-name="fr4" draw:name="Object96" text:anchor-type="as-char" svg:width="0.3701in" svg:height="0.3929in" draw:z-index="260"><draw:object xlink:href="./Object 96" xlink:type="simple" xlink:show="embed" xlink:actuate="onLoad"/><draw:image xlink:href="./ObjectReplacements/Object 96" xlink:type="simple" xlink:show="embed" xlink:actuate="onLoad"/></draw:frame> </text:p>
          </text:list-item>
          <text:list-item>
            <text:p text:style-name="P41">18 </text:p>
          </text:list-item>
          <text:list-item>
            <text:p text:style-name="P41"><draw:frame draw:style-name="fr4" draw:name="Object97" text:anchor-type="as-char" svg:width="0.2791in" svg:height="0.3929in" draw:z-index="261"><draw:object xlink:href="./Object 97" xlink:type="simple" xlink:show="embed" xlink:actuate="onLoad"/><draw:image xlink:href="./ObjectReplacements/Object 97" xlink:type="simple" xlink:show="embed" xlink:actuate="onLoad"/></draw:frame> or <draw:frame draw:style-name="fr4" draw:name="Object98" text:anchor-type="as-char" svg:width="0.3055in" svg:height="0.3929in" draw:z-index="262"><draw:object xlink:href="./Object 98" xlink:type="simple" xlink:show="embed" xlink:actuate="onLoad"/><draw:image xlink:href="./ObjectReplacements/Object 98" xlink:type="simple" xlink:show="embed" xlink:actuate="onLoad"/></draw:frame> </text:p>
          </text:list-item>
          <text:list-item>
            <text:p text:style-name="P41"><draw:frame draw:style-name="fr4" draw:name="Object99" text:anchor-type="as-char" svg:width="0.2047in" svg:height="0.3929in" draw:z-index="263"><draw:object xlink:href="./Object 99" xlink:type="simple" xlink:show="embed" xlink:actuate="onLoad"/><draw:image xlink:href="./ObjectReplacements/Object 99" xlink:type="simple" xlink:show="embed" xlink:actuate="onLoad"/></draw:frame> </text:p>
          </text:list-item>
          <text:list-item>
            <text:p text:style-name="P41"><draw:frame draw:style-name="fr4" draw:name="Object100" text:anchor-type="as-char" svg:width="0.2839in" svg:height="0.3929in" draw:z-index="264"><draw:object xlink:href="./Object 100" xlink:type="simple" xlink:show="embed" xlink:actuate="onLoad"/><draw:image xlink:href="./ObjectReplacements/Object 100" xlink:type="simple" xlink:show="embed" xlink:actuate="onLoad"/></draw:frame> </text:p>
          </text:list-item>
          <text:list-item>
            <text:p text:style-name="P41"><draw:frame draw:style-name="fr4" draw:name="Object101" text:anchor-type="as-char" svg:width="0.2839in" svg:height="0.3929in" draw:z-index="265"><draw:object xlink:href="./Object 101" xlink:type="simple" xlink:show="embed" xlink:actuate="onLoad"/><draw:image xlink:href="./ObjectReplacements/Object 101" xlink:type="simple" xlink:show="embed" xlink:actuate="onLoad"/></draw:frame> or <draw:frame draw:style-name="fr4" draw:name="Object102" text:anchor-type="as-char" svg:width="0.298in" svg:height="0.3929in" draw:z-index="266"><draw:object xlink:href="./Object 102" xlink:type="simple" xlink:show="embed" xlink:actuate="onLoad"/><draw:image xlink:href="./ObjectReplacements/Object 102" xlink:type="simple" xlink:show="embed" xlink:actuate="onLoad"/></draw:frame> </text:p>
          </text:list-item>
          <text:list-item>
            <text:p text:style-name="P41">20 </text:p>
          </text:list-item>
          <text:list-item>
            <text:p text:style-name="P41"><draw:frame draw:style-name="fr4" draw:name="Object103" text:anchor-type="as-char" svg:width="0.1992in" svg:height="0.3929in" draw:z-index="267"><draw:object xlink:href="./Object 103" xlink:type="simple" xlink:show="embed" xlink:actuate="onLoad"/><draw:image xlink:href="./ObjectReplacements/Object 103" xlink:type="simple" xlink:show="embed" xlink:actuate="onLoad"/></draw:frame> </text:p>
          </text:list-item>
          <text:list-item>
            <text:p text:style-name="P41">18 </text:p>
          </text:list-item>
        </text:list>
      </text:section>
      <text:p text:style-name="P4"/>
      <text:section text:style-name="Sect2" text:name="Section14">
        <text:p text:style-name="P4"><text:soft-page-break/>Worksheet 2-5</text:p>
        <text:list xml:id="list1745973032" text:style-name="L13">
          <text:list-item>
            <text:p text:style-name="P62">1</text:p>
          </text:list-item>
          <text:list-item>
            <text:p text:style-name="P62"><draw:frame draw:style-name="fr4" draw:name="Object104" text:anchor-type="as-char" svg:width="0.198in" svg:height="0.3929in" draw:z-index="268"><draw:object xlink:href="./Object 104" xlink:type="simple" xlink:show="embed" xlink:actuate="onLoad"/><draw:image xlink:href="./ObjectReplacements/Object 104" xlink:type="simple" xlink:show="embed" xlink:actuate="onLoad"/></draw:frame></text:p>
          </text:list-item>
          <text:list-item>
            <text:p text:style-name="P62"><draw:frame draw:style-name="fr4" draw:name="Object105" text:anchor-type="as-char" svg:width="0.202in" svg:height="0.3929in" draw:z-index="269"><draw:object xlink:href="./Object 105" xlink:type="simple" xlink:show="embed" xlink:actuate="onLoad"/><draw:image xlink:href="./ObjectReplacements/Object 105" xlink:type="simple" xlink:show="embed" xlink:actuate="onLoad"/></draw:frame></text:p>
          </text:list-item>
          <text:list-item>
            <text:p text:style-name="P62"><draw:frame draw:style-name="fr4" draw:name="Object106" text:anchor-type="as-char" svg:width="0.2047in" svg:height="0.3929in" draw:z-index="270"><draw:object xlink:href="./Object 106" xlink:type="simple" xlink:show="embed" xlink:actuate="onLoad"/><draw:image xlink:href="./ObjectReplacements/Object 106" xlink:type="simple" xlink:show="embed" xlink:actuate="onLoad"/></draw:frame></text:p>
          </text:list-item>
          <text:list-item>
            <text:p text:style-name="P62"><draw:frame draw:style-name="fr4" draw:name="Object107" text:anchor-type="as-char" svg:width="0.298in" svg:height="0.3929in" draw:z-index="271"><draw:object xlink:href="./Object 107" xlink:type="simple" xlink:show="embed" xlink:actuate="onLoad"/><draw:image xlink:href="./ObjectReplacements/Object 107" xlink:type="simple" xlink:show="embed" xlink:actuate="onLoad"/></draw:frame></text:p>
          </text:list-item>
          <text:list-item>
            <text:p text:style-name="P62"><draw:frame draw:style-name="fr4" draw:name="Object108" text:anchor-type="as-char" svg:width="0.202in" svg:height="0.3929in" draw:z-index="272"><draw:object xlink:href="./Object 108" xlink:type="simple" xlink:show="embed" xlink:actuate="onLoad"/><draw:image xlink:href="./ObjectReplacements/Object 108" xlink:type="simple" xlink:show="embed" xlink:actuate="onLoad"/></draw:frame></text:p>
          </text:list-item>
          <text:list-item>
            <text:p text:style-name="P62"><draw:frame draw:style-name="fr4" draw:name="Object109" text:anchor-type="as-char" svg:width="0.2791in" svg:height="0.3929in" draw:z-index="273"><draw:object xlink:href="./Object 109" xlink:type="simple" xlink:show="embed" xlink:actuate="onLoad"/><draw:image xlink:href="./ObjectReplacements/Object 109" xlink:type="simple" xlink:show="embed" xlink:actuate="onLoad"/></draw:frame></text:p>
          </text:list-item>
          <text:list-item>
            <text:p text:style-name="P62">1</text:p>
          </text:list-item>
          <text:list-item>
            <text:p text:style-name="P62"><draw:frame draw:style-name="fr4" draw:name="Object110" text:anchor-type="as-char" svg:width="0.3866in" svg:height="0.3929in" draw:z-index="274"><draw:object xlink:href="./Object 110" xlink:type="simple" xlink:show="embed" xlink:actuate="onLoad"/><draw:image xlink:href="./ObjectReplacements/Object 110" xlink:type="simple" xlink:show="embed" xlink:actuate="onLoad"/></draw:frame></text:p>
          </text:list-item>
          <text:list-item>
            <text:p text:style-name="P62">32</text:p>
          </text:list-item>
          <text:list-item>
            <text:p text:style-name="P62"><draw:frame draw:style-name="fr4" draw:name="Object111" text:anchor-type="as-char" svg:width="0.389in" svg:height="0.3929in" draw:z-index="275"><draw:object xlink:href="./Object 111" xlink:type="simple" xlink:show="embed" xlink:actuate="onLoad"/><draw:image xlink:href="./ObjectReplacements/Object 111" xlink:type="simple" xlink:show="embed" xlink:actuate="onLoad"/></draw:frame></text:p>
          </text:list-item>
          <text:list-item>
            <text:p text:style-name="P62"><draw:frame draw:style-name="fr4" draw:name="Object112" text:anchor-type="as-char" svg:width="0.2047in" svg:height="0.3929in" draw:z-index="276"><draw:object xlink:href="./Object 112" xlink:type="simple" xlink:show="embed" xlink:actuate="onLoad"/><draw:image xlink:href="./ObjectReplacements/Object 112" xlink:type="simple" xlink:show="embed" xlink:actuate="onLoad"/></draw:frame></text:p>
          </text:list-item>
          <text:list-item>
            <text:p text:style-name="P62"><draw:frame draw:style-name="fr4" draw:name="Object113" text:anchor-type="as-char" svg:width="0.3835in" svg:height="0.3929in" draw:z-index="277"><draw:object xlink:href="./Object 113" xlink:type="simple" xlink:show="embed" xlink:actuate="onLoad"/><draw:image xlink:href="./ObjectReplacements/Object 113" xlink:type="simple" xlink:show="embed" xlink:actuate="onLoad"/></draw:frame></text:p>
          </text:list-item>
          <text:list-item>
            <text:p text:style-name="P62"><draw:frame draw:style-name="fr4" draw:name="Object114" text:anchor-type="as-char" svg:width="0.3874in" svg:height="0.3929in" draw:z-index="278"><draw:object xlink:href="./Object 114" xlink:type="simple" xlink:show="embed" xlink:actuate="onLoad"/><draw:image xlink:href="./ObjectReplacements/Object 114" xlink:type="simple" xlink:show="embed" xlink:actuate="onLoad"/></draw:frame></text:p>
          </text:list-item>
          <text:list-item>
            <text:p text:style-name="P62">80 capsules</text:p>
          </text:list-item>
          <text:list-item>
            <text:p text:style-name="P62">25 syringes</text:p>
          </text:list-item>
        </text:list>
      </text:section>
      <text:p text:style-name="P4"/>
      <text:section text:style-name="Sect2" text:name="Section15">
        <text:p text:style-name="P4">Worksheet 2-6</text:p>
        <text:list xml:id="list1040138767" text:style-name="L14">
          <text:list-item>
            <text:p text:style-name="P63">0.467</text:p>
          </text:list-item>
          <text:list-item>
            <text:p text:style-name="P63">0.325</text:p>
          </text:list-item>
          <text:list-item>
            <text:p text:style-name="P63">0.625</text:p>
          </text:list-item>
          <text:list-item>
            <text:p text:style-name="P63">0.867</text:p>
          </text:list-item>
          <text:list-item>
            <text:p text:style-name="P63">0.567</text:p>
          </text:list-item>
          <text:list-item>
            <text:p text:style-name="P63">0.875</text:p>
          </text:list-item>
          <text:list-item>
            <text:p text:style-name="P63">0.333</text:p>
          </text:list-item>
          <text:list-item>
            <text:p text:style-name="P63">0.68</text:p>
          </text:list-item>
          <text:list-item>
            <text:p text:style-name="P63">0.351</text:p>
          </text:list-item>
          <text:list-item>
            <text:p text:style-name="P63"><draw:frame draw:style-name="fr4" draw:name="Object123" text:anchor-type="as-char" svg:width="0.2047in" svg:height="0.3929in" draw:z-index="104"><draw:object xlink:href="./Object 123" xlink:type="simple" xlink:show="embed" xlink:actuate="onLoad"/><draw:image xlink:href="./ObjectReplacements/Object 123" xlink:type="simple" xlink:show="embed" xlink:actuate="onLoad"/></draw:frame></text:p>
          </text:list-item>
          <text:list-item>
            <text:p text:style-name="P63"><draw:frame draw:style-name="fr4" draw:name="Object124" text:anchor-type="as-char" svg:width="0.1965in" svg:height="0.3929in" draw:z-index="105"><draw:object xlink:href="./Object 124" xlink:type="simple" xlink:show="embed" xlink:actuate="onLoad"/><draw:image xlink:href="./ObjectReplacements/Object 124" xlink:type="simple" xlink:show="embed" xlink:actuate="onLoad"/></draw:frame></text:p>
          </text:list-item>
          <text:list-item>
            <text:p text:style-name="P63"><draw:frame draw:style-name="fr4" draw:name="Object125" text:anchor-type="as-char" svg:width="0.2866in" svg:height="0.3929in" draw:z-index="106"><draw:object xlink:href="./Object 125" xlink:type="simple" xlink:show="embed" xlink:actuate="onLoad"/><draw:image xlink:href="./ObjectReplacements/Object 125" xlink:type="simple" xlink:show="embed" xlink:actuate="onLoad"/></draw:frame> or <draw:frame draw:style-name="fr4" draw:name="Object126" text:anchor-type="as-char" svg:width="0.1965in" svg:height="0.3929in" draw:z-index="107"><draw:object xlink:href="./Object 126" xlink:type="simple" xlink:show="embed" xlink:actuate="onLoad"/><draw:image xlink:href="./ObjectReplacements/Object 126" xlink:type="simple" xlink:show="embed" xlink:actuate="onLoad"/></draw:frame></text:p>
          </text:list-item>
          <text:list-item>
            <text:p text:style-name="P63"><draw:frame draw:style-name="fr4" draw:name="Object127" text:anchor-type="as-char" svg:width="0.202in" svg:height="0.3929in" draw:z-index="108"><draw:object xlink:href="./Object 127" xlink:type="simple" xlink:show="embed" xlink:actuate="onLoad"/><draw:image xlink:href="./ObjectReplacements/Object 127" xlink:type="simple" xlink:show="embed" xlink:actuate="onLoad"/></draw:frame> or <draw:frame draw:style-name="fr4" draw:name="Object128" text:anchor-type="as-char" svg:width="0.2047in" svg:height="0.3929in" draw:z-index="109"><draw:object xlink:href="./Object 128" xlink:type="simple" xlink:show="embed" xlink:actuate="onLoad"/><draw:image xlink:href="./ObjectReplacements/Object 128" xlink:type="simple" xlink:show="embed" xlink:actuate="onLoad"/></draw:frame></text:p>
          </text:list-item>
          <text:list-item>
            <text:p text:style-name="P63"><draw:frame draw:style-name="fr4" draw:name="Object129" text:anchor-type="as-char" svg:width="0.3634in" svg:height="0.3929in" draw:z-index="110"><draw:object xlink:href="./Object 129" xlink:type="simple" xlink:show="embed" xlink:actuate="onLoad"/><draw:image xlink:href="./ObjectReplacements/Object 129" xlink:type="simple" xlink:show="embed" xlink:actuate="onLoad"/></draw:frame> or <draw:frame draw:style-name="fr4" draw:name="Object130" text:anchor-type="as-char" svg:width="0.1992in" svg:height="0.3929in" draw:z-index="111"><draw:object xlink:href="./Object 130" xlink:type="simple" xlink:show="embed" xlink:actuate="onLoad"/><draw:image xlink:href="./ObjectReplacements/Object 130" xlink:type="simple" xlink:show="embed" xlink:actuate="onLoad"/></draw:frame></text:p>
          </text:list-item>
          <text:list-item>
            <text:p text:style-name="P63"><draw:frame draw:style-name="fr4" draw:name="Object131" text:anchor-type="as-char" svg:width="0.1957in" svg:height="0.3929in" draw:z-index="112"><draw:object xlink:href="./Object 131" xlink:type="simple" xlink:show="embed" xlink:actuate="onLoad"/><draw:image xlink:href="./ObjectReplacements/Object 131" xlink:type="simple" xlink:show="embed" xlink:actuate="onLoad"/></draw:frame></text:p>
          </text:list-item>
          <text:list-item>
            <text:p text:style-name="P63"><draw:frame draw:style-name="fr4" draw:name="Object132" text:anchor-type="as-char" svg:width="0.2047in" svg:height="0.3929in" draw:z-index="113"><draw:object xlink:href="./Object 132" xlink:type="simple" xlink:show="embed" xlink:actuate="onLoad"/><draw:image xlink:href="./ObjectReplacements/Object 132" xlink:type="simple" xlink:show="embed" xlink:actuate="onLoad"/></draw:frame></text:p>
          </text:list-item>
          <text:list-item>
            <text:p text:style-name="P63"><draw:frame draw:style-name="fr4" draw:name="Object133" text:anchor-type="as-char" svg:width="0.2047in" svg:height="0.3929in" draw:z-index="114"><draw:object xlink:href="./Object 133" xlink:type="simple" xlink:show="embed" xlink:actuate="onLoad"/><draw:image xlink:href="./ObjectReplacements/Object 133" xlink:type="simple" xlink:show="embed" xlink:actuate="onLoad"/></draw:frame></text:p>
          </text:list-item>
          <text:list-item>
            <text:p text:style-name="P63"><draw:frame draw:style-name="fr4" draw:name="Object134" text:anchor-type="as-char" svg:width="0.1965in" svg:height="0.3929in" draw:z-index="115"><draw:object xlink:href="./Object 134" xlink:type="simple" xlink:show="embed" xlink:actuate="onLoad"/><draw:image xlink:href="./ObjectReplacements/Object 134" xlink:type="simple" xlink:show="embed" xlink:actuate="onLoad"/></draw:frame></text:p>
          </text:list-item>
          <text:list-item>
            <text:p text:style-name="P63"><draw:frame draw:style-name="fr4" draw:name="Object135" text:anchor-type="as-char" svg:width="0.2047in" svg:height="0.3929in" draw:z-index="116"><draw:object xlink:href="./Object 135" xlink:type="simple" xlink:show="embed" xlink:actuate="onLoad"/><draw:image xlink:href="./ObjectReplacements/Object 135" xlink:type="simple" xlink:show="embed" xlink:actuate="onLoad"/></draw:frame></text:p>
          </text:list-item>
          <text:list-item>
            <text:p text:style-name="P63"><draw:frame draw:style-name="fr4" draw:name="Object115" text:anchor-type="as-char" svg:width="0.198in" svg:height="0.3929in" draw:z-index="117"><draw:object xlink:href="./Object 115" xlink:type="simple" xlink:show="embed" xlink:actuate="onLoad"/><draw:image xlink:href="./ObjectReplacements/Object 115" xlink:type="simple" xlink:show="embed" xlink:actuate="onLoad"/></draw:frame></text:p>
          </text:list-item>
          <text:list-item>
            <text:p text:style-name="P63"><draw:frame draw:style-name="fr4" draw:name="Object116" text:anchor-type="as-char" svg:width="0.2047in" svg:height="0.3929in" draw:z-index="118"><draw:object xlink:href="./Object 116" xlink:type="simple" xlink:show="embed" xlink:actuate="onLoad"/><draw:image xlink:href="./ObjectReplacements/Object 116" xlink:type="simple" xlink:show="embed" xlink:actuate="onLoad"/></draw:frame></text:p>
          </text:list-item>
          <text:list-item>
            <text:p text:style-name="P63"><draw:frame draw:style-name="fr4" draw:name="Object136" text:anchor-type="as-char" svg:width="0.198in" svg:height="0.3929in" draw:z-index="119"><draw:object xlink:href="./Object 136" xlink:type="simple" xlink:show="embed" xlink:actuate="onLoad"/><draw:image xlink:href="./ObjectReplacements/Object 136" xlink:type="simple" xlink:show="embed" xlink:actuate="onLoad"/></draw:frame></text:p>
          </text:list-item>
          <text:list-item>
            <text:p text:style-name="P63"><draw:frame draw:style-name="fr4" draw:name="Object137" text:anchor-type="as-char" svg:width="0.2807in" svg:height="0.3929in" draw:z-index="120"><draw:object xlink:href="./Object 137" xlink:type="simple" xlink:show="embed" xlink:actuate="onLoad"/><draw:image xlink:href="./ObjectReplacements/Object 137" xlink:type="simple" xlink:show="embed" xlink:actuate="onLoad"/></draw:frame></text:p>
          </text:list-item>
          <text:list-item>
            <text:p text:style-name="P63"><draw:frame draw:style-name="fr4" draw:name="Object138" text:anchor-type="as-char" svg:width="0.2819in" svg:height="0.3929in" draw:z-index="121"><draw:object xlink:href="./Object 138" xlink:type="simple" xlink:show="embed" xlink:actuate="onLoad"/><draw:image xlink:href="./ObjectReplacements/Object 138" xlink:type="simple" xlink:show="embed" xlink:actuate="onLoad"/></draw:frame></text:p>
          </text:list-item>
          <text:list-item>
            <text:p text:style-name="P63"><draw:frame draw:style-name="fr4" draw:name="Object117" text:anchor-type="as-char" svg:width="0.202in" svg:height="0.3929in" draw:z-index="122"><draw:object xlink:href="./Object 117" xlink:type="simple" xlink:show="embed" xlink:actuate="onLoad"/><draw:image xlink:href="./ObjectReplacements/Object 117" xlink:type="simple" xlink:show="embed" xlink:actuate="onLoad"/></draw:frame></text:p>
          </text:list-item>
          <text:list-item>
            <text:p text:style-name="P63"><draw:frame draw:style-name="fr4" draw:name="Object139" text:anchor-type="as-char" svg:width="0.2791in" svg:height="0.3929in" draw:z-index="123"><draw:object xlink:href="./Object 139" xlink:type="simple" xlink:show="embed" xlink:actuate="onLoad"/><draw:image xlink:href="./ObjectReplacements/Object 139" xlink:type="simple" xlink:show="embed" xlink:actuate="onLoad"/></draw:frame> or <draw:frame draw:style-name="fr4" draw:name="Object140" text:anchor-type="as-char" svg:width="0.298in" svg:height="0.3929in" draw:z-index="124"><draw:object xlink:href="./Object 140" xlink:type="simple" xlink:show="embed" xlink:actuate="onLoad"/><draw:image xlink:href="./ObjectReplacements/Object 140" xlink:type="simple" xlink:show="embed" xlink:actuate="onLoad"/></draw:frame></text:p>
          </text:list-item>
          <text:list-item>
            <text:p text:style-name="P63"><draw:frame draw:style-name="fr4" draw:name="Object141" text:anchor-type="as-char" svg:width="0.2866in" svg:height="0.3929in" draw:z-index="125"><draw:object xlink:href="./Object 141" xlink:type="simple" xlink:show="embed" xlink:actuate="onLoad"/><draw:image xlink:href="./ObjectReplacements/Object 141" xlink:type="simple" xlink:show="embed" xlink:actuate="onLoad"/></draw:frame></text:p>
          </text:list-item>
          <text:list-item>
            <text:p text:style-name="P63"><draw:frame draw:style-name="fr4" draw:name="Object142" text:anchor-type="as-char" svg:width="0.1992in" svg:height="0.3929in" draw:z-index="126"><draw:object xlink:href="./Object 142" xlink:type="simple" xlink:show="embed" xlink:actuate="onLoad"/><draw:image xlink:href="./ObjectReplacements/Object 142" xlink:type="simple" xlink:show="embed" xlink:actuate="onLoad"/></draw:frame></text:p>
          </text:list-item>
          <text:list-item>
            <text:p text:style-name="P63"><draw:frame draw:style-name="fr4" draw:name="Object143" text:anchor-type="as-char" svg:width="0.2866in" svg:height="0.3929in" draw:z-index="127"><draw:object xlink:href="./Object 143" xlink:type="simple" xlink:show="embed" xlink:actuate="onLoad"/><draw:image xlink:href="./ObjectReplacements/Object 143" xlink:type="simple" xlink:show="embed" xlink:actuate="onLoad"/></draw:frame></text:p>
          </text:list-item>
          <text:list-item>
            <text:p text:style-name="P63"><draw:frame draw:style-name="fr4" draw:name="Object144" text:anchor-type="as-char" svg:width="0.2811in" svg:height="0.3929in" draw:z-index="128"><draw:object xlink:href="./Object 144" xlink:type="simple" xlink:show="embed" xlink:actuate="onLoad"/><draw:image xlink:href="./ObjectReplacements/Object 144" xlink:type="simple" xlink:show="embed" xlink:actuate="onLoad"/></draw:frame></text:p>
          </text:list-item>
          <text:list-item>
            <text:p text:style-name="P63"><draw:frame draw:style-name="fr4" draw:name="Object145" text:anchor-type="as-char" svg:width="0.2866in" svg:height="0.3929in" draw:z-index="129"><draw:object xlink:href="./Object 145" xlink:type="simple" xlink:show="embed" xlink:actuate="onLoad"/><draw:image xlink:href="./ObjectReplacements/Object 145" xlink:type="simple" xlink:show="embed" xlink:actuate="onLoad"/></draw:frame></text:p>
          </text:list-item>
          <text:list-item>
            <text:p text:style-name="P63"><draw:frame draw:style-name="fr4" draw:name="Object146" text:anchor-type="as-char" svg:width="0.2839in" svg:height="0.3929in" draw:z-index="130"><draw:object xlink:href="./Object 146" xlink:type="simple" xlink:show="embed" xlink:actuate="onLoad"/><draw:image xlink:href="./ObjectReplacements/Object 146" xlink:type="simple" xlink:show="embed" xlink:actuate="onLoad"/></draw:frame></text:p>
          </text:list-item>
          <text:list-item>
            <text:p text:style-name="P63"><draw:frame draw:style-name="fr4" draw:name="Object147" text:anchor-type="as-char" svg:width="0.2839in" svg:height="0.3929in" draw:z-index="131"><draw:object xlink:href="./Object 147" xlink:type="simple" xlink:show="embed" xlink:actuate="onLoad"/><draw:image xlink:href="./ObjectReplacements/Object 147" xlink:type="simple" xlink:show="embed" xlink:actuate="onLoad"/></draw:frame></text:p>
          </text:list-item>
          <text:list-item>
            <text:p text:style-name="P63"><draw:frame draw:style-name="fr4" draw:name="Object118" text:anchor-type="as-char" svg:width="0.3043in" svg:height="0.3929in" draw:z-index="132"><draw:object xlink:href="./Object 118" xlink:type="simple" xlink:show="embed" xlink:actuate="onLoad"/><draw:image xlink:href="./ObjectReplacements/Object 118" xlink:type="simple" xlink:show="embed" xlink:actuate="onLoad"/></draw:frame></text:p>
          </text:list-item>
          <text:list-item>
            <text:p text:style-name="P63"><draw:frame draw:style-name="fr4" draw:name="Object119" text:anchor-type="as-char" svg:width="0.311in" svg:height="0.3929in" draw:z-index="133"><draw:object xlink:href="./Object 119" xlink:type="simple" xlink:show="embed" xlink:actuate="onLoad"/><draw:image xlink:href="./ObjectReplacements/Object 119" xlink:type="simple" xlink:show="embed" xlink:actuate="onLoad"/></draw:frame></text:p>
          </text:list-item>
          <text:list-item>
            <text:p text:style-name="P63"><draw:frame draw:style-name="fr4" draw:name="Object148" text:anchor-type="as-char" svg:width="0.2811in" svg:height="0.3929in" draw:z-index="134"><draw:object xlink:href="./Object 148" xlink:type="simple" xlink:show="embed" xlink:actuate="onLoad"/><draw:image xlink:href="./ObjectReplacements/Object 148" xlink:type="simple" xlink:show="embed" xlink:actuate="onLoad"/></draw:frame></text:p>
          </text:list-item>
          <text:list-item>
            <text:p text:style-name="P63">20</text:p>
          </text:list-item>
          <text:list-item>
            <text:p text:style-name="P63"><draw:frame draw:style-name="fr4" draw:name="Object149" text:anchor-type="as-char" svg:width="0.3835in" svg:height="0.3929in" draw:z-index="135"><draw:object xlink:href="./Object 149" xlink:type="simple" xlink:show="embed" xlink:actuate="onLoad"/><draw:image xlink:href="./ObjectReplacements/Object 149" xlink:type="simple" xlink:show="embed" xlink:actuate="onLoad"/></draw:frame></text:p>
          </text:list-item>
          <text:list-item>
            <text:p text:style-name="P63"><draw:frame draw:style-name="fr4" draw:name="Object120" text:anchor-type="as-char" svg:width="0.2047in" svg:height="0.3929in" draw:z-index="136"><draw:object xlink:href="./Object 120" xlink:type="simple" xlink:show="embed" xlink:actuate="onLoad"/><draw:image xlink:href="./ObjectReplacements/Object 120" xlink:type="simple" xlink:show="embed" xlink:actuate="onLoad"/></draw:frame></text:p>
          </text:list-item>
          <text:list-item>
            <text:p text:style-name="P63"><draw:frame draw:style-name="fr4" draw:name="Object121" text:anchor-type="as-char" svg:width="0.3047in" svg:height="0.3929in" draw:z-index="137"><draw:object xlink:href="./Object 121" xlink:type="simple" xlink:show="embed" xlink:actuate="onLoad"/><draw:image xlink:href="./ObjectReplacements/Object 121" xlink:type="simple" xlink:show="embed" xlink:actuate="onLoad"/></draw:frame></text:p>
          </text:list-item>
          <text:list-item>
            <text:p text:style-name="P63"><draw:frame draw:style-name="fr4" draw:name="Object122" text:anchor-type="as-char" svg:width="0.3043in" svg:height="0.3929in" draw:z-index="138"><draw:object xlink:href="./Object 122" xlink:type="simple" xlink:show="embed" xlink:actuate="onLoad"/><draw:image xlink:href="./ObjectReplacements/Object 122" xlink:type="simple" xlink:show="embed" xlink:actuate="onLoad"/></draw:frame> mL</text:p>
          </text:list-item>
          <text:list-item>
            <text:p text:style-name="P63"><draw:frame draw:style-name="fr4" draw:name="Object150" text:anchor-type="as-char" svg:width="0.1992in" svg:height="0.3929in" draw:z-index="139"><draw:object xlink:href="./Object 150" xlink:type="simple" xlink:show="embed" xlink:actuate="onLoad"/><draw:image xlink:href="./ObjectReplacements/Object 150" xlink:type="simple" xlink:show="embed" xlink:actuate="onLoad"/></draw:frame> L</text:p>
          </text:list-item>
          <text:list-item>
            <text:p text:style-name="P63">5 mg</text:p>
          </text:list-item>
          <text:list-item>
            <text:p text:style-name="P63">40 doses</text:p>
          </text:list-item>
          <text:list-item>
            <text:p text:style-name="P63"><draw:frame draw:style-name="fr4" draw:name="Object151" text:anchor-type="as-char" svg:width="0.2811in" svg:height="0.3929in" draw:z-index="140"><draw:object xlink:href="./Object 151" xlink:type="simple" xlink:show="embed" xlink:actuate="onLoad"/><draw:image xlink:href="./ObjectReplacements/Object 151" xlink:type="simple" xlink:show="embed" xlink:actuate="onLoad"/></draw:frame> ounces</text:p>
          </text:list-item>
        </text:list>
      </text:section>
      <text:p text:style-name="P4"/>
      <text:p text:style-name="P3">Chapter 3 - Percentages</text:p>
      <text:p text:style-name="P4"/>
      <text:section text:style-name="Sect2" text:name="Section16">
        <text:p text:style-name="P4">Worksheet 3-1</text:p>
        <text:list xml:id="list721314050" text:style-name="L15">
          <text:list-item>
            <text:p text:style-name="P64">24.44%</text:p>
          </text:list-item>
          <text:list-item>
            <text:p text:style-name="P64">30%</text:p>
          </text:list-item>
          <text:list-item>
            <text:p text:style-name="P64">50%</text:p>
          </text:list-item>
          <text:list-item>
            <text:p text:style-name="P64">12.5%</text:p>
          </text:list-item>
          <text:list-item>
            <text:p text:style-name="P64">75%</text:p>
          </text:list-item>
          <text:list-item>
            <text:p text:style-name="P64">2%</text:p>
          </text:list-item>
          <text:list-item>
            <text:p text:style-name="P64">9%</text:p>
          </text:list-item>
          <text:list-item>
            <text:p text:style-name="P64">10%</text:p>
          </text:list-item>
          <text:list-item>
            <text:p text:style-name="P64">80%</text:p>
          </text:list-item>
          <text:list-item>
            <text:p text:style-name="P64">36%</text:p>
          </text:list-item>
          <text:list-item>
            <text:p text:style-name="P64">52%</text:p>
          </text:list-item>
          <text:list-item>
            <text:p text:style-name="P64">40%</text:p>
          </text:list-item>
          <text:list-item>
            <text:p text:style-name="P64">65%</text:p>
          </text:list-item>
          <text:list-item>
            <text:p text:style-name="P64">2.5%</text:p>
          </text:list-item>
          <text:list-item>
            <text:p text:style-name="P64"><text:soft-page-break/>3.5%</text:p>
          </text:list-item>
          <text:list-item>
            <text:p text:style-name="P64">5.5%</text:p>
          </text:list-item>
          <text:list-item>
            <text:p text:style-name="P64">0.4%</text:p>
          </text:list-item>
          <text:list-item>
            <text:p text:style-name="P64">110%</text:p>
          </text:list-item>
          <text:list-item>
            <text:p text:style-name="P64">175%</text:p>
          </text:list-item>
          <text:list-item>
            <text:p text:style-name="P64">200%</text:p>
          </text:list-item>
          <text:list-item>
            <text:p text:style-name="P64">0.33</text:p>
          </text:list-item>
          <text:list-item>
            <text:p text:style-name="P64">0.24</text:p>
          </text:list-item>
          <text:list-item>
            <text:p text:style-name="P64">0.333</text:p>
          </text:list-item>
          <text:list-item>
            <text:p text:style-name="P64">0.505</text:p>
          </text:list-item>
          <text:list-item>
            <text:p text:style-name="P64">0.2</text:p>
          </text:list-item>
          <text:list-item>
            <text:p text:style-name="P64">0.47</text:p>
          </text:list-item>
          <text:list-item>
            <text:p text:style-name="P64">0.93</text:p>
          </text:list-item>
          <text:list-item>
            <text:p text:style-name="P64">0.325</text:p>
          </text:list-item>
          <text:list-item>
            <text:p text:style-name="P64">0.75</text:p>
          </text:list-item>
          <text:list-item>
            <text:p text:style-name="P64">0.8332</text:p>
          </text:list-item>
          <text:list-item>
            <text:p text:style-name="P64">0.6666667</text:p>
          </text:list-item>
          <text:list-item>
            <text:p text:style-name="P64">0.185</text:p>
          </text:list-item>
          <text:list-item>
            <text:p text:style-name="P64">0.013</text:p>
          </text:list-item>
          <text:list-item>
            <text:p text:style-name="P64">0.0025</text:p>
          </text:list-item>
          <text:list-item>
            <text:p text:style-name="P64">0.00125</text:p>
          </text:list-item>
          <text:list-item>
            <text:p text:style-name="P64">80%</text:p>
          </text:list-item>
          <text:list-item>
            <text:p text:style-name="P64">20%</text:p>
          </text:list-item>
          <text:list-item>
            <text:p text:style-name="P64">87.5%</text:p>
          </text:list-item>
          <text:list-item>
            <text:p text:style-name="P64">75%</text:p>
          </text:list-item>
          <text:list-item>
            <text:p text:style-name="P64">85.7% (rounded)</text:p>
          </text:list-item>
          <text:list-item>
            <text:p text:style-name="P64">85%</text:p>
          </text:list-item>
          <text:list-item>
            <text:p text:style-name="P64">62.5%</text:p>
          </text:list-item>
          <text:list-item>
            <text:p text:style-name="P64">42.9% (rounded)</text:p>
          </text:list-item>
          <text:list-item>
            <text:p text:style-name="P64">30%</text:p>
          </text:list-item>
          <text:list-item>
            <text:p text:style-name="P64">60%</text:p>
          </text:list-item>
          <text:list-item>
            <text:p text:style-name="P64">87.5%</text:p>
          </text:list-item>
          <text:list-item>
            <text:p text:style-name="P64">80%</text:p>
          </text:list-item>
          <text:list-item>
            <text:p text:style-name="P64">55%</text:p>
          </text:list-item>
          <text:list-item>
            <text:p text:style-name="P64">88.9% (rounded)</text:p>
          </text:list-item>
          <text:list-item>
            <text:p text:style-name="P64">50%</text:p>
          </text:list-item>
        </text:list>
      </text:section>
      <text:p text:style-name="P4"/>
      <text:section text:style-name="Sect2" text:name="Section17">
        <text:p text:style-name="P4">Worksheet 3-2</text:p>
        <text:list xml:id="list1113132888" text:style-name="L16">
          <text:list-item>
            <text:p text:style-name="P65"><draw:frame draw:style-name="fr4" draw:name="Object152" text:anchor-type="as-char" svg:width="0.202in" svg:height="0.3929in" draw:z-index="141"><draw:object xlink:href="./Object 152" xlink:type="simple" xlink:show="embed" xlink:actuate="onLoad"/><draw:image xlink:href="./ObjectReplacements/Object 152" xlink:type="simple" xlink:show="embed" xlink:actuate="onLoad"/></draw:frame></text:p>
          </text:list-item>
          <text:list-item>
            <text:p text:style-name="P65"><draw:frame draw:style-name="fr4" draw:name="Object153" text:anchor-type="as-char" svg:width="0.2047in" svg:height="0.3929in" draw:z-index="142"><draw:object xlink:href="./Object 153" xlink:type="simple" xlink:show="embed" xlink:actuate="onLoad"/><draw:image xlink:href="./ObjectReplacements/Object 153" xlink:type="simple" xlink:show="embed" xlink:actuate="onLoad"/></draw:frame></text:p>
          </text:list-item>
          <text:list-item>
            <text:p text:style-name="P65"><draw:frame draw:style-name="fr4" draw:name="Object154" text:anchor-type="as-char" svg:width="0.198in" svg:height="0.3929in" draw:z-index="143"><draw:object xlink:href="./Object 154" xlink:type="simple" xlink:show="embed" xlink:actuate="onLoad"/><draw:image xlink:href="./ObjectReplacements/Object 154" xlink:type="simple" xlink:show="embed" xlink:actuate="onLoad"/></draw:frame></text:p>
          </text:list-item>
          <text:list-item>
            <text:p text:style-name="P65"><draw:frame draw:style-name="fr4" draw:name="Object155" text:anchor-type="as-char" svg:width="0.2866in" svg:height="0.3929in" draw:z-index="144"><draw:object xlink:href="./Object 155" xlink:type="simple" xlink:show="embed" xlink:actuate="onLoad"/><draw:image xlink:href="./ObjectReplacements/Object 155" xlink:type="simple" xlink:show="embed" xlink:actuate="onLoad"/></draw:frame></text:p>
          </text:list-item>
          <text:list-item>
            <text:p text:style-name="P65"><draw:frame draw:style-name="fr4" draw:name="Object156" text:anchor-type="as-char" svg:width="0.2819in" svg:height="0.3929in" draw:z-index="145"><draw:object xlink:href="./Object 156" xlink:type="simple" xlink:show="embed" xlink:actuate="onLoad"/><draw:image xlink:href="./ObjectReplacements/Object 156" xlink:type="simple" xlink:show="embed" xlink:actuate="onLoad"/></draw:frame></text:p>
          </text:list-item>
          <text:list-item>
            <text:p text:style-name="P65">1</text:p>
          </text:list-item>
          <text:list-item>
            <text:p text:style-name="P65"><draw:frame draw:style-name="fr4" draw:name="Object157" text:anchor-type="as-char" svg:width="0.2839in" svg:height="0.3929in" draw:z-index="146"><draw:object xlink:href="./Object 157" xlink:type="simple" xlink:show="embed" xlink:actuate="onLoad"/><draw:image xlink:href="./ObjectReplacements/Object 157" xlink:type="simple" xlink:show="embed" xlink:actuate="onLoad"/></draw:frame></text:p>
          </text:list-item>
          <text:list-item>
            <text:p text:style-name="P65"><draw:frame draw:style-name="fr4" draw:name="Object158" text:anchor-type="as-char" svg:width="0.3654in" svg:height="0.3929in" draw:z-index="226"><draw:object xlink:href="./Object 158" xlink:type="simple" xlink:show="embed" xlink:actuate="onLoad"/><draw:image xlink:href="./ObjectReplacements/Object 158" xlink:type="simple" xlink:show="embed" xlink:actuate="onLoad"/></draw:frame></text:p>
          </text:list-item>
          <text:list-item>
            <text:p text:style-name="P65"><draw:frame draw:style-name="fr4" draw:name="Object159" text:anchor-type="as-char" svg:width="0.3654in" svg:height="0.3929in" draw:z-index="227"><draw:object xlink:href="./Object 159" xlink:type="simple" xlink:show="embed" xlink:actuate="onLoad"/><draw:image xlink:href="./ObjectReplacements/Object 159" xlink:type="simple" xlink:show="embed" xlink:actuate="onLoad"/></draw:frame></text:p>
          </text:list-item>
          <text:list-item>
            <text:p text:style-name="P65"><draw:frame draw:style-name="fr4" draw:name="Object160" text:anchor-type="as-char" svg:width="0.3701in" svg:height="0.3929in" draw:z-index="228"><draw:object xlink:href="./Object 160" xlink:type="simple" xlink:show="embed" xlink:actuate="onLoad"/><draw:image xlink:href="./ObjectReplacements/Object 160" xlink:type="simple" xlink:show="embed" xlink:actuate="onLoad"/></draw:frame></text:p>
          </text:list-item>
          <text:list-item>
            <text:p text:style-name="P65"><draw:frame draw:style-name="fr4" draw:name="Object161" text:anchor-type="as-char" svg:width="0.1957in" svg:height="0.3929in" draw:z-index="229"><draw:object xlink:href="./Object 161" xlink:type="simple" xlink:show="embed" xlink:actuate="onLoad"/><draw:image xlink:href="./ObjectReplacements/Object 161" xlink:type="simple" xlink:show="embed" xlink:actuate="onLoad"/></draw:frame></text:p>
          </text:list-item>
          <text:list-item>
            <text:p text:style-name="P65"><draw:frame draw:style-name="fr4" draw:name="Object162" text:anchor-type="as-char" svg:width="0.3654in" svg:height="0.3929in" draw:z-index="230"><draw:object xlink:href="./Object 162" xlink:type="simple" xlink:show="embed" xlink:actuate="onLoad"/><draw:image xlink:href="./ObjectReplacements/Object 162" xlink:type="simple" xlink:show="embed" xlink:actuate="onLoad"/></draw:frame></text:p>
          </text:list-item>
          <text:list-item>
            <text:p text:style-name="P65"><draw:frame draw:style-name="fr4" draw:name="Object163" text:anchor-type="as-char" svg:width="0.3661in" svg:height="0.3929in" draw:z-index="231"><draw:object xlink:href="./Object 163" xlink:type="simple" xlink:show="embed" xlink:actuate="onLoad"/><draw:image xlink:href="./ObjectReplacements/Object 163" xlink:type="simple" xlink:show="embed" xlink:actuate="onLoad"/></draw:frame></text:p>
          </text:list-item>
          <text:list-item>
            <text:p text:style-name="P65"><draw:frame draw:style-name="fr4" draw:name="Object164" text:anchor-type="as-char" svg:width="0.2839in" svg:height="0.3929in" draw:z-index="232"><draw:object xlink:href="./Object 164" xlink:type="simple" xlink:show="embed" xlink:actuate="onLoad"/><draw:image xlink:href="./ObjectReplacements/Object 164" xlink:type="simple" xlink:show="embed" xlink:actuate="onLoad"/></draw:frame></text:p>
          </text:list-item>
          <text:list-item>
            <text:p text:style-name="P65"><draw:frame draw:style-name="fr4" draw:name="Object165" text:anchor-type="as-char" svg:width="0.2819in" svg:height="0.3929in" draw:z-index="233"><draw:object xlink:href="./Object 165" xlink:type="simple" xlink:show="embed" xlink:actuate="onLoad"/><draw:image xlink:href="./ObjectReplacements/Object 165" xlink:type="simple" xlink:show="embed" xlink:actuate="onLoad"/></draw:frame> or <draw:frame draw:style-name="fr4" draw:name="Object166" text:anchor-type="as-char" svg:width="0.3819in" svg:height="0.3929in" draw:z-index="234"><draw:object xlink:href="./Object 166" xlink:type="simple" xlink:show="embed" xlink:actuate="onLoad"/><draw:image xlink:href="./ObjectReplacements/Object 166" xlink:type="simple" xlink:show="embed" xlink:actuate="onLoad"/></draw:frame></text:p>
          </text:list-item>
          <text:list-item>
            <text:p text:style-name="P65">150</text:p>
          </text:list-item>
          <text:list-item>
            <text:p text:style-name="P65">6</text:p>
          </text:list-item>
          <text:list-item>
            <text:p text:style-name="P65">3</text:p>
          </text:list-item>
          <text:list-item>
            <text:p text:style-name="P65">37.5</text:p>
          </text:list-item>
          <text:list-item>
            <text:p text:style-name="P65">3</text:p>
          </text:list-item>
          <text:list-item>
            <text:p text:style-name="P65">32</text:p>
          </text:list-item>
          <text:list-item>
            <text:p text:style-name="P65">90</text:p>
          </text:list-item>
          <text:list-item>
            <text:p text:style-name="P65">1.7</text:p>
          </text:list-item>
          <text:list-item>
            <text:p text:style-name="P65">5.5</text:p>
          </text:list-item>
          <text:list-item>
            <text:p text:style-name="P65">29.7</text:p>
          </text:list-item>
          <text:list-item>
            <text:p text:style-name="P65">2.5</text:p>
          </text:list-item>
          <text:list-item>
            <text:p text:style-name="P65">36</text:p>
          </text:list-item>
          <text:list-item>
            <text:p text:style-name="P65">20</text:p>
          </text:list-item>
          <text:list-item>
            <text:p text:style-name="P65">90</text:p>
          </text:list-item>
          <text:list-item>
            <text:p text:style-name="P65">280</text:p>
          </text:list-item>
          <text:list-item>
            <text:p text:style-name="P65">10</text:p>
          </text:list-item>
          <text:list-item>
            <text:p text:style-name="P65">8.4</text:p>
          </text:list-item>
          <text:list-item>
            <text:p text:style-name="P65">4.8</text:p>
          </text:list-item>
          <text:list-item>
            <text:p text:style-name="P65">7.5</text:p>
          </text:list-item>
          <text:list-item>
            <text:p text:style-name="P65">12</text:p>
          </text:list-item>
          <text:list-item>
            <text:p text:style-name="P65">12</text:p>
          </text:list-item>
          <text:list-item>
            <text:p text:style-name="P65">50</text:p>
          </text:list-item>
          <text:list-item>
            <text:p text:style-name="P65">12.5</text:p>
          </text:list-item>
          <text:list-item>
            <text:p text:style-name="P65">27</text:p>
          </text:list-item>
          <text:list-item>
            <text:p text:style-name="P65">50</text:p>
          </text:list-item>
        </text:list>
      </text:section>
      <text:p text:style-name="P4"/>
      <text:p text:style-name="P4">Worksheet 3-3</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21">Percent</text:p>
            </table:table-cell>
            <table:table-cell table:style-name="Table2.A1" office:value-type="string">
              <text:p text:style-name="P21">Decimal</text:p>
            </table:table-cell>
            <table:table-cell table:style-name="Table2.C1" office:value-type="string">
              <text:p text:style-name="P21">Reduced Fraction</text:p>
            </table:table-cell>
          </table:table-row>
        </table:table-header-rows>
        <table:table-row table:style-name="Table2.1">
          <table:table-cell table:style-name="Table2.A2" office:value-type="string">
            <text:p text:style-name="P19">20%</text:p>
          </table:table-cell>
          <table:table-cell table:style-name="Table2.A2" office:value-type="string">
            <text:p text:style-name="P20">0.2</text:p>
          </table:table-cell>
          <table:table-cell table:style-name="Table2.C2" office:value-type="string">
            <text:p text:style-name="P19">1/5</text:p>
          </table:table-cell>
        </table:table-row>
        <table:table-row table:style-name="Table2.1">
          <table:table-cell table:style-name="Table2.A2" office:value-type="string">
            <text:p text:style-name="P19">6%</text:p>
          </table:table-cell>
          <table:table-cell table:style-name="Table2.A2" office:value-type="string">
            <text:p text:style-name="P19">0.06</text:p>
          </table:table-cell>
          <table:table-cell table:style-name="Table2.C2" office:value-type="string">
            <text:p text:style-name="P19">3/50</text:p>
          </table:table-cell>
        </table:table-row>
        <table:table-row table:style-name="Table2.1">
          <table:table-cell table:style-name="Table2.A2" office:value-type="string">
            <text:p text:style-name="P19">87.5%</text:p>
          </table:table-cell>
          <table:table-cell table:style-name="Table2.A2" office:value-type="string">
            <text:p text:style-name="P19">0.875</text:p>
          </table:table-cell>
          <table:table-cell table:style-name="Table2.C2" office:value-type="string">
            <text:p text:style-name="P19">7/8</text:p>
          </table:table-cell>
        </table:table-row>
        <table:table-row table:style-name="Table2.1">
          <table:table-cell table:style-name="Table2.A2" office:value-type="string">
            <text:p text:style-name="P19">15%</text:p>
          </table:table-cell>
          <table:table-cell table:style-name="Table2.A2" office:value-type="string">
            <text:p text:style-name="P19">0.15</text:p>
          </table:table-cell>
          <table:table-cell table:style-name="Table2.C2" office:value-type="string">
            <text:p text:style-name="P19">3/20</text:p>
          </table:table-cell>
        </table:table-row>
        <table:table-row table:style-name="Table2.1">
          <table:table-cell table:style-name="Table2.A2" office:value-type="string">
            <text:p text:style-name="P19">11%</text:p>
          </table:table-cell>
          <table:table-cell table:style-name="Table2.A2" office:value-type="string">
            <text:p text:style-name="P19">0.11</text:p>
          </table:table-cell>
          <table:table-cell table:style-name="Table2.C2" office:value-type="string">
            <text:p text:style-name="P19">11/100</text:p>
          </table:table-cell>
        </table:table-row>
        <table:table-row table:style-name="Table2.1">
          <table:table-cell table:style-name="Table2.A2" office:value-type="string">
            <text:p text:style-name="P19">80%</text:p>
          </table:table-cell>
          <table:table-cell table:style-name="Table2.A2" office:value-type="string">
            <text:p text:style-name="P19">0.8</text:p>
          </table:table-cell>
          <table:table-cell table:style-name="Table2.C2" office:value-type="string">
            <text:p text:style-name="P19">4/5</text:p>
          </table:table-cell>
        </table:table-row>
        <table:table-row table:style-name="Table2.1">
          <table:table-cell table:style-name="Table2.A2" office:value-type="string">
            <text:p text:style-name="P19">96%</text:p>
          </table:table-cell>
          <table:table-cell table:style-name="Table2.A2" office:value-type="string">
            <text:p text:style-name="P19">0.96</text:p>
          </table:table-cell>
          <table:table-cell table:style-name="Table2.C2" office:value-type="string">
            <text:p text:style-name="P19">24/25</text:p>
          </table:table-cell>
        </table:table-row>
        <text:soft-page-break/>
        <table:table-row table:style-name="Table2.1">
          <table:table-cell table:style-name="Table2.A2" office:value-type="string">
            <text:p text:style-name="P19">55%</text:p>
          </table:table-cell>
          <table:table-cell table:style-name="Table2.A2" office:value-type="string">
            <text:p text:style-name="P19">0.55</text:p>
          </table:table-cell>
          <table:table-cell table:style-name="Table2.C2" office:value-type="string">
            <text:p text:style-name="P19">11/20</text:p>
          </table:table-cell>
        </table:table-row>
        <table:table-row table:style-name="Table2.1">
          <table:table-cell table:style-name="Table2.A2" office:value-type="string">
            <text:p text:style-name="P19">12%</text:p>
          </table:table-cell>
          <table:table-cell table:style-name="Table2.A2" office:value-type="string">
            <text:p text:style-name="P19">0.12</text:p>
          </table:table-cell>
          <table:table-cell table:style-name="Table2.C2" office:value-type="string">
            <text:p text:style-name="P19">3/25</text:p>
          </table:table-cell>
        </table:table-row>
        <table:table-row table:style-name="Table2.1">
          <table:table-cell table:style-name="Table2.A2" office:value-type="string">
            <text:p text:style-name="P19">53%</text:p>
          </table:table-cell>
          <table:table-cell table:style-name="Table2.A2" office:value-type="string">
            <text:p text:style-name="P19">0.53</text:p>
          </table:table-cell>
          <table:table-cell table:style-name="Table2.C2" office:value-type="string">
            <text:p text:style-name="P19">53/100</text:p>
          </table:table-cell>
        </table:table-row>
        <table:table-row table:style-name="Table2.1">
          <table:table-cell table:style-name="Table2.A2" office:value-type="string">
            <text:p text:style-name="P19">100%</text:p>
          </table:table-cell>
          <table:table-cell table:style-name="Table2.A2" office:value-type="string">
            <text:p text:style-name="P19">1</text:p>
          </table:table-cell>
          <table:table-cell table:style-name="Table2.C2" office:value-type="string">
            <text:p text:style-name="P19">1</text:p>
          </table:table-cell>
        </table:table-row>
        <table:table-row table:style-name="Table2.1">
          <table:table-cell table:style-name="Table2.A2" office:value-type="string">
            <text:p text:style-name="P19">7.5%</text:p>
          </table:table-cell>
          <table:table-cell table:style-name="Table2.A2" office:value-type="string">
            <text:p text:style-name="P19">0.075</text:p>
          </table:table-cell>
          <table:table-cell table:style-name="Table2.C2" office:value-type="string">
            <text:p text:style-name="P19">3/40</text:p>
          </table:table-cell>
        </table:table-row>
      </table:table>
      <text:section text:style-name="Sect2" text:name="Section18">
        <text:list xml:id="list1531429086" text:style-name="L17">
          <text:list-item>
            <text:p text:style-name="P66">2</text:p>
          </text:list-item>
          <text:list-item>
            <text:p text:style-name="P66">16%</text:p>
          </text:list-item>
          <text:list-item>
            <text:p text:style-name="P66">175</text:p>
          </text:list-item>
          <text:list-item>
            <text:p text:style-name="P66">198</text:p>
          </text:list-item>
          <text:list-item>
            <text:p text:style-name="P66">28%</text:p>
          </text:list-item>
          <text:list-item>
            <text:p text:style-name="P66">2500</text:p>
          </text:list-item>
          <text:list-item>
            <text:p text:style-name="P66">325</text:p>
          </text:list-item>
          <text:list-item>
            <text:p text:style-name="P66">25%</text:p>
          </text:list-item>
          <text:list-item>
            <text:p text:style-name="P66">15</text:p>
          </text:list-item>
          <text:list-item>
            <text:p text:style-name="P66">100.8</text:p>
          </text:list-item>
          <text:list-item>
            <text:p text:style-name="P66">20%</text:p>
          </text:list-item>
          <text:list-item>
            <text:p text:style-name="P66">20</text:p>
          </text:list-item>
          <text:list-item>
            <text:p text:style-name="P66">18</text:p>
          </text:list-item>
          <text:list-item>
            <text:p text:style-name="P66">90%</text:p>
          </text:list-item>
          <text:list-item>
            <text:p text:style-name="P66">32</text:p>
          </text:list-item>
          <text:list-item>
            <text:p text:style-name="P66">62</text:p>
          </text:list-item>
          <text:list-item>
            <text:p text:style-name="P66">92%</text:p>
          </text:list-item>
          <text:list-item>
            <text:p text:style-name="P66">500</text:p>
          </text:list-item>
          <text:list-item>
            <text:p text:style-name="P66">42</text:p>
          </text:list-item>
          <text:list-item>
            <text:p text:style-name="P66">81.25%</text:p>
          </text:list-item>
          <text:list-item>
            <text:p text:style-name="P66">92% correct</text:p>
          </text:list-item>
          <text:list-item>
            <text:p text:style-name="P66">23 students</text:p>
          </text:list-item>
          <text:list-item>
            <text:p text:style-name="P66">3,077 people</text:p>
          </text:list-item>
          <text:list-item>
            <text:p text:style-name="P66">64% of his savings</text:p>
          </text:list-item>
          <text:list-item>
            <text:p text:style-name="P66">2,800 hairs</text:p>
          </text:list-item>
          <text:list-item>
            <text:p text:style-name="P66">68% of patients</text:p>
          </text:list-item>
        </text:list>
      </text:section>
      <text:p text:style-name="P4"/>
      <text:section text:style-name="Sect2" text:name="Section19">
        <text:p text:style-name="P4">Worksheet 3-4</text:p>
        <text:list xml:id="list2111530108" text:style-name="L18">
          <text:list-item>
            <text:p text:style-name="P42"><draw:frame draw:style-name="fr4" draw:name="Object167" text:anchor-type="as-char" svg:width="0.2839in" svg:height="0.3929in" draw:z-index="147"><draw:object xlink:href="./Object 167" xlink:type="simple" xlink:show="embed" xlink:actuate="onLoad"/><draw:image xlink:href="./ObjectReplacements/Object 167" xlink:type="simple" xlink:show="embed" xlink:actuate="onLoad"/></draw:frame></text:p>
          </text:list-item>
          <text:list-item>
            <text:p text:style-name="P42"><draw:frame draw:style-name="fr4" draw:name="Object168" text:anchor-type="as-char" svg:width="0.2866in" svg:height="0.3929in" draw:z-index="148"><draw:object xlink:href="./Object 168" xlink:type="simple" xlink:show="embed" xlink:actuate="onLoad"/><draw:image xlink:href="./ObjectReplacements/Object 168" xlink:type="simple" xlink:show="embed" xlink:actuate="onLoad"/></draw:frame></text:p>
          </text:list-item>
          <text:list-item>
            <text:p text:style-name="P42"><draw:frame draw:style-name="fr4" draw:name="Object169" text:anchor-type="as-char" svg:width="0.2819in" svg:height="0.3929in" draw:z-index="149"><draw:object xlink:href="./Object 169" xlink:type="simple" xlink:show="embed" xlink:actuate="onLoad"/><draw:image xlink:href="./ObjectReplacements/Object 169" xlink:type="simple" xlink:show="embed" xlink:actuate="onLoad"/></draw:frame></text:p>
          </text:list-item>
          <text:list-item>
            <text:p text:style-name="P42">0.33</text:p>
          </text:list-item>
          <text:list-item>
            <text:p text:style-name="P42">0.045</text:p>
          </text:list-item>
          <text:list-item>
            <text:p text:style-name="P42">0.0294</text:p>
          </text:list-item>
          <text:list-item>
            <text:p text:style-name="P42">25%</text:p>
          </text:list-item>
          <text:list-item>
            <text:p text:style-name="P42">40%</text:p>
          </text:list-item>
          <text:list-item>
            <text:p text:style-name="P42">70%</text:p>
          </text:list-item>
          <text:list-item>
            <text:p text:style-name="P42">70%</text:p>
          </text:list-item>
          <text:list-item>
            <text:p text:style-name="P42">46.7%</text:p>
          </text:list-item>
          <text:list-item>
            <text:p text:style-name="P42">0.6%</text:p>
          </text:list-item>
          <text:list-item>
            <text:p text:style-name="P42">48</text:p>
          </text:list-item>
          <text:list-item>
            <text:p text:style-name="P42">6</text:p>
          </text:list-item>
          <text:list-item>
            <text:p text:style-name="P42">10%</text:p>
          </text:list-item>
          <text:list-item>
            <text:p text:style-name="P42">66.7%</text:p>
          </text:list-item>
          <text:list-item>
            <text:p text:style-name="P42">250</text:p>
          </text:list-item>
          <text:list-item>
            <text:p text:style-name="P42">27.3</text:p>
          </text:list-item>
          <text:list-item>
            <text:p text:style-name="P42">210</text:p>
          </text:list-item>
          <text:list-item>
            <text:p text:style-name="P42">5%</text:p>
          </text:list-item>
          <text:list-item>
            <text:p text:style-name="P42">7 instructors</text:p>
          </text:list-item>
          <text:list-item>
            <text:p text:style-name="P42">27 milligrams</text:p>
          </text:list-item>
          <text:list-item>
            <text:p text:style-name="P42">6.5 pounds</text:p>
          </text:list-item>
          <text:list-item>
            <text:p text:style-name="P42">24 patients</text:p>
          </text:list-item>
          <text:list-item>
            <text:p text:style-name="P42">2 holidays</text:p>
          </text:list-item>
        </text:list>
      </text:section>
      <text:p text:style-name="P4"/>
      <text:p text:style-name="P3">Chapter 4 - 24 Hour Time, Exponents &amp; Scientific Notation</text:p>
      <text:p text:style-name="P4"/>
      <text:section text:style-name="Sect3" text:name="Section20">
        <text:p text:style-name="P4">Worksheet 4-1</text:p>
        <text:p text:style-name="P22">1140 eleven forty hours 11:40 A.M.</text:p>
        <text:p text:style-name="P22">1400 fourteen hundred hours 2:00 P.M.</text:p>
        <text:p text:style-name="P22">2230 twenty-two thirty hours 10:30 P.M.</text:p>
        <text:p text:style-name="P22">0030 zero zero thirty hours 12:30 A.M.</text:p>
        <text:p text:style-name="P22">1050 ten fifty hours 10:50 A.M.</text:p>
        <text:p text:style-name="P22">0615 zero six fifteen hours 6:15 A.M.</text:p>
        <text:p text:style-name="P22">1050 ten fifty hours 10:50 A.M.</text:p>
        <text:p text:style-name="P22">2145 twenty-one forty-five hours 9:45 P.M.</text:p>
        <text:p text:style-name="P22">1315 thirteen fifteen hours 1:15 P.M.</text:p>
        <text:p text:style-name="P22">0015 zero zero fifteen hours 12:15 A.M.</text:p>
        <text:p text:style-name="P22">0005 zero zero zero five hours 12:05 A.M.</text:p>
        <text:p text:style-name="P22">0930 zero nine thirty hours 9:30 A.M.</text:p>
        <text:p text:style-name="P22">2230 twenty-two thirty hours 10:30 P.M.</text:p>
        <text:p text:style-name="P22">0020 zero zero twenty hours 12:20 A.M.</text:p>
        <text:p text:style-name="P22">1425 fourteen twenty-five hours 2:25 P.M.</text:p>
        <text:p text:style-name="P22">0007 zero zero zero seven hours 12:07 A.M.</text:p>
        <text:p text:style-name="P22">0100 zero one hundred hours 1:00 A.M.</text:p>
      </text:section>
      <text:p text:style-name="P4"/>
      <text:section text:style-name="Sect2" text:name="Section21">
        <text:p text:style-name="P4">Worksheet 4-2</text:p>
        <text:list xml:id="list90102977" text:style-name="L19">
          <text:list-item>
            <text:p text:style-name="P43">1</text:p>
          </text:list-item>
          <text:list-item>
            <text:p text:style-name="P43">2</text:p>
          </text:list-item>
          <text:list-item>
            <text:p text:style-name="P43">1</text:p>
          </text:list-item>
          <text:list-item>
            <text:p text:style-name="P43">4</text:p>
          </text:list-item>
          <text:list-item>
            <text:p text:style-name="P43">8</text:p>
          </text:list-item>
          <text:list-item>
            <text:p text:style-name="P43">9</text:p>
          </text:list-item>
          <text:list-item>
            <text:p text:style-name="P43">27</text:p>
          </text:list-item>
          <text:list-item>
            <text:p text:style-name="P43">81</text:p>
          </text:list-item>
          <text:list-item>
            <text:p text:style-name="P43">100</text:p>
          </text:list-item>
          <text:list-item>
            <text:p text:style-name="P43">216</text:p>
          </text:list-item>
          <text:list-item>
            <text:p text:style-name="P43">1</text:p>
          </text:list-item>
          <text:list-item>
            <text:p text:style-name="P43"><text:soft-page-break/>25</text:p>
          </text:list-item>
          <text:list-item>
            <text:p text:style-name="P43">1</text:p>
          </text:list-item>
          <text:list-item>
            <text:p text:style-name="P43">81</text:p>
          </text:list-item>
          <text:list-item>
            <text:p text:style-name="P43">1</text:p>
          </text:list-item>
          <text:list-item>
            <text:p text:style-name="P43">20,736</text:p>
          </text:list-item>
          <text:list-item>
            <text:p text:style-name="P43">1,728</text:p>
          </text:list-item>
          <text:list-item>
            <text:p text:style-name="P43">10,000</text:p>
          </text:list-item>
          <text:list-item>
            <text:p text:style-name="P43">1</text:p>
          </text:list-item>
          <text:list-item>
            <text:p text:style-name="P43">343</text:p>
          </text:list-item>
          <text:list-item>
            <text:p text:style-name="P43"><draw:frame draw:style-name="fr4" draw:name="Object170" text:anchor-type="as-char" svg:width="0.522in" svg:height="0.2075in" draw:z-index="150"><draw:object xlink:href="./Object 170" xlink:type="simple" xlink:show="embed" xlink:actuate="onLoad"/><draw:image xlink:href="./ObjectReplacements/Object 170" xlink:type="simple" xlink:show="embed" xlink:actuate="onLoad"/></draw:frame></text:p>
          </text:list-item>
          <text:list-item>
            <text:p text:style-name="P43"><draw:frame draw:style-name="fr4" draw:name="Object171" text:anchor-type="as-char" svg:width="0.522in" svg:height="0.2075in" draw:z-index="151"><draw:object xlink:href="./Object 171" xlink:type="simple" xlink:show="embed" xlink:actuate="onLoad"/><draw:image xlink:href="./ObjectReplacements/Object 171" xlink:type="simple" xlink:show="embed" xlink:actuate="onLoad"/></draw:frame></text:p>
          </text:list-item>
          <text:list-item>
            <text:p text:style-name="P43"><draw:frame draw:style-name="fr4" draw:name="Object172" text:anchor-type="as-char" svg:width="0.6492in" svg:height="0.2075in" draw:z-index="152"><draw:object xlink:href="./Object 172" xlink:type="simple" xlink:show="embed" xlink:actuate="onLoad"/><draw:image xlink:href="./ObjectReplacements/Object 172" xlink:type="simple" xlink:show="embed" xlink:actuate="onLoad"/></draw:frame></text:p>
          </text:list-item>
          <text:list-item>
            <text:p text:style-name="P43"><draw:frame draw:style-name="fr4" draw:name="Object173" text:anchor-type="as-char" svg:width="0.5937in" svg:height="0.2075in" draw:z-index="153"><draw:object xlink:href="./Object 173" xlink:type="simple" xlink:show="embed" xlink:actuate="onLoad"/><draw:image xlink:href="./ObjectReplacements/Object 173" xlink:type="simple" xlink:show="embed" xlink:actuate="onLoad"/></draw:frame></text:p>
          </text:list-item>
          <text:list-item>
            <text:p text:style-name="P43"><draw:frame draw:style-name="fr4" draw:name="Object174" text:anchor-type="as-char" svg:width="0.8071in" svg:height="0.2075in" draw:z-index="154"><draw:object xlink:href="./Object 174" xlink:type="simple" xlink:show="embed" xlink:actuate="onLoad"/><draw:image xlink:href="./ObjectReplacements/Object 174" xlink:type="simple" xlink:show="embed" xlink:actuate="onLoad"/></draw:frame></text:p>
          </text:list-item>
          <text:list-item>
            <text:p text:style-name="P43"><draw:frame draw:style-name="fr4" draw:name="Object175" text:anchor-type="as-char" svg:width="0.5217in" svg:height="0.2075in" draw:z-index="155"><draw:object xlink:href="./Object 175" xlink:type="simple" xlink:show="embed" xlink:actuate="onLoad"/><draw:image xlink:href="./ObjectReplacements/Object 175" xlink:type="simple" xlink:show="embed" xlink:actuate="onLoad"/></draw:frame></text:p>
          </text:list-item>
          <text:list-item>
            <text:p text:style-name="P43"><draw:frame draw:style-name="fr4" draw:name="Object176" text:anchor-type="as-char" svg:width="0.7335in" svg:height="0.2075in" draw:z-index="156"><draw:object xlink:href="./Object 176" xlink:type="simple" xlink:show="embed" xlink:actuate="onLoad"/><draw:image xlink:href="./ObjectReplacements/Object 176" xlink:type="simple" xlink:show="embed" xlink:actuate="onLoad"/></draw:frame></text:p>
          </text:list-item>
          <text:list-item>
            <text:p text:style-name="P43"><draw:frame draw:style-name="fr4" draw:name="Object177" text:anchor-type="as-char" svg:width="0.6945in" svg:height="0.1839in" draw:z-index="157"><draw:object xlink:href="./Object 177" xlink:type="simple" xlink:show="embed" xlink:actuate="onLoad"/><draw:image xlink:href="./ObjectReplacements/Object 177" xlink:type="simple" xlink:show="embed" xlink:actuate="onLoad"/></draw:frame></text:p>
          </text:list-item>
          <text:list-item>
            <text:p text:style-name="P43"><draw:frame draw:style-name="fr4" draw:name="Object178" text:anchor-type="as-char" svg:width="0.7272in" svg:height="0.2075in" draw:z-index="158"><draw:object xlink:href="./Object 178" xlink:type="simple" xlink:show="embed" xlink:actuate="onLoad"/><draw:image xlink:href="./ObjectReplacements/Object 178" xlink:type="simple" xlink:show="embed" xlink:actuate="onLoad"/></draw:frame></text:p>
          </text:list-item>
          <text:list-item>
            <text:p text:style-name="P43"><draw:frame draw:style-name="fr4" draw:name="Object179" text:anchor-type="as-char" svg:width="0.8075in" svg:height="0.2075in" draw:z-index="159"><draw:object xlink:href="./Object 179" xlink:type="simple" xlink:show="embed" xlink:actuate="onLoad"/><draw:image xlink:href="./ObjectReplacements/Object 179" xlink:type="simple" xlink:show="embed" xlink:actuate="onLoad"/></draw:frame></text:p>
          </text:list-item>
          <text:list-item>
            <text:p text:style-name="P43">0.000000614</text:p>
          </text:list-item>
          <text:list-item>
            <text:p text:style-name="P43">0.00306</text:p>
          </text:list-item>
          <text:list-item>
            <text:p text:style-name="P43">0.00028</text:p>
          </text:list-item>
          <text:list-item>
            <text:p text:style-name="P43">0.1</text:p>
          </text:list-item>
          <text:list-item>
            <text:p text:style-name="P43">0.001</text:p>
          </text:list-item>
          <text:list-item>
            <text:p text:style-name="P43">67,000,000</text:p>
          </text:list-item>
          <text:list-item>
            <text:p text:style-name="P43">909,000</text:p>
          </text:list-item>
          <text:list-item>
            <text:p text:style-name="P43">1</text:p>
          </text:list-item>
          <text:list-item>
            <text:p text:style-name="P43">1,000,000</text:p>
          </text:list-item>
          <text:list-item>
            <text:p text:style-name="P43">1,000</text:p>
          </text:list-item>
        </text:list>
      </text:section>
      <text:p text:style-name="P4"/>
      <text:section text:style-name="Sect2" text:name="Section22">
        <text:section text:style-name="Sect3" text:name="Section24">
          <text:p text:style-name="P4">Worksheet 4-3</text:p>
          <text:p text:style-name="P22">1040 ten forty hours 10:40 A.M.</text:p>
          <text:p text:style-name="P22">2100 twenty-one hundred hours 9:00 P.M.</text:p>
          <text:p text:style-name="P22">1230 twelve thirty hours 12:30 P.M.</text:p>
          <text:p text:style-name="P22">0715 zero seven fifteen hours 7:15 A.M.</text:p>
          <text:p text:style-name="P22">2245 twenty-two forty-five 10:45 P.M.</text:p>
          <text:p text:style-name="P22">0830 zero eight thirty hours 8:30 A.M.</text:p>
          <text:p text:style-name="P22">2215 twenty-two fifteen hours 10:15 P.M.</text:p>
          <text:p text:style-name="P22">1020 ten twenty hours 10:20 A.M.</text:p>
          <text:p text:style-name="P22">2200 twenty-two hundred hours 10:00 P.M.</text:p>
          <text:p text:style-name="P22">1130 eleven thirty hours 11:30 A.M.</text:p>
          <text:p text:style-name="P22">1915 nineteen fifteen hours 7:15 P.M.</text:p>
          <text:p text:style-name="P22">1045 ten forty-five hours 10:45 A.M.</text:p>
          <text:p text:style-name="P22">1230 twelve thirty hours 12:30 P.M.</text:p>
          <text:p text:style-name="P22">2210 twenty-two ten hours 10:10 P.M.</text:p>
        </text:section>
        <text:list xml:id="list88838715" text:style-name="L20">
          <text:list-item>
            <text:p text:style-name="P44">216</text:p>
          </text:list-item>
          <text:list-item>
            <text:p text:style-name="P44">25</text:p>
          </text:list-item>
          <text:list-item>
            <text:p text:style-name="P44">16,384</text:p>
          </text:list-item>
          <text:list-item>
            <text:p text:style-name="P44">81</text:p>
          </text:list-item>
          <text:list-item>
            <text:p text:style-name="P44">100</text:p>
          </text:list-item>
          <text:list-item>
            <text:p text:style-name="P44">36</text:p>
          </text:list-item>
          <text:list-item>
            <text:p text:style-name="P44">125</text:p>
          </text:list-item>
          <text:list-item>
            <text:p text:style-name="P44">1024</text:p>
          </text:list-item>
          <text:list-item>
            <text:p text:style-name="P44">27</text:p>
          </text:list-item>
          <text:list-item>
            <text:p text:style-name="P44">10,000</text:p>
          </text:list-item>
          <text:list-item>
            <text:p text:style-name="P44"><draw:frame draw:style-name="fr4" draw:name="Object180" text:anchor-type="as-char" svg:width="0.522in" svg:height="0.2075in" draw:z-index="160"><draw:object xlink:href="./Object 180" xlink:type="simple" xlink:show="embed" xlink:actuate="onLoad"/><draw:image xlink:href="./ObjectReplacements/Object 180" xlink:type="simple" xlink:show="embed" xlink:actuate="onLoad"/></draw:frame></text:p>
          </text:list-item>
          <text:list-item>
            <text:p text:style-name="P44"><draw:frame draw:style-name="fr4" draw:name="Object181" text:anchor-type="as-char" svg:width="0.7339in" svg:height="0.2075in" draw:z-index="161"><draw:object xlink:href="./Object 181" xlink:type="simple" xlink:show="embed" xlink:actuate="onLoad"/><draw:image xlink:href="./ObjectReplacements/Object 181" xlink:type="simple" xlink:show="embed" xlink:actuate="onLoad"/></draw:frame></text:p>
          </text:list-item>
          <text:list-item>
            <text:p text:style-name="P44"><draw:frame draw:style-name="fr4" draw:name="Object182" text:anchor-type="as-char" svg:width="0.6484in" svg:height="0.2075in" draw:z-index="162"><draw:object xlink:href="./Object 182" xlink:type="simple" xlink:show="embed" xlink:actuate="onLoad"/><draw:image xlink:href="./ObjectReplacements/Object 182" xlink:type="simple" xlink:show="embed" xlink:actuate="onLoad"/></draw:frame></text:p>
          </text:list-item>
          <text:list-item>
            <text:p text:style-name="P44"><draw:frame draw:style-name="fr4" draw:name="Object183" text:anchor-type="as-char" svg:width="0.7244in" svg:height="0.2075in" draw:z-index="163"><draw:object xlink:href="./Object 183" xlink:type="simple" xlink:show="embed" xlink:actuate="onLoad"/><draw:image xlink:href="./ObjectReplacements/Object 183" xlink:type="simple" xlink:show="embed" xlink:actuate="onLoad"/></draw:frame></text:p>
          </text:list-item>
          <text:list-item>
            <text:p text:style-name="P44"><draw:frame draw:style-name="fr4" draw:name="Object184" text:anchor-type="as-char" svg:width="0.8043in" svg:height="0.2075in" draw:z-index="164"><draw:object xlink:href="./Object 184" xlink:type="simple" xlink:show="embed" xlink:actuate="onLoad"/><draw:image xlink:href="./ObjectReplacements/Object 184" xlink:type="simple" xlink:show="embed" xlink:actuate="onLoad"/></draw:frame></text:p>
          </text:list-item>
          <text:list-item>
            <text:p text:style-name="P44"><draw:frame draw:style-name="fr4" draw:name="Object185" text:anchor-type="as-char" svg:width="0.6161in" svg:height="0.2075in" draw:z-index="165"><draw:object xlink:href="./Object 185" xlink:type="simple" xlink:show="embed" xlink:actuate="onLoad"/><draw:image xlink:href="./ObjectReplacements/Object 185" xlink:type="simple" xlink:show="embed" xlink:actuate="onLoad"/></draw:frame></text:p>
          </text:list-item>
          <text:list-item>
            <text:p text:style-name="P44"><draw:frame draw:style-name="fr4" draw:name="Object186" text:anchor-type="as-char" svg:width="0.5217in" svg:height="0.2075in" draw:z-index="166"><draw:object xlink:href="./Object 186" xlink:type="simple" xlink:show="embed" xlink:actuate="onLoad"/><draw:image xlink:href="./ObjectReplacements/Object 186" xlink:type="simple" xlink:show="embed" xlink:actuate="onLoad"/></draw:frame></text:p>
          </text:list-item>
          <text:list-item>
            <text:p text:style-name="P44"><draw:frame draw:style-name="fr4" draw:name="Object187" text:anchor-type="as-char" svg:width="0.648in" svg:height="0.2075in" draw:z-index="167"><draw:object xlink:href="./Object 187" xlink:type="simple" xlink:show="embed" xlink:actuate="onLoad"/><draw:image xlink:href="./ObjectReplacements/Object 187" xlink:type="simple" xlink:show="embed" xlink:actuate="onLoad"/></draw:frame></text:p>
          </text:list-item>
          <text:list-item>
            <text:p text:style-name="P44"><draw:frame draw:style-name="fr4" draw:name="Object188" text:anchor-type="as-char" svg:width="0.648in" svg:height="0.2075in" draw:z-index="168"><draw:object xlink:href="./Object 188" xlink:type="simple" xlink:show="embed" xlink:actuate="onLoad"/><draw:image xlink:href="./ObjectReplacements/Object 188" xlink:type="simple" xlink:show="embed" xlink:actuate="onLoad"/></draw:frame></text:p>
          </text:list-item>
          <text:list-item>
            <text:p text:style-name="P44"><draw:frame draw:style-name="fr4" draw:name="Object189" text:anchor-type="as-char" svg:width="0.7217in" svg:height="0.2075in" draw:z-index="169"><draw:object xlink:href="./Object 189" xlink:type="simple" xlink:show="embed" xlink:actuate="onLoad"/><draw:image xlink:href="./ObjectReplacements/Object 189" xlink:type="simple" xlink:show="embed" xlink:actuate="onLoad"/></draw:frame></text:p>
          </text:list-item>
          <text:list-item>
            <text:p text:style-name="P44"><draw:frame draw:style-name="fr4" draw:name="Object190" text:anchor-type="as-char" svg:width="0.8043in" svg:height="0.2075in" draw:z-index="170"><draw:object xlink:href="./Object 190" xlink:type="simple" xlink:show="embed" xlink:actuate="onLoad"/><draw:image xlink:href="./ObjectReplacements/Object 190" xlink:type="simple" xlink:show="embed" xlink:actuate="onLoad"/></draw:frame></text:p>
          </text:list-item>
          <text:list-item>
            <text:p text:style-name="P44"><draw:frame draw:style-name="fr4" draw:name="Object191" text:anchor-type="as-char" svg:width="0.722in" svg:height="0.2075in" draw:z-index="171"><draw:object xlink:href="./Object 191" xlink:type="simple" xlink:show="embed" xlink:actuate="onLoad"/><draw:image xlink:href="./ObjectReplacements/Object 191" xlink:type="simple" xlink:show="embed" xlink:actuate="onLoad"/></draw:frame></text:p>
          </text:list-item>
        </text:list>
      </text:section>
      <text:p text:style-name="P4"/>
      <text:section text:style-name="Sect3" text:name="Section23">
        <text:p text:style-name="P4">Worksheet 4-4</text:p>
        <text:list xml:id="list2014371184" text:style-name="L21">
          <text:list-item>
            <text:p text:style-name="P45">The medication should be scheduled for 1300, 1700, 2100, 0100, 0500, and 0900</text:p>
          </text:list-item>
          <text:list-item>
            <text:p text:style-name="P45">602,000,000,000,000,000,000,000</text:p>
          </text:list-item>
          <text:list-item>
            <text:p text:style-name="P45">81</text:p>
          </text:list-item>
          <text:list-item>
            <text:p text:style-name="P45"><draw:frame draw:style-name="fr4" draw:name="Object192" text:anchor-type="as-char" svg:width="0.5744in" svg:height="0.2075in" draw:z-index="172"><draw:object xlink:href="./Object 192" xlink:type="simple" xlink:show="embed" xlink:actuate="onLoad"/><draw:image xlink:href="./ObjectReplacements/Object 192" xlink:type="simple" xlink:show="embed" xlink:actuate="onLoad"/></draw:frame></text:p>
          </text:list-item>
          <text:list-item>
            <text:p text:style-name="P45"><draw:frame draw:style-name="fr4" draw:name="Object193" text:anchor-type="as-char" svg:width="0.5228in" svg:height="0.2075in" draw:z-index="173"><draw:object xlink:href="./Object 193" xlink:type="simple" xlink:show="embed" xlink:actuate="onLoad"/><draw:image xlink:href="./ObjectReplacements/Object 193" xlink:type="simple" xlink:show="embed" xlink:actuate="onLoad"/></draw:frame></text:p>
          </text:list-item>
        </text:list>
      </text:section>
      <text:p text:style-name="P4"/>
      <text:p text:style-name="P3">Chapter 5 - Problem Solving Methods</text:p>
      <text:p text:style-name="P4"/>
      <text:section text:style-name="Sect2" text:name="Section25">
        <text:p text:style-name="P4">Worksheet 5-1</text:p>
        <text:list xml:id="list1011966609" text:style-name="L22">
          <text:list-item>
            <text:p text:style-name="P67">1:5</text:p>
          </text:list-item>
          <text:list-item>
            <text:p text:style-name="P67">2:11</text:p>
          </text:list-item>
          <text:list-item>
            <text:p text:style-name="P67">2:9</text:p>
          </text:list-item>
          <text:list-item>
            <text:p text:style-name="P67">15:23</text:p>
          </text:list-item>
          <text:list-item>
            <text:p text:style-name="P67">1:9</text:p>
          </text:list-item>
          <text:list-item>
            <text:p text:style-name="P67">5:1</text:p>
          </text:list-item>
          <text:list-item>
            <text:p text:style-name="P67">6:1</text:p>
          </text:list-item>
          <text:list-item>
            <text:p text:style-name="P67">8:3</text:p>
          </text:list-item>
          <text:list-item>
            <text:p text:style-name="P67">1:3</text:p>
          </text:list-item>
          <text:list-item>
            <text:p text:style-name="P67">1:10</text:p>
          </text:list-item>
          <text:list-item>
            <text:p text:style-name="P67">900 oz of sol; 3:900 or 1:300</text:p>
          </text:list-item>
          <text:list-item>
            <text:p text:style-name="P67">30:90 or 1:3</text:p>
          </text:list-item>
          <text:list-item>
            <text:p text:style-name="P67">60 oz of sol; 20:60 or 1:3</text:p>
          </text:list-item>
          <text:list-item>
            <text:p text:style-name="P67">50 g of sol; 10:50 or 1:5</text:p>
          </text:list-item>
          <text:list-item>
            <text:p text:style-name="P67">3:90 or 1:30</text:p>
          </text:list-item>
          <text:list-item>
            <text:p text:style-name="P67">2:40 or 1:20</text:p>
          </text:list-item>
          <text:list-item>
            <text:p text:style-name="P67">100 oz of sol; 5:100 or 1:20</text:p>
          </text:list-item>
        </text:list>
      </text:section>
      <text:p text:style-name="P4"/>
      <text:section text:style-name="Sect2" text:name="Section26">
        <text:p text:style-name="P4">Worksheet 5-2</text:p>
        <text:list xml:id="list1556378444" text:style-name="L23">
          <text:list-item>
            <text:p text:style-name="P68">1:4</text:p>
          </text:list-item>
          <text:list-item>
            <text:p text:style-name="P68">3:17</text:p>
          </text:list-item>
          <text:list-item>
            <text:p text:style-name="P68">1:5</text:p>
          </text:list-item>
          <text:list-item>
            <text:p text:style-name="P68">2:7</text:p>
          </text:list-item>
          <text:list-item>
            <text:p text:style-name="P68">5:19</text:p>
          </text:list-item>
          <text:list-item>
            <text:p text:style-name="P68">23:25</text:p>
          </text:list-item>
          <text:list-item>
            <text:p text:style-name="P68">1:6</text:p>
          </text:list-item>
          <text:list-item>
            <text:p text:style-name="P68">5:1</text:p>
          </text:list-item>
          <text:list-item>
            <text:p text:style-name="P68">100:1</text:p>
          </text:list-item>
          <text:list-item>
            <text:p text:style-name="P68">1:4</text:p>
          </text:list-item>
          <text:list-item>
            <text:p text:style-name="P68">400 oz of sol; 5:400 or <text:soft-page-break/>1:80</text:p>
          </text:list-item>
          <text:list-item>
            <text:p text:style-name="P68">10 oz of sol; 2:10 or 1:5</text:p>
          </text:list-item>
          <text:list-item>
            <text:p text:style-name="P68">68:110 or 34:55</text:p>
          </text:list-item>
          <text:list-item>
            <text:p text:style-name="P68">744 oz of sol; 3:744 or 1:248</text:p>
          </text:list-item>
          <text:list-item>
            <text:p text:style-name="P68">1:10:20</text:p>
          </text:list-item>
        </text:list>
      </text:section>
      <text:p text:style-name="P4"/>
      <text:section text:style-name="Sect2" text:name="Section27">
        <text:p text:style-name="P4">Worksheet 5-3</text:p>
        <text:list xml:id="list1527345939" text:style-name="L24">
          <text:list-item>
            <text:p text:style-name="P69"><text:s/></text:p>
            <text:list>
              <text:list-item>
                <text:p text:style-name="P69">The extremes are 5 and 40.</text:p>
              </text:list-item>
              <text:list-item>
                <text:p text:style-name="P69">The means are 8 and 25.</text:p>
              </text:list-item>
            </text:list>
          </text:list-item>
          <text:list-item>
            <text:p text:style-name="P69">6</text:p>
          </text:list-item>
          <text:list-item>
            <text:p text:style-name="P69">21</text:p>
          </text:list-item>
          <text:list-item>
            <text:p text:style-name="P69">2</text:p>
          </text:list-item>
          <text:list-item>
            <text:p text:style-name="P69">14</text:p>
          </text:list-item>
          <text:list-item>
            <text:p text:style-name="P69">12</text:p>
          </text:list-item>
          <text:list-item>
            <text:p text:style-name="P69">2</text:p>
          </text:list-item>
          <text:list-item>
            <text:p text:style-name="P69">1</text:p>
          </text:list-item>
          <text:list-item>
            <text:p text:style-name="P69">10</text:p>
          </text:list-item>
          <text:list-item>
            <text:p text:style-name="P69">3</text:p>
          </text:list-item>
          <text:list-item>
            <text:p text:style-name="P69">2</text:p>
          </text:list-item>
          <text:list-item>
            <text:p text:style-name="P69">5</text:p>
          </text:list-item>
          <text:list-item>
            <text:p text:style-name="P69">1</text:p>
          </text:list-item>
          <text:list-item>
            <text:p text:style-name="P69">6</text:p>
          </text:list-item>
          <text:list-item>
            <text:p text:style-name="P69">2</text:p>
          </text:list-item>
          <text:list-item>
            <text:p text:style-name="P69">60</text:p>
          </text:list-item>
          <text:list-item>
            <text:p text:style-name="P69">1</text:p>
          </text:list-item>
          <text:list-item>
            <text:p text:style-name="P69">1,000</text:p>
          </text:list-item>
          <text:list-item>
            <text:p text:style-name="P69">8</text:p>
          </text:list-item>
        </text:list>
      </text:section>
      <text:p text:style-name="P4"/>
      <text:section text:style-name="Sect2" text:name="Section28">
        <text:p text:style-name="P4">Worksheet 5-4</text:p>
        <text:list xml:id="list1717356025" text:style-name="L25">
          <text:list-item>
            <text:p text:style-name="P70"><draw:frame draw:style-name="fr4" draw:name="Object194" text:anchor-type="as-char" svg:width="0.4689in" svg:height="0.3929in" draw:z-index="174"><draw:object xlink:href="./Object 194" xlink:type="simple" xlink:show="embed" xlink:actuate="onLoad"/><draw:image xlink:href="./ObjectReplacements/Object 194" xlink:type="simple" xlink:show="embed" xlink:actuate="onLoad"/></draw:frame></text:p>
          </text:list-item>
          <text:list-item>
            <text:p text:style-name="P70"><draw:frame draw:style-name="fr4" draw:name="Object195" text:anchor-type="as-char" svg:width="0.5398in" svg:height="0.3929in" draw:z-index="175"><draw:object xlink:href="./Object 195" xlink:type="simple" xlink:show="embed" xlink:actuate="onLoad"/><draw:image xlink:href="./ObjectReplacements/Object 195" xlink:type="simple" xlink:show="embed" xlink:actuate="onLoad"/></draw:frame></text:p>
          </text:list-item>
          <text:list-item>
            <text:p text:style-name="P70"><draw:frame draw:style-name="fr4" draw:name="Object196" text:anchor-type="as-char" svg:width="0.5909in" svg:height="0.3929in" draw:z-index="176"><draw:object xlink:href="./Object 196" xlink:type="simple" xlink:show="embed" xlink:actuate="onLoad"/><draw:image xlink:href="./ObjectReplacements/Object 196" xlink:type="simple" xlink:show="embed" xlink:actuate="onLoad"/></draw:frame></text:p>
          </text:list-item>
          <text:list-item>
            <text:p text:style-name="P70"><draw:frame draw:style-name="fr4" draw:name="Object197" text:anchor-type="as-char" svg:width="0.5425in" svg:height="0.3929in" draw:z-index="177"><draw:object xlink:href="./Object 197" xlink:type="simple" xlink:show="embed" xlink:actuate="onLoad"/><draw:image xlink:href="./ObjectReplacements/Object 197" xlink:type="simple" xlink:show="embed" xlink:actuate="onLoad"/></draw:frame></text:p>
          </text:list-item>
          <text:list-item>
            <text:p text:style-name="P70"><draw:frame draw:style-name="fr4" draw:name="Object198" text:anchor-type="as-char" svg:width="0.472in" svg:height="0.3929in" draw:z-index="178"><draw:object xlink:href="./Object 198" xlink:type="simple" xlink:show="embed" xlink:actuate="onLoad"/><draw:image xlink:href="./ObjectReplacements/Object 198" xlink:type="simple" xlink:show="embed" xlink:actuate="onLoad"/></draw:frame></text:p>
          </text:list-item>
          <text:list-item>
            <text:p text:style-name="P70"><draw:frame draw:style-name="fr4" draw:name="Object199" text:anchor-type="as-char" svg:width="0.5953in" svg:height="0.3929in" draw:z-index="179"><draw:object xlink:href="./Object 199" xlink:type="simple" xlink:show="embed" xlink:actuate="onLoad"/><draw:image xlink:href="./ObjectReplacements/Object 199" xlink:type="simple" xlink:show="embed" xlink:actuate="onLoad"/></draw:frame></text:p>
          </text:list-item>
          <text:list-item>
            <text:p text:style-name="P70">3</text:p>
          </text:list-item>
          <text:list-item>
            <text:p text:style-name="P70">5</text:p>
          </text:list-item>
          <text:list-item>
            <text:p text:style-name="P70">9</text:p>
          </text:list-item>
          <text:list-item>
            <text:p text:style-name="P70">15</text:p>
          </text:list-item>
          <text:list-item>
            <text:p text:style-name="P70">3</text:p>
          </text:list-item>
          <text:list-item>
            <text:p text:style-name="P70">16</text:p>
          </text:list-item>
          <text:list-item>
            <text:p text:style-name="P70">1.25</text:p>
          </text:list-item>
          <text:list-item>
            <text:p text:style-name="P70">200</text:p>
          </text:list-item>
          <text:list-item>
            <text:p text:style-name="P70">100</text:p>
          </text:list-item>
          <text:list-item>
            <text:p text:style-name="P70">3.22 g</text:p>
          </text:list-item>
          <text:list-item>
            <text:p text:style-name="P70">0.175 oz of boric acid</text:p>
          </text:list-item>
          <text:list-item>
            <text:p text:style-name="P70">6 oz of magnesium sulfate</text:p>
          </text:list-item>
          <text:list-item>
            <text:p text:style-name="P70">45 g of salt</text:p>
          </text:list-item>
          <text:list-item>
            <text:p text:style-name="P70">0.16 oz of boric acid</text:p>
          </text:list-item>
        </text:list>
      </text:section>
      <text:p text:style-name="P4"/>
      <text:section text:style-name="Sect2" text:name="Section29">
        <text:p text:style-name="P4">Worksheet 5-5</text:p>
        <text:list xml:id="list1596293626" text:style-name="L26">
          <text:list-item>
            <text:p text:style-name="P71"><draw:frame draw:style-name="fr4" draw:name="Object210" text:anchor-type="as-char" svg:width="0.5071in" svg:height="0.3929in" draw:z-index="180"><draw:object xlink:href="./Object 210" xlink:type="simple" xlink:show="embed" xlink:actuate="onLoad"/><draw:image xlink:href="./ObjectReplacements/Object 210" xlink:type="simple" xlink:show="embed" xlink:actuate="onLoad"/></draw:frame></text:p>
          </text:list-item>
          <text:list-item>
            <text:p text:style-name="P71"><draw:frame draw:style-name="fr4" draw:name="Object211" text:anchor-type="as-char" svg:width="0.5083in" svg:height="0.3929in" draw:z-index="181"><draw:object xlink:href="./Object 211" xlink:type="simple" xlink:show="embed" xlink:actuate="onLoad"/><draw:image xlink:href="./ObjectReplacements/Object 211" xlink:type="simple" xlink:show="embed" xlink:actuate="onLoad"/></draw:frame></text:p>
          </text:list-item>
          <text:list-item>
            <text:p text:style-name="P71"><draw:frame draw:style-name="fr4" draw:name="Object212" text:anchor-type="as-char" svg:width="0.7516in" svg:height="0.3929in" draw:z-index="182"><draw:object xlink:href="./Object 212" xlink:type="simple" xlink:show="embed" xlink:actuate="onLoad"/><draw:image xlink:href="./ObjectReplacements/Object 212" xlink:type="simple" xlink:show="embed" xlink:actuate="onLoad"/></draw:frame></text:p>
          </text:list-item>
          <text:list-item>
            <text:p text:style-name="P71"><draw:frame draw:style-name="fr4" draw:name="Object213" text:anchor-type="as-char" svg:width="0.8772in" svg:height="0.3929in" draw:z-index="183"><draw:object xlink:href="./Object 213" xlink:type="simple" xlink:show="embed" xlink:actuate="onLoad"/><draw:image xlink:href="./ObjectReplacements/Object 213" xlink:type="simple" xlink:show="embed" xlink:actuate="onLoad"/></draw:frame></text:p>
          </text:list-item>
          <text:list-item>
            <text:p text:style-name="P71"><draw:frame draw:style-name="fr4" draw:name="Object214" text:anchor-type="as-char" svg:width="0.7154in" svg:height="0.3929in" draw:z-index="184"><draw:object xlink:href="./Object 214" xlink:type="simple" xlink:show="embed" xlink:actuate="onLoad"/><draw:image xlink:href="./ObjectReplacements/Object 214" xlink:type="simple" xlink:show="embed" xlink:actuate="onLoad"/></draw:frame></text:p>
          </text:list-item>
          <text:list-item>
            <text:p text:style-name="P71"><draw:frame draw:style-name="fr4" draw:name="Object215" text:anchor-type="as-char" svg:width="0.7063in" svg:height="0.3929in" draw:z-index="185"><draw:object xlink:href="./Object 215" xlink:type="simple" xlink:show="embed" xlink:actuate="onLoad"/><draw:image xlink:href="./ObjectReplacements/Object 215" xlink:type="simple" xlink:show="embed" xlink:actuate="onLoad"/></draw:frame></text:p>
          </text:list-item>
          <text:list-item>
            <text:p text:style-name="P71">10</text:p>
          </text:list-item>
          <text:list-item>
            <text:p text:style-name="P71">10</text:p>
          </text:list-item>
          <text:list-item>
            <text:p text:style-name="P71">8.5</text:p>
          </text:list-item>
          <text:list-item>
            <text:p text:style-name="P71">5.<text:span text:style-name="T14">5</text:span></text:p>
          </text:list-item>
          <text:list-item>
            <text:p text:style-name="P71">50</text:p>
          </text:list-item>
          <text:list-item>
            <text:p text:style-name="P71">0.6</text:p>
          </text:list-item>
          <text:list-item>
            <text:p text:style-name="P71">3.74</text:p>
          </text:list-item>
          <text:list-item>
            <text:p text:style-name="P71">60 mL</text:p>
          </text:list-item>
          <text:list-item>
            <text:p text:style-name="P71">3.15 L</text:p>
          </text:list-item>
          <text:list-item>
            <text:p text:style-name="P71">1.65</text:p>
          </text:list-item>
          <text:list-item>
            <text:p text:style-name="P71">$49.84</text:p>
          </text:list-item>
          <text:list-item>
            <text:p text:style-name="P71">33.11 mL of colloids</text:p>
          </text:list-item>
        </text:list>
      </text:section>
      <text:p text:style-name="P4"/>
      <text:section text:style-name="Sect3" text:name="Section30">
        <text:p text:style-name="P4">Worksheet 5-6</text:p>
        <text:list xml:id="list1492513900" text:style-name="L27">
          <text:list-item>
            <text:p text:style-name="P72"><draw:frame draw:style-name="fr4" draw:name="Object200" text:anchor-type="as-char" svg:width="2.3516in" svg:height="0.3929in" draw:z-index="186"><draw:object xlink:href="./Object 200" xlink:type="simple" xlink:show="embed" xlink:actuate="onLoad"/><draw:image xlink:href="./ObjectReplacements/Object 200" xlink:type="simple" xlink:show="embed" xlink:actuate="onLoad"/></draw:frame></text:p>
          </text:list-item>
          <text:list-item>
            <text:p text:style-name="P72"><draw:frame draw:style-name="fr4" draw:name="Object201" text:anchor-type="as-char" svg:width="2.5898in" svg:height="0.3929in" draw:z-index="187"><draw:object xlink:href="./Object 201" xlink:type="simple" xlink:show="embed" xlink:actuate="onLoad"/><draw:image xlink:href="./ObjectReplacements/Object 201" xlink:type="simple" xlink:show="embed" xlink:actuate="onLoad"/></draw:frame></text:p>
          </text:list-item>
          <text:list-item>
            <text:p text:style-name="P72"><draw:frame draw:style-name="fr4" draw:name="Object202" text:anchor-type="as-char" svg:width="2.4429in" svg:height="0.3929in" draw:z-index="188"><draw:object xlink:href="./Object 202" xlink:type="simple" xlink:show="embed" xlink:actuate="onLoad"/><draw:image xlink:href="./ObjectReplacements/Object 202" xlink:type="simple" xlink:show="embed" xlink:actuate="onLoad"/></draw:frame></text:p>
          </text:list-item>
          <text:list-item>
            <text:p text:style-name="P72"><draw:frame draw:style-name="fr4" draw:name="Object203" text:anchor-type="as-char" svg:width="2.5118in" svg:height="0.3929in" draw:z-index="189"><draw:object xlink:href="./Object 203" xlink:type="simple" xlink:show="embed" xlink:actuate="onLoad"/><draw:image xlink:href="./ObjectReplacements/Object 203" xlink:type="simple" xlink:show="embed" xlink:actuate="onLoad"/></draw:frame></text:p>
          </text:list-item>
          <text:list-item>
            <text:p text:style-name="P72"><draw:frame draw:style-name="fr4" draw:name="Object204" text:anchor-type="as-char" svg:width="2.5209in" svg:height="0.3929in" draw:z-index="190"><draw:object xlink:href="./Object 204" xlink:type="simple" xlink:show="embed" xlink:actuate="onLoad"/><draw:image xlink:href="./ObjectReplacements/Object 204" xlink:type="simple" xlink:show="embed" xlink:actuate="onLoad"/></draw:frame></text:p>
          </text:list-item>
          <text:list-item>
            <text:p text:style-name="P72"><draw:frame draw:style-name="fr4" draw:name="Object205" text:anchor-type="as-char" svg:width="2.3516in" svg:height="0.3929in" draw:z-index="191"><draw:object xlink:href="./Object 205" xlink:type="simple" xlink:show="embed" xlink:actuate="onLoad"/><draw:image xlink:href="./ObjectReplacements/Object 205" xlink:type="simple" xlink:show="embed" xlink:actuate="onLoad"/></draw:frame></text:p>
          </text:list-item>
          <text:list-item>
            <text:p text:style-name="P72"><draw:frame draw:style-name="fr4" draw:name="Object206" text:anchor-type="as-char" svg:width="2.5189in" svg:height="0.3929in" draw:z-index="192"><draw:object xlink:href="./Object 206" xlink:type="simple" xlink:show="embed" xlink:actuate="onLoad"/><draw:image xlink:href="./ObjectReplacements/Object 206" xlink:type="simple" xlink:show="embed" xlink:actuate="onLoad"/></draw:frame></text:p>
          </text:list-item>
          <text:list-item>
            <text:p text:style-name="P72"><draw:frame draw:style-name="fr4" draw:name="Object207" text:anchor-type="as-char" svg:width="2.2429in" svg:height="0.3929in" draw:z-index="193"><draw:object xlink:href="./Object 207" xlink:type="simple" xlink:show="embed" xlink:actuate="onLoad"/><draw:image xlink:href="./ObjectReplacements/Object 207" xlink:type="simple" xlink:show="embed" xlink:actuate="onLoad"/></draw:frame></text:p>
          </text:list-item>
          <text:list-item>
            <text:p text:style-name="P72"><draw:frame draw:style-name="fr4" draw:name="Object208" text:anchor-type="as-char" svg:width="2.5138in" svg:height="0.3929in" draw:z-index="194"><draw:object xlink:href="./Object 208" xlink:type="simple" xlink:show="embed" xlink:actuate="onLoad"/><draw:image xlink:href="./ObjectReplacements/Object 208" xlink:type="simple" xlink:show="embed" xlink:actuate="onLoad"/></draw:frame></text:p>
          </text:list-item>
          <text:list-item>
            <text:p text:style-name="P72"><draw:frame draw:style-name="fr4" draw:name="Object209" text:anchor-type="as-char" svg:width="2.8898in" svg:height="0.3929in" draw:z-index="195"><draw:object xlink:href="./Object 209" xlink:type="simple" xlink:show="embed" xlink:actuate="onLoad"/><draw:image xlink:href="./ObjectReplacements/Object 209" xlink:type="simple" xlink:show="embed" xlink:actuate="onLoad"/></draw:frame></text:p>
          </text:list-item>
        </text:list>
      </text:section>
      <text:p text:style-name="P4"/>
      <text:section text:style-name="Sect3" text:name="Section31">
        <text:p text:style-name="P4">Worksheet 5-7</text:p>
        <text:list xml:id="list1160531049" text:style-name="L28">
          <text:list-item>
            <text:p text:style-name="P73"><draw:frame draw:style-name="fr4" draw:name="Object217" text:anchor-type="as-char" svg:width="2.4362in" svg:height="0.3929in" draw:z-index="196"><draw:object xlink:href="./Object 217" xlink:type="simple" xlink:show="embed" xlink:actuate="onLoad"/><draw:image xlink:href="./ObjectReplacements/Object 217" xlink:type="simple" xlink:show="embed" xlink:actuate="onLoad"/></draw:frame></text:p>
          </text:list-item>
          <text:list-item>
            <text:p text:style-name="P73"><text:soft-page-break/><draw:frame draw:style-name="fr4" draw:name="Object218" text:anchor-type="as-char" svg:width="2.4327in" svg:height="0.3929in" draw:z-index="197"><draw:object xlink:href="./Object 218" xlink:type="simple" xlink:show="embed" xlink:actuate="onLoad"/><draw:image xlink:href="./ObjectReplacements/Object 218" xlink:type="simple" xlink:show="embed" xlink:actuate="onLoad"/></draw:frame></text:p>
          </text:list-item>
          <text:list-item>
            <text:p text:style-name="P73"><draw:frame draw:style-name="fr4" draw:name="Object219" text:anchor-type="as-char" svg:width="2.6075in" svg:height="0.3929in" draw:z-index="198"><draw:object xlink:href="./Object 219" xlink:type="simple" xlink:show="embed" xlink:actuate="onLoad"/><draw:image xlink:href="./ObjectReplacements/Object 219" xlink:type="simple" xlink:show="embed" xlink:actuate="onLoad"/></draw:frame></text:p>
          </text:list-item>
          <text:list-item>
            <text:p text:style-name="P73"><draw:frame draw:style-name="fr4" draw:name="Object220" text:anchor-type="as-char" svg:width="2.7543in" svg:height="0.3929in" draw:z-index="199"><draw:object xlink:href="./Object 220" xlink:type="simple" xlink:show="embed" xlink:actuate="onLoad"/><draw:image xlink:href="./ObjectReplacements/Object 220" xlink:type="simple" xlink:show="embed" xlink:actuate="onLoad"/></draw:frame></text:p>
          </text:list-item>
          <text:list-item>
            <text:p text:style-name="P73"><draw:frame draw:style-name="fr4" draw:name="Object221" text:anchor-type="as-char" svg:width="2.2937in" svg:height="0.3929in" draw:z-index="200"><draw:object xlink:href="./Object 221" xlink:type="simple" xlink:show="embed" xlink:actuate="onLoad"/><draw:image xlink:href="./ObjectReplacements/Object 221" xlink:type="simple" xlink:show="embed" xlink:actuate="onLoad"/></draw:frame></text:p>
          </text:list-item>
          <text:list-item>
            <text:p text:style-name="P73"><draw:frame draw:style-name="fr4" draw:name="Object222" text:anchor-type="as-char" svg:width="2.5165in" svg:height="0.3929in" draw:z-index="201"><draw:object xlink:href="./Object 222" xlink:type="simple" xlink:show="embed" xlink:actuate="onLoad"/><draw:image xlink:href="./ObjectReplacements/Object 222" xlink:type="simple" xlink:show="embed" xlink:actuate="onLoad"/></draw:frame></text:p>
          </text:list-item>
          <text:list-item>
            <text:p text:style-name="P73"><draw:frame draw:style-name="fr4" draw:name="Object223" text:anchor-type="as-char" svg:width="2.8193in" svg:height="0.3929in" draw:z-index="202"><draw:object xlink:href="./Object 223" xlink:type="simple" xlink:show="embed" xlink:actuate="onLoad"/><draw:image xlink:href="./ObjectReplacements/Object 223" xlink:type="simple" xlink:show="embed" xlink:actuate="onLoad"/></draw:frame></text:p>
          </text:list-item>
          <text:list-item>
            <text:p text:style-name="P73"><draw:frame draw:style-name="fr5" draw:name="Object216" text:anchor-type="as-char" svg:y="-0.2402in" svg:width="2.7075in" svg:height="1.389in" draw:z-index="203"><draw:object xlink:href="./Object 216" xlink:type="simple" xlink:show="embed" xlink:actuate="onLoad"/><draw:image xlink:href="./ObjectReplacements/Object 216" xlink:type="simple" xlink:show="embed" xlink:actuate="onLoad"/></draw:frame></text:p>
          </text:list-item>
        </text:list>
      </text:section>
      <text:p text:style-name="P4"/>
      <text:section text:style-name="Sect3" text:name="Section32">
        <text:p text:style-name="P4">Worksheet 5-8</text:p>
        <text:list xml:id="list1615899772" text:style-name="L29">
          <text:list-item>
            <text:p text:style-name="P74"><draw:frame draw:style-name="fr4" draw:name="Object225" text:anchor-type="as-char" svg:width="3.111in" svg:height="0.3929in" draw:z-index="204"><draw:object xlink:href="./Object 225" xlink:type="simple" xlink:show="embed" xlink:actuate="onLoad"/><draw:image xlink:href="./ObjectReplacements/Object 225" xlink:type="simple" xlink:show="embed" xlink:actuate="onLoad"/></draw:frame></text:p>
          </text:list-item>
          <text:list-item>
            <text:p text:style-name="P74"><draw:frame draw:style-name="fr4" draw:name="Object226" text:anchor-type="as-char" svg:width="2.6008in" svg:height="0.3929in" draw:z-index="205"><draw:object xlink:href="./Object 226" xlink:type="simple" xlink:show="embed" xlink:actuate="onLoad"/><draw:image xlink:href="./ObjectReplacements/Object 226" xlink:type="simple" xlink:show="embed" xlink:actuate="onLoad"/></draw:frame></text:p>
          </text:list-item>
          <text:list-item>
            <text:p text:style-name="P74"><draw:frame draw:style-name="fr4" draw:name="Object227" text:anchor-type="as-char" svg:width="2.4354in" svg:height="0.3929in" draw:z-index="206"><draw:object xlink:href="./Object 227" xlink:type="simple" xlink:show="embed" xlink:actuate="onLoad"/><draw:image xlink:href="./ObjectReplacements/Object 227" xlink:type="simple" xlink:show="embed" xlink:actuate="onLoad"/></draw:frame></text:p>
          </text:list-item>
          <text:list-item>
            <text:p text:style-name="P74"><draw:frame draw:style-name="fr4" draw:name="Object228" text:anchor-type="as-char" svg:width="2.2827in" svg:height="0.3929in" draw:z-index="207"><draw:object xlink:href="./Object 228" xlink:type="simple" xlink:show="embed" xlink:actuate="onLoad"/><draw:image xlink:href="./ObjectReplacements/Object 228" xlink:type="simple" xlink:show="embed" xlink:actuate="onLoad"/></draw:frame></text:p>
          </text:list-item>
          <text:list-item>
            <text:p text:style-name="P74"><draw:frame draw:style-name="fr4" draw:name="Object229" text:anchor-type="as-char" svg:width="2.8193in" svg:height="0.3929in" draw:z-index="208"><draw:object xlink:href="./Object 229" xlink:type="simple" xlink:show="embed" xlink:actuate="onLoad"/><draw:image xlink:href="./ObjectReplacements/Object 229" xlink:type="simple" xlink:show="embed" xlink:actuate="onLoad"/></draw:frame></text:p>
          </text:list-item>
          <text:list-item>
            <text:p text:style-name="P74"><draw:frame draw:style-name="fr4" draw:name="Object230" text:anchor-type="as-char" svg:width="2.6701in" svg:height="0.3929in" draw:z-index="209"><draw:object xlink:href="./Object 230" xlink:type="simple" xlink:show="embed" xlink:actuate="onLoad"/><draw:image xlink:href="./ObjectReplacements/Object 230" xlink:type="simple" xlink:show="embed" xlink:actuate="onLoad"/></draw:frame></text:p>
          </text:list-item>
          <text:list-item>
            <text:p text:style-name="P74"><draw:frame draw:style-name="fr4" draw:name="Object231" text:anchor-type="as-char" svg:width="2.8189in" svg:height="0.3929in" draw:z-index="210"><draw:object xlink:href="./Object 231" xlink:type="simple" xlink:show="embed" xlink:actuate="onLoad"/><draw:image xlink:href="./ObjectReplacements/Object 231" xlink:type="simple" xlink:show="embed" xlink:actuate="onLoad"/></draw:frame></text:p>
          </text:list-item>
          <text:list-item>
            <text:p text:style-name="P74"><draw:frame draw:style-name="fr4" draw:name="Object232" text:anchor-type="as-char" svg:width="2.5154in" svg:height="0.3929in" draw:z-index="211"><draw:object xlink:href="./Object 232" xlink:type="simple" xlink:show="embed" xlink:actuate="onLoad"/><draw:image xlink:href="./ObjectReplacements/Object 232" xlink:type="simple" xlink:show="embed" xlink:actuate="onLoad"/></draw:frame></text:p>
          </text:list-item>
          <text:list-item>
            <text:p text:style-name="P74"><draw:frame draw:style-name="fr5" draw:name="Object224" text:anchor-type="as-char" svg:y="-0.2402in" svg:width="3.1154in" svg:height="1.389in" draw:z-index="212"><draw:object xlink:href="./Object 224" xlink:type="simple" xlink:show="embed" xlink:actuate="onLoad"/><draw:image xlink:href="./ObjectReplacements/Object 224" xlink:type="simple" xlink:show="embed" xlink:actuate="onLoad"/></draw:frame></text:p>
          </text:list-item>
        </text:list>
      </text:section>
      <text:p text:style-name="P4"/>
      <text:section text:style-name="Sect2" text:name="Section33">
        <text:p text:style-name="P4">Worksheet 5-9</text:p>
        <text:list xml:id="list1241722610" text:style-name="L30">
          <text:list-item>
            <text:p text:style-name="P75">1:9</text:p>
          </text:list-item>
          <text:list-item>
            <text:p text:style-name="P75">1:6</text:p>
          </text:list-item>
          <text:list-item>
            <text:p text:style-name="P75">1:6</text:p>
          </text:list-item>
          <text:list-item>
            <text:p text:style-name="P75">20:100 or 1:5</text:p>
          </text:list-item>
          <text:list-item>
            <text:p text:style-name="P75">125 mL of a drug</text:p>
          </text:list-item>
          <text:list-item>
            <text:p text:style-name="P75">2.4 g of hydrocortisone</text:p>
          </text:list-item>
          <text:list-item>
            <text:p text:style-name="P75"><draw:frame draw:style-name="fr4" draw:name="Object243" text:anchor-type="as-char" svg:width="0.5516in" svg:height="0.3929in" draw:z-index="213"><draw:object xlink:href="./Object 243" xlink:type="simple" xlink:show="embed" xlink:actuate="onLoad"/><draw:image xlink:href="./ObjectReplacements/Object 243" xlink:type="simple" xlink:show="embed" xlink:actuate="onLoad"/></draw:frame></text:p>
          </text:list-item>
          <text:list-item>
            <text:p text:style-name="P75"><draw:frame draw:style-name="fr4" draw:name="Object244" text:anchor-type="as-char" svg:width="0.6217in" svg:height="0.3929in" draw:z-index="214"><draw:object xlink:href="./Object 244" xlink:type="simple" xlink:show="embed" xlink:actuate="onLoad"/><draw:image xlink:href="./ObjectReplacements/Object 244" xlink:type="simple" xlink:show="embed" xlink:actuate="onLoad"/></draw:frame></text:p>
          </text:list-item>
          <text:list-item>
            <text:p text:style-name="P75"><draw:frame draw:style-name="fr4" draw:name="Object245" text:anchor-type="as-char" svg:width="0.5374in" svg:height="0.3929in" draw:z-index="215"><draw:object xlink:href="./Object 245" xlink:type="simple" xlink:show="embed" xlink:actuate="onLoad"/><draw:image xlink:href="./ObjectReplacements/Object 245" xlink:type="simple" xlink:show="embed" xlink:actuate="onLoad"/></draw:frame></text:p>
          </text:list-item>
          <text:list-item>
            <text:p text:style-name="P75">6</text:p>
          </text:list-item>
          <text:list-item>
            <text:p text:style-name="P75">8</text:p>
          </text:list-item>
          <text:list-item>
            <text:p text:style-name="P75">6</text:p>
          </text:list-item>
          <text:list-item>
            <text:p text:style-name="P75">40.5 g</text:p>
          </text:list-item>
          <text:list-item>
            <text:p text:style-name="P75">28.4 g</text:p>
          </text:list-item>
          <text:list-item>
            <text:p text:style-name="P75">18.3 g</text:p>
          </text:list-item>
          <text:list-item>
            <text:p text:style-name="P75">1 mL</text:p>
          </text:list-item>
          <text:list-item>
            <text:p text:style-name="P75">3.<text:span text:style-name="T14">3</text:span> in.</text:p>
          </text:list-item>
          <text:list-item>
            <text:p text:style-name="P75">2 g</text:p>
          </text:list-item>
        </text:list>
      </text:section>
      <text:section text:style-name="Sect3" text:name="Section34">
        <text:list xml:id="list2016256218" text:continue-numbering="true" text:style-name="L30">
          <text:list-item>
            <text:p text:style-name="P75"><draw:frame draw:style-name="fr4" draw:name="Object235" text:anchor-type="as-char" svg:width="2.4362in" svg:height="0.3929in" draw:z-index="216"><draw:object xlink:href="./Object 235" xlink:type="simple" xlink:show="embed" xlink:actuate="onLoad"/><draw:image xlink:href="./ObjectReplacements/Object 235" xlink:type="simple" xlink:show="embed" xlink:actuate="onLoad"/></draw:frame></text:p>
          </text:list-item>
          <text:list-item>
            <text:p text:style-name="P75"><draw:frame draw:style-name="fr4" draw:name="Object236" text:anchor-type="as-char" svg:width="2.4327in" svg:height="0.3929in" draw:z-index="217"><draw:object xlink:href="./Object 236" xlink:type="simple" xlink:show="embed" xlink:actuate="onLoad"/><draw:image xlink:href="./ObjectReplacements/Object 236" xlink:type="simple" xlink:show="embed" xlink:actuate="onLoad"/></draw:frame></text:p>
          </text:list-item>
          <text:list-item>
            <text:p text:style-name="P75"><draw:frame draw:style-name="fr4" draw:name="Object237" text:anchor-type="as-char" svg:width="2.6055in" svg:height="0.3929in" draw:z-index="218"><draw:object xlink:href="./Object 237" xlink:type="simple" xlink:show="embed" xlink:actuate="onLoad"/><draw:image xlink:href="./ObjectReplacements/Object 237" xlink:type="simple" xlink:show="embed" xlink:actuate="onLoad"/></draw:frame></text:p>
          </text:list-item>
          <text:list-item>
            <text:p text:style-name="P75"><draw:frame draw:style-name="fr4" draw:name="Object238" text:anchor-type="as-char" svg:width="2.6701in" svg:height="0.3929in" draw:z-index="219"><draw:object xlink:href="./Object 238" xlink:type="simple" xlink:show="embed" xlink:actuate="onLoad"/><draw:image xlink:href="./ObjectReplacements/Object 238" xlink:type="simple" xlink:show="embed" xlink:actuate="onLoad"/></draw:frame></text:p>
          </text:list-item>
          <text:list-item>
            <text:p text:style-name="P75"><draw:frame draw:style-name="fr4" draw:name="Object239" text:anchor-type="as-char" svg:width="2.6701in" svg:height="0.3929in" draw:z-index="220"><draw:object xlink:href="./Object 239" xlink:type="simple" xlink:show="embed" xlink:actuate="onLoad"/><draw:image xlink:href="./ObjectReplacements/Object 239" xlink:type="simple" xlink:show="embed" xlink:actuate="onLoad"/></draw:frame></text:p>
          </text:list-item>
          <text:list-item>
            <text:p text:style-name="P75"><draw:frame draw:style-name="fr4" draw:name="Object240" text:anchor-type="as-char" svg:width="2.7535in" svg:height="0.3929in" draw:z-index="221"><draw:object xlink:href="./Object 240" xlink:type="simple" xlink:show="embed" xlink:actuate="onLoad"/><draw:image xlink:href="./ObjectReplacements/Object 240" xlink:type="simple" xlink:show="embed" xlink:actuate="onLoad"/></draw:frame></text:p>
          </text:list-item>
          <text:list-item>
            <text:p text:style-name="P75"><draw:frame draw:style-name="fr4" draw:name="Object241" text:anchor-type="as-char" svg:width="2.6465in" svg:height="0.3929in" draw:z-index="222"><draw:object xlink:href="./Object 241" xlink:type="simple" xlink:show="embed" xlink:actuate="onLoad"/><draw:image xlink:href="./ObjectReplacements/Object 241" xlink:type="simple" xlink:show="embed" xlink:actuate="onLoad"/></draw:frame></text:p>
          </text:list-item>
          <text:list-item>
            <text:p text:style-name="P75"><draw:frame draw:style-name="fr4" draw:name="Object242" text:anchor-type="as-char" svg:width="2.3516in" svg:height="0.3929in" draw:z-index="223"><draw:object xlink:href="./Object 242" xlink:type="simple" xlink:show="embed" xlink:actuate="onLoad"/><draw:image xlink:href="./ObjectReplacements/Object 242" xlink:type="simple" xlink:show="embed" xlink:actuate="onLoad"/></draw:frame></text:p>
          </text:list-item>
          <text:list-item>
            <text:p text:style-name="P75"><draw:frame draw:style-name="fr5" draw:name="Object233" text:anchor-type="as-char" svg:y="-0.2402in" svg:width="3.1346in" svg:height="0.7953in" draw:z-index="224"><draw:object xlink:href="./Object 233" xlink:type="simple" xlink:show="embed" xlink:actuate="onLoad"/><draw:image xlink:href="./ObjectReplacements/Object 233" xlink:type="simple" xlink:show="embed" xlink:actuate="onLoad"/></draw:frame></text:p>
          </text:list-item>
          <text:list-item>
            <text:p text:style-name="P75"><draw:frame draw:style-name="fr4" draw:name="Object234" text:anchor-type="as-char" svg:width="2.0362in" svg:height="0.3929in" draw:z-index="225"><draw:object xlink:href="./Object 234" xlink:type="simple" xlink:show="embed" xlink:actuate="onLoad"/><draw:image xlink:href="./ObjectReplacements/Object 234" xlink:type="simple" xlink:show="embed" xlink:actuate="onLoad"/></draw:frame></text:p>
          </text:list-item>
        </text:list>
      </text:section>
      <text:p text:style-name="P4"><text:soft-page-break/></text:p>
      <text:p text:style-name="P3">Chapter 6 - Temperature Scale Conversions</text:p>
      <text:p text:style-name="P4"/>
      <text:section text:style-name="Sect2" text:name="Section36">
        <text:p text:style-name="P4">Worksheet 6-1</text:p>
        <text:list xml:id="list1471222356" text:style-name="L31">
          <text:list-item>
            <text:p text:style-name="P76">122<text:span text:style-name="T2">º</text:span><text:span text:style-name="T15"> F</text:span></text:p>
          </text:list-item>
          <text:list-item>
            <text:p text:style-name="P76">116.6<text:span text:style-name="T2">º</text:span><text:span text:style-name="T15"> F</text:span></text:p>
          </text:list-item>
          <text:list-item>
            <text:p text:style-name="P76">113<text:span text:style-name="T2">º</text:span><text:span text:style-name="T15"> F</text:span></text:p>
          </text:list-item>
          <text:list-item>
            <text:p text:style-name="P76">104<text:span text:style-name="T2">º</text:span><text:span text:style-name="T15"> F</text:span></text:p>
          </text:list-item>
          <text:list-item>
            <text:p text:style-name="P76">98.6<text:span text:style-name="T2">º</text:span><text:span text:style-name="T15"> F</text:span></text:p>
          </text:list-item>
          <text:list-item>
            <text:p text:style-name="P76">89.6<text:span text:style-name="T2">º</text:span><text:span text:style-name="T15"> F</text:span></text:p>
          </text:list-item>
          <text:list-item>
            <text:p text:style-name="P76">86<text:span text:style-name="T2">º</text:span><text:span text:style-name="T15"> F</text:span></text:p>
          </text:list-item>
          <text:list-item>
            <text:p text:style-name="P76">77<text:span text:style-name="T2">º</text:span><text:span text:style-name="T15"> F</text:span></text:p>
          </text:list-item>
          <text:list-item>
            <text:p text:style-name="P76">71.6<text:span text:style-name="T2">º</text:span><text:span text:style-name="T15"> F</text:span></text:p>
          </text:list-item>
          <text:list-item>
            <text:p text:style-name="P76">68<text:span text:style-name="T2">º</text:span><text:span text:style-name="T15"> F</text:span></text:p>
          </text:list-item>
          <text:list-item>
            <text:p text:style-name="P76">64.4<text:span text:style-name="T2">º</text:span><text:span text:style-name="T15"> F</text:span></text:p>
          </text:list-item>
          <text:list-item>
            <text:p text:style-name="P76">59<text:span text:style-name="T2">º</text:span><text:span text:style-name="T15"> F</text:span></text:p>
          </text:list-item>
          <text:list-item>
            <text:p text:style-name="P76">53.6<text:span text:style-name="T2">º</text:span><text:span text:style-name="T15"> F</text:span></text:p>
          </text:list-item>
          <text:list-item>
            <text:p text:style-name="P76">50<text:span text:style-name="T2">º</text:span><text:span text:style-name="T15"> F</text:span></text:p>
          </text:list-item>
          <text:list-item>
            <text:p text:style-name="P76">44.6<text:span text:style-name="T2">º</text:span><text:span text:style-name="T15"> F</text:span></text:p>
          </text:list-item>
          <text:list-item>
            <text:p text:style-name="P76">41<text:span text:style-name="T2">º</text:span><text:span text:style-name="T15"> F</text:span></text:p>
          </text:list-item>
          <text:list-item>
            <text:p text:style-name="P76">35.6<text:span text:style-name="T2">º</text:span><text:span text:style-name="T15"> F</text:span></text:p>
          </text:list-item>
          <text:list-item>
            <text:p text:style-name="P76">32<text:span text:style-name="T2">º</text:span><text:span text:style-name="T15"> F</text:span></text:p>
          </text:list-item>
          <text:list-item>
            <text:p text:style-name="P76">23<text:span text:style-name="T2">º</text:span><text:span text:style-name="T15"> F</text:span></text:p>
          </text:list-item>
          <text:list-item>
            <text:p text:style-name="P76">14<text:span text:style-name="T2">º</text:span><text:span text:style-name="T15"> F</text:span></text:p>
          </text:list-item>
          <text:list-item>
            <text:p text:style-name="P76">-40<text:span text:style-name="T2">º</text:span><text:span text:style-name="T15"> F</text:span></text:p>
          </text:list-item>
          <text:list-item>
            <text:p text:style-name="P76"><text:span text:style-name="T15">37.8</text:span><text:span text:style-name="T2">º</text:span><text:span text:style-name="T15"> C</text:span></text:p>
          </text:list-item>
          <text:list-item>
            <text:p text:style-name="P76"><text:span text:style-name="T15">32.2</text:span><text:span text:style-name="T2">º</text:span><text:span text:style-name="T15"> C</text:span></text:p>
          </text:list-item>
          <text:list-item>
            <text:p text:style-name="P76"><text:span text:style-name="T15">31.7</text:span><text:span text:style-name="T2">º</text:span><text:span text:style-name="T15"> C</text:span></text:p>
          </text:list-item>
          <text:list-item>
            <text:p text:style-name="P76"><text:span text:style-name="T15">27.8</text:span><text:span text:style-name="T2">º</text:span><text:span text:style-name="T15"> C</text:span></text:p>
          </text:list-item>
          <text:list-item>
            <text:p text:style-name="P76"><text:span text:style-name="T15">26.7</text:span><text:span text:style-name="T2">º</text:span><text:span text:style-name="T15"> C</text:span></text:p>
          </text:list-item>
          <text:list-item>
            <text:p text:style-name="P76"><text:span text:style-name="T15">26.1</text:span><text:span text:style-name="T2">º</text:span><text:span text:style-name="T15"> C</text:span></text:p>
          </text:list-item>
          <text:list-item>
            <text:p text:style-name="P76"><text:span text:style-name="T15">23.9</text:span><text:span text:style-name="T2">º</text:span><text:span text:style-name="T15"> C</text:span></text:p>
          </text:list-item>
          <text:list-item>
            <text:p text:style-name="P76"><text:span text:style-name="T15">21.1</text:span><text:span text:style-name="T2">º</text:span><text:span text:style-name="T15"> C</text:span></text:p>
          </text:list-item>
          <text:list-item>
            <text:p text:style-name="P76"><text:span text:style-name="T15">17.2</text:span><text:span text:style-name="T2">º</text:span><text:span text:style-name="T15"> C</text:span></text:p>
          </text:list-item>
          <text:list-item>
            <text:p text:style-name="P76"><text:span text:style-name="T15">15.6</text:span><text:span text:style-name="T2">º</text:span><text:span text:style-name="T15"> C</text:span></text:p>
          </text:list-item>
          <text:list-item>
            <text:p text:style-name="P76"><text:span text:style-name="T15">14.4</text:span><text:span text:style-name="T2">º</text:span><text:span text:style-name="T15"> C</text:span></text:p>
          </text:list-item>
          <text:list-item>
            <text:p text:style-name="P76"><text:span text:style-name="T15">12.8</text:span><text:span text:style-name="T2">º</text:span><text:span text:style-name="T15"> C</text:span></text:p>
          </text:list-item>
          <text:list-item>
            <text:p text:style-name="P76"><text:span text:style-name="T15">7.2</text:span><text:span text:style-name="T2">º</text:span><text:span text:style-name="T15"> C</text:span></text:p>
          </text:list-item>
          <text:list-item>
            <text:p text:style-name="P76"><text:span text:style-name="T15">2.8</text:span><text:span text:style-name="T2">º</text:span><text:span text:style-name="T15"> C</text:span></text:p>
          </text:list-item>
          <text:list-item>
            <text:p text:style-name="P76"><text:span text:style-name="T15">0</text:span><text:span text:style-name="T2">º</text:span><text:span text:style-name="T15"> C</text:span></text:p>
          </text:list-item>
          <text:list-item>
            <text:p text:style-name="P76"><text:span text:style-name="T15">-3.9</text:span><text:span text:style-name="T2">º</text:span><text:span text:style-name="T15"> C</text:span></text:p>
          </text:list-item>
          <text:list-item>
            <text:p text:style-name="P76"><text:span text:style-name="T15">-5.6</text:span><text:span text:style-name="T2">º</text:span><text:span text:style-name="T15"> C</text:span></text:p>
          </text:list-item>
          <text:list-item>
            <text:p text:style-name="P76"><text:span text:style-name="T15">-9.4</text:span><text:span text:style-name="T2">º</text:span><text:span text:style-name="T15"> C</text:span></text:p>
          </text:list-item>
          <text:list-item>
            <text:p text:style-name="P76"><text:span text:style-name="T15">-11.1</text:span><text:span text:style-name="T2">º</text:span><text:span text:style-name="T15"> C</text:span></text:p>
          </text:list-item>
          <text:list-item>
            <text:p text:style-name="P76"><text:span text:style-name="T15">-15</text:span><text:span text:style-name="T2">º</text:span><text:span text:style-name="T15"> C</text:span></text:p>
          </text:list-item>
          <text:list-item>
            <text:p text:style-name="P76"><text:span text:style-name="T15">-17.8</text:span><text:span text:style-name="T2">º</text:span><text:span text:style-name="T15"> C</text:span></text:p>
          </text:list-item>
          <text:list-item>
            <text:p text:style-name="P76"><text:span text:style-name="T15">-20.6</text:span><text:span text:style-name="T2">º</text:span><text:span text:style-name="T15"> C</text:span></text:p>
          </text:list-item>
          <text:list-item>
            <text:p text:style-name="P76"><text:span text:style-name="T15">-25.6</text:span><text:span text:style-name="T2">º</text:span><text:span text:style-name="T15"> C</text:span></text:p>
          </text:list-item>
          <text:list-item>
            <text:p text:style-name="P76"><text:span text:style-name="T15">-28.9</text:span><text:span text:style-name="T2">º</text:span><text:span text:style-name="T15"> C</text:span></text:p>
          </text:list-item>
        </text:list>
      </text:section>
      <text:p text:style-name="P4"/>
      <text:section text:style-name="Sect3" text:name="Section35">
        <text:p text:style-name="P4">Worksheet 6-2</text:p>
        <text:p text:style-name="P22">part I</text:p>
        <text:list xml:id="list1037107131" text:style-name="L32">
          <text:list-item>
            <text:p text:style-name="P46">Cold: any temperature not exceeding 46<text:span text:style-name="T2">º</text:span><text:span text:style-name="T15"> F</text:span></text:p>
          </text:list-item>
          <text:list-item>
            <text:p text:style-name="P46">Freezer: -13<text:span text:style-name="T2">º to 14º F</text:span></text:p>
          </text:list-item>
          <text:list-item>
            <text:p text:style-name="P127">Refrigerator: 36º to 46º F</text:p>
          </text:list-item>
          <text:list-item>
            <text:p text:style-name="P127">Cool: 46º to 59º F</text:p>
          </text:list-item>
          <text:list-item>
            <text:p text:style-name="P127">Room temperature: the temperature prevailing in a working area</text:p>
          </text:list-item>
          <text:list-item>
            <text:p text:style-name="P127">Controlled room temperature: 59º to 86º F</text:p>
          </text:list-item>
          <text:list-item>
            <text:p text:style-name="P127">Warm: 86º to 104º F</text:p>
          </text:list-item>
          <text:list-item>
            <text:p text:style-name="P127">Excessive heat: any temperature above 104º F</text:p>
          </text:list-item>
        </text:list>
        <text:p text:style-name="P22">part II</text:p>
        <text:list xml:id="list2105139098" text:style-name="L33">
          <text:list-item>
            <text:p text:style-name="P47">Cold: any temperature not exceeding 8<text:span text:style-name="T2">º</text:span><text:span text:style-name="T15"> C</text:span></text:p>
          </text:list-item>
          <text:list-item>
            <text:p text:style-name="P47">Freezer: -25<text:span text:style-name="T2">º to -10º C</text:span></text:p>
          </text:list-item>
          <text:list-item>
            <text:p text:style-name="P128">Refrigerator: 2º to 8º C</text:p>
          </text:list-item>
          <text:list-item>
            <text:p text:style-name="P128">Cool: 8º to 15º C</text:p>
          </text:list-item>
          <text:list-item>
            <text:p text:style-name="P128">Room temperature: the temperature prevailing in a working area</text:p>
          </text:list-item>
          <text:list-item>
            <text:p text:style-name="P128">Controlled room temperature: 15º to 30º C</text:p>
          </text:list-item>
          <text:list-item>
            <text:p text:style-name="P128">Warm: 30º to 40º C</text:p>
          </text:list-item>
          <text:list-item>
            <text:p text:style-name="P128">Excessive heat: any temperature above 40º C</text:p>
          </text:list-item>
        </text:list>
      </text:section>
      <text:p text:style-name="P4"/>
      <text:section text:style-name="Sect3" text:name="Section37">
        <text:p text:style-name="P4">Worksheet 6-3</text:p>
        <text:list xml:id="list737638051" text:style-name="L34">
          <text:list-item>
            <text:p text:style-name="P77">266<text:span text:style-name="T3">º F</text:span></text:p>
          </text:list-item>
          <text:list-item>
            <text:p text:style-name="P129">No, it is too warm.</text:p>
          </text:list-item>
          <text:list-item>
            <text:p text:style-name="P129"><text:s/></text:p>
            <text:list>
              <text:list-item>
                <text:p text:style-name="P129">-13º to 14º F</text:p>
              </text:list-item>
              <text:list-item>
                <text:p text:style-name="P129">You will need to calculate this from when it is assigned.</text:p>
              </text:list-item>
            </text:list>
          </text:list-item>
          <text:list-item>
            <text:p text:style-name="P129">148.9º C</text:p>
          </text:list-item>
          <text:list-item>
            <text:p text:style-name="P129">121.1º C</text:p>
          </text:list-item>
          <text:list-item>
            <text:p text:style-name="P129"/>
            <text:list>
              <text:list-item>
                <text:p text:style-name="P129">2.3º C</text:p>
              </text:list-item>
              <text:list-item>
                <text:p text:style-name="P129">3.2º C</text:p>
              </text:list-item>
              <text:list-item>
                <text:p text:style-name="P129">3.9º C</text:p>
              </text:list-item>
              <text:list-item>
                <text:p text:style-name="P129">1.4º C*</text:p>
              </text:list-item>
              <text:list-item>
                <text:p text:style-name="P129">2.7º C</text:p>
              </text:list-item>
              <text:list-item>
                <text:p text:style-name="P129">2.6º C</text:p>
              </text:list-item>
              <text:list-item>
                <text:p text:style-name="P129">3.8º C</text:p>
              </text:list-item>
              <text:list-item>
                <text:p text:style-name="P129">6.6º C</text:p>
              </text:list-item>
              <text:list-item>
                <text:p text:style-name="P129">9.3º C*</text:p>
              </text:list-item>
            </text:list>
          </text:list-item>
        </text:list>
        <text:p text:style-name="P23">1/28 &amp; 2/2 fell outside the safe range</text:p>
        <text:list xml:id="list1855533216" text:continue-numbering="true" text:style-name="L34">
          <text:list-item>
            <text:p text:style-name="P129"/>
            <text:list>
              <text:list-item>
                <text:p text:style-name="P129">4.8º F</text:p>
              </text:list-item>
              <text:list-item>
                <text:p text:style-name="P129"><text:soft-page-break/>8.8º F</text:p>
              </text:list-item>
              <text:list-item>
                <text:p text:style-name="P129">8.2º F</text:p>
              </text:list-item>
              <text:list-item>
                <text:p text:style-name="P129">15.1º F*</text:p>
              </text:list-item>
              <text:list-item>
                <text:p text:style-name="P129">13.1º F</text:p>
              </text:list-item>
              <text:list-item>
                <text:p text:style-name="P129">7.7º F</text:p>
              </text:list-item>
              <text:list-item>
                <text:p text:style-name="P129">3.7º F</text:p>
              </text:list-item>
              <text:list-item>
                <text:p text:style-name="P129">-2.0º F</text:p>
              </text:list-item>
              <text:list-item>
                <text:p text:style-name="P129">-5.8º F</text:p>
              </text:list-item>
            </text:list>
          </text:list-item>
        </text:list>
        <text:p text:style-name="P23">1/28 fell outside the safe range</text:p>
      </text:section>
      <text:p text:style-name="P4"/>
      <text:p text:style-name="P3">Chapter 7 - Units Of Measurement</text:p>
      <text:p text:style-name="P4"/>
      <text:section text:style-name="Sect2" text:name="Section38">
        <text:p text:style-name="P4">Worksheet 7-1</text:p>
        <text:list xml:id="list775152595" text:style-name="L35">
          <text:list-item>
            <text:p text:style-name="P78">1,000 mL</text:p>
          </text:list-item>
          <text:list-item>
            <text:p text:style-name="P78">10 mL</text:p>
          </text:list-item>
          <text:list-item>
            <text:p text:style-name="P78">0.697 L</text:p>
          </text:list-item>
          <text:list-item>
            <text:p text:style-name="P78">2,600 mL</text:p>
          </text:list-item>
          <text:list-item>
            <text:p text:style-name="P78">250 cc</text:p>
          </text:list-item>
          <text:list-item>
            <text:p text:style-name="P78">2,500 g</text:p>
          </text:list-item>
          <text:list-item>
            <text:p text:style-name="P78">0.415 kg</text:p>
          </text:list-item>
          <text:list-item>
            <text:p text:style-name="P78">2.16 g</text:p>
          </text:list-item>
          <text:list-item>
            <text:p text:style-name="P78">8,900 mg</text:p>
          </text:list-item>
          <text:list-item>
            <text:p text:style-name="P78">0.44 lb</text:p>
          </text:list-item>
          <text:list-item>
            <text:p text:style-name="P78">4.2 qt</text:p>
          </text:list-item>
          <text:list-item>
            <text:p text:style-name="P78">80.5 km</text:p>
          </text:list-item>
          <text:list-item>
            <text:p text:style-name="P78">197 in</text:p>
          </text:list-item>
          <text:list-item>
            <text:p text:style-name="P78">7.62 cm</text:p>
          </text:list-item>
          <text:list-item>
            <text:p text:style-name="P78">1.8 kg</text:p>
          </text:list-item>
          <text:list-item>
            <text:p text:style-name="P78">1.76 oz</text:p>
          </text:list-item>
          <text:list-item>
            <text:p text:style-name="P78">150 cc</text:p>
          </text:list-item>
          <text:list-item>
            <text:p text:style-name="P78">1,920 mL or 1,892 mL</text:p>
          </text:list-item>
          <text:list-item>
            <text:p text:style-name="P78">70.4 oz or 70.5 oz</text:p>
          </text:list-item>
          <text:list-item>
            <text:p text:style-name="P78">83 oz</text:p>
          </text:list-item>
          <text:list-item>
            <text:p text:style-name="P78">0.568 kg</text:p>
          </text:list-item>
          <text:list-item>
            <text:p text:style-name="P78">1.6 m</text:p>
          </text:list-item>
          <text:list-item>
            <text:p text:style-name="P78">1,986 to 1,989 g</text:p>
          </text:list-item>
          <text:list-item>
            <text:p text:style-name="P78">100 kg</text:p>
          </text:list-item>
          <text:list-item>
            <text:p text:style-name="P78">0.137 mg</text:p>
          </text:list-item>
        </text:list>
      </text:section>
      <text:p text:style-name="P4"/>
      <text:section text:style-name="Sect2" text:name="Section39">
        <text:p text:style-name="P4">Worksheet 7-2</text:p>
        <text:list xml:id="list210073661" text:style-name="L36">
          <text:list-item>
            <text:p text:style-name="P79">93 kg</text:p>
          </text:list-item>
          <text:list-item>
            <text:p text:style-name="P79">20 lb</text:p>
          </text:list-item>
          <text:list-item>
            <text:p text:style-name="P79">70 in = 178 cm = 1.78 m</text:p>
          </text:list-item>
          <text:list-item>
            <text:p text:style-name="P79">72 oz = 2,045 g = 2 kg</text:p>
          </text:list-item>
          <text:list-item>
            <text:p text:style-name="P79">32 fl oz = 2 pt</text:p>
          </text:list-item>
          <text:list-item>
            <text:p text:style-name="P79">2 qt</text:p>
          </text:list-item>
          <text:list-item>
            <text:p text:style-name="P79">15 mL = 1 Tbl = 0.5 <text:span text:style-name="T16">f</text:span><draw:frame draw:style-name="fr1" draw:name="graphics146" text:anchor-type="as-char" svg:y="-0.1201in" svg:width="0.1402in" svg:height="0.1701in" draw:z-index="1"><draw:image xlink:href="Pictures/10000201000000300000003E21E346E1.png" xlink:type="simple" xlink:show="embed" xlink:actuate="onLoad"/></draw:frame></text:p>
          </text:list-item>
          <text:list-item>
            <text:p text:style-name="P79">4 cups = 32 fl oz = 960 mL</text:p>
          </text:list-item>
          <text:list-item>
            <text:p text:style-name="P79">3 qt = 6 pt = 2,880 mL = 2.88 L</text:p>
          </text:list-item>
          <text:list-item>
            <text:p text:style-name="P79">3.35 kg</text:p>
          </text:list-item>
          <text:list-item>
            <text:p text:style-name="P79">1.88 m</text:p>
          </text:list-item>
          <text:list-item>
            <text:p text:style-name="P79">360 cc</text:p>
          </text:list-item>
          <text:list-item>
            <text:p text:style-name="P79">1.3 gal</text:p>
          </text:list-item>
          <text:list-item>
            <text:p text:style-name="P79">78.2 kg</text:p>
          </text:list-item>
          <text:list-item>
            <text:p text:style-name="P79">1.7 mL</text:p>
          </text:list-item>
          <text:list-item>
            <text:p text:style-name="P79">9.15 g</text:p>
          </text:list-item>
          <text:list-item>
            <text:p text:style-name="P79"><text:s/></text:p>
            <text:list>
              <text:list-item>
                <text:p text:style-name="P79">1.5 tsp</text:p>
              </text:list-item>
              <text:list-item>
                <text:p text:style-name="P79">yes</text:p>
              </text:list-item>
            </text:list>
          </text:list-item>
          <text:list-item>
            <text:p text:style-name="P79"/>
            <text:list>
              <text:list-item>
                <text:p text:style-name="P79">1 tsp</text:p>
              </text:list-item>
              <text:list-item>
                <text:p text:style-name="P79">75 mL</text:p>
              </text:list-item>
            </text:list>
          </text:list-item>
        </text:list>
      </text:section>
      <text:p text:style-name="P4"/>
      <text:section text:style-name="Sect2" text:name="Section40">
        <text:p text:style-name="P4">Worksheet 7-3</text:p>
        <text:list xml:id="list746018471" text:style-name="L37">
          <text:list-item>
            <text:p text:style-name="P80">1<draw:frame draw:style-name="fr1" draw:name="graphics1" text:anchor-type="as-char" svg:y="-0.1201in" svg:width="0.1402in" svg:height="0.1701in" draw:z-index="2"><draw:image xlink:href="Pictures/10000201000000300000003E21E346E1.png" xlink:type="simple" xlink:show="embed" xlink:actuate="onLoad"/></draw:frame> = 8<draw:frame draw:style-name="fr2" draw:name="graphics150" text:anchor-type="as-char" svg:width="0.0598in" svg:height="0.1in" draw:z-index="3"><draw:image xlink:href="Pictures/1000020100000016000000257903293B.png" xlink:type="simple" xlink:show="embed" xlink:actuate="onLoad"/></draw:frame></text:p>
          </text:list-item>
          <text:list-item>
            <text:p text:style-name="P80">1<draw:frame draw:style-name="fr2" draw:name="graphics2" text:anchor-type="as-char" svg:width="0.0598in" svg:height="0.1in" draw:z-index="4"><draw:image xlink:href="Pictures/1000020100000016000000257903293B.png" xlink:type="simple" xlink:show="embed" xlink:actuate="onLoad"/></draw:frame> = 60 gr</text:p>
          </text:list-item>
          <text:list-item>
            <text:p text:style-name="P80">1 <text:span text:style-name="T16">f</text:span><draw:frame draw:style-name="fr1" draw:name="graphics3" text:anchor-type="as-char" svg:y="-0.1201in" svg:width="0.1402in" svg:height="0.1701in" draw:z-index="5"><draw:image xlink:href="Pictures/10000201000000300000003E21E346E1.png" xlink:type="simple" xlink:show="embed" xlink:actuate="onLoad"/></draw:frame> = 8 <text:span text:style-name="T16">f</text:span><draw:frame draw:style-name="fr2" draw:name="graphics4" text:anchor-type="as-char" svg:width="0.0598in" svg:height="0.1in" draw:z-index="6"><draw:image xlink:href="Pictures/1000020100000016000000257903293B.png" xlink:type="simple" xlink:show="embed" xlink:actuate="onLoad"/></draw:frame></text:p>
          </text:list-item>
          <text:list-item>
            <text:p text:style-name="P80">1 f<draw:frame draw:style-name="fr2" draw:name="graphics5" text:anchor-type="as-char" svg:width="0.0598in" svg:height="0.1in" draw:z-index="7"><draw:image xlink:href="Pictures/1000020100000016000000257903293B.png" xlink:type="simple" xlink:show="embed" xlink:actuate="onLoad"/></draw:frame> = 60 gtt</text:p>
          </text:list-item>
          <text:list-item>
            <text:p text:style-name="P80">1 gtt = 1 <draw:frame draw:style-name="fr3" draw:name="graphics152" text:anchor-type="as-char" svg:y="-0.1299in" svg:width="0.1516in" svg:height="0.1854in" draw:z-index="8"><draw:image xlink:href="Pictures/10000201000002FD000003DE15FADE2E.png" xlink:type="simple" xlink:show="embed" xlink:actuate="onLoad"/></draw:frame></text:p>
          </text:list-item>
          <text:list-item>
            <text:p text:style-name="P80">1 m = 100 cm</text:p>
          </text:list-item>
          <text:list-item>
            <text:p text:style-name="P80">1 m = 1000 mm</text:p>
          </text:list-item>
          <text:list-item>
            <text:p text:style-name="P80">1 kg = 1000 g</text:p>
          </text:list-item>
          <text:list-item>
            <text:p text:style-name="P80">1 g = 1000 mg</text:p>
          </text:list-item>
          <text:list-item>
            <text:p text:style-name="P80">1 mg = 1000 mcg</text:p>
          </text:list-item>
          <text:list-item>
            <text:p text:style-name="P80">1 mcg = 1000 ng</text:p>
          </text:list-item>
          <text:list-item>
            <text:p text:style-name="P80">1 L = 1000 mL</text:p>
          </text:list-item>
          <text:list-item>
            <text:p text:style-name="P80">1 L = 1000 cc</text:p>
          </text:list-item>
          <text:list-item>
            <text:p text:style-name="P80">1 cc = 1 mL</text:p>
          </text:list-item>
          <text:list-item>
            <text:p text:style-name="P80">1 ft = 12 in</text:p>
          </text:list-item>
          <text:list-item>
            <text:p text:style-name="P80">1 lb = 16 oz</text:p>
          </text:list-item>
          <text:list-item>
            <text:p text:style-name="P80">1 gal = 4 qt</text:p>
          </text:list-item>
          <text:list-item>
            <text:p text:style-name="P80">1 qt = 2 pt</text:p>
          </text:list-item>
          <text:list-item>
            <text:p text:style-name="P80">1 pt = 2 cups</text:p>
          </text:list-item>
          <text:list-item>
            <text:p text:style-name="P80">1 pt = 16 fl oz</text:p>
          </text:list-item>
          <text:list-item>
            <text:p text:style-name="P80">1 cup = 8 fl oz</text:p>
          </text:list-item>
          <text:list-item>
            <text:p text:style-name="P80">1 oz = 2 Tbsp</text:p>
          </text:list-item>
          <text:list-item>
            <text:p text:style-name="P80">1 Tbsp = 3 tsp</text:p>
          </text:list-item>
          <text:list-item>
            <text:p text:style-name="P80">1 gr = 60, 64.8, or 65 mg</text:p>
          </text:list-item>
          <text:list-item>
            <text:p text:style-name="P80">1 fl oz = 30 mL</text:p>
          </text:list-item>
          <text:list-item>
            <text:p text:style-name="P80">1 gtt = 0.06 mL</text:p>
          </text:list-item>
          <text:list-item>
            <text:p text:style-name="P80">1 in = 2.54 cm</text:p>
          </text:list-item>
          <text:list-item>
            <text:p text:style-name="P80">1 kg = 2.2 lb</text:p>
          </text:list-item>
          <text:list-item>
            <text:p text:style-name="P80">1 lb = 454 g</text:p>
          </text:list-item>
          <text:list-item>
            <text:p text:style-name="P80">1 oz = 28.4 g</text:p>
          </text:list-item>
          <text:list-item>
            <text:p text:style-name="P80">1 pt = 480 mL</text:p>
          </text:list-item>
          <text:list-item>
            <text:p text:style-name="P80">1 Tbsp = 3 tsp</text:p>
          </text:list-item>
          <text:list-item>
            <text:p text:style-name="P80">1 tsp = 5 mL</text:p>
          </text:list-item>
          <text:list-item>
            <text:p text:style-name="P80">3 tsp = 0.5 fl oz</text:p>
          </text:list-item>
          <text:list-item>
            <text:p text:style-name="P80">960 mL = 2 pt</text:p>
          </text:list-item>
          <text:list-item>
            <text:p text:style-name="P80">20 gtt = 1.2 mL</text:p>
          </text:list-item>
          <text:list-item>
            <text:p text:style-name="P80">6'1” = 185 cm</text:p>
          </text:list-item>
          <text:list-item>
            <text:p text:style-name="P80">165 lb = 75 kg</text:p>
          </text:list-item>
          <text:list-item>
            <text:p text:style-name="P80">8 lb 13 oz = 4 kg</text:p>
          </text:list-item>
          <text:list-item>
            <text:p text:style-name="P80">7.5 mL = 1.5 tsp</text:p>
          </text:list-item>
          <text:list-item>
            <text:p text:style-name="P80">4<text:span text:style-name="T16">f</text:span><draw:frame draw:style-name="fr2" draw:name="graphics6" text:anchor-type="as-char" svg:width="0.0598in" svg:height="0.1in" draw:z-index="9"><draw:image xlink:href="Pictures/1000020100000016000000257903293B.png" xlink:type="simple" xlink:show="embed" xlink:actuate="onLoad"/></draw:frame> = 14.4 mL to 20 mL</text:p>
          </text:list-item>
        </text:list>
      </text:section>
      <text:p text:style-name="P4"/>
      <text:section text:style-name="Sect2" text:name="Section41">
        <text:p text:style-name="P4">Worksheet 7-4</text:p>
        <text:list xml:id="list132201007" text:style-name="L38">
          <text:list-item>
            <text:p text:style-name="P81"><draw:frame draw:style-name="fr2" draw:name="graphics7" text:anchor-type="as-char" svg:width="0.0598in" svg:height="0.1in" draw:z-index="10"><draw:image xlink:href="Pictures/1000020100000016000000257903293B.png" xlink:type="simple" xlink:show="embed" xlink:actuate="onLoad"/></draw:frame> 0.27</text:p>
          </text:list-item>
          <text:list-item>
            <text:p text:style-name="P81"><draw:frame draw:style-name="fr1" draw:name="graphics8" text:anchor-type="as-char" svg:y="-0.1201in" svg:width="0.1402in" svg:height="0.1701in" draw:z-index="11"><draw:image xlink:href="Pictures/10000201000000300000003E21E346E1.png" xlink:type="simple" xlink:show="embed" xlink:actuate="onLoad"/></draw:frame> 0.3125</text:p>
          </text:list-item>
          <text:list-item>
            <text:p text:style-name="P81">180, 194.4, or 195 mg</text:p>
          </text:list-item>
          <text:list-item>
            <text:p text:style-name="P81"><text:span text:style-name="T16">f</text:span><draw:frame draw:style-name="fr1" draw:name="graphics9" text:anchor-type="as-char" svg:y="-0.1201in" svg:width="0.1402in" svg:height="0.1701in" draw:z-index="12"><draw:image xlink:href="Pictures/10000201000000300000003E21E346E1.png" xlink:type="simple" xlink:show="embed" xlink:actuate="onLoad"/></draw:frame> i </text:p>
          </text:list-item>
          <text:list-item>
            <text:p text:style-name="P81"><text:span text:style-name="T16">f</text:span><draw:frame draw:style-name="fr2" draw:name="graphics10" text:anchor-type="as-char" svg:width="0.0598in" svg:height="0.1in" draw:z-index="13"><draw:image xlink:href="Pictures/1000020100000016000000257903293B.png" xlink:type="simple" xlink:show="embed" xlink:actuate="onLoad"/></draw:frame> iv</text:p>
          </text:list-item>
          <text:list-item>
            <text:p text:style-name="P81"><text:span text:style-name="T16">f</text:span><draw:frame draw:style-name="fr1" draw:name="graphics11" text:anchor-type="as-char" svg:y="-0.1201in" svg:width="0.1402in" svg:height="0.1701in" draw:z-index="14"><draw:image xlink:href="Pictures/10000201000000300000003E21E346E1.png" xlink:type="simple" xlink:show="embed" xlink:actuate="onLoad"/></draw:frame> iii</text:p>
          </text:list-item>
          <text:list-item>
            <text:p text:style-name="P81">0.5 pt</text:p>
          </text:list-item>
          <text:list-item>
            <text:p text:style-name="P81">30 gtt</text:p>
          </text:list-item>
          <text:list-item>
            <text:p text:style-name="P81"><text:soft-page-break/>10.8 to 15 mL</text:p>
          </text:list-item>
          <text:list-item>
            <text:p text:style-name="P81">gr ii</text:p>
          </text:list-item>
          <text:list-item>
            <text:p text:style-name="P81">56.8 or 62.2 g</text:p>
          </text:list-item>
          <text:list-item>
            <text:p text:style-name="P81"><text:span text:style-name="T16">f</text:span><draw:frame draw:style-name="fr2" draw:name="graphics12" text:anchor-type="as-char" svg:width="0.0598in" svg:height="0.1in" draw:z-index="15"><draw:image xlink:href="Pictures/1000020100000016000000257903293B.png" xlink:type="simple" xlink:show="embed" xlink:actuate="onLoad"/></draw:frame> viii or <text:span text:style-name="T16">f</text:span><draw:frame draw:style-name="fr2" draw:name="graphics13" text:anchor-type="as-char" svg:width="0.0598in" svg:height="0.1in" draw:z-index="16"><draw:image xlink:href="Pictures/1000020100000016000000257903293B.png" xlink:type="simple" xlink:show="embed" xlink:actuate="onLoad"/></draw:frame> vi</text:p>
          </text:list-item>
          <text:list-item>
            <text:p text:style-name="P81">120 mL</text:p>
          </text:list-item>
          <text:list-item>
            <text:p text:style-name="P81">170.4 g</text:p>
          </text:list-item>
          <text:list-item>
            <text:p text:style-name="P81">gr iss</text:p>
          </text:list-item>
          <text:list-item>
            <text:p text:style-name="P81"><text:span text:style-name="T16">f</text:span><draw:frame draw:style-name="fr2" draw:name="graphics14" text:anchor-type="as-char" svg:width="0.0598in" svg:height="0.1in" draw:z-index="17"><draw:image xlink:href="Pictures/1000020100000016000000257903293B.png" xlink:type="simple" xlink:show="embed" xlink:actuate="onLoad"/></draw:frame> xvi or <text:span text:style-name="T16">f</text:span><draw:frame draw:style-name="fr2" draw:name="graphics15" text:anchor-type="as-char" svg:width="0.0598in" svg:height="0.1in" draw:z-index="18"><draw:image xlink:href="Pictures/1000020100000016000000257903293B.png" xlink:type="simple" xlink:show="embed" xlink:actuate="onLoad"/></draw:frame> xii</text:p>
          </text:list-item>
          <text:list-item>
            <text:p text:style-name="P81"><text:span text:style-name="T16">f</text:span><draw:frame draw:style-name="fr1" draw:name="graphics16" text:anchor-type="as-char" svg:y="-0.1201in" svg:width="0.1402in" svg:height="0.1701in" draw:z-index="19"><draw:image xlink:href="Pictures/10000201000000300000003E21E346E1.png" xlink:type="simple" xlink:show="embed" xlink:actuate="onLoad"/></draw:frame> iss</text:p>
          </text:list-item>
          <text:list-item>
            <text:p text:style-name="P81"><draw:frame draw:style-name="fr1" draw:name="graphics17" text:anchor-type="as-char" svg:y="-0.1201in" svg:width="0.1402in" svg:height="0.1701in" draw:z-index="20"><draw:image xlink:href="Pictures/10000201000000300000003E21E346E1.png" xlink:type="simple" xlink:show="embed" xlink:actuate="onLoad"/></draw:frame> ss</text:p>
          </text:list-item>
          <text:list-item>
            <text:p text:style-name="P81">gr iii</text:p>
          </text:list-item>
          <text:list-item>
            <text:p text:style-name="P81"><text:span text:style-name="T16">f</text:span><draw:frame draw:style-name="fr1" draw:name="graphics18" text:anchor-type="as-char" svg:y="-0.1201in" svg:width="0.1402in" svg:height="0.1701in" draw:z-index="21"><draw:image xlink:href="Pictures/10000201000000300000003E21E346E1.png" xlink:type="simple" xlink:show="embed" xlink:actuate="onLoad"/></draw:frame> iv</text:p>
          </text:list-item>
          <text:list-item>
            <text:p text:style-name="P81">3 or 4 tsp</text:p>
          </text:list-item>
          <text:list-item>
            <text:p text:style-name="P81">25 tsp</text:p>
          </text:list-item>
          <text:list-item>
            <text:p text:style-name="P81">24 tsp</text:p>
          </text:list-item>
          <text:list-item>
            <text:p text:style-name="P81"><text:span text:style-name="T16">f</text:span><draw:frame draw:style-name="fr1" draw:name="graphics19" text:anchor-type="as-char" svg:y="-0.1201in" svg:width="0.1402in" svg:height="0.1701in" draw:z-index="22"><draw:image xlink:href="Pictures/10000201000000300000003E21E346E1.png" xlink:type="simple" xlink:show="embed" xlink:actuate="onLoad"/></draw:frame> viii</text:p>
          </text:list-item>
          <text:list-item>
            <text:p text:style-name="P81">gr 0.23 or 0.25</text:p>
          </text:list-item>
          <text:list-item>
            <text:p text:style-name="P81">900 to 975 mg</text:p>
          </text:list-item>
          <text:list-item>
            <text:p text:style-name="P81">gr .15 to .17</text:p>
          </text:list-item>
          <text:list-item>
            <text:p text:style-name="P81">gr 38 to 42</text:p>
          </text:list-item>
          <text:list-item>
            <text:p text:style-name="P81">92.4 lb</text:p>
          </text:list-item>
          <text:list-item>
            <text:p text:style-name="P81">20 kg</text:p>
          </text:list-item>
          <text:list-item>
            <text:p text:style-name="P81">180 mL</text:p>
          </text:list-item>
          <text:list-item>
            <text:p text:style-name="P81">1.5 pt</text:p>
          </text:list-item>
          <text:list-item>
            <text:p text:style-name="P81">10 mL</text:p>
          </text:list-item>
          <text:list-item>
            <text:p text:style-name="P81">143 lb</text:p>
          </text:list-item>
          <text:list-item>
            <text:p text:style-name="P81">85 kg</text:p>
          </text:list-item>
          <text:list-item>
            <text:p text:style-name="P81">1.9 to 2.7 Tbsp</text:p>
          </text:list-item>
          <text:list-item>
            <text:p text:style-name="P81">960 mL</text:p>
          </text:list-item>
          <text:list-item>
            <text:p text:style-name="P81">180, 194.4, or 195 mg</text:p>
          </text:list-item>
          <text:list-item>
            <text:p text:style-name="P81">90, 97.2, or 95 mg</text:p>
          </text:list-item>
          <text:list-item>
            <text:p text:style-name="P81">22.5 mL</text:p>
          </text:list-item>
        </text:list>
      </text:section>
      <text:p text:style-name="P4"/>
      <text:section text:style-name="Sect2" text:name="Section42">
        <text:p text:style-name="P4">Worksheet 7-5</text:p>
        <text:list xml:id="list970426574" text:style-name="L39">
          <text:list-item>
            <text:p text:style-name="P82">100 cm</text:p>
          </text:list-item>
          <text:list-item>
            <text:p text:style-name="P82">10 mm</text:p>
          </text:list-item>
          <text:list-item>
            <text:p text:style-name="P82">1000 L</text:p>
          </text:list-item>
          <text:list-item>
            <text:p text:style-name="P82">1000 mm</text:p>
          </text:list-item>
          <text:list-item>
            <text:p text:style-name="P82">1 mL</text:p>
          </text:list-item>
          <text:list-item>
            <text:p text:style-name="P82">1000 g</text:p>
          </text:list-item>
          <text:list-item>
            <text:p text:style-name="P82"><text:span text:style-name="T16">f</text:span><draw:frame draw:style-name="fr2" draw:name="graphics20" text:anchor-type="as-char" svg:width="0.0598in" svg:height="0.1in" draw:z-index="23"><draw:image xlink:href="Pictures/1000020100000016000000257903293B.png" xlink:type="simple" xlink:show="embed" xlink:actuate="onLoad"/></draw:frame> viii</text:p>
          </text:list-item>
          <text:list-item>
            <text:p text:style-name="P82"><draw:frame draw:style-name="fr1" draw:name="graphics223" text:anchor-type="as-char" svg:y="-0.1484in" svg:width="0.15in" svg:height="0.1902in" draw:z-index="24"><draw:image xlink:href="Pictures/10000201000002FD000003DE15FADE2E.png" xlink:type="simple" xlink:show="embed" xlink:actuate="onLoad"/></draw:frame> i</text:p>
          </text:list-item>
          <text:list-item>
            <text:p text:style-name="P82">3 tsp</text:p>
          </text:list-item>
          <text:list-item>
            <text:p text:style-name="P82">12 in</text:p>
          </text:list-item>
          <text:list-item>
            <text:p text:style-name="P82">3600 mm</text:p>
          </text:list-item>
          <text:list-item>
            <text:p text:style-name="P82">0.47 m</text:p>
          </text:list-item>
          <text:list-item>
            <text:p text:style-name="P82">94 mm</text:p>
          </text:list-item>
          <text:list-item>
            <text:p text:style-name="P82">0.482 L</text:p>
          </text:list-item>
          <text:list-item>
            <text:p text:style-name="P82">3900 mL</text:p>
          </text:list-item>
          <text:list-item>
            <text:p text:style-name="P82">3600 mg</text:p>
          </text:list-item>
          <text:list-item>
            <text:p text:style-name="P82">56.8 g</text:p>
          </text:list-item>
          <text:list-item>
            <text:p text:style-name="P82">227 g</text:p>
          </text:list-item>
          <text:list-item>
            <text:p text:style-name="P82">60 cc</text:p>
          </text:list-item>
          <text:list-item>
            <text:p text:style-name="P82">2 in</text:p>
          </text:list-item>
          <text:list-item>
            <text:p text:style-name="P82"><draw:frame draw:style-name="fr2" draw:name="graphics21" text:anchor-type="as-char" svg:width="0.0598in" svg:height="0.1in" draw:z-index="25"><draw:image xlink:href="Pictures/1000020100000016000000257903293B.png" xlink:type="simple" xlink:show="embed" xlink:actuate="onLoad"/></draw:frame> iss</text:p>
          </text:list-item>
          <text:list-item>
            <text:p text:style-name="P82">1 g</text:p>
          </text:list-item>
          <text:list-item>
            <text:p text:style-name="P82">6 Tbs</text:p>
          </text:list-item>
          <text:list-item>
            <text:p text:style-name="P82">25 mL</text:p>
          </text:list-item>
          <text:list-item>
            <text:p text:style-name="P82">1 Tbs</text:p>
          </text:list-item>
          <text:list-item>
            <text:p text:style-name="P82">54.5 kg</text:p>
          </text:list-item>
          <text:list-item>
            <text:p text:style-name="P82">42.3 kg</text:p>
          </text:list-item>
          <text:list-item>
            <text:p text:style-name="P82">1489 to 1491 g</text:p>
          </text:list-item>
          <text:list-item>
            <text:p text:style-name="P82">602 g</text:p>
          </text:list-item>
          <text:list-item>
            <text:p text:style-name="P82">1.8 m</text:p>
          </text:list-item>
          <text:list-item>
            <text:p text:style-name="P82">91.44 cm</text:p>
          </text:list-item>
          <text:list-item>
            <text:p text:style-name="P82">gtt iii</text:p>
          </text:list-item>
          <text:list-item>
            <text:p text:style-name="P82">1.02 mL</text:p>
          </text:list-item>
          <text:list-item>
            <text:p text:style-name="P82">a) Nitrostat 0.3 mg (nitroglycerin)</text:p>
          </text:list-item>
          <text:list-item>
            <text:p text:style-name="P82">d) ferrous gluconate 325 mg tablets</text:p>
          </text:list-item>
          <text:list-item>
            <text:p text:style-name="P82">10 cups</text:p>
          </text:list-item>
          <text:list-item>
            <text:p text:style-name="P82">90 kg</text:p>
          </text:list-item>
        </text:list>
      </text:section>
      <text:p text:style-name="P4"/>
      <text:p text:style-name="P4">Worksheet 7-6</text:p>
      <text:list xml:id="list2058856732" text:style-name="L40">
        <text:list-item>
          <text:p text:style-name="P83">Rx<text:tab/>Ipecacuanha<text:tab/><text:tab/>3.89 g</text:p>
        </text:list-item>
      </text:list>
      <text:p text:style-name="P25">Codeine sulfate<text:tab/>0.648 mg</text:p>
      <text:p text:style-name="P25">Powdered digitalis<text:tab/>3.89 g</text:p>
      <text:p text:style-name="P25">Honey<text:tab/><text:tab/><text:tab/>qs 15.55 g (<text:span text:style-name="T16">This will require 5 mL of honey.</text:span>)</text:p>
      <text:list xml:id="list745038723" text:continue-numbering="true" text:style-name="L40">
        <text:list-item>
          <text:p text:style-name="P83">Rx<text:tab/>Camphor<text:tab/>2.59 g</text:p>
        </text:list-item>
      </text:list>
      <text:p text:style-name="P25">Eualyptol<text:tab/>0.648 g</text:p>
      <text:p text:style-name="P25">Menthol<text:tab/>1.94 g</text:p>
      <text:p text:style-name="P25">Petrolatum<text:tab/>qs 62.2 g</text:p>
      <text:list xml:id="list522629943" text:continue-numbering="true" text:style-name="L40">
        <text:list-item>
          <text:p text:style-name="P83">Rx<text:tab/>ASA<text:tab/><text:tab/>648 mg</text:p>
        </text:list-item>
      </text:list>
      <text:p text:style-name="P25">Caffeine<text:tab/>32.4 mg</text:p>
      <text:p text:style-name="P25">Salicylamide<text:tab/>194.4 mg</text:p>
      <text:list xml:id="list556627599" text:continue-numbering="true" text:style-name="L40">
        <text:list-item>
          <text:p text:style-name="P83">Rx<text:tab/>Magnesium Hydroxide Powder<text:tab/>38.88 g</text:p>
        </text:list-item>
      </text:list>
      <text:p text:style-name="P25">Sodium Hypochlorite Powder<text:tab/>3.89 g</text:p>
      <text:p text:style-name="P25">Purified Water<text:tab/><text:tab/><text:tab/><text:tab/>qs 480 mL</text:p>
      <text:p text:style-name="P10"/>
      <text:p text:style-name="P24">There are 2,430 mg of magnesium hydroxide powder are in 2 Tbs of this mixture.</text:p>
      <text:list xml:id="list951842733" text:continue-numbering="true" text:style-name="L40">
        <text:list-item>
          <text:p text:style-name="P83">Rx<text:tab/>Morphine Powder<text:tab/>60 mg</text:p>
        </text:list-item>
      </text:list>
      <text:p text:style-name="P25">Cocaine HCl<text:tab/><text:tab/>60 mg</text:p>
      <text:p text:style-name="P25">Simple Syrup<text:tab/><text:tab/>15 mL</text:p>
      <text:p text:style-name="P25"><text:soft-page-break/>90% Ethanol<text:tab/><text:tab/>qs 60 mL</text:p>
      <text:p text:style-name="P24">There are 5 mg of morphine and 5 mg of cocaine HCl are in a teaspoonful of this mixture.</text:p>
      <text:p text:style-name="P4"/>
      <text:section text:style-name="Sect2" text:name="Section43">
        <text:p text:style-name="P4">Worksheet 7-7</text:p>
        <text:list xml:id="list1179398961" text:style-name="L41">
          <text:list-item>
            <text:p text:style-name="P84">1000 mg</text:p>
          </text:list-item>
          <text:list-item>
            <text:p text:style-name="P84">100 cm</text:p>
          </text:list-item>
          <text:list-item>
            <text:p text:style-name="P84">1000 ml</text:p>
          </text:list-item>
          <text:list-item>
            <text:p text:style-name="P84">580 cm</text:p>
          </text:list-item>
          <text:list-item>
            <text:p text:style-name="P84">0.92 m</text:p>
          </text:list-item>
          <text:list-item>
            <text:p text:style-name="P84">3700 mL</text:p>
          </text:list-item>
          <text:list-item>
            <text:p text:style-name="P84">0.247 L</text:p>
          </text:list-item>
          <text:list-item>
            <text:p text:style-name="P84">4600 mL</text:p>
          </text:list-item>
          <text:list-item>
            <text:p text:style-name="P84">1.4 g</text:p>
          </text:list-item>
          <text:list-item>
            <text:p text:style-name="P84">4200 g</text:p>
          </text:list-item>
          <text:list-item>
            <text:p text:style-name="P84">55 in</text:p>
          </text:list-item>
          <text:list-item>
            <text:p text:style-name="P84">142 g</text:p>
          </text:list-item>
          <text:list-item>
            <text:p text:style-name="P84">272.4 g</text:p>
          </text:list-item>
          <text:list-item>
            <text:p text:style-name="P84">4.8 L</text:p>
          </text:list-item>
          <text:list-item>
            <text:p text:style-name="P84">90 cc</text:p>
          </text:list-item>
          <text:list-item>
            <text:p text:style-name="P84">3 in</text:p>
          </text:list-item>
          <text:list-item>
            <text:p text:style-name="P84">5.2 qt</text:p>
          </text:list-item>
          <text:list-item>
            <text:p text:style-name="P84">3 kg</text:p>
          </text:list-item>
          <text:list-item>
            <text:p text:style-name="P84">15.8 oz</text:p>
          </text:list-item>
          <text:list-item>
            <text:p text:style-name="P84">4500 mL</text:p>
          </text:list-item>
          <text:list-item>
            <text:p text:style-name="P84">18 cc</text:p>
          </text:list-item>
          <text:list-item>
            <text:p text:style-name="P84">gr</text:p>
          </text:list-item>
          <text:list-item>
            <text:p text:style-name="P84">oz, <draw:frame draw:style-name="fr1" draw:name="graphics22" text:anchor-type="as-char" svg:y="-0.1201in" svg:width="0.1402in" svg:height="0.1701in" draw:z-index="26"><draw:image xlink:href="Pictures/10000201000000300000003E21E346E1.png" xlink:type="simple" xlink:show="embed" xlink:actuate="onLoad"/></draw:frame></text:p>
          </text:list-item>
          <text:list-item>
            <text:p text:style-name="P84"><text:span text:style-name="T17">fl oz, </text:span><text:span text:style-name="T16">f</text:span><draw:frame draw:style-name="fr1" draw:name="graphics23" text:anchor-type="as-char" svg:y="-0.1201in" svg:width="0.1402in" svg:height="0.1701in" draw:z-index="27"><draw:image xlink:href="Pictures/10000201000000300000003E21E346E1.png" xlink:type="simple" xlink:show="embed" xlink:actuate="onLoad"/></draw:frame></text:p>
          </text:list-item>
          <text:list-item>
            <text:p text:style-name="P84">pt</text:p>
          </text:list-item>
          <text:list-item>
            <text:p text:style-name="P84">T, Tbs, Tbsp</text:p>
          </text:list-item>
          <text:list-item>
            <text:p text:style-name="P84">teaspoon</text:p>
          </text:list-item>
          <text:list-item>
            <text:p text:style-name="P84">drop</text:p>
          </text:list-item>
          <text:list-item>
            <text:p text:style-name="P84">quart</text:p>
          </text:list-item>
          <text:list-item>
            <text:p text:style-name="P84">dram</text:p>
          </text:list-item>
          <text:list-item>
            <text:p text:style-name="P84">ounce</text:p>
          </text:list-item>
          <text:list-item>
            <text:p text:style-name="P84">minim</text:p>
          </text:list-item>
          <text:list-item>
            <text:p text:style-name="P84">fluid ounce</text:p>
          </text:list-item>
          <text:list-item>
            <text:p text:style-name="P84">30 mL</text:p>
          </text:list-item>
          <text:list-item>
            <text:p text:style-name="P84">0.06 mL</text:p>
          </text:list-item>
          <text:list-item>
            <text:p text:style-name="P84">28.4 or 31.1 g</text:p>
          </text:list-item>
          <text:list-item>
            <text:p text:style-name="P84">0.06 mL</text:p>
          </text:list-item>
          <text:list-item>
            <text:p text:style-name="P84">60, 64.8, or 65 mg</text:p>
          </text:list-item>
          <text:list-item>
            <text:p text:style-name="P84"><draw:frame draw:style-name="fr1" draw:name="graphics24" text:anchor-type="as-char" svg:y="-0.1484in" svg:width="0.15in" svg:height="0.1902in" draw:z-index="28"><draw:image xlink:href="Pictures/10000201000002FD000003DE15FADE2E.png" xlink:type="simple" xlink:show="embed" xlink:actuate="onLoad"/></draw:frame> i </text:p>
          </text:list-item>
          <text:list-item>
            <text:p text:style-name="P84">5 mL</text:p>
          </text:list-item>
          <text:list-item>
            <text:p text:style-name="P84">3 tsp</text:p>
          </text:list-item>
          <text:list-item>
            <text:p text:style-name="P84"><draw:frame draw:style-name="fr2" draw:name="graphics25" text:anchor-type="as-char" svg:width="0.0598in" svg:height="0.1in" draw:z-index="29"><draw:image xlink:href="Pictures/1000020100000016000000257903293B.png" xlink:type="simple" xlink:show="embed" xlink:actuate="onLoad"/></draw:frame> iss</text:p>
          </text:list-item>
          <text:list-item>
            <text:p text:style-name="P84">30, 32.4, or 32.5 mg</text:p>
          </text:list-item>
          <text:list-item>
            <text:p text:style-name="P84"><draw:frame draw:style-name="fr1" draw:name="graphics26" text:anchor-type="as-char" svg:y="-0.1201in" svg:width="0.1402in" svg:height="0.1701in" draw:z-index="30"><draw:image xlink:href="Pictures/10000201000000300000003E21E346E1.png" xlink:type="simple" xlink:show="embed" xlink:actuate="onLoad"/></draw:frame> ii</text:p>
          </text:list-item>
          <text:list-item>
            <text:p text:style-name="P84"><draw:frame draw:style-name="fr2" draw:name="graphics27" text:anchor-type="as-char" svg:width="0.0598in" svg:height="0.1in" draw:z-index="31"><draw:image xlink:href="Pictures/1000020100000016000000257903293B.png" xlink:type="simple" xlink:show="embed" xlink:actuate="onLoad"/></draw:frame> xxiv</text:p>
          </text:list-item>
          <text:list-item>
            <text:p text:style-name="P84"><text:span text:style-name="T16">f</text:span><draw:frame draw:style-name="fr2" draw:name="graphics28" text:anchor-type="as-char" svg:width="0.0598in" svg:height="0.1in" draw:z-index="32"><draw:image xlink:href="Pictures/1000020100000016000000257903293B.png" xlink:type="simple" xlink:show="embed" xlink:actuate="onLoad"/></draw:frame> iiss</text:p>
          </text:list-item>
          <text:list-item>
            <text:p text:style-name="P84"><text:span text:style-name="T16">f</text:span><draw:frame draw:style-name="fr1" draw:name="graphics29" text:anchor-type="as-char" svg:y="-0.1201in" svg:width="0.1402in" svg:height="0.1701in" draw:z-index="33"><draw:image xlink:href="Pictures/10000201000000300000003E21E346E1.png" xlink:type="simple" xlink:show="embed" xlink:actuate="onLoad"/></draw:frame> viii</text:p>
          </text:list-item>
          <text:list-item>
            <text:p text:style-name="P84">10 mL</text:p>
          </text:list-item>
          <text:list-item>
            <text:p text:style-name="P84">180, 194.4, 195 mg</text:p>
          </text:list-item>
          <text:list-item>
            <text:p text:style-name="P84">2.4 mL</text:p>
          </text:list-item>
          <text:list-item>
            <text:p text:style-name="P84">gr 154 or 167</text:p>
          </text:list-item>
          <text:list-item>
            <text:p text:style-name="P84">3888 mg</text:p>
          </text:list-item>
        </text:list>
      </text:section>
      <text:p text:style-name="P4"/>
      <text:p text:style-name="P3">Chapter 8 - Working With Prescriptions</text:p>
      <text:p text:style-name="P4"/>
      <text:p text:style-name="P4">Worksheet 8-1</text:p>
      <text:p text:style-name="P4">As the students are actually making up the prescription statements a good way to check this and create discussion is to have the students translate each others prescriptions.</text:p>
      <text:p text:style-name="P4"/>
      <text:p text:style-name="P4">Worksheet 8-2</text:p>
      <text:list xml:id="list1645648589" text:style-name="L42">
        <text:list-item>
          <text:p text:style-name="P85">This script for Okla Beaty is for one Flonase (fluticasone propionate) Nasal Spray. The instructions read, “Spray once in each nostril every morning.” The refills are written for as needed.</text:p>
        </text:list-item>
        <text:list-item>
          <text:p text:style-name="P85">This script for Okla Beaty is for Nitrostat (nitroglycerin) 1/150 of a grain (0.4 mg) in a vial of 25 sublingual tablets with three refills The instructions read, “Place 1 tablet under the tongue every 5 minutes as needed for chest pain. May repeat 3 times.”</text:p>
        </text:list-item>
        <text:list-item>
          <text:p text:style-name="P85">This script for Okla Beaty is for 30 Nitro-Dur (nitroglycerin) 0.4 mg patches with 3 refills. The instructions read, “Apply 1 patch at 8 A.M. and remove at 10 P.M. daily.” It is noteworthy that the patch is removed at night to provide a nitrate free interval.</text:p>
        </text:list-item>
        <text:list-item>
          <text:p text:style-name="P85">This script for Okla Beaty is for a one month supply of Coumadin (warfarin) 5 mg tablets with no refills. The directions read, “Take ½ tablet on Sunday, Tuesday, Thursday, and Saturday, and take 1 tablet on Monday, Wednesday, and Friday.”</text:p>
        </text:list-item>
        <text:list-item>
          <text:p text:style-name="P85">This prescription for Okla Beaty is for Spiriva (tiotropium) 30 capsules for inhalation with 3 refills. The instructions read, “Inhale 1 capsule by mouth daily.” It is noteworthy that this drug comes with a special inhaler that crushes the capsule so the patient can inhale it. The pharmacy may need to explain to the patient how to use the inhaler upon the initial fill.</text:p>
        </text:list-item>
        <text:list-item>
          <text:p text:style-name="P85">This prescription for Patricia Pearson is for 90 Lipitor (atorvastatin) 10 mg tablets with no refills. The instructions read, “Take 1 tablet by mouth daily.”</text:p>
        </text:list-item>
        <text:list-item>
          <text:p text:style-name="P85"><text:soft-page-break/>This prescription for Patricia Pearson is for a 10 mL vial of Humulin R (regular insulin) with 2 refills. The directions read, “Inject 8 units subcutaneously before breakfast, 8 units before lunch, and 11 units before supper. </text:p>
        </text:list-item>
        <text:list-item>
          <text:p text:style-name="P85">This prescription for Patricia Pearson is for a 10 mL vial of Novolin N (isophane – NPH – insulin) with 5 refills. The instructions read, “Inject 24 units subcutaneously every morning <text:s/>and 22 units subcutaneously every evening.”</text:p>
        </text:list-item>
        <text:list-item>
          <text:p text:style-name="P85">This prescription for Patricia Pearson is for 90 capsules of Cardizem CD (extended release diltiazem) 240 mg with no refills. The instructions read, “Take 1 capsule by mouth daily.”</text:p>
        </text:list-item>
        <text:list-item>
          <text:p text:style-name="P85">This prescription for Patrick Pearson is for a 1 month supply of Hytrin (terazosin) 1 mg <text:s/>capsules with 2 refills. The instructions read, “Take 1 capsule by mouth at bedtime for 3 days, then take 2 at bedtime for 5 days, then take 4 at bedtime thereafter.”</text:p>
        </text:list-item>
        <text:list-item>
          <text:p text:style-name="P85">This prescription for Richard Stallman is for 30 tablets of Ambien (zolpidem tartrate) 5 mg tablets with 1 refill. The instructions read, “Take 1 tablet by mouth at bedtime as needed for sleep.” It is noteworthy that this is a prescription for a schedule 4 controlled substance and therefore Dr. Smith included his DEA number. If you check his DEA number you will find it does validate.</text:p>
        </text:list-item>
        <text:list-item>
          <text:p text:style-name="P85">This prescription for Richard Stallman is for 30 capsules of Adderall XR (amphetamine and dextroamphetamine) 25 mg with no refills. The directions read, “Take 1 capsule by mouth daily.” It is noteworthy that this is a schedule 2 controlled substance and therefore no refills are allowed. Dr. Smiths DEA number does validate.</text:p>
        </text:list-item>
        <text:list-item>
          <text:p text:style-name="P85">This prescription for Richard Stallman is for 100 mL of Augmentin (amoxicillin and clavulanic acid) <text:s/>400 mg amoxicillin and 57 mg clavulanic acid per 5 mL with no refills. The directions read, “Take 1 teaspoonful by mouth every 12 hours for 10 days.” </text:p>
        </text:list-item>
        <text:list-item>
          <text:p text:style-name="P85">This prescription for Richard Stallman is for Tobrex (tobramycin) ophthalmic drops with no refills. The instructions read, “ Place 2 drops into the left eye every 2 hours on day 1 and and place 2 drops every 4 hours on days 2 and 3. Call physician if eye infection persists.”</text:p>
        </text:list-item>
        <text:list-item>
          <text:p text:style-name="P85">This prescription for Richard Stallman is for 180 tablets of Sinemet (carbidopa and levodopa) 25/100 with 5 refills. The instructions read, “Take 2 tablets by mouth three times a day.”</text:p>
        </text:list-item>
        <text:list-item>
          <text:p text:style-name="P85">This prescription for Barbara Ericson is for 9 tablets of Imitrex (sumatriptan) 25 mg with 6 refills. “The instructions read, “Take 1 tablet every 6 hours as needed for migraine.”</text:p>
        </text:list-item>
        <text:list-item>
          <text:p text:style-name="P85">This prescription for Kurt Thomas is for Trusopt (dorzolamide) 2% ophthalmic solution with 6 refills. The instructions are, “Place 1 drop in each eye three times a day.”</text:p>
        </text:list-item>
        <text:list-item>
          <text:p text:style-name="P85">This Prescription for Tania Beltran is for 4 Fosamax (alendronate) 70 mg tablets with refills as needed. The directions read, “Take 1 tablet weekly.”</text:p>
        </text:list-item>
      </text:list>
      <text:p text:style-name="P4"/>
      <text:section text:style-name="Sect2" text:name="Section44">
        <text:p text:style-name="P4">Worksheet 8-3</text:p>
        <text:list xml:id="list1300378875" text:style-name="L43">
          <text:list-item>
            <text:p text:style-name="P86">P</text:p>
          </text:list-item>
          <text:list-item>
            <text:p text:style-name="P86">J</text:p>
          </text:list-item>
          <text:list-item>
            <text:p text:style-name="P86">C</text:p>
          </text:list-item>
          <text:list-item>
            <text:p text:style-name="P86">E</text:p>
          </text:list-item>
          <text:list-item>
            <text:p text:style-name="P86">F</text:p>
          </text:list-item>
          <text:list-item>
            <text:p text:style-name="P86">G</text:p>
          </text:list-item>
          <text:list-item>
            <text:p text:style-name="P86">H</text:p>
          </text:list-item>
          <text:list-item>
            <text:p text:style-name="P86">I</text:p>
          </text:list-item>
          <text:list-item>
            <text:p text:style-name="P86">L</text:p>
          </text:list-item>
          <text:list-item>
            <text:p text:style-name="P86">N</text:p>
          </text:list-item>
          <text:list-item>
            <text:p text:style-name="P86">M</text:p>
          </text:list-item>
          <text:list-item>
            <text:p text:style-name="P86">Q</text:p>
          </text:list-item>
          <text:list-item>
            <text:p text:style-name="P86">K</text:p>
          </text:list-item>
          <text:list-item>
            <text:p text:style-name="P86">D</text:p>
          </text:list-item>
          <text:list-item>
            <text:p text:style-name="P86">B</text:p>
          </text:list-item>
          <text:list-item>
            <text:p text:style-name="P86">A</text:p>
          </text:list-item>
          <text:list-item>
            <text:p text:style-name="P86">O</text:p>
          </text:list-item>
          <text:list-item>
            <text:p text:style-name="P86">U</text:p>
          </text:list-item>
          <text:list-item>
            <text:p text:style-name="P86">R</text:p>
          </text:list-item>
          <text:list-item>
            <text:p text:style-name="P86">S</text:p>
          </text:list-item>
          <text:list-item>
            <text:p text:style-name="P86">T</text:p>
          </text:list-item>
          <text:list-item>
            <text:p text:style-name="P86">A</text:p>
          </text:list-item>
          <text:list-item>
            <text:p text:style-name="P86">L</text:p>
          </text:list-item>
          <text:list-item>
            <text:p text:style-name="P86">B</text:p>
          </text:list-item>
          <text:list-item>
            <text:p text:style-name="P86">C</text:p>
          </text:list-item>
          <text:list-item>
            <text:p text:style-name="P86">D</text:p>
          </text:list-item>
          <text:list-item>
            <text:p text:style-name="P86">E</text:p>
          </text:list-item>
          <text:list-item>
            <text:p text:style-name="P86">H</text:p>
          </text:list-item>
          <text:list-item>
            <text:p text:style-name="P86">I</text:p>
          </text:list-item>
          <text:list-item>
            <text:p text:style-name="P86">G</text:p>
          </text:list-item>
          <text:list-item>
            <text:p text:style-name="P86">J</text:p>
          </text:list-item>
          <text:list-item>
            <text:p text:style-name="P86">K</text:p>
          </text:list-item>
          <text:list-item>
            <text:p text:style-name="P86">F</text:p>
          </text:list-item>
          <text:list-item>
            <text:p text:style-name="P86">T</text:p>
          </text:list-item>
          <text:list-item>
            <text:p text:style-name="P86">S</text:p>
          </text:list-item>
          <text:list-item>
            <text:p text:style-name="P86"><text:soft-page-break/>X</text:p>
          </text:list-item>
          <text:list-item>
            <text:p text:style-name="P86">C</text:p>
          </text:list-item>
          <text:list-item>
            <text:p text:style-name="P86">D</text:p>
          </text:list-item>
          <text:list-item>
            <text:p text:style-name="P86">E</text:p>
          </text:list-item>
          <text:list-item>
            <text:p text:style-name="P86">F</text:p>
          </text:list-item>
          <text:list-item>
            <text:p text:style-name="P86">H</text:p>
          </text:list-item>
          <text:list-item>
            <text:p text:style-name="P86">I</text:p>
          </text:list-item>
          <text:list-item>
            <text:p text:style-name="P86">K</text:p>
          </text:list-item>
          <text:list-item>
            <text:p text:style-name="P86">J</text:p>
          </text:list-item>
          <text:list-item>
            <text:p text:style-name="P86">G</text:p>
          </text:list-item>
          <text:list-item>
            <text:p text:style-name="P86">N</text:p>
          </text:list-item>
          <text:list-item>
            <text:p text:style-name="P86">O</text:p>
          </text:list-item>
          <text:list-item>
            <text:p text:style-name="P86">P</text:p>
          </text:list-item>
          <text:list-item>
            <text:p text:style-name="P86">Q</text:p>
          </text:list-item>
          <text:list-item>
            <text:p text:style-name="P86">R</text:p>
          </text:list-item>
          <text:list-item>
            <text:p text:style-name="P86">A</text:p>
          </text:list-item>
          <text:list-item>
            <text:p text:style-name="P86">B</text:p>
          </text:list-item>
          <text:list-item>
            <text:p text:style-name="P86">U</text:p>
          </text:list-item>
          <text:list-item>
            <text:p text:style-name="P86">V</text:p>
          </text:list-item>
          <text:list-item>
            <text:p text:style-name="P86">W</text:p>
          </text:list-item>
          <text:list-item>
            <text:p text:style-name="P86">Y</text:p>
          </text:list-item>
          <text:list-item>
            <text:p text:style-name="P86">L</text:p>
          </text:list-item>
          <text:list-item>
            <text:p text:style-name="P86">M</text:p>
          </text:list-item>
          <text:list-item>
            <text:p text:style-name="P86">E</text:p>
          </text:list-item>
          <text:list-item>
            <text:p text:style-name="P86">N</text:p>
          </text:list-item>
          <text:list-item>
            <text:p text:style-name="P86">B</text:p>
          </text:list-item>
          <text:list-item>
            <text:p text:style-name="P86">Q</text:p>
          </text:list-item>
          <text:list-item>
            <text:p text:style-name="P86">R</text:p>
          </text:list-item>
          <text:list-item>
            <text:p text:style-name="P86">L</text:p>
          </text:list-item>
          <text:list-item>
            <text:p text:style-name="P86">D</text:p>
          </text:list-item>
          <text:list-item>
            <text:p text:style-name="P86">A</text:p>
          </text:list-item>
          <text:list-item>
            <text:p text:style-name="P86">G</text:p>
          </text:list-item>
          <text:list-item>
            <text:p text:style-name="P86">C</text:p>
          </text:list-item>
          <text:list-item>
            <text:p text:style-name="P86">K</text:p>
          </text:list-item>
          <text:list-item>
            <text:p text:style-name="P86">F</text:p>
          </text:list-item>
          <text:list-item>
            <text:p text:style-name="P86">I</text:p>
          </text:list-item>
          <text:list-item>
            <text:p text:style-name="P86">H</text:p>
          </text:list-item>
          <text:list-item>
            <text:p text:style-name="P86">J</text:p>
          </text:list-item>
          <text:list-item>
            <text:p text:style-name="P86">M</text:p>
          </text:list-item>
          <text:list-item>
            <text:p text:style-name="P86">O</text:p>
          </text:list-item>
          <text:list-item>
            <text:p text:style-name="P86">P</text:p>
          </text:list-item>
          <text:list-item>
            <text:p text:style-name="P86">K</text:p>
          </text:list-item>
          <text:list-item>
            <text:p text:style-name="P86">B</text:p>
          </text:list-item>
          <text:list-item>
            <text:p text:style-name="P86">S</text:p>
          </text:list-item>
          <text:list-item>
            <text:p text:style-name="P86">E</text:p>
          </text:list-item>
          <text:list-item>
            <text:p text:style-name="P86">D</text:p>
          </text:list-item>
          <text:list-item>
            <text:p text:style-name="P86">F</text:p>
          </text:list-item>
          <text:list-item>
            <text:p text:style-name="P86">G</text:p>
          </text:list-item>
          <text:list-item>
            <text:p text:style-name="P86">L</text:p>
          </text:list-item>
          <text:list-item>
            <text:p text:style-name="P86">M</text:p>
          </text:list-item>
          <text:list-item>
            <text:p text:style-name="P86">H</text:p>
          </text:list-item>
          <text:list-item>
            <text:p text:style-name="P86">I</text:p>
          </text:list-item>
          <text:list-item>
            <text:p text:style-name="P86">A</text:p>
          </text:list-item>
          <text:list-item>
            <text:p text:style-name="P86">J</text:p>
          </text:list-item>
          <text:list-item>
            <text:p text:style-name="P86">B</text:p>
          </text:list-item>
          <text:list-item>
            <text:p text:style-name="P86">C</text:p>
          </text:list-item>
          <text:list-item>
            <text:p text:style-name="P86">C</text:p>
          </text:list-item>
          <text:list-item>
            <text:p text:style-name="P86">D</text:p>
          </text:list-item>
        </text:list>
      </text:section>
      <text:list xml:id="list1886781530" text:continue-numbering="true" text:style-name="L43">
        <text:list-item>
          <text:p text:style-name="P86">The abbreviation “U” can be misread as the number “0” or “4” or the cursive letters for “cc”.</text:p>
        </text:list-item>
        <text:list-item>
          <text:p text:style-name="P86">Apothecary symbols should be avoided because they can easily be misread as number or othr symbols (i.e., the dram symbol looks like a 3 and the abbreviation for grain can be misread as gram).</text:p>
        </text:list-item>
        <text:list-item>
          <text:p text:style-name="P86">A trailing zero should be avoided because if the decimal is missed it may result in a patient being overdosed.</text:p>
        </text:list-item>
        <text:list-item>
          <text:p text:style-name="P86">Yes, you should place a leading zero before a number that is less than 1 ast it will help to emphasize the decimal.</text:p>
        </text:list-item>
      </text:list>
      <text:p text:style-name="P4"/>
      <text:p text:style-name="P3">Chapter 9 - Basic Medication Calculations</text:p>
      <text:p text:style-name="P4"/>
      <text:section text:style-name="Sect2" text:name="Section45">
        <text:p text:style-name="P4">Worksheet 9-1</text:p>
        <text:list xml:id="list739498122" text:style-name="L44">
          <text:list-item>
            <text:p text:style-name="P87">4 capsules/dose</text:p>
          </text:list-item>
          <text:list-item>
            <text:p text:style-name="P87">8 tablets/dose</text:p>
          </text:list-item>
          <text:list-item>
            <text:p text:style-name="P87">6 tablets/dose</text:p>
          </text:list-item>
          <text:list-item>
            <text:p text:style-name="P87">4 capsules/dose</text:p>
          </text:list-item>
          <text:list-item>
            <text:p text:style-name="P87">0.5 tablets/dose</text:p>
          </text:list-item>
          <text:list-item>
            <text:p text:style-name="P87">4 capsules/dose</text:p>
          </text:list-item>
          <text:list-item>
            <text:p text:style-name="P87">4 tablets/dose</text:p>
          </text:list-item>
          <text:list-item>
            <text:p text:style-name="P87">5 tablets/dose</text:p>
          </text:list-item>
          <text:list-item>
            <text:p text:style-name="P87">2 tablets/dose</text:p>
          </text:list-item>
          <text:list-item>
            <text:p text:style-name="P87">2 tablets/dose</text:p>
          </text:list-item>
          <text:list-item>
            <text:p text:style-name="P87">6 tablets/day</text:p>
          </text:list-item>
          <text:list-item>
            <text:p text:style-name="P87">24 tablets/day</text:p>
          </text:list-item>
          <text:list-item>
            <text:p text:style-name="P87">12 tablets/day</text:p>
          </text:list-item>
          <text:list-item>
            <text:p text:style-name="P87">8 capsules/day</text:p>
          </text:list-item>
          <text:list-item>
            <text:p text:style-name="P87">16 capsules/day</text:p>
          </text:list-item>
          <text:list-item>
            <text:p text:style-name="P87">48 tablets/day</text:p>
          </text:list-item>
          <text:list-item>
            <text:p text:style-name="P87">12 tablets/day</text:p>
          </text:list-item>
          <text:list-item>
            <text:p text:style-name="P87">1 tablet/day</text:p>
          </text:list-item>
          <text:list-item>
            <text:p text:style-name="P87">2 tablets/day</text:p>
          </text:list-item>
          <text:list-item>
            <text:p text:style-name="P87">6 tablets/day</text:p>
          </text:list-item>
          <text:list-item>
            <text:p text:style-name="P87">14 tablets</text:p>
          </text:list-item>
          <text:list-item>
            <text:p text:style-name="P87">14 tablets</text:p>
          </text:list-item>
          <text:list-item>
            <text:p text:style-name="P87">21 tablets</text:p>
          </text:list-item>
          <text:list-item>
            <text:p text:style-name="P87">30 tablets</text:p>
          </text:list-item>
          <text:list-item>
            <text:p text:style-name="P87">14 tablets</text:p>
          </text:list-item>
          <text:list-item>
            <text:p text:style-name="P87">12 capsules</text:p>
          </text:list-item>
          <text:list-item>
            <text:p text:style-name="P87">63 tablets</text:p>
          </text:list-item>
          <text:list-item>
            <text:p text:style-name="P87">84 tablets</text:p>
          </text:list-item>
          <text:list-item>
            <text:p text:style-name="P87">540 capsules</text:p>
          </text:list-item>
        </text:list>
      </text:section>
      <text:p text:style-name="P4"/>
      <text:section text:style-name="Sect2" text:name="Section46">
        <text:p text:style-name="P4">Worksheet 9-2</text:p>
        <text:list xml:id="list499913485" text:style-name="L45">
          <text:list-item>
            <text:p text:style-name="P88">0.75 cc</text:p>
          </text:list-item>
          <text:list-item>
            <text:p text:style-name="P88">0.4 cc</text:p>
          </text:list-item>
          <text:list-item>
            <text:p text:style-name="P88">0.5 cc</text:p>
          </text:list-item>
          <text:list-item>
            <text:p text:style-name="P88">0.4 cc</text:p>
          </text:list-item>
          <text:list-item>
            <text:p text:style-name="P88">1.5 cc</text:p>
          </text:list-item>
          <text:list-item>
            <text:p text:style-name="P88">1.875 cc</text:p>
          </text:list-item>
          <text:list-item>
            <text:p text:style-name="P88">1.6 cc</text:p>
          </text:list-item>
          <text:list-item>
            <text:p text:style-name="P88">0.8 cc</text:p>
          </text:list-item>
          <text:list-item>
            <text:p text:style-name="P88">1.5 mL</text:p>
          </text:list-item>
          <text:list-item>
            <text:p text:style-name="P88">21 mL</text:p>
          </text:list-item>
          <text:list-item>
            <text:p text:style-name="P88">6.5 mL</text:p>
          </text:list-item>
          <text:list-item>
            <text:p text:style-name="P88">1.2 cc</text:p>
          </text:list-item>
          <text:list-item>
            <text:p text:style-name="P88">2.5 cc</text:p>
          </text:list-item>
          <text:list-item>
            <text:p text:style-name="P88">1.5 cc</text:p>
          </text:list-item>
          <text:list-item>
            <text:p text:style-name="P88"><text:soft-page-break/>0.5 cc</text:p>
          </text:list-item>
          <text:list-item>
            <text:p text:style-name="P88">0.15 mL</text:p>
          </text:list-item>
          <text:list-item>
            <text:p text:style-name="P88">0.28 mL</text:p>
          </text:list-item>
          <text:list-item>
            <text:p text:style-name="P88">2.4 mL</text:p>
          </text:list-item>
          <text:list-item>
            <text:p text:style-name="P88">2 cc</text:p>
          </text:list-item>
          <text:list-item>
            <text:p text:style-name="P88">1.5 cc</text:p>
          </text:list-item>
          <text:list-item>
            <text:p text:style-name="P88">0.5 cc</text:p>
          </text:list-item>
          <text:list-item>
            <text:p text:style-name="P88">3.75 cc</text:p>
          </text:list-item>
          <text:list-item>
            <text:p text:style-name="P88">0.75 cc</text:p>
          </text:list-item>
          <text:list-item>
            <text:p text:style-name="P88">8 mL</text:p>
          </text:list-item>
          <text:list-item>
            <text:p text:style-name="P88">22.4 mL</text:p>
          </text:list-item>
        </text:list>
      </text:section>
      <text:p text:style-name="P4"/>
      <text:section text:style-name="Sect2" text:name="Section47">
        <text:p text:style-name="P4">Worksheet 9-3</text:p>
        <text:list xml:id="list1983302701" text:style-name="L46">
          <text:list-item>
            <text:p text:style-name="P89">1.5 g</text:p>
          </text:list-item>
          <text:list-item>
            <text:p text:style-name="P89">10%</text:p>
          </text:list-item>
          <text:list-item>
            <text:p text:style-name="P89">50 cc</text:p>
          </text:list-item>
          <text:list-item>
            <text:p text:style-name="P89">1.5 g</text:p>
          </text:list-item>
          <text:list-item>
            <text:p text:style-name="P89">10%</text:p>
          </text:list-item>
          <text:list-item>
            <text:p text:style-name="P89">150 cc</text:p>
          </text:list-item>
          <text:list-item>
            <text:p text:style-name="P89">1.6 g</text:p>
          </text:list-item>
          <text:list-item>
            <text:p text:style-name="P89">0.5 g</text:p>
          </text:list-item>
          <text:list-item>
            <text:p text:style-name="P89">20%</text:p>
          </text:list-item>
          <text:list-item>
            <text:p text:style-name="P89">10%</text:p>
          </text:list-item>
          <text:list-item>
            <text:p text:style-name="P89">200 cc</text:p>
          </text:list-item>
          <text:list-item>
            <text:p text:style-name="P89">300 mL</text:p>
          </text:list-item>
          <text:list-item>
            <text:p text:style-name="P89">50 cc</text:p>
          </text:list-item>
          <text:list-item>
            <text:p text:style-name="P89">4.5 g</text:p>
          </text:list-item>
          <text:list-item>
            <text:p text:style-name="P89">62.5%</text:p>
          </text:list-item>
        </text:list>
      </text:section>
      <text:p text:style-name="P4"/>
      <text:section text:style-name="Sect2" text:name="Section48">
        <text:p text:style-name="P4">Worksheet 9-4</text:p>
        <text:list xml:id="list1814240786" text:style-name="L47">
          <text:list-item>
            <text:p text:style-name="P90">192.3 mL</text:p>
          </text:list-item>
          <text:list-item>
            <text:p text:style-name="P90">10 mL</text:p>
          </text:list-item>
          <text:list-item>
            <text:p text:style-name="P90">8 mL</text:p>
          </text:list-item>
          <text:list-item>
            <text:p text:style-name="P90">5 mL</text:p>
          </text:list-item>
          <text:list-item>
            <text:p text:style-name="P90">10 mL</text:p>
          </text:list-item>
          <text:list-item>
            <text:p text:style-name="P90">2.25 g</text:p>
          </text:list-item>
          <text:list-item>
            <text:p text:style-name="P90">1 g</text:p>
          </text:list-item>
          <text:list-item>
            <text:p text:style-name="P90">4 mL</text:p>
          </text:list-item>
          <text:list-item>
            <text:p text:style-name="P90">250 mL</text:p>
          </text:list-item>
          <text:list-item>
            <text:p text:style-name="P90">2 tablespoons</text:p>
          </text:list-item>
        </text:list>
      </text:section>
      <text:p text:style-name="P4"/>
      <text:section text:style-name="Sect2" text:name="Section49">
        <text:p text:style-name="P4">Worksheet 9-5</text:p>
        <text:list xml:id="list1992952247" text:style-name="L48">
          <text:list-item>
            <text:p text:style-name="P91">2 tablets/dose</text:p>
          </text:list-item>
          <text:list-item>
            <text:p text:style-name="P91">3 tablets/dose</text:p>
          </text:list-item>
          <text:list-item>
            <text:p text:style-name="P91">2 tablets/dose</text:p>
          </text:list-item>
          <text:list-item>
            <text:p text:style-name="P91">1.5 tablets/dose</text:p>
          </text:list-item>
          <text:list-item>
            <text:p text:style-name="P91">1 capsule/dose</text:p>
          </text:list-item>
          <text:list-item>
            <text:p text:style-name="P91">8 tablets/day</text:p>
          </text:list-item>
          <text:list-item>
            <text:p text:style-name="P91">1 tablet/day</text:p>
          </text:list-item>
          <text:list-item>
            <text:p text:style-name="P91">8 capsules/day</text:p>
          </text:list-item>
          <text:list-item>
            <text:p text:style-name="P91">15 tablets/day</text:p>
          </text:list-item>
          <text:list-item>
            <text:p text:style-name="P91">2 capsules/day</text:p>
          </text:list-item>
          <text:list-item>
            <text:p text:style-name="P91">0.6 cc</text:p>
          </text:list-item>
          <text:list-item>
            <text:p text:style-name="P91">0.4 cc</text:p>
          </text:list-item>
          <text:list-item>
            <text:p text:style-name="P91">1.5 cc</text:p>
          </text:list-item>
          <text:list-item>
            <text:p text:style-name="P91">0.8 cc</text:p>
          </text:list-item>
          <text:list-item>
            <text:p text:style-name="P91">2.5 cc</text:p>
          </text:list-item>
          <text:list-item>
            <text:p text:style-name="P91">0.8 g</text:p>
          </text:list-item>
          <text:list-item>
            <text:p text:style-name="P91">3%</text:p>
          </text:list-item>
          <text:list-item>
            <text:p text:style-name="P91">90 mL</text:p>
          </text:list-item>
          <text:list-item>
            <text:p text:style-name="P91">0.5 g</text:p>
          </text:list-item>
          <text:list-item>
            <text:p text:style-name="P91">10%</text:p>
          </text:list-item>
        </text:list>
      </text:section>
      <text:p text:style-name="P4"/>
      <text:p text:style-name="P3">Chapter 10 - Basic Infusion Calculations</text:p>
      <text:p text:style-name="P4"/>
      <text:section text:style-name="Sect2" text:name="Section50">
        <text:p text:style-name="P4">Worksheet 10-1</text:p>
        <text:list xml:id="list1908958838" text:style-name="L49">
          <text:list-item>
            <text:p text:style-name="P92">8 cc of 50% stock solution; 32 cc of diluent</text:p>
          </text:list-item>
          <text:list-item>
            <text:p text:style-name="P92">400 cc of 25% stock solution; 600 cc of diluent</text:p>
          </text:list-item>
          <text:list-item>
            <text:p text:style-name="P92">200 mL of 50% stock solution; 300 ml of diluent</text:p>
          </text:list-item>
          <text:list-item>
            <text:p text:style-name="P92">25 mL of 40% stock solution; 475 mL of diluent</text:p>
          </text:list-item>
          <text:list-item>
            <text:p text:style-name="P92">80 cc of 20% stock solution; 120 cc of diluent</text:p>
          </text:list-item>
          <text:list-item>
            <text:p text:style-name="P92">5 cc of 40% stock solution; 15 cc of diluent</text:p>
          </text:list-item>
          <text:list-item>
            <text:p text:style-name="P92">102.7 mL of 14.6% sodium chloride; 397.3 mL sterile water for injection</text:p>
          </text:list-item>
          <text:list-item>
            <text:p text:style-name="P92">100 mL of 50% mannitol; 150 mL of diluent</text:p>
          </text:list-item>
          <text:list-item>
            <text:p text:style-name="P92">24 mL of 10% povidone-iodine; 216 mL of diluent</text:p>
          </text:list-item>
          <text:list-item>
            <text:p text:style-name="P92">42 mL of 5.95% sodium hypochlorite solution; 958 mL of diluent</text:p>
          </text:list-item>
          <text:list-item>
            <text:p text:style-name="P92">0.61%</text:p>
          </text:list-item>
          <text:list-item>
            <text:p text:style-name="P92">167 mL of 70% dextrose solution; 833 mL of 40% dextrose solution</text:p>
          </text:list-item>
        </text:list>
      </text:section>
      <text:p text:style-name="P4"/>
      <text:section text:style-name="Sect2" text:name="Section51">
        <text:p text:style-name="P4">Worksheet 10-2</text:p>
        <text:list xml:id="list1865953439" text:style-name="L50">
          <text:list-item>
            <text:p text:style-name="P93">31 gtt/min</text:p>
          </text:list-item>
          <text:list-item>
            <text:p text:style-name="P93">42 gtt/min</text:p>
          </text:list-item>
          <text:list-item>
            <text:p text:style-name="P93">21 gtt/min</text:p>
          </text:list-item>
          <text:list-item>
            <text:p text:style-name="P93">26 gtt/min</text:p>
          </text:list-item>
          <text:list-item>
            <text:p text:style-name="P93">150 mL/hr</text:p>
          </text:list-item>
          <text:list-item>
            <text:p text:style-name="P93">64.75 mL/hr</text:p>
          </text:list-item>
          <text:list-item>
            <text:p text:style-name="P93">25 minutes</text:p>
          </text:list-item>
          <text:list-item>
            <text:p text:style-name="P93">0300 on Wednesday</text:p>
          </text:list-item>
          <text:list-item>
            <text:p text:style-name="P93">10 hours</text:p>
          </text:list-item>
          <text:list-item>
            <text:p text:style-name="P93">approximately midnight (0000)</text:p>
          </text:list-item>
          <text:list-item>
            <text:p text:style-name="P93">While technically either tubing set could be used, it would probably be easier to time 50 drops/minute with the microdrip tubing than 8 drops/minute with the other tubing.</text:p>
          </text:list-item>
        </text:list>
      </text:section>
      <text:p text:style-name="P4"/>
      <text:section text:style-name="Sect2" text:name="Section52">
        <text:p text:style-name="P4">Worksheet 10-3</text:p>
        <text:list xml:id="list2043400638" text:style-name="L51">
          <text:list-item>
            <text:p text:style-name="P94">37.5 mL</text:p>
          </text:list-item>
          <text:list-item>
            <text:p text:style-name="P94">0.18 mL</text:p>
          </text:list-item>
          <text:list-item>
            <text:p text:style-name="P94"><text:soft-page-break/>5.8 mL</text:p>
          </text:list-item>
          <text:list-item>
            <text:p text:style-name="P94">12.5 mL</text:p>
          </text:list-item>
          <text:list-item>
            <text:p text:style-name="P94">1.6 mL</text:p>
          </text:list-item>
          <text:list-item>
            <text:p text:style-name="P94"/>
            <text:list>
              <text:list-item>
                <text:p text:style-name="P94">2850 mg</text:p>
              </text:list-item>
              <text:list-item>
                <text:p text:style-name="P94">11,799 mg</text:p>
              </text:list-item>
            </text:list>
          </text:list-item>
          <text:list-item>
            <text:p text:style-name="P94"/>
            <text:list>
              <text:list-item>
                <text:p text:style-name="P94">1400 mg</text:p>
              </text:list-item>
              <text:list-item>
                <text:p text:style-name="P94">700 mg</text:p>
              </text:list-item>
            </text:list>
          </text:list-item>
          <text:list-item>
            <text:p text:style-name="P94">117,273 units</text:p>
          </text:list-item>
        </text:list>
      </text:section>
      <text:p text:style-name="P4"/>
      <text:section text:style-name="Sect2" text:name="Section53">
        <text:p text:style-name="P4">Worksheet 10-4</text:p>
        <text:list xml:id="list1737456050" text:style-name="L52">
          <text:list-item>
            <text:p text:style-name="P95">470 mcg</text:p>
          </text:list-item>
          <text:list-item>
            <text:p text:style-name="P95"/>
            <text:list>
              <text:list-item>
                <text:p text:style-name="P95">50 mg</text:p>
              </text:list-item>
              <text:list-item>
                <text:p text:style-name="P95">12.5 mL</text:p>
              </text:list-item>
              <text:list-item>
                <text:p text:style-name="P95">1 vial</text:p>
              </text:list-item>
            </text:list>
          </text:list-item>
          <text:list-item>
            <text:p text:style-name="P95">768 mL</text:p>
          </text:list-item>
          <text:list-item>
            <text:p text:style-name="P95">1 mL</text:p>
          </text:list-item>
          <text:list-item>
            <text:p text:style-name="P95">6.56 g</text:p>
          </text:list-item>
        </text:list>
      </text:section>
      <text:p text:style-name="P4"/>
      <text:section text:style-name="Sect2" text:name="Section54">
        <text:p text:style-name="P4">Worksheet 10-5</text:p>
        <text:list xml:id="list692046076" text:style-name="L53">
          <text:list-item>
            <text:p text:style-name="P96"/>
            <text:list>
              <text:list-item>
                <text:p text:style-name="P96">12.7 mg</text:p>
              </text:list-item>
              <text:list-item>
                <text:p text:style-name="P96">14.6 mg</text:p>
              </text:list-item>
              <text:list-item>
                <text:p text:style-name="P96">2.3 mg</text:p>
              </text:list-item>
              <text:list-item>
                <text:p text:style-name="P96">36.4 mg</text:p>
              </text:list-item>
            </text:list>
          </text:list-item>
          <text:list-item>
            <text:p text:style-name="P96"/>
            <text:list>
              <text:list-item>
                <text:p text:style-name="P96">25 mg</text:p>
              </text:list-item>
              <text:list-item>
                <text:p text:style-name="P96">20.8 mg</text:p>
              </text:list-item>
              <text:list-item>
                <text:p text:style-name="P96">21.3 mg</text:p>
              </text:list-item>
              <text:list-item>
                <text:p text:style-name="P96">36.4 mg</text:p>
              </text:list-item>
            </text:list>
          </text:list-item>
          <text:list-item>
            <text:p text:style-name="P96"/>
            <text:list>
              <text:list-item>
                <text:p text:style-name="P96">125 mg</text:p>
              </text:list-item>
              <text:list-item>
                <text:p text:style-name="P96">127.5 mg</text:p>
              </text:list-item>
              <text:list-item>
                <text:p text:style-name="P96">146.7 mg</text:p>
              </text:list-item>
              <text:list-item>
                <text:p text:style-name="P96">100 mg</text:p>
              </text:list-item>
            </text:list>
          </text:list-item>
        </text:list>
      </text:section>
      <text:p text:style-name="P4"/>
      <text:section text:style-name="Sect2" text:name="Section55">
        <text:p text:style-name="P4">Worksheet 10-6</text:p>
        <text:list xml:id="list1413905110" text:style-name="L54">
          <text:list-item>
            <text:p text:style-name="P97">51.4 mL of 14.6% sodium chloride; 198.6 mL sterile water for injection</text:p>
          </text:list-item>
          <text:list-item>
            <text:p text:style-name="P97">12.5 mL of 2% stock solution</text:p>
          </text:list-item>
          <text:list-item>
            <text:p text:style-name="P97">1316 mL of 95% ethyl alcohol; 1184 mL of NS</text:p>
          </text:list-item>
          <text:list-item>
            <text:p text:style-name="P97">6 mL of 10% cyclosporine solution</text:p>
          </text:list-item>
          <text:list-item>
            <text:p text:style-name="P97">18 mL of 5% potassium permanganate stock solution; 162 mL of diluent</text:p>
          </text:list-item>
          <text:list-item>
            <text:p text:style-name="P97">56 gtt/min</text:p>
          </text:list-item>
          <text:list-item>
            <text:p text:style-name="P97">125 mL/hr</text:p>
          </text:list-item>
          <text:list-item>
            <text:p text:style-name="P97">31 gtt/min</text:p>
          </text:list-item>
          <text:list-item>
            <text:p text:style-name="P97">15 minutes</text:p>
          </text:list-item>
          <text:list-item>
            <text:p text:style-name="P97">21 gtt/min</text:p>
          </text:list-item>
          <text:list-item>
            <text:p text:style-name="P97">0.3 mg</text:p>
          </text:list-item>
          <text:list-item>
            <text:p text:style-name="P97">19.9 mg</text:p>
          </text:list-item>
          <text:list-item>
            <text:p text:style-name="P97">5.727 g</text:p>
          </text:list-item>
          <text:list-item>
            <text:p text:style-name="P97">45 mL</text:p>
          </text:list-item>
          <text:list-item>
            <text:p text:style-name="P97">9.4 mL</text:p>
          </text:list-item>
          <text:list-item>
            <text:p text:style-name="P97">117 mg</text:p>
          </text:list-item>
          <text:list-item>
            <text:p text:style-name="P97">2 mg</text:p>
          </text:list-item>
          <text:list-item>
            <text:p text:style-name="P97">1485 mg</text:p>
          </text:list-item>
          <text:list-item>
            <text:p text:style-name="P97">29.7 mL</text:p>
          </text:list-item>
          <text:list-item>
            <text:p text:style-name="P97">3 vials</text:p>
          </text:list-item>
          <text:list-item>
            <text:p text:style-name="P97">864 mL</text:p>
          </text:list-item>
          <text:list-item>
            <text:p text:style-name="P97">670 mg</text:p>
          </text:list-item>
          <text:list-item>
            <text:p text:style-name="P97">Young's rule</text:p>
          </text:list-item>
          <text:list-item>
            <text:p text:style-name="P97">113.6 mg</text:p>
          </text:list-item>
          <text:list-item>
            <text:p text:style-name="P97">133.5 mg</text:p>
          </text:list-item>
          <text:list-item>
            <text:p text:style-name="P97">133.3 mg</text:p>
          </text:list-item>
          <text:list-item>
            <text:p text:style-name="P97">171.4 mg</text:p>
          </text:list-item>
          <text:list-item>
            <text:p text:style-name="P97">166.7 mg</text:p>
          </text:list-item>
        </text:list>
      </text:section>
      <text:p text:style-name="P4"/>
      <text:p text:style-name="P3">Chapter 11 - Day's Supply</text:p>
      <text:p text:style-name="P4"/>
      <text:section text:style-name="Sect2" text:name="Section56">
        <text:p text:style-name="P4">Worksheet 11-1</text:p>
        <text:list xml:id="list1078928018" text:style-name="L55">
          <text:list-item>
            <text:p text:style-name="P98">30 days</text:p>
          </text:list-item>
          <text:list-item>
            <text:p text:style-name="P98">6 days</text:p>
          </text:list-item>
          <text:list-item>
            <text:p text:style-name="P98">10 days</text:p>
          </text:list-item>
          <text:list-item>
            <text:p text:style-name="P98">30 days</text:p>
          </text:list-item>
          <text:list-item>
            <text:p text:style-name="P98">50 days</text:p>
          </text:list-item>
          <text:list-item>
            <text:p text:style-name="P98">12 days</text:p>
          </text:list-item>
          <text:list-item>
            <text:p text:style-name="P98">90 days</text:p>
          </text:list-item>
          <text:list-item>
            <text:p text:style-name="P98">13 days</text:p>
          </text:list-item>
          <text:list-item>
            <text:p text:style-name="P98">30 days</text:p>
          </text:list-item>
          <text:list-item>
            <text:p text:style-name="P98">14 days</text:p>
          </text:list-item>
          <text:list-item>
            <text:p text:style-name="P98">Many pharmacies would enter it as 5 days even though it works to 4.<text:span text:style-name="T14">6</text:span> days.</text:p>
          </text:list-item>
          <text:list-item>
            <text:p text:style-name="P98">28 days</text:p>
          </text:list-item>
          <text:list-item>
            <text:p text:style-name="P98">30 days</text:p>
          </text:list-item>
          <text:list-item>
            <text:p text:style-name="P98">27 days</text:p>
          </text:list-item>
          <text:list-item>
            <text:p text:style-name="P98">15 days</text:p>
          </text:list-item>
          <text:list-item>
            <text:p text:style-name="P98">30 days</text:p>
          </text:list-item>
          <text:list-item>
            <text:p text:style-name="P98">5 days</text:p>
          </text:list-item>
          <text:list-item>
            <text:p text:style-name="P98">18 days</text:p>
          </text:list-item>
          <text:list-item>
            <text:p text:style-name="P98">25 days</text:p>
          </text:list-item>
          <text:list-item>
            <text:p text:style-name="P98">100 days</text:p>
          </text:list-item>
          <text:list-item>
            <text:p text:style-name="P98">60 days</text:p>
          </text:list-item>
          <text:list-item>
            <text:p text:style-name="P98">30 days</text:p>
          </text:list-item>
          <text:list-item>
            <text:p text:style-name="P98">6 days</text:p>
          </text:list-item>
          <text:list-item>
            <text:p text:style-name="P98">90 days</text:p>
          </text:list-item>
          <text:list-item>
            <text:p text:style-name="P98">Even though there is enough gel for 7 days, the script is for 5 days.</text:p>
          </text:list-item>
          <text:list-item>
            <text:p text:style-name="P98">11 days</text:p>
          </text:list-item>
          <text:list-item>
            <text:p text:style-name="P98">14 days</text:p>
          </text:list-item>
          <text:list-item>
            <text:p text:style-name="P98">30 days</text:p>
          </text:list-item>
          <text:list-item>
            <text:p text:style-name="P98">30 days</text:p>
          </text:list-item>
          <text:list-item>
            <text:p text:style-name="P98">10 days</text:p>
          </text:list-item>
          <text:list-item>
            <text:p text:style-name="P98">30 days</text:p>
          </text:list-item>
          <text:list-item>
            <text:p text:style-name="P98">60 days</text:p>
          </text:list-item>
          <text:list-item>
            <text:p text:style-name="P98">16 days (many places automatically enter prn inhalers for 30 days)</text:p>
          </text:list-item>
          <text:list-item>
            <text:p text:style-name="P98">100 days</text:p>
          </text:list-item>
          <text:list-item>
            <text:p text:style-name="P98">84 days</text:p>
          </text:list-item>
          <text:list-item>
            <text:p text:style-name="P98">7 days</text:p>
          </text:list-item>
          <text:list-item>
            <text:p text:style-name="P98">90 days</text:p>
          </text:list-item>
          <text:list-item>
            <text:p text:style-name="P98"><text:soft-page-break/>100 days</text:p>
          </text:list-item>
          <text:list-item>
            <text:p text:style-name="P98">30 days</text:p>
          </text:list-item>
          <text:list-item>
            <text:p text:style-name="P98">30 days</text:p>
          </text:list-item>
          <text:list-item>
            <text:p text:style-name="P98">Even though there is enough cream for 9 days, the script is for 7 days.</text:p>
          </text:list-item>
          <text:list-item>
            <text:p text:style-name="P98">6 days</text:p>
          </text:list-item>
          <text:list-item>
            <text:p text:style-name="P98">12 days</text:p>
          </text:list-item>
          <text:list-item>
            <text:p text:style-name="P98">90 days</text:p>
          </text:list-item>
          <text:list-item>
            <text:p text:style-name="P98">12 days</text:p>
          </text:list-item>
          <text:list-item>
            <text:p text:style-name="P98">30 days</text:p>
          </text:list-item>
          <text:list-item>
            <text:p text:style-name="P98">10 days</text:p>
          </text:list-item>
          <text:list-item>
            <text:p text:style-name="P98">28 days</text:p>
          </text:list-item>
          <text:list-item>
            <text:p text:style-name="P98">5 days</text:p>
          </text:list-item>
          <text:list-item>
            <text:p text:style-name="P98">30 days</text:p>
          </text:list-item>
        </text:list>
      </text:section>
      <text:p text:style-name="P4"/>
      <text:section text:style-name="Sect3" text:name="Section57">
        <text:p text:style-name="P4">Worksheet 11-2</text:p>
        <text:list xml:id="list223528229" text:style-name="L56">
          <text:list-item>
            <text:p text:style-name="P99">Dispense 1 inhaler at a time with 3 refills and no partials.</text:p>
          </text:list-item>
          <text:list-item>
            <text:p text:style-name="P99">Dispense 5 boxes at a time with 5 refills and no partials.</text:p>
          </text:list-item>
          <text:list-item>
            <text:p text:style-name="P99">Dispense 60 capsules at a time with 5 refills and no partials.</text:p>
          </text:list-item>
          <text:list-item>
            <text:p text:style-name="P99">Dispense 30 tablets at a time with 11 refills and no partials.</text:p>
          </text:list-item>
          <text:list-item>
            <text:p text:style-name="P99">Dispense 1 bottle at a time with 2 refills and no partials.</text:p>
          </text:list-item>
          <text:list-item>
            <text:p text:style-name="P99">Dispense 4 tablets at a time with 2 refills and no partials.</text:p>
          </text:list-item>
          <text:list-item>
            <text:p text:style-name="P99">Dispense 120 tablets at a time with 5 refills and no partials.</text:p>
          </text:list-item>
          <text:list-item>
            <text:p text:style-name="P99">Dispense 1 vial at a time with 2 refills and no partials.</text:p>
          </text:list-item>
          <text:list-item>
            <text:p text:style-name="P99">Dispense 30 tablets at a time with 9 refills and no partials.</text:p>
          </text:list-item>
          <text:list-item>
            <text:p text:style-name="P99">Dispense 2 vials at a time with 2 refills and no partials.</text:p>
          </text:list-item>
          <text:list-item>
            <text:p text:style-name="P99">Dispense 30 tablets at a time with 5 refills and a partial of 20 tablets.</text:p>
          </text:list-item>
          <text:list-item>
            <text:p text:style-name="P99">Dispense 30 capsules at a time with 1 refill and no partials.</text:p>
          </text:list-item>
          <text:list-item>
            <text:p text:style-name="P99">Dispense 30 tablets at a time with 5 refills and no partials.</text:p>
          </text:list-item>
          <text:list-item>
            <text:p text:style-name="P99">Dispense 30 tablets at a time with 9 refills and no partials.</text:p>
          </text:list-item>
          <text:list-item>
            <text:p text:style-name="P99">Dispense 60 capsules at a time with 2 refills and partial of 44 capsules.</text:p>
          </text:list-item>
          <text:list-item>
            <text:p text:style-name="P99">Dispense 30 patches at a time with 2 refills and no partials.</text:p>
          </text:list-item>
          <text:list-item>
            <text:p text:style-name="P99">Dispense 1 bottle at a time with 11 refills and no partials.</text:p>
          </text:list-item>
          <text:list-item>
            <text:p text:style-name="P99">Dispense 1 bottle at a time with 2 refills and no partials.</text:p>
          </text:list-item>
          <text:list-item>
            <text:p text:style-name="P99">Dispense 30 tablets at a time with 9 refills and no partials.</text:p>
          </text:list-item>
          <text:list-item>
            <text:p text:style-name="P99">Dispense 90 tablets at a time with 5 refills and no partials.</text:p>
          </text:list-item>
          <text:list-item>
            <text:p text:style-name="P99">Dispense 30 tablets at a time with 9 refills and no partials.</text:p>
          </text:list-item>
          <text:list-item>
            <text:p text:style-name="P99">Dispense 30 tablets at a time with 11 refills and no partials.</text:p>
          </text:list-item>
          <text:list-item>
            <text:p text:style-name="P99">Dispense 5 bottles at a time with 2 refills and a partial of 3 bottles.</text:p>
          </text:list-item>
          <text:list-item>
            <text:p text:style-name="P99">Dispense 90 tablets at a time with 5 refills and no partials.</text:p>
          </text:list-item>
          <text:list-item>
            <text:p text:style-name="P99">Dispense 60 tablets at a time with no refills and a partial of 40 tablets.</text:p>
          </text:list-item>
        </text:list>
      </text:section>
      <text:p text:style-name="P4"/>
      <text:p text:style-name="P3">Chapter 12 - Compounding Math</text:p>
      <text:p text:style-name="P4"/>
      <text:p text:style-name="P4">Worksheet 12-1</text:p>
      <text:list xml:id="list824324865" text:style-name="L57">
        <text:list-item>
          <text:p text:style-name="P100">Add 34 mL of water each time.</text:p>
        </text:list-item>
        <text:list-item>
          <text:p text:style-name="P100">4 mL clindamycin phosphate; 56 mL of Cetaphil Lotion</text:p>
        </text:list-item>
        <text:list-item>
          <text:p text:style-name="P100">40.8 mL diphenhydramine elixir; 12 mL lidocaine viscous; 48 mL nystatin suspension; 12.48 mL erythromycin ethyl succinate suspension; 6.72 mL cherry syrup</text:p>
        </text:list-item>
        <text:list-item>
          <text:p text:style-name="P100">8 capsules</text:p>
        </text:list-item>
        <text:list-item>
          <text:p text:style-name="P100">250 mL of each ingredient</text:p>
        </text:list-item>
        <text:list-item>
          <text:p text:style-name="P100">4.5 g ibuprofen powder</text:p>
        </text:list-item>
        <text:list-item>
          <text:p text:style-name="P100">5 capsules</text:p>
        </text:list-item>
        <text:list-item>
          <text:p text:style-name="P100">2.4 g testosterone; 5.2 g menthol; 112.4 g hydrophilic petrolatum</text:p>
        </text:list-item>
        <text:list-item>
          <text:p text:style-name="P100">3.4 g cholesterol; 3.4 g stearyl alcohol; 9.1 g white wax; 97.7 g white petrolatum <text:span text:style-name="T16">or</text:span> 3.6 g cholesterol; 3.6 g stearyl alcohol; 9.6 g white wax; 103.2 g white petrolatum</text:p>
        </text:list-item>
        <text:list-item>
          <text:p text:style-name="P100"><text:soft-page-break/>20 metfromin tablets; 100 mL Ora-Plus; 100 mL Ora-Sweet</text:p>
        </text:list-item>
      </text:list>
      <text:p text:style-name="P4"/>
      <text:p text:style-name="P4">Worksheet 12-2</text:p>
      <text:list xml:id="list385568046" text:style-name="L58">
        <text:list-item>
          <text:p text:style-name="P101">4% diclofenac sodium</text:p>
        </text:list-item>
        <text:list-item>
          <text:p text:style-name="P101">2.4 g glycopyrrolate; 2.3 mL benzyl alcohol; qs 240 mL purified water</text:p>
        </text:list-item>
        <text:list-item>
          <text:p text:style-name="P101">120 tablets</text:p>
        </text:list-item>
        <text:list-item>
          <text:p text:style-name="P101">25 g potassium bromide</text:p>
        </text:list-item>
        <text:list-item>
          <text:p text:style-name="P101">1% hydrocortisone</text:p>
        </text:list-item>
        <text:list-item>
          <text:p text:style-name="P101">9.6 mL promethazine; 125 mL codeine; 105.4 mL cherry syrup</text:p>
        </text:list-item>
        <text:list-item>
          <text:p text:style-name="P101">60 tablets</text:p>
        </text:list-item>
        <text:list-item>
          <text:p text:style-name="P101">4 tablets</text:p>
        </text:list-item>
        <text:list-item>
          <text:p text:style-name="P101">6 capsules</text:p>
        </text:list-item>
        <text:list-item>
          <text:p text:style-name="P101">160 mL nystatin; 16 mL gentamicin; 8 mL colistimethate</text:p>
        </text:list-item>
        <text:list-item>
          <text:p text:style-name="P101">12 acetazolamide tablets; 60 mL Ora-Plus; 60 mL Ora-Sweet</text:p>
        </text:list-item>
        <text:list-item>
          <text:p text:style-name="P101">24 amlodipine tablets; 60 mL Ora-Plus; 60 mL Ora-Sweet</text:p>
        </text:list-item>
        <text:list-item>
          <text:p text:style-name="P101">12 tablets</text:p>
        </text:list-item>
        <text:list-item>
          <text:p text:style-name="P101">120 tablets</text:p>
        </text:list-item>
        <text:list-item>
          <text:p text:style-name="P101">15 tablets</text:p>
        </text:list-item>
      </text:list>
      <text:p text:style-name="P4"/>
      <text:p text:style-name="P4">Worksheet 12-3</text:p>
      <text:list xml:id="list1345668854" text:style-name="L59">
        <text:list-item>
          <text:p text:style-name="P102">Add 30 mL of water initially to wet powder, then add another 60 mL</text:p>
        </text:list-item>
        <text:list-item>
          <text:p text:style-name="P102">20 mL Donnatal elixir; 20 mL lidocaine viscous; 80 mL Mylanta</text:p>
        </text:list-item>
        <text:list-item>
          <text:p text:style-name="P102">5.68 g ichthammol; 5.68 g lanolin; 45.44 g white petrolatum <text:span text:style-name="T16">or</text:span> 6 g ichthammol; 6 g lanolin; 48 g white petrolatum</text:p>
        </text:list-item>
        <text:list-item>
          <text:p text:style-name="P102">38.4 g zinc oxide; 1.2 g menthol; 2.4 g phenol; 220.8 mL calcium hydroxide solution; qs ad 480 mL olive oil</text:p>
        </text:list-item>
        <text:list-item>
          <text:p text:style-name="P102">4.8 g diclofenac sodium; 55.2 g Pentravan cream</text:p>
        </text:list-item>
        <text:list-item>
          <text:p text:style-name="P102">30 tetracycline capsules; 150 mL Ora-Plus; 150 mL Ora-Sweet</text:p>
        </text:list-item>
        <text:list-item>
          <text:p text:style-name="P102">120 mg benzocaine; 840 mg acacia; 6 drops food coloring; 6 drops flavoring</text:p>
        </text:list-item>
        <text:list-item>
          <text:p text:style-name="P102">0.91 mL</text:p>
        </text:list-item>
        <text:list-item>
          <text:p text:style-name="P102">12.5 g erythromycin concentrate; 37.5 g ophthalmic base; 0.5% erythromycin</text:p>
        </text:list-item>
        <text:list-item>
          <text:p text:style-name="P102">12 clonazepam tablets; 60 mL Ora-Plus; 60 mL Ora-Sweet</text:p>
        </text:list-item>
        <text:list-item>
          <text:p text:style-name="P102">12 tablets</text:p>
        </text:list-item>
        <text:list-item>
          <text:p text:style-name="P102">30 bethanechol tablets; 30 mL Ora-Plus; 30 mL Ora-Sweet</text:p>
        </text:list-item>
        <text:list-item>
          <text:p text:style-name="P102"><text:s/></text:p>
          <text:list>
            <text:list-item>
              <text:p text:style-name="P102">15 mL</text:p>
            </text:list-item>
            <text:list-item>
              <text:p text:style-name="P102">240 mL</text:p>
            </text:list-item>
            <text:list-item>
              <text:p text:style-name="P102">240 tablets</text:p>
            </text:list-item>
          </text:list>
        </text:list-item>
        <text:list-item>
          <text:p text:style-name="P102">40 diltiazem tablets; 150 mL Ora-Plus; 150 mL Ora-Sweet</text:p>
        </text:list-item>
        <text:list-item>
          <text:p text:style-name="P102">1.8 g gabapentin; 0.72 g xanthum gum; 1.35 g stevia; 1.35 g acesulfame; 0.18 g sodium saccharin; 0.36 mL magnasweet solution; 0.18 mL citric acid; 0.9 g sodium chloride; 1.8 mL bitter stopping agent flavor; 3.6 mL glycerin; 5.4 mL chicken flavor; qs 180 mL bacteriostatic water</text:p>
        </text:list-item>
      </text:list>
      <text:p text:style-name="P4"/>
      <text:p text:style-name="P4">Worksheet 12-4</text:p>
      <text:list xml:id="list254350565" text:style-name="L60">
        <text:list-item>
          <text:p text:style-name="P103">5.7%</text:p>
        </text:list-item>
        <text:list-item>
          <text:p text:style-name="P103">crush and triturate 12 tablets then weigh out 3.71 grams</text:p>
        </text:list-item>
        <text:list-item>
          <text:p text:style-name="P103"><text:soft-page-break/>2.4 g procaine; 25.24 g cocoa butter</text:p>
        </text:list-item>
        <text:list-item>
          <text:p text:style-name="P103">size 3 capsule shell</text:p>
        </text:list-item>
        <text:list-item>
          <text:p text:style-name="P103"><text:s/></text:p>
          <text:list>
            <text:list-item>
              <text:p text:style-name="P103">58.5%</text:p>
            </text:list-item>
            <text:list-item>
              <text:p text:style-name="P103">5 mg morphine</text:p>
            </text:list-item>
            <text:list-item>
              <text:p text:style-name="P103">5 mg cocaine</text:p>
            </text:list-item>
          </text:list>
        </text:list-item>
        <text:list-item>
          <text:p text:style-name="P103">30 levothyroxine tablets; 48 mL glycerin; qs 120 mL distilled water</text:p>
        </text:list-item>
        <text:list-item>
          <text:p text:style-name="P103">25 g bentonite; 475 mL purified water</text:p>
        </text:list-item>
        <text:list-item>
          <text:p text:style-name="P103">crush and triturate 13 tablets then weigh out 7.94 grams</text:p>
        </text:list-item>
        <text:list-item>
          <text:p text:style-name="P103"><text:s/></text:p>
          <text:list>
            <text:list-item>
              <text:p text:style-name="P103">2.4 g procaine</text:p>
            </text:list-item>
            <text:list-item>
              <text:p text:style-name="P103">1.2 g hydrocortisone acetate</text:p>
            </text:list-item>
            <text:list-item>
              <text:p text:style-name="P103">0.72 g witch hazel; 0.73 mL witch hazel</text:p>
            </text:list-item>
            <text:list-item>
              <text:p text:style-name="P103">44.55 g cocoa butter</text:p>
            </text:list-item>
          </text:list>
        </text:list-item>
        <text:list-item>
          <text:p text:style-name="P103">size 1 capsule shell</text:p>
        </text:list-item>
      </text:list>
      <text:p text:style-name="P4"/>
      <text:p text:style-name="P4">Worksheet 12-5</text:p>
      <text:list xml:id="list1588900232" text:style-name="L61">
        <text:list-item>
          <text:p text:style-name="P104">Add 30.5 mL of water each time.</text:p>
        </text:list-item>
        <text:list-item>
          <text:p text:style-name="P104">Add 26 mL of water each time.</text:p>
        </text:list-item>
        <text:list-item>
          <text:p text:style-name="P104">30 mL lidocaine HCl; 90 mL Cetaphil Lotion</text:p>
        </text:list-item>
        <text:list-item>
          <text:p text:style-name="P104">6 g precipitated sulfur; 1.2 g salicylic acid; 52.8 g hydrophilic ointment</text:p>
        </text:list-item>
        <text:list-item>
          <text:p text:style-name="P104">45.4 g precipitated sulfur; 9.08 g salicylic acid; 399.52 g hydrophilic ointment</text:p>
        </text:list-item>
        <text:list-item>
          <text:p text:style-name="P104">160 mL of each ingredient</text:p>
        </text:list-item>
        <text:list-item>
          <text:p text:style-name="P104"><text:s/></text:p>
          <text:list>
            <text:list-item>
              <text:p text:style-name="P104">368 mL of Mudd Mixture</text:p>
            </text:list-item>
            <text:list-item>
              <text:p text:style-name="P104">320 mL nystatin; 32 mL gentamicin; 16 mL colistimethate</text:p>
            </text:list-item>
            <text:list-item>
              <text:p text:style-name="P104">1 bottle of nystatin; 2 vials of gentamicin; 3 vials of colistimethate</text:p>
            </text:list-item>
          </text:list>
        </text:list-item>
        <text:list-item>
          <text:p text:style-name="P104">12 capsules</text:p>
        </text:list-item>
        <text:list-item>
          <text:p text:style-name="P104"/>
          <text:list>
            <text:list-item>
              <text:p text:style-name="P104">0.568 g metronidazole; 0.568 g silver sulfadiazine; 2.84 g glycerin; qs 56.8 g hydrophylic ointment <text:span text:style-name="T16">or</text:span> 0.6 g metronidazole; 0.6 g silver sulfadiazine; 3 g glycerin; qs 60 g hydrophylic ointment</text:p>
            </text:list-item>
            <text:list-item>
              <text:p text:style-name="P104">2.27 mL <text:span text:style-name="T16">or</text:span> 2.4 mL glycerin</text:p>
            </text:list-item>
          </text:list>
        </text:list-item>
        <text:list-item>
          <text:p text:style-name="P104"><text:s/></text:p>
          <text:list>
            <text:list-item>
              <text:p text:style-name="P104">120 mg lidocaine HCl; 840 mg acacia; 6 drops food coloring; 6 drops flavoring</text:p>
            </text:list-item>
            <text:list-item>
              <text:p text:style-name="P104">3 mL lidocaine HCl</text:p>
            </text:list-item>
          </text:list>
        </text:list-item>
        <text:list-item>
          <text:p text:style-name="P104">5 tablets</text:p>
        </text:list-item>
        <text:list-item>
          <text:p text:style-name="P104">crush and triturate 4 tablets then weigh out 0.3 grams</text:p>
        </text:list-item>
        <text:list-item>
          <text:p text:style-name="P104">0.6 g aminophylline; 12.47 g cocoa butter</text:p>
        </text:list-item>
        <text:list-item>
          <text:p text:style-name="P104">size 0 capsule shell</text:p>
        </text:list-item>
        <text:list-item>
          <text:p text:style-name="P104"><text:s/></text:p>
          <text:list>
            <text:list-item>
              <text:p text:style-name="P104">24 mL prednisone elixir</text:p>
            </text:list-item>
            <text:list-item>
              <text:p text:style-name="P104">156 mL cherry syrup</text:p>
            </text:list-item>
          </text:list>
        </text:list-item>
      </text:list>
      <text:p text:style-name="P4"/>
      <text:p text:style-name="P4"><text:span text:style-name="T5">Chapter 13 - Calculations for Billing Compounds</text:span> </text:p>
      <text:p text:style-name="P4"/>
      <text:section text:style-name="Sect2" text:name="Section58">
        <text:p text:style-name="P4">Worksheet 13-1 </text:p>
        <text:list xml:id="list631017138" text:style-name="L62">
          <text:list-item>
            <text:p text:style-name="P48">$19.84 </text:p>
          </text:list-item>
          <text:list-item>
            <text:p text:style-name="P48">$33.59 </text:p>
          </text:list-item>
          <text:list-item>
            <text:p text:style-name="P48"><text:soft-page-break/>$33.80 </text:p>
          </text:list-item>
          <text:list-item>
            <text:p text:style-name="P48">$78.92 </text:p>
          </text:list-item>
          <text:list-item>
            <text:p text:style-name="P48">$38.53 </text:p>
          </text:list-item>
          <text:list-item>
            <text:p text:style-name="P48">$43.04 </text:p>
          </text:list-item>
          <text:list-item>
            <text:p text:style-name="P48">$30.91 </text:p>
          </text:list-item>
          <text:list-item>
            <text:p text:style-name="P48">$46.45 </text:p>
          </text:list-item>
          <text:list-item>
            <text:p text:style-name="P48">$20.52 </text:p>
          </text:list-item>
          <text:list-item>
            <text:p text:style-name="P48">$34.18</text:p>
          </text:list-item>
        </text:list>
      </text:section>
      <text:p text:style-name="P4"/>
      <text:section text:style-name="Sect2" text:name="Section59">
        <text:p text:style-name="P4">Worksheet 13-2 </text:p>
        <text:list xml:id="list1253067273" text:style-name="L63">
          <text:list-item>
            <text:p text:style-name="P49">$83.21 </text:p>
          </text:list-item>
          <text:list-item>
            <text:p text:style-name="P49">$38.69 </text:p>
          </text:list-item>
          <text:list-item>
            <text:p text:style-name="P49">$29.95 </text:p>
          </text:list-item>
          <text:list-item>
            <text:p text:style-name="P49">$21.19 </text:p>
          </text:list-item>
          <text:list-item>
            <text:p text:style-name="P49">$25.03 </text:p>
          </text:list-item>
          <text:list-item>
            <text:p text:style-name="P49">$56.51 </text:p>
          </text:list-item>
          <text:list-item>
            <text:p text:style-name="P49">$19.92 </text:p>
          </text:list-item>
          <text:list-item>
            <text:p text:style-name="P49">$38.12 </text:p>
          </text:list-item>
          <text:list-item>
            <text:p text:style-name="P49">$27.41 </text:p>
          </text:list-item>
          <text:list-item>
            <text:p text:style-name="P49">$13.98</text:p>
          </text:list-item>
        </text:list>
      </text:section>
      <text:p text:style-name="P4"/>
      <text:section text:style-name="Sect2" text:name="Section60">
        <text:p text:style-name="P4">Worksheet 13-3</text:p>
        <text:list xml:id="list1508165258" text:style-name="L64">
          <text:list-item>
            <text:p text:style-name="P50">$34.49</text:p>
          </text:list-item>
          <text:list-item>
            <text:p text:style-name="P50">$32.76</text:p>
          </text:list-item>
          <text:list-item>
            <text:p text:style-name="P50">$14.55</text:p>
          </text:list-item>
          <text:list-item>
            <text:p text:style-name="P50">$17.50</text:p>
          </text:list-item>
          <text:list-item>
            <text:p text:style-name="P50">$96.92</text:p>
          </text:list-item>
          <text:list-item>
            <text:p text:style-name="P50">$71.95</text:p>
          </text:list-item>
          <text:list-item>
            <text:p text:style-name="P50">$39.71</text:p>
          </text:list-item>
          <text:list-item>
            <text:p text:style-name="P50">$34.35</text:p>
          </text:list-item>
          <text:list-item>
            <text:p text:style-name="P50">$21.76</text:p>
          </text:list-item>
          <text:list-item>
            <text:p text:style-name="P50">$194.50</text:p>
          </text:list-item>
        </text:list>
      </text:section>
      <text:p text:style-name="P4"/>
      <text:section text:style-name="Sect2" text:name="Section61">
        <text:p text:style-name="P4">Worksheet 13-4</text:p>
        <text:list xml:id="list1330264765" text:style-name="L65">
          <text:list-item>
            <text:p text:style-name="P51">$36.23</text:p>
          </text:list-item>
          <text:list-item>
            <text:p text:style-name="P51">$17.18 or $17.29</text:p>
          </text:list-item>
          <text:list-item>
            <text:p text:style-name="P51">$110.15</text:p>
          </text:list-item>
          <text:list-item>
            <text:p text:style-name="P51">$23.79</text:p>
          </text:list-item>
          <text:list-item>
            <text:p text:style-name="P51">$14.03</text:p>
          </text:list-item>
          <text:list-item>
            <text:p text:style-name="P51">$23.27</text:p>
          </text:list-item>
          <text:list-item>
            <text:p text:style-name="P51">$20.83</text:p>
          </text:list-item>
          <text:list-item>
            <text:p text:style-name="P51">$21.83</text:p>
          </text:list-item>
          <text:list-item>
            <text:p text:style-name="P51">$11.23</text:p>
          </text:list-item>
          <text:list-item>
            <text:p text:style-name="P51">$20.93</text:p>
          </text:list-item>
        </text:list>
      </text:section>
      <text:p text:style-name="P4"/>
      <text:p text:style-name="P3">Chapter 14 - Pharmacy Business Math</text:p>
      <text:p text:style-name="P4"/>
      <text:section text:style-name="Sect2" text:name="Section62">
        <text:p text:style-name="P4">Worksheet 14-1</text:p>
        <text:p text:style-name="P8">Across</text:p>
        <text:p text:style-name="P8">4) <text:s text:c="2"/>inventory</text:p>
        <text:p text:style-name="P8">6) <text:s text:c="2"/>schedule II medications </text:p>
        <text:p text:style-name="P8">7) <text:s text:c="2"/>inventory value</text:p>
        <text:p text:style-name="P8">10) prime vendor purchasing</text:p>
        <text:p text:style-name="P8">14) Material Safety Data Sheet</text:p>
        <text:p text:style-name="P8">16) perpetual inventory</text:p>
        <text:p text:style-name="P8">17) closed formulary</text:p>
        <text:p text:style-name="P8">18) capitation fee</text:p>
        <text:p text:style-name="P8">20) third party reimbursement</text:p>
        <text:p text:style-name="P8">21) reorder point</text:p>
        <text:p text:style-name="P8">22) depreciation</text:p>
        <text:p text:style-name="P8">Down</text:p>
        <text:p text:style-name="P8">1) <text:s text:c="2"/>Occupational Safety and Health Administration </text:p>
        <text:p text:style-name="P8">2) <text:s text:c="2"/>net profit</text:p>
        <text:p text:style-name="P8">3) <text:s text:c="2"/>direct purchasing</text:p>
        <text:p text:style-name="P8">5) <text:s text:c="2"/>usual and customary price</text:p>
        <text:p text:style-name="P8">8) <text:s text:c="2"/>open formulary</text:p>
        <text:p text:style-name="P8">9) <text:s text:c="2"/>dispensing fee </text:p>
        <text:p text:style-name="P8">11) wholesaler purchasing</text:p>
        <text:p text:style-name="P8">12) average wholesale price</text:p>
        <text:p text:style-name="P8">13) capital expenditures</text:p>
        <text:p text:style-name="P8">15) gross profit</text:p>
        <text:p text:style-name="P8">16) purchasing</text:p>
        <text:p text:style-name="P8">19) formulary</text:p>
      </text:section>
      <text:p text:style-name="P9"/>
      <text:section text:style-name="Sect2" text:name="Section63">
        <text:p text:style-name="P4">Worksheet 14-2</text:p>
        <text:list xml:id="list1989829444" text:style-name="L66">
          <text:list-item>
            <text:p text:style-name="P52">5 boxes</text:p>
          </text:list-item>
          <text:list-item>
            <text:p text:style-name="P52">0 bottles</text:p>
          </text:list-item>
          <text:list-item>
            <text:p text:style-name="P52">1 bottle</text:p>
          </text:list-item>
          <text:list-item>
            <text:p text:style-name="P52">41 bottles</text:p>
          </text:list-item>
          <text:list-item>
            <text:p text:style-name="P52">0 bottles</text:p>
          </text:list-item>
          <text:list-item>
            <text:p text:style-name="P52">5 bottles</text:p>
          </text:list-item>
          <text:list-item>
            <text:p text:style-name="P52">0 bottle</text:p>
          </text:list-item>
          <text:list-item>
            <text:p text:style-name="P52">3 bottles</text:p>
          </text:list-item>
          <text:list-item>
            <text:p text:style-name="P52">6 bottles</text:p>
          </text:list-item>
          <text:list-item>
            <text:p text:style-name="P52">7 bottles</text:p>
          </text:list-item>
          <text:list-item>
            <text:p text:style-name="P52">4 bottles</text:p>
          </text:list-item>
          <text:list-item>
            <text:p text:style-name="P52">6 bottles</text:p>
          </text:list-item>
          <text:list-item>
            <text:p text:style-name="P52">0 bottles</text:p>
          </text:list-item>
          <text:list-item>
            <text:p text:style-name="P52">6 bottles</text:p>
          </text:list-item>
          <text:list-item>
            <text:p text:style-name="P52">0 bottles</text:p>
          </text:list-item>
          <text:list-item>
            <text:p text:style-name="P52">11.5 turnovers annually</text:p>
          </text:list-item>
          <text:list-item>
            <text:p text:style-name="P52">12 turnovers annually</text:p>
          </text:list-item>
          <text:list-item>
            <text:p text:style-name="P52">12.5 turnovers annually</text:p>
          </text:list-item>
          <text:list-item>
            <text:p text:style-name="P52">31.65 days' supply inventory; $11,945.15 below budget</text:p>
          </text:list-item>
          <text:list-item>
            <text:p text:style-name="P105"><text:span text:style-name="T1">30.33 days' supply inventory; </text:span><text:span text:style-name="T1">$2,061.74 over budget</text:span></text:p>
          </text:list-item>
          <text:list-item>
            <text:p text:style-name="P105"><text:span text:style-name="T1">29.12 days' supply inventory; </text:span><text:span text:style-name="T1">$13,838.86 over budget</text:span></text:p>
          </text:list-item>
          <text:list-item>
            <text:p text:style-name="P52">Most pharmacies use wholesalers to simplify their ordering process.</text:p>
          </text:list-item>
          <text:list-item>
            <text:p text:style-name="P52">Schedule III – V medications may be ordered with the rest of the pharmacy's drug ordered.</text:p>
          </text:list-item>
          <text:list-item>
            <text:p text:style-name="P52">Schedule II medications are ordered via a DEA 222 order form using either a triplicate paper form, or through CSOS enabled software.</text:p>
          </text:list-item>
          <text:list-item>
            <text:p text:style-name="P52">The pharmacist and the vendor should be notified immediately.</text:p>
          </text:list-item>
          <text:list-item>
            <text:p text:style-name="P52">Pharmacists are required <text:soft-page-break/>to check in controlled substances, although a technician may do so under the direct supervision of a pharmacist.</text:p>
          </text:list-item>
        </text:list>
      </text:section>
      <text:p text:style-name="P4"/>
      <text:p text:style-name="P4">Worksheet 14-3</text:p>
      <text:list xml:id="list1679848495" text:style-name="L67">
        <text:list-item>
          <text:p text:style-name="P54">Environmental considerations include proper temperature, ventilation, humidity, light and sanitation.</text:p>
        </text:list-item>
        <text:list-item>
          <text:p text:style-name="P54">Freezer: -25° to -10° C (-13° to 14° F); Refrigerator: 2° to 8° C (36° to 46° F); Controlled room temperature: 15° to 30° C (59° to 86° F)</text:p>
        </text:list-item>
        <text:list-item>
          <text:p text:style-name="P54">More than 200 medications are considered light sensitive.</text:p>
        </text:list-item>
        <text:list-item>
          <text:p text:style-name="P54">It breaks down into cyanide.</text:p>
        </text:list-item>
        <text:list-item>
          <text:p text:style-name="P54">The state board of pharmacy sets sanitation standards.</text:p>
        </text:list-item>
        <text:list-item>
          <text:p text:style-name="P54">A legend drug is a medication that requires a prescription and only “authorized personnel” should have access to it.</text:p>
        </text:list-item>
        <text:list-item>
          <text:p text:style-name="P54">Schedule III – V medications must either be stored in a secured vault or be distributed throughout the pharmacy stock.</text:p>
        </text:list-item>
        <text:list-item>
          <text:p text:style-name="P54">Schedule II medications must also <text:s/>either be stored in a secured vault or be distributed throughout the pharmacy stock; although, some states specifically require Schedule II medications to be stored in a secured vault.</text:p>
        </text:list-item>
        <text:list-item>
          <text:p text:style-name="P54">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54">10/31/2020</text:p>
        </text:list-item>
      </text:list>
      <text:p text:style-name="P5"/>
      <text:section text:style-name="Sect2" text:name="Section64">
        <text:p text:style-name="P5">Worksheet 14-4</text:p>
        <text:list xml:id="list2037892813" text:style-name="L68">
          <text:list-item>
            <text:p text:style-name="P55">$14.97</text:p>
          </text:list-item>
          <text:list-item>
            <text:p text:style-name="P55">$37.41</text:p>
          </text:list-item>
          <text:list-item>
            <text:p text:style-name="P55">$105.60</text:p>
          </text:list-item>
          <text:list-item>
            <text:p text:style-name="P55">$269.70</text:p>
          </text:list-item>
          <text:list-item>
            <text:p text:style-name="P55">$361.41</text:p>
          </text:list-item>
          <text:list-item>
            <text:p text:style-name="P55">$82.50</text:p>
          </text:list-item>
          <text:list-item>
            <text:p text:style-name="P55">$205.50</text:p>
          </text:list-item>
          <text:list-item>
            <text:p text:style-name="P55">$460.50</text:p>
          </text:list-item>
          <text:list-item>
            <text:p text:style-name="P55">$201.36</text:p>
          </text:list-item>
          <text:list-item>
            <text:p text:style-name="P55">$381.90</text:p>
          </text:list-item>
          <text:list-item>
            <text:p text:style-name="P55">$44.63</text:p>
          </text:list-item>
          <text:list-item>
            <text:p text:style-name="P55">$207.73</text:p>
          </text:list-item>
          <text:list-item>
            <text:p text:style-name="P55">$341.60</text:p>
          </text:list-item>
          <text:list-item>
            <text:p text:style-name="P55">$284.38</text:p>
          </text:list-item>
          <text:list-item>
            <text:p text:style-name="P55">$330.66</text:p>
          </text:list-item>
          <text:list-item>
            <text:p text:style-name="P55">$236.60</text:p>
          </text:list-item>
          <text:list-item>
            <text:p text:style-name="P55">$348.97</text:p>
          </text:list-item>
          <text:list-item>
            <text:p text:style-name="P55">$362.83</text:p>
          </text:list-item>
          <text:list-item>
            <text:p text:style-name="P55">$370.39</text:p>
          </text:list-item>
          <text:list-item>
            <text:p text:style-name="P55">$826.88</text:p>
          </text:list-item>
          <text:list-item>
            <text:p text:style-name="P55">$18.50</text:p>
          </text:list-item>
          <text:list-item>
            <text:p text:style-name="P55">$25.25</text:p>
          </text:list-item>
          <text:list-item>
            <text:p text:style-name="P55">$18.50</text:p>
          </text:list-item>
          <text:list-item>
            <text:p text:style-name="P55">$153.50</text:p>
          </text:list-item>
          <text:list-item>
            <text:p text:style-name="P55">$9.50</text:p>
          </text:list-item>
          <text:list-item>
            <text:p text:style-name="P55">$14.22</text:p>
          </text:list-item>
          <text:list-item>
            <text:p text:style-name="P55">$35.54</text:p>
          </text:list-item>
          <text:list-item>
            <text:p text:style-name="P55">$100.32</text:p>
          </text:list-item>
          <text:list-item>
            <text:p text:style-name="P55">$256.22</text:p>
          </text:list-item>
          <text:list-item>
            <text:p text:style-name="P55">$343.34</text:p>
          </text:list-item>
          <text:list-item>
            <text:p text:style-name="P55">$78.38</text:p>
          </text:list-item>
          <text:list-item>
            <text:p text:style-name="P55">$195.23</text:p>
          </text:list-item>
          <text:list-item>
            <text:p text:style-name="P55">$437.48</text:p>
          </text:list-item>
          <text:list-item>
            <text:p text:style-name="P55">$191.29</text:p>
          </text:list-item>
          <text:list-item>
            <text:p text:style-name="P55">$362.81</text:p>
          </text:list-item>
          <text:list-item>
            <text:p text:style-name="P55">$40.17</text:p>
          </text:list-item>
          <text:list-item>
            <text:p text:style-name="P55">$186.96</text:p>
          </text:list-item>
          <text:list-item>
            <text:p text:style-name="P55">$307.44</text:p>
          </text:list-item>
          <text:list-item>
            <text:p text:style-name="P55">$255.94</text:p>
          </text:list-item>
          <text:list-item>
            <text:p text:style-name="P55">$297.59</text:p>
          </text:list-item>
          <text:list-item>
            <text:p text:style-name="P55">$212.94</text:p>
          </text:list-item>
          <text:list-item>
            <text:p text:style-name="P55">$314.07</text:p>
          </text:list-item>
          <text:list-item>
            <text:p text:style-name="P55">$326.55</text:p>
          </text:list-item>
          <text:list-item>
            <text:p text:style-name="P55">$333.35</text:p>
          </text:list-item>
          <text:list-item>
            <text:p text:style-name="P55">$744.19</text:p>
          </text:list-item>
          <text:list-item>
            <text:p text:style-name="P55">20%</text:p>
          </text:list-item>
          <text:list-item>
            <text:p text:style-name="P55">$16.99</text:p>
          </text:list-item>
          <text:list-item>
            <text:p text:style-name="P55">3<draw:frame draw:style-name="fr4" draw:name="Object81" text:anchor-type="as-char" svg:width="0.1984in" svg:height="0.3929in" draw:z-index="34"><draw:object xlink:href="./Object 81" xlink:type="simple" xlink:show="embed" xlink:actuate="onLoad"/><draw:image xlink:href="./ObjectReplacements/Object 81" xlink:type="simple" xlink:show="embed" xlink:actuate="onLoad"/></draw:frame>%</text:p>
          </text:list-item>
          <text:list-item>
            <text:p text:style-name="P55">$5,225</text:p>
          </text:list-item>
          <text:list-item>
            <text:p text:style-name="P55">$7.64</text:p>
          </text:list-item>
          <text:list-item>
            <text:p text:style-name="P55">$16,200</text:p>
          </text:list-item>
        </text:list>
      </text:section>
      <text:p text:style-name="P5"/>
      <text:section text:style-name="Sect3" text:name="Section65">
        <text:p text:style-name="P5">Worksheet 14-5</text:p>
        <text:list xml:id="list2083639927" text:style-name="L69">
          <text:list-item>
            <text:p text:style-name="P56">$18.95 gross profit; $13.95net profit</text:p>
          </text:list-item>
          <text:list-item>
            <text:p text:style-name="P56">$23.63 gross profit; $18.63 net profit</text:p>
          </text:list-item>
          <text:list-item>
            <text:p text:style-name="P56">$6.45 gross profit; $1.45 net profit</text:p>
          </text:list-item>
          <text:list-item>
            <text:p text:style-name="P56">$41.03 gross profit; $36.03 net profit</text:p>
          </text:list-item>
          <text:list-item>
            <text:p text:style-name="P56">$8.83 gross profit; $3.83 net profit</text:p>
          </text:list-item>
          <text:list-item>
            <text:p text:style-name="P56">$7.53 gross profit; $2.53 net profit</text:p>
          </text:list-item>
          <text:list-item>
            <text:p text:style-name="P56">$24.01 gross profit; $19.01 net profit</text:p>
          </text:list-item>
          <text:list-item>
            <text:p text:style-name="P56"><text:soft-page-break/>$5.44 gross profit; $0.44 net profit</text:p>
          </text:list-item>
          <text:list-item>
            <text:p text:style-name="P56">$80.33 gross profit; $75.33 net profit</text:p>
          </text:list-item>
          <text:list-item>
            <text:p text:style-name="P56">$102.22 gross profit; $97.22 net profit</text:p>
          </text:list-item>
          <text:list-item>
            <text:p text:style-name="P56">$103.43 gross profit; $98.43 net profit</text:p>
          </text:list-item>
          <text:list-item>
            <text:p text:style-name="P56">$44.12 gross profit; $39.12 net profit</text:p>
          </text:list-item>
          <text:list-item>
            <text:p text:style-name="P56">$29.15 gross profit; $24.15 net profit</text:p>
          </text:list-item>
          <text:list-item>
            <text:p text:style-name="P56">$11.77 gross profit; $6.77 net profit</text:p>
          </text:list-item>
          <text:list-item>
            <text:p text:style-name="P56">$106.06 gross profit; $101.06 net profit</text:p>
          </text:list-item>
          <text:list-item>
            <text:p text:style-name="P56">$4.92 gross profit; $0.08 net loss</text:p>
          </text:list-item>
          <text:list-item>
            <text:p text:style-name="P56">$9.43 gross profit; $4.43 net profit</text:p>
          </text:list-item>
          <text:list-item>
            <text:p text:style-name="P56">$27.17 gross profit; $22.17 net profit</text:p>
          </text:list-item>
          <text:list-item>
            <text:p text:style-name="P56">$4.26 gross profit; $0.74 net loss</text:p>
          </text:list-item>
          <text:list-item>
            <text:p text:style-name="P56">$3.97 gross profit; $1.03 net loss</text:p>
          </text:list-item>
          <text:list-item>
            <text:p text:style-name="P56">$18.95 gross profit; $13.95 net profit</text:p>
          </text:list-item>
          <text:list-item>
            <text:p text:style-name="P56">$23.63 gross profit; $18.63 net profit</text:p>
          </text:list-item>
          <text:list-item>
            <text:p text:style-name="P56">$6.45 gross profit; $2.95 net profit</text:p>
          </text:list-item>
          <text:list-item>
            <text:p text:style-name="P56">$41.03 gross profit; $33.53 net profit</text:p>
          </text:list-item>
          <text:list-item>
            <text:p text:style-name="P56">$8.83 gross profit; $5.33 net profit</text:p>
          </text:list-item>
          <text:list-item>
            <text:p text:style-name="P56">$7.53 gross profit; $4.03 net profit</text:p>
          </text:list-item>
          <text:list-item>
            <text:p text:style-name="P56">$24.01 gross profit; $19.01 net profit</text:p>
          </text:list-item>
          <text:list-item>
            <text:p text:style-name="P56">$5.44 gross profit; $1.94 net profit</text:p>
          </text:list-item>
          <text:list-item>
            <text:p text:style-name="P56">$80.33 gross profit; $72.83 net profit</text:p>
          </text:list-item>
          <text:list-item>
            <text:p text:style-name="P56">$102.22 gross profit; $94.72 net profit</text:p>
          </text:list-item>
          <text:list-item>
            <text:p text:style-name="P56">$103.43 gross profit; $95.93 net profit</text:p>
          </text:list-item>
          <text:list-item>
            <text:p text:style-name="P56">$44.12 gross profit; $36.62 net profit</text:p>
          </text:list-item>
          <text:list-item>
            <text:p text:style-name="P56">$29.15 gross profit; $24.15 net profit</text:p>
          </text:list-item>
          <text:list-item>
            <text:p text:style-name="P56">$11.77 gross profit; $8.27 net profit</text:p>
          </text:list-item>
          <text:list-item>
            <text:p text:style-name="P56">$106.06 gross profit; $98.56 net profit</text:p>
          </text:list-item>
          <text:list-item>
            <text:p text:style-name="P56">$4.92 gross profit; $1.42 net profit</text:p>
          </text:list-item>
          <text:list-item>
            <text:p text:style-name="P56">$9.43 gross profit; $5.93 net profit</text:p>
          </text:list-item>
          <text:list-item>
            <text:p text:style-name="P56">$27.17 gross profit; $22.17 net profit</text:p>
          </text:list-item>
          <text:list-item>
            <text:p text:style-name="P56">$4.26 gross profit; $0.76 net profit</text:p>
          </text:list-item>
          <text:list-item>
            <text:p text:style-name="P56">$3.97 gross profit; $0.47 net profit</text:p>
          </text:list-item>
        </text:list>
      </text:section>
      <text:p text:style-name="P5"/>
      <text:section text:style-name="Sect2" text:name="Section66">
        <text:p text:style-name="P5">Worksheet 14-6</text:p>
        <text:list xml:id="list464400898" text:style-name="L70">
          <text:list-item>
            <text:p text:style-name="P57">$30.47</text:p>
          </text:list-item>
          <text:list-item>
            <text:p text:style-name="P57">$39.52</text:p>
          </text:list-item>
          <text:list-item>
            <text:p text:style-name="P57">$7.50</text:p>
          </text:list-item>
          <text:list-item>
            <text:p text:style-name="P57">$68.33</text:p>
          </text:list-item>
          <text:list-item>
            <text:p text:style-name="P57">$7.50</text:p>
          </text:list-item>
          <text:list-item>
            <text:p text:style-name="P57">$11.29</text:p>
          </text:list-item>
          <text:list-item>
            <text:p text:style-name="P57">$26.24</text:p>
          </text:list-item>
          <text:list-item>
            <text:p text:style-name="P57">$7.26</text:p>
          </text:list-item>
          <text:list-item>
            <text:p text:style-name="P57">$144.30</text:p>
          </text:list-item>
          <text:list-item>
            <text:p text:style-name="P57">$186.63</text:p>
          </text:list-item>
          <text:list-item>
            <text:p text:style-name="P57">$188.80</text:p>
          </text:list-item>
          <text:list-item>
            <text:p text:style-name="P57">$74.29</text:p>
          </text:list-item>
          <text:list-item>
            <text:p text:style-name="P57">$11.91</text:p>
          </text:list-item>
          <text:list-item>
            <text:p text:style-name="P57">$19.51</text:p>
          </text:list-item>
          <text:list-item>
            <text:p text:style-name="P57">$194.05</text:p>
          </text:list-item>
          <text:list-item>
            <text:p text:style-name="P57">$6.26</text:p>
          </text:list-item>
          <text:list-item>
            <text:p text:style-name="P57">$14.95</text:p>
          </text:list-item>
          <text:list-item>
            <text:p text:style-name="P57">$46.36</text:p>
          </text:list-item>
          <text:list-item>
            <text:p text:style-name="P57">$5.06</text:p>
          </text:list-item>
          <text:list-item>
            <text:p text:style-name="P57">$4.41</text:p>
          </text:list-item>
          <text:list-item>
            <text:p text:style-name="P57">Fred's Pharmacy lost $121 last month on Senile Sally.</text:p>
          </text:list-item>
          <text:list-item>
            <text:p text:style-name="P57"><text:s/></text:p>
            <text:list>
              <text:list-item>
                <text:p text:style-name="P57">$2,750.00</text:p>
              </text:list-item>
              <text:list-item>
                <text:p text:style-name="P57">$847.37</text:p>
              </text:list-item>
              <text:list-item>
                <text:p text:style-name="P57">$1,902.63 profit</text:p>
              </text:list-item>
            </text:list>
          </text:list-item>
        </text:list>
      </text:section>
      <text:p text:style-name="P2"/>
      <text:p text:style-name="P5"/>
      <text:p text:style-name="P26">Worksheet 14-7</text:p>
      <table:table table:name="Table13" table:style-name="Table13">
        <table:table-column table:style-name="Table13.A" table:number-columns-repeated="5"/>
        <table:table-row>
          <table:table-cell table:style-name="Table13.A1" office:value-type="string">
            <text:p text:style-name="P13"><text:s text:c="5"/>1)</text:p>
          </table:table-cell>
          <table:table-cell table:style-name="Table13.B1" office:value-type="string">
            <text:p text:style-name="P14">Register 1</text:p>
          </table:table-cell>
          <table:table-cell table:style-name="Table13.B1" office:value-type="string">
            <text:p text:style-name="P14">Register 2</text:p>
          </table:table-cell>
          <table:table-cell table:style-name="Table13.B1" office:value-type="string">
            <text:p text:style-name="P14">Register 3</text:p>
          </table:table-cell>
          <table:table-cell table:style-name="Table13.E1" office:value-type="string">
            <text:p text:style-name="P14">Total</text:p>
          </table:table-cell>
        </table:table-row>
        <table:table-row>
          <table:table-cell table:style-name="Table13.A2" office:value-type="string">
            <text:p text:style-name="P15">+ Cash and Checks</text:p>
          </table:table-cell>
          <table:table-cell table:style-name="Table13.A2" office:value-type="string">
            <text:p text:style-name="P16">513.12</text:p>
          </table:table-cell>
          <table:table-cell table:style-name="Table13.A2" office:value-type="string">
            <text:p text:style-name="P16">---</text:p>
          </table:table-cell>
          <table:table-cell table:style-name="Table13.A2" office:value-type="string">
            <text:p text:style-name="P16">300.44</text:p>
          </table:table-cell>
          <table:table-cell table:style-name="Table13.E2" office:value-type="string">
            <text:p text:style-name="P17">813.56</text:p>
          </table:table-cell>
        </table:table-row>
        <table:table-row>
          <table:table-cell table:style-name="Table13.A2" office:value-type="string">
            <text:p text:style-name="P15">+ Bank Charges</text:p>
          </table:table-cell>
          <table:table-cell table:style-name="Table13.A2" office:value-type="string">
            <text:p text:style-name="P16">120.00</text:p>
          </table:table-cell>
          <table:table-cell table:style-name="Table13.A2" office:value-type="string">
            <text:p text:style-name="P16">90.00</text:p>
          </table:table-cell>
          <table:table-cell table:style-name="Table13.A2" office:value-type="string">
            <text:p text:style-name="P16">---</text:p>
          </table:table-cell>
          <table:table-cell table:style-name="Table13.E2" office:value-type="string">
            <text:p text:style-name="P17">210.00</text:p>
          </table:table-cell>
        </table:table-row>
        <table:table-row>
          <table:table-cell table:style-name="Table13.A2" office:value-type="string">
            <text:p text:style-name="P15">+ House Charge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52.02</text:p>
          </table:table-cell>
          <table:table-cell table:style-name="Table13.E2" office:value-type="string">
            <text:p text:style-name="P17">52.02</text:p>
          </table:table-cell>
        </table:table-row>
        <table:table-row>
          <table:table-cell table:style-name="Table13.A2" office:value-type="string">
            <text:p text:style-name="P15">+ Paid Outs</text:p>
          </table:table-cell>
          <table:table-cell table:style-name="Table13.A2" office:value-type="string">
            <text:p text:style-name="P16">---</text:p>
          </table:table-cell>
          <table:table-cell table:style-name="Table13.A2" office:value-type="string">
            <text:p text:style-name="P16">5.12</text:p>
          </table:table-cell>
          <table:table-cell table:style-name="Table13.A2" office:value-type="string">
            <text:p text:style-name="P16">---</text:p>
          </table:table-cell>
          <table:table-cell table:style-name="Table13.E2" office:value-type="string">
            <text:p text:style-name="P17">5.12</text:p>
          </table:table-cell>
        </table:table-row>
        <table:table-row>
          <table:table-cell table:style-name="Table13.A2" office:value-type="string">
            <text:p text:style-name="P15">Total</text:p>
          </table:table-cell>
          <table:table-cell table:style-name="Table13.A2" office:value-type="string">
            <text:p text:style-name="P17">633.12</text:p>
          </table:table-cell>
          <table:table-cell table:style-name="Table13.A2" office:value-type="string">
            <text:p text:style-name="P17">95.12</text:p>
          </table:table-cell>
          <table:table-cell table:style-name="Table13.A2" office:value-type="string">
            <text:p text:style-name="P17">352.46</text:p>
          </table:table-cell>
          <table:table-cell table:style-name="Table13.E6" office:value-type="string">
            <text:p text:style-name="P17">1,080.70</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 Closing Reading</text:p>
          </table:table-cell>
          <table:table-cell table:style-name="Table13.A2" office:value-type="string">
            <text:p text:style-name="P16">760.02</text:p>
          </table:table-cell>
          <table:table-cell table:style-name="Table13.A2" office:value-type="string">
            <text:p text:style-name="P16">145.12</text:p>
          </table:table-cell>
          <table:table-cell table:style-name="Table13.A2" office:value-type="string">
            <text:p text:style-name="P16">402.50</text:p>
          </table:table-cell>
          <table:table-cell table:style-name="Table13.E2" office:value-type="string">
            <text:p text:style-name="P17">1,307.64</text:p>
          </table:table-cell>
        </table:table-row>
        <table:table-row>
          <table:table-cell table:style-name="Table13.A2" office:value-type="string">
            <text:p text:style-name="P15">- Opening Reading</text:p>
          </table:table-cell>
          <table:table-cell table:style-name="Table13.A2" office:value-type="string">
            <text:p text:style-name="P16">50.00</text:p>
          </table:table-cell>
          <table:table-cell table:style-name="Table13.A2" office:value-type="string">
            <text:p text:style-name="P16">50.00</text:p>
          </table:table-cell>
          <table:table-cell table:style-name="Table13.A2" office:value-type="string">
            <text:p text:style-name="P16">50.00</text:p>
          </table:table-cell>
          <table:table-cell table:style-name="Table13.E2" office:value-type="string">
            <text:p text:style-name="P17">150.00</text:p>
          </table:table-cell>
        </table:table-row>
        <table:table-row>
          <table:table-cell table:style-name="Table13.A2" office:value-type="string">
            <text:p text:style-name="P15">= Difference</text:p>
          </table:table-cell>
          <table:table-cell table:style-name="Table13.A2" office:value-type="string">
            <text:p text:style-name="P17">710.02</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157.64</text:p>
          </table:table-cell>
        </table:table-row>
        <table:table-row>
          <table:table-cell table:style-name="Table13.A2" office:value-type="string">
            <text:p text:style-name="P15">- Coupon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Discounts</text:p>
          </table:table-cell>
          <table:table-cell table:style-name="Table13.A2" office:value-type="string">
            <text:p text:style-name="P16">8.9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8.90</text:p>
          </table:table-cell>
        </table:table-row>
        <table:table-row>
          <table:table-cell table:style-name="Table13.A2" office:value-type="string">
            <text:p text:style-name="P15">- Voids</text:p>
          </table:table-cell>
          <table:table-cell table:style-name="Table13.A2" office:value-type="string">
            <text:p text:style-name="P16">10.00</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10.00</text:p>
          </table:table-cell>
        </table:table-row>
        <table:table-row>
          <table:table-cell table:style-name="Table13.A2" office:value-type="string">
            <text:p text:style-name="P15">- Refunds</text:p>
          </table:table-cell>
          <table:table-cell table:style-name="Table13.A2" office:value-type="string">
            <text:p text:style-name="P16">---</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0.00</text:p>
          </table:table-cell>
        </table:table-row>
        <table:table-row>
          <table:table-cell table:style-name="Table13.A2" office:value-type="string">
            <text:p text:style-name="P15">- Over-Rings</text:p>
          </table:table-cell>
          <table:table-cell table:style-name="Table13.A2" office:value-type="string">
            <text:p text:style-name="P16">56.65</text:p>
          </table:table-cell>
          <table:table-cell table:style-name="Table13.A2" office:value-type="string">
            <text:p text:style-name="P16">---</text:p>
          </table:table-cell>
          <table:table-cell table:style-name="Table13.A2" office:value-type="string">
            <text:p text:style-name="P16">---</text:p>
          </table:table-cell>
          <table:table-cell table:style-name="Table13.E2" office:value-type="string">
            <text:p text:style-name="P17">56.65</text:p>
          </table:table-cell>
        </table:table-row>
        <table:table-row>
          <table:table-cell table:style-name="Table13.A2" office:value-type="string">
            <text:p text:style-name="P15">Total</text:p>
          </table:table-cell>
          <table:table-cell table:style-name="Table13.A2" office:value-type="string">
            <text:p text:style-name="P17">634.47</text:p>
          </table:table-cell>
          <table:table-cell table:style-name="Table13.A2" office:value-type="string">
            <text:p text:style-name="P17">95.12</text:p>
          </table:table-cell>
          <table:table-cell table:style-name="Table13.A2" office:value-type="string">
            <text:p text:style-name="P17">352.50</text:p>
          </table:table-cell>
          <table:table-cell table:style-name="Table13.E6" office:value-type="string">
            <text:p text:style-name="P17">1,082.09</text:p>
          </table:table-cell>
        </table:table-row>
        <table:table-row>
          <table:table-cell table:style-name="Table13.A7" office:value-type="string">
            <text:p text:style-name="P15"/>
          </table:table-cell>
          <table:table-cell table:style-name="Table13.A7" office:value-type="string">
            <text:p text:style-name="P16"/>
          </table:table-cell>
          <table:table-cell table:style-name="Table13.A7" office:value-type="string">
            <text:p text:style-name="P16"/>
          </table:table-cell>
          <table:table-cell table:style-name="Table13.A7" office:value-type="string">
            <text:p text:style-name="P16"/>
          </table:table-cell>
          <table:table-cell table:style-name="Table13.E7" office:value-type="string">
            <text:p text:style-name="P16"/>
          </table:table-cell>
        </table:table-row>
        <table:table-row>
          <table:table-cell table:style-name="Table13.A2" office:value-type="string">
            <text:p text:style-name="P15">Over + or Short -</text:p>
          </table:table-cell>
          <table:table-cell table:style-name="Table13.A2" office:value-type="string">
            <text:p text:style-name="P17">-1.35</text:p>
          </table:table-cell>
          <table:table-cell table:style-name="Table13.A2" office:value-type="string">
            <text:p text:style-name="P17">0.00</text:p>
          </table:table-cell>
          <table:table-cell table:style-name="Table13.A2" office:value-type="string">
            <text:p text:style-name="P17">-0.04</text:p>
          </table:table-cell>
          <table:table-cell table:style-name="Table13.E6" office:value-type="string">
            <text:p text:style-name="P17">-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3"><text:s text:c="5"/>2)</text:p>
          </table:table-cell>
          <table:table-cell table:style-name="Table15.B1" office:value-type="string">
            <text:p text:style-name="P14">Register 1</text:p>
          </table:table-cell>
          <table:table-cell table:style-name="Table15.B1" office:value-type="string">
            <text:p text:style-name="P14">Register 2</text:p>
          </table:table-cell>
          <table:table-cell table:style-name="Table15.B1" office:value-type="string">
            <text:p text:style-name="P14">Register 3</text:p>
          </table:table-cell>
          <table:table-cell table:style-name="Table15.E1" office:value-type="string">
            <text:p text:style-name="P14">Total</text:p>
          </table:table-cell>
        </table:table-row>
        <table:table-row>
          <table:table-cell table:style-name="Table15.A2" office:value-type="string">
            <text:p text:style-name="P15">+ Cash and Checks</text:p>
          </table:table-cell>
          <table:table-cell table:style-name="Table15.A2" office:value-type="string">
            <text:p text:style-name="P16">3,897.65</text:p>
          </table:table-cell>
          <table:table-cell table:style-name="Table15.A2" office:value-type="string">
            <text:p text:style-name="P16">12.00</text:p>
          </table:table-cell>
          <table:table-cell table:style-name="Table15.A2" office:value-type="string">
            <text:p text:style-name="P16">1,533.12</text:p>
          </table:table-cell>
          <table:table-cell table:style-name="Table15.E2" office:value-type="string">
            <text:p text:style-name="P17">5,442.77</text:p>
          </table:table-cell>
        </table:table-row>
        <table:table-row>
          <table:table-cell table:style-name="Table15.A2" office:value-type="string">
            <text:p text:style-name="P15">+ Bank Charges</text:p>
          </table:table-cell>
          <table:table-cell table:style-name="Table15.A2" office:value-type="string">
            <text:p text:style-name="P16">2,111.05</text:p>
          </table:table-cell>
          <table:table-cell table:style-name="Table15.A2" office:value-type="string">
            <text:p text:style-name="P16">96.67</text:p>
          </table:table-cell>
          <table:table-cell table:style-name="Table15.A2" office:value-type="string">
            <text:p text:style-name="P16">140.00</text:p>
          </table:table-cell>
          <table:table-cell table:style-name="Table15.E2" office:value-type="string">
            <text:p text:style-name="P17">2,347.72</text:p>
          </table:table-cell>
        </table:table-row>
        <table:table-row>
          <table:table-cell table:style-name="Table15.A2" office:value-type="string">
            <text:p text:style-name="P15">+ House Charges</text:p>
          </table:table-cell>
          <table:table-cell table:style-name="Table15.A2" office:value-type="string">
            <text:p text:style-name="P16">25.00</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25.00</text:p>
          </table:table-cell>
        </table:table-row>
        <table:table-row>
          <table:table-cell table:style-name="Table15.A2" office:value-type="string">
            <text:p text:style-name="P15">+ Paid Out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Total</text:p>
          </table:table-cell>
          <table:table-cell table:style-name="Table15.A2" office:value-type="string">
            <text:p text:style-name="P17">6,033.70</text:p>
          </table:table-cell>
          <table:table-cell table:style-name="Table15.A2" office:value-type="string">
            <text:p text:style-name="P17">108.67</text:p>
          </table:table-cell>
          <table:table-cell table:style-name="Table15.A2" office:value-type="string">
            <text:p text:style-name="P17">1,673.12</text:p>
          </table:table-cell>
          <table:table-cell table:style-name="Table15.E6" office:value-type="string">
            <text:p text:style-name="P17">7,815.49</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 Closing Reading</text:p>
          </table:table-cell>
          <table:table-cell table:style-name="Table15.A2" office:value-type="string">
            <text:p text:style-name="P16">6,121.47</text:p>
          </table:table-cell>
          <table:table-cell table:style-name="Table15.A2" office:value-type="string">
            <text:p text:style-name="P16">158.70</text:p>
          </table:table-cell>
          <table:table-cell table:style-name="Table15.A2" office:value-type="string">
            <text:p text:style-name="P16">1,800.02</text:p>
          </table:table-cell>
          <table:table-cell table:style-name="Table15.E2" office:value-type="string">
            <text:p text:style-name="P17">8,080.19</text:p>
          </table:table-cell>
        </table:table-row>
        <table:table-row>
          <table:table-cell table:style-name="Table15.A2" office:value-type="string">
            <text:p text:style-name="P15">- Opening Reading</text:p>
          </table:table-cell>
          <table:table-cell table:style-name="Table15.A2" office:value-type="string">
            <text:p text:style-name="P16">50.00</text:p>
          </table:table-cell>
          <table:table-cell table:style-name="Table15.A2" office:value-type="string">
            <text:p text:style-name="P16">50.00</text:p>
          </table:table-cell>
          <table:table-cell table:style-name="Table15.A2" office:value-type="string">
            <text:p text:style-name="P16">50.00</text:p>
          </table:table-cell>
          <table:table-cell table:style-name="Table15.E2" office:value-type="string">
            <text:p text:style-name="P17">150.00</text:p>
          </table:table-cell>
        </table:table-row>
        <table:table-row>
          <table:table-cell table:style-name="Table15.A2" office:value-type="string">
            <text:p text:style-name="P15">= Difference</text:p>
          </table:table-cell>
          <table:table-cell table:style-name="Table15.A2" office:value-type="string">
            <text:p text:style-name="P17">6,071.47</text:p>
          </table:table-cell>
          <table:table-cell table:style-name="Table15.A2" office:value-type="string">
            <text:p text:style-name="P17">108.70</text:p>
          </table:table-cell>
          <table:table-cell table:style-name="Table15.A2" office:value-type="string">
            <text:p text:style-name="P17">1,750.02</text:p>
          </table:table-cell>
          <table:table-cell table:style-name="Table15.E6" office:value-type="string">
            <text:p text:style-name="P17">7,930.19</text:p>
          </table:table-cell>
        </table:table-row>
        <table:table-row>
          <table:table-cell table:style-name="Table15.A2" office:value-type="string">
            <text:p text:style-name="P15">- Coupons</text:p>
          </table:table-cell>
          <table:table-cell table:style-name="Table15.A2" office:value-type="string">
            <text:p text:style-name="P16">14.25</text:p>
          </table:table-cell>
          <table:table-cell table:style-name="Table15.A2" office:value-type="string">
            <text:p text:style-name="P16">---</text:p>
          </table:table-cell>
          <table:table-cell table:style-name="Table15.A2" office:value-type="string">
            <text:p text:style-name="P16">1.10</text:p>
          </table:table-cell>
          <table:table-cell table:style-name="Table15.E2" office:value-type="string">
            <text:p text:style-name="P17">15.35</text:p>
          </table:table-cell>
        </table:table-row>
        <table:table-row>
          <table:table-cell table:style-name="Table15.A2" office:value-type="string">
            <text:p text:style-name="P15">- Discounts</text:p>
          </table:table-cell>
          <table:table-cell table:style-name="Table15.A2" office:value-type="string">
            <text:p text:style-name="P16">23.47</text:p>
          </table:table-cell>
          <table:table-cell table:style-name="Table15.A2" office:value-type="string">
            <text:p text:style-name="P16">---</text:p>
          </table:table-cell>
          <table:table-cell table:style-name="Table15.A2" office:value-type="string">
            <text:p text:style-name="P16">8.90</text:p>
          </table:table-cell>
          <table:table-cell table:style-name="Table15.E2" office:value-type="string">
            <text:p text:style-name="P17">32.37</text:p>
          </table:table-cell>
        </table:table-row>
        <table:table-row>
          <table:table-cell table:style-name="Table15.A2" office:value-type="string">
            <text:p text:style-name="P15">- Voi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10.00</text:p>
          </table:table-cell>
          <table:table-cell table:style-name="Table15.E2" office:value-type="string">
            <text:p text:style-name="P17">10.00</text:p>
          </table:table-cell>
        </table:table-row>
        <table:table-row>
          <table:table-cell table:style-name="Table15.A2" office:value-type="string">
            <text:p text:style-name="P15">- Refund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text:p>
          </table:table-cell>
          <table:table-cell table:style-name="Table15.E2" office:value-type="string">
            <text:p text:style-name="P17">0.00</text:p>
          </table:table-cell>
        </table:table-row>
        <table:table-row>
          <table:table-cell table:style-name="Table15.A2" office:value-type="string">
            <text:p text:style-name="P15">- Over-Rings</text:p>
          </table:table-cell>
          <table:table-cell table:style-name="Table15.A2" office:value-type="string">
            <text:p text:style-name="P16">---</text:p>
          </table:table-cell>
          <table:table-cell table:style-name="Table15.A2" office:value-type="string">
            <text:p text:style-name="P16">---</text:p>
          </table:table-cell>
          <table:table-cell table:style-name="Table15.A2" office:value-type="string">
            <text:p text:style-name="P16">56.65</text:p>
          </table:table-cell>
          <table:table-cell table:style-name="Table15.E2" office:value-type="string">
            <text:p text:style-name="P17">56.65</text:p>
          </table:table-cell>
        </table:table-row>
        <table:table-row>
          <table:table-cell table:style-name="Table15.A2" office:value-type="string">
            <text:p text:style-name="P15">Total</text:p>
          </table:table-cell>
          <table:table-cell table:style-name="Table15.A2" office:value-type="string">
            <text:p text:style-name="P17">6,033.75</text:p>
          </table:table-cell>
          <table:table-cell table:style-name="Table15.A2" office:value-type="string">
            <text:p text:style-name="P17">108.70</text:p>
          </table:table-cell>
          <table:table-cell table:style-name="Table15.A2" office:value-type="string">
            <text:p text:style-name="P17">1,673.37</text:p>
          </table:table-cell>
          <table:table-cell table:style-name="Table15.E6" office:value-type="string">
            <text:p text:style-name="P17">7,815.82</text:p>
          </table:table-cell>
        </table:table-row>
        <table:table-row>
          <table:table-cell table:style-name="Table15.A7" office:value-type="string">
            <text:p text:style-name="P15"/>
          </table:table-cell>
          <table:table-cell table:style-name="Table15.A7" office:value-type="string">
            <text:p text:style-name="P16"/>
          </table:table-cell>
          <table:table-cell table:style-name="Table15.A7" office:value-type="string">
            <text:p text:style-name="P16"/>
          </table:table-cell>
          <table:table-cell table:style-name="Table15.A7" office:value-type="string">
            <text:p text:style-name="P16"/>
          </table:table-cell>
          <table:table-cell table:style-name="Table15.E7" office:value-type="string">
            <text:p text:style-name="P17"/>
          </table:table-cell>
        </table:table-row>
        <table:table-row>
          <table:table-cell table:style-name="Table15.A2" office:value-type="string">
            <text:p text:style-name="P15">Over + or Short -</text:p>
          </table:table-cell>
          <table:table-cell table:style-name="Table15.A2" office:value-type="string">
            <text:p text:style-name="P17">-0.05</text:p>
          </table:table-cell>
          <table:table-cell table:style-name="Table15.A2" office:value-type="string">
            <text:p text:style-name="P17">-0.03</text:p>
          </table:table-cell>
          <table:table-cell table:style-name="Table15.A2" office:value-type="string">
            <text:p text:style-name="P17">-0.25</text:p>
          </table:table-cell>
          <table:table-cell table:style-name="Table15.E6" office:value-type="string">
            <text:p text:style-name="P17">-0.33</text:p>
          </table:table-cell>
        </table:table-row>
      </table:table>
      <text:p text:style-name="P5"><text:soft-page-break/></text:p>
      <table:table table:name="Table16" table:style-name="Table16">
        <table:table-column table:style-name="Table16.A" table:number-columns-repeated="5"/>
        <table:table-row>
          <table:table-cell table:style-name="Table16.A1" office:value-type="string">
            <text:p text:style-name="P18"><text:s text:c="5"/>3)</text:p>
          </table:table-cell>
          <table:table-cell table:style-name="Table16.B1" office:value-type="string">
            <text:p text:style-name="P14">Register 1</text:p>
          </table:table-cell>
          <table:table-cell table:style-name="Table16.B1" office:value-type="string">
            <text:p text:style-name="P14">Register 2</text:p>
          </table:table-cell>
          <table:table-cell table:style-name="Table16.B1" office:value-type="string">
            <text:p text:style-name="P14">Register 3</text:p>
          </table:table-cell>
          <table:table-cell table:style-name="Table16.E1" office:value-type="string">
            <text:p text:style-name="P14">Total</text:p>
          </table:table-cell>
        </table:table-row>
        <table:table-row>
          <table:table-cell table:style-name="Table16.A2" office:value-type="string">
            <text:p text:style-name="P15">+ Cash and Checks</text:p>
          </table:table-cell>
          <table:table-cell table:style-name="Table16.A2" office:value-type="string">
            <text:p text:style-name="P16">1,713.12</text:p>
          </table:table-cell>
          <table:table-cell table:style-name="Table16.A2" office:value-type="string">
            <text:p text:style-name="P16">45.12</text:p>
          </table:table-cell>
          <table:table-cell table:style-name="Table16.A2" office:value-type="string">
            <text:p text:style-name="P16">2,002.18</text:p>
          </table:table-cell>
          <table:table-cell table:style-name="Table16.E2" office:value-type="string">
            <text:p text:style-name="P17">3,760.42</text:p>
          </table:table-cell>
        </table:table-row>
        <table:table-row>
          <table:table-cell table:style-name="Table16.A2" office:value-type="string">
            <text:p text:style-name="P15">+ Bank Charges</text:p>
          </table:table-cell>
          <table:table-cell table:style-name="Table16.A2" office:value-type="string">
            <text:p text:style-name="P16">240.00</text:p>
          </table:table-cell>
          <table:table-cell table:style-name="Table16.A2" office:value-type="string">
            <text:p text:style-name="P16">20.00</text:p>
          </table:table-cell>
          <table:table-cell table:style-name="Table16.A2" office:value-type="string">
            <text:p text:style-name="P16">350.44</text:p>
          </table:table-cell>
          <table:table-cell table:style-name="Table16.E2" office:value-type="string">
            <text:p text:style-name="P17">610.44</text:p>
          </table:table-cell>
        </table:table-row>
        <table:table-row>
          <table:table-cell table:style-name="Table16.A2" office:value-type="string">
            <text:p text:style-name="P15">+ House Charge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0.00</text:p>
          </table:table-cell>
        </table:table-row>
        <table:table-row>
          <table:table-cell table:style-name="Table16.A2" office:value-type="string">
            <text:p text:style-name="P15">+ Paid Out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2</text:p>
          </table:table-cell>
          <table:table-cell table:style-name="Table16.A2" office:value-type="string">
            <text:p text:style-name="P17">65.12</text:p>
          </table:table-cell>
          <table:table-cell table:style-name="Table16.A2" office:value-type="string">
            <text:p text:style-name="P17">2,362.62</text:p>
          </table:table-cell>
          <table:table-cell table:style-name="Table16.E6" office:value-type="string">
            <text:p text:style-name="P17">4,380.86</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 Closing Reading</text:p>
          </table:table-cell>
          <table:table-cell table:style-name="Table16.A2" office:value-type="string">
            <text:p text:style-name="P16">2,172.67</text:p>
          </table:table-cell>
          <table:table-cell table:style-name="Table16.A2" office:value-type="string">
            <text:p text:style-name="P16">115.12</text:p>
          </table:table-cell>
          <table:table-cell table:style-name="Table16.A2" office:value-type="string">
            <text:p text:style-name="P16">2,429.66</text:p>
          </table:table-cell>
          <table:table-cell table:style-name="Table16.E2" office:value-type="string">
            <text:p text:style-name="P17">4,717.45</text:p>
          </table:table-cell>
        </table:table-row>
        <table:table-row>
          <table:table-cell table:style-name="Table16.A2" office:value-type="string">
            <text:p text:style-name="P15">- Opening Reading</text:p>
          </table:table-cell>
          <table:table-cell table:style-name="Table16.A2" office:value-type="string">
            <text:p text:style-name="P16">50.00</text:p>
          </table:table-cell>
          <table:table-cell table:style-name="Table16.A2" office:value-type="string">
            <text:p text:style-name="P16">50.00</text:p>
          </table:table-cell>
          <table:table-cell table:style-name="Table16.A2" office:value-type="string">
            <text:p text:style-name="P16">50.00</text:p>
          </table:table-cell>
          <table:table-cell table:style-name="Table16.E2" office:value-type="string">
            <text:p text:style-name="P17">150.00</text:p>
          </table:table-cell>
        </table:table-row>
        <table:table-row>
          <table:table-cell table:style-name="Table16.A2" office:value-type="string">
            <text:p text:style-name="P15">= Difference</text:p>
          </table:table-cell>
          <table:table-cell table:style-name="Table16.A2" office:value-type="string">
            <text:p text:style-name="P17">2,122.67</text:p>
          </table:table-cell>
          <table:table-cell table:style-name="Table16.A2" office:value-type="string">
            <text:p text:style-name="P17">65.12</text:p>
          </table:table-cell>
          <table:table-cell table:style-name="Table16.A2" office:value-type="string">
            <text:p text:style-name="P17">2,379.66</text:p>
          </table:table-cell>
          <table:table-cell table:style-name="Table16.E6" office:value-type="string">
            <text:p text:style-name="P17">4,567.45</text:p>
          </table:table-cell>
        </table:table-row>
        <table:table-row>
          <table:table-cell table:style-name="Table16.A2" office:value-type="string">
            <text:p text:style-name="P15">- Coupon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7.00</text:p>
          </table:table-cell>
          <table:table-cell table:style-name="Table16.E2" office:value-type="string">
            <text:p text:style-name="P17">7.00</text:p>
          </table:table-cell>
        </table:table-row>
        <table:table-row>
          <table:table-cell table:style-name="Table16.A2" office:value-type="string">
            <text:p text:style-name="P15">- Discounts</text:p>
          </table:table-cell>
          <table:table-cell table:style-name="Table16.A2" office:value-type="string">
            <text:p text:style-name="P16">130.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30.00</text:p>
          </table:table-cell>
        </table:table-row>
        <table:table-row>
          <table:table-cell table:style-name="Table16.A2" office:value-type="string">
            <text:p text:style-name="P15">- Voids</text:p>
          </table:table-cell>
          <table:table-cell table:style-name="Table16.A2" office:value-type="string">
            <text:p text:style-name="P16">27.5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27.50</text:p>
          </table:table-cell>
        </table:table-row>
        <table:table-row>
          <table:table-cell table:style-name="Table16.A2" office:value-type="string">
            <text:p text:style-name="P15">- Refunds</text:p>
          </table:table-cell>
          <table:table-cell table:style-name="Table16.A2" office:value-type="string">
            <text:p text:style-name="P16">12.00</text:p>
          </table:table-cell>
          <table:table-cell table:style-name="Table16.A2" office:value-type="string">
            <text:p text:style-name="P16">---</text:p>
          </table:table-cell>
          <table:table-cell table:style-name="Table16.A2" office:value-type="string">
            <text:p text:style-name="P16">---</text:p>
          </table:table-cell>
          <table:table-cell table:style-name="Table16.E2" office:value-type="string">
            <text:p text:style-name="P17">12.00</text:p>
          </table:table-cell>
        </table:table-row>
        <table:table-row>
          <table:table-cell table:style-name="Table16.A2" office:value-type="string">
            <text:p text:style-name="P15">- Over-Rings</text:p>
          </table:table-cell>
          <table:table-cell table:style-name="Table16.A2" office:value-type="string">
            <text:p text:style-name="P16">---</text:p>
          </table:table-cell>
          <table:table-cell table:style-name="Table16.A2" office:value-type="string">
            <text:p text:style-name="P16">---</text:p>
          </table:table-cell>
          <table:table-cell table:style-name="Table16.A2" office:value-type="string">
            <text:p text:style-name="P16">10.00</text:p>
          </table:table-cell>
          <table:table-cell table:style-name="Table16.E2" office:value-type="string">
            <text:p text:style-name="P17">10.00</text:p>
          </table:table-cell>
        </table:table-row>
        <table:table-row>
          <table:table-cell table:style-name="Table16.A2" office:value-type="string">
            <text:p text:style-name="P15">Total</text:p>
          </table:table-cell>
          <table:table-cell table:style-name="Table16.A2" office:value-type="string">
            <text:p text:style-name="P17">1,953.17</text:p>
          </table:table-cell>
          <table:table-cell table:style-name="Table16.A2" office:value-type="string">
            <text:p text:style-name="P17">65.12</text:p>
          </table:table-cell>
          <table:table-cell table:style-name="Table16.A2" office:value-type="string">
            <text:p text:style-name="P17">2,362.66</text:p>
          </table:table-cell>
          <table:table-cell table:style-name="Table16.E6" office:value-type="string">
            <text:p text:style-name="P17">4,380.95</text:p>
          </table:table-cell>
        </table:table-row>
        <table:table-row>
          <table:table-cell table:style-name="Table16.A7" office:value-type="string">
            <text:p text:style-name="P15"/>
          </table:table-cell>
          <table:table-cell table:style-name="Table16.A7" office:value-type="string">
            <text:p text:style-name="P16"/>
          </table:table-cell>
          <table:table-cell table:style-name="Table16.A7" office:value-type="string">
            <text:p text:style-name="P16"/>
          </table:table-cell>
          <table:table-cell table:style-name="Table16.A7" office:value-type="string">
            <text:p text:style-name="P16"/>
          </table:table-cell>
          <table:table-cell table:style-name="Table16.E7" office:value-type="string">
            <text:p text:style-name="P17"/>
          </table:table-cell>
        </table:table-row>
        <table:table-row>
          <table:table-cell table:style-name="Table16.A2" office:value-type="string">
            <text:p text:style-name="P15">Over + or Short -</text:p>
          </table:table-cell>
          <table:table-cell table:style-name="Table16.A2" office:value-type="string">
            <text:p text:style-name="P17">-0.05</text:p>
          </table:table-cell>
          <table:table-cell table:style-name="Table16.A2" office:value-type="string">
            <text:p text:style-name="P17">0.00</text:p>
          </table:table-cell>
          <table:table-cell table:style-name="Table16.A2" office:value-type="string">
            <text:p text:style-name="P17">-0.04</text:p>
          </table:table-cell>
          <table:table-cell table:style-name="Table16.E6" office:value-type="string">
            <text:p text:style-name="P17">-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3"><text:s text:c="5"/>4)</text:p>
          </table:table-cell>
          <table:table-cell table:style-name="Table14.B1" office:value-type="string">
            <text:p text:style-name="P14">Register 1</text:p>
          </table:table-cell>
          <table:table-cell table:style-name="Table14.B1" office:value-type="string">
            <text:p text:style-name="P14">Register 2</text:p>
          </table:table-cell>
          <table:table-cell table:style-name="Table14.B1" office:value-type="string">
            <text:p text:style-name="P14">Register 3</text:p>
          </table:table-cell>
          <table:table-cell table:style-name="Table14.E1" office:value-type="string">
            <text:p text:style-name="P14">Total</text:p>
          </table:table-cell>
        </table:table-row>
        <table:table-row>
          <table:table-cell table:style-name="Table14.A2" office:value-type="string">
            <text:p text:style-name="P15">+ Cash and Checks</text:p>
          </table:table-cell>
          <table:table-cell table:style-name="Table14.A2" office:value-type="string">
            <text:p text:style-name="P16">1234.56</text:p>
          </table:table-cell>
          <table:table-cell table:style-name="Table14.A2" office:value-type="string">
            <text:p text:style-name="P16">789.01</text:p>
          </table:table-cell>
          <table:table-cell table:style-name="Table14.A2" office:value-type="string">
            <text:p text:style-name="P16">234.56</text:p>
          </table:table-cell>
          <table:table-cell table:style-name="Table14.E2" office:value-type="string">
            <text:p text:style-name="P17">2,258.13</text:p>
          </table:table-cell>
        </table:table-row>
        <table:table-row>
          <table:table-cell table:style-name="Table14.A2" office:value-type="string">
            <text:p text:style-name="P15">+ Bank Charges</text:p>
          </table:table-cell>
          <table:table-cell table:style-name="Table14.A2" office:value-type="string">
            <text:p text:style-name="P16">789.01</text:p>
          </table:table-cell>
          <table:table-cell table:style-name="Table14.A2" office:value-type="string">
            <text:p text:style-name="P16">234.56</text:p>
          </table:table-cell>
          <table:table-cell table:style-name="Table14.A2" office:value-type="string">
            <text:p text:style-name="P16">78.90</text:p>
          </table:table-cell>
          <table:table-cell table:style-name="Table14.E2" office:value-type="string">
            <text:p text:style-name="P17">1,102.47</text:p>
          </table:table-cell>
        </table:table-row>
        <table:table-row>
          <table:table-cell table:style-name="Table14.A2" office:value-type="string">
            <text:p text:style-name="P15">+ House Charge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25.00</text:p>
          </table:table-cell>
          <table:table-cell table:style-name="Table14.E2" office:value-type="string">
            <text:p text:style-name="P17">25.00</text:p>
          </table:table-cell>
        </table:table-row>
        <table:table-row>
          <table:table-cell table:style-name="Table14.A2" office:value-type="string">
            <text:p text:style-name="P15">+ Paid Outs</text:p>
          </table:table-cell>
          <table:table-cell table:style-name="Table14.A2" office:value-type="string">
            <text:p text:style-name="P16">20.00</text:p>
          </table:table-cell>
          <table:table-cell table:style-name="Table14.A2" office:value-type="string">
            <text:p text:style-name="P16">10.00</text:p>
          </table:table-cell>
          <table:table-cell table:style-name="Table14.A2" office:value-type="string">
            <text:p text:style-name="P16">---</text:p>
          </table:table-cell>
          <table:table-cell table:style-name="Table14.E2" office:value-type="string">
            <text:p text:style-name="P17">30.00</text:p>
          </table:table-cell>
        </table:table-row>
        <table:table-row>
          <table:table-cell table:style-name="Table14.A2" office:value-type="string">
            <text:p text:style-name="P15">Total</text:p>
          </table:table-cell>
          <table:table-cell table:style-name="Table14.A2" office:value-type="string">
            <text:p text:style-name="P17">2,043.57</text:p>
          </table:table-cell>
          <table:table-cell table:style-name="Table14.A2" office:value-type="string">
            <text:p text:style-name="P17">1,033.57</text:p>
          </table:table-cell>
          <table:table-cell table:style-name="Table14.A2" office:value-type="string">
            <text:p text:style-name="P17">338.46</text:p>
          </table:table-cell>
          <table:table-cell table:style-name="Table14.E6" office:value-type="string">
            <text:p text:style-name="P17">3,415.60</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 Closing Reading</text:p>
          </table:table-cell>
          <table:table-cell table:style-name="Table14.A2" office:value-type="string">
            <text:p text:style-name="P16">2,116.45</text:p>
          </table:table-cell>
          <table:table-cell table:style-name="Table14.A2" office:value-type="string">
            <text:p text:style-name="P16">1,091.03</text:p>
          </table:table-cell>
          <table:table-cell table:style-name="Table14.A2" office:value-type="string">
            <text:p text:style-name="P16">390.43</text:p>
          </table:table-cell>
          <table:table-cell table:style-name="Table14.E2" office:value-type="string">
            <text:p text:style-name="P17">3597.91</text:p>
          </table:table-cell>
        </table:table-row>
        <table:table-row>
          <table:table-cell table:style-name="Table14.A2" office:value-type="string">
            <text:p text:style-name="P15">- Opening Reading</text:p>
          </table:table-cell>
          <table:table-cell table:style-name="Table14.A2" office:value-type="string">
            <text:p text:style-name="P16">50.00</text:p>
          </table:table-cell>
          <table:table-cell table:style-name="Table14.A2" office:value-type="string">
            <text:p text:style-name="P16">50.00</text:p>
          </table:table-cell>
          <table:table-cell table:style-name="Table14.A2" office:value-type="string">
            <text:p text:style-name="P16">50.00</text:p>
          </table:table-cell>
          <table:table-cell table:style-name="Table14.E2" office:value-type="string">
            <text:p text:style-name="P17">150.00</text:p>
          </table:table-cell>
        </table:table-row>
        <table:table-row>
          <table:table-cell table:style-name="Table14.A2" office:value-type="string">
            <text:p text:style-name="P15">= Difference</text:p>
          </table:table-cell>
          <table:table-cell table:style-name="Table14.A2" office:value-type="string">
            <text:p text:style-name="P17">2,066.45</text:p>
          </table:table-cell>
          <table:table-cell table:style-name="Table14.A2" office:value-type="string">
            <text:p text:style-name="P17">1,041.03</text:p>
          </table:table-cell>
          <table:table-cell table:style-name="Table14.A2" office:value-type="string">
            <text:p text:style-name="P17">340.43</text:p>
          </table:table-cell>
          <table:table-cell table:style-name="Table14.E6" office:value-type="string">
            <text:p text:style-name="P17">3,447.91</text:p>
          </table:table-cell>
        </table:table-row>
        <table:table-row>
          <table:table-cell table:style-name="Table14.A2" office:value-type="string">
            <text:p text:style-name="P15">- Coupons</text:p>
          </table:table-cell>
          <table:table-cell table:style-name="Table14.A2" office:value-type="string">
            <text:p text:style-name="P16">2.50</text:p>
          </table:table-cell>
          <table:table-cell table:style-name="Table14.A2" office:value-type="string">
            <text:p text:style-name="P16">1.75</text:p>
          </table:table-cell>
          <table:table-cell table:style-name="Table14.A2" office:value-type="string">
            <text:p text:style-name="P16">---</text:p>
          </table:table-cell>
          <table:table-cell table:style-name="Table14.E2" office:value-type="string">
            <text:p text:style-name="P17">4.25</text:p>
          </table:table-cell>
        </table:table-row>
        <table:table-row>
          <table:table-cell table:style-name="Table14.A2" office:value-type="string">
            <text:p text:style-name="P15">- Discounts</text:p>
          </table:table-cell>
          <table:table-cell table:style-name="Table14.A2" office:value-type="string">
            <text:p text:style-name="P16">12.34</text:p>
          </table:table-cell>
          <table:table-cell table:style-name="Table14.A2" office:value-type="string">
            <text:p text:style-name="P16">5.67</text:p>
          </table:table-cell>
          <table:table-cell table:style-name="Table14.A2" office:value-type="string">
            <text:p text:style-name="P16">---</text:p>
          </table:table-cell>
          <table:table-cell table:style-name="Table14.E2" office:value-type="string">
            <text:p text:style-name="P17">18.01</text:p>
          </table:table-cell>
        </table:table-row>
        <table:table-row>
          <table:table-cell table:style-name="Table14.A2" office:value-type="string">
            <text:p text:style-name="P15">- Void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 Refunds</text:p>
          </table:table-cell>
          <table:table-cell table:style-name="Table14.A2" office:value-type="string">
            <text:p text:style-name="P16">8.00</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8.00</text:p>
          </table:table-cell>
        </table:table-row>
        <table:table-row>
          <table:table-cell table:style-name="Table14.A2" office:value-type="string">
            <text:p text:style-name="P15">- Over-Rings</text:p>
          </table:table-cell>
          <table:table-cell table:style-name="Table14.A2" office:value-type="string">
            <text:p text:style-name="P16">---</text:p>
          </table:table-cell>
          <table:table-cell table:style-name="Table14.A2" office:value-type="string">
            <text:p text:style-name="P16">---</text:p>
          </table:table-cell>
          <table:table-cell table:style-name="Table14.A2" office:value-type="string">
            <text:p text:style-name="P16">---</text:p>
          </table:table-cell>
          <table:table-cell table:style-name="Table14.E2" office:value-type="string">
            <text:p text:style-name="P17">0.00</text:p>
          </table:table-cell>
        </table:table-row>
        <table:table-row>
          <table:table-cell table:style-name="Table14.A2" office:value-type="string">
            <text:p text:style-name="P15">Total</text:p>
          </table:table-cell>
          <table:table-cell table:style-name="Table14.A2" office:value-type="string">
            <text:p text:style-name="P17">2,043.61</text:p>
          </table:table-cell>
          <table:table-cell table:style-name="Table14.A2" office:value-type="string">
            <text:p text:style-name="P17">1,033.61</text:p>
          </table:table-cell>
          <table:table-cell table:style-name="Table14.A2" office:value-type="string">
            <text:p text:style-name="P17">340.43</text:p>
          </table:table-cell>
          <table:table-cell table:style-name="Table14.E6" office:value-type="string">
            <text:p text:style-name="P17">3,417.65</text:p>
          </table:table-cell>
        </table:table-row>
        <table:table-row>
          <table:table-cell table:style-name="Table14.A7" office:value-type="string">
            <text:p text:style-name="P15"/>
          </table:table-cell>
          <table:table-cell table:style-name="Table14.A7" office:value-type="string">
            <text:p text:style-name="P16"/>
          </table:table-cell>
          <table:table-cell table:style-name="Table14.A7" office:value-type="string">
            <text:p text:style-name="P16"/>
          </table:table-cell>
          <table:table-cell table:style-name="Table14.A7" office:value-type="string">
            <text:p text:style-name="P16"/>
          </table:table-cell>
          <table:table-cell table:style-name="Table14.E7" office:value-type="string">
            <text:p text:style-name="P17"/>
          </table:table-cell>
        </table:table-row>
        <table:table-row>
          <table:table-cell table:style-name="Table14.A2" office:value-type="string">
            <text:p text:style-name="P15">Over + or Short -</text:p>
          </table:table-cell>
          <table:table-cell table:style-name="Table14.A2" office:value-type="string">
            <text:p text:style-name="P17">-0.04</text:p>
          </table:table-cell>
          <table:table-cell table:style-name="Table14.A2" office:value-type="string">
            <text:p text:style-name="P17">-0.04</text:p>
          </table:table-cell>
          <table:table-cell table:style-name="Table14.A2" office:value-type="string">
            <text:p text:style-name="P17">-1.97</text:p>
          </table:table-cell>
          <table:table-cell table:style-name="Table14.E6" office:value-type="string">
            <text:p text:style-name="P17">-2.05</text:p>
          </table:table-cell>
        </table:table-row>
      </table:table>
      <text:section text:style-name="Sect2" text:name="Section67">
        <text:p text:style-name="P5"><text:soft-page-break/>Worksheet 14-8</text:p>
        <text:list xml:id="list1910875473" text:style-name="L71">
          <text:list-item>
            <text:p text:style-name="P106">$4.13</text:p>
          </text:list-item>
          <text:list-item>
            <text:p text:style-name="P106">$3.53</text:p>
          </text:list-item>
          <text:list-item>
            <text:p text:style-name="P106">$1,026.00</text:p>
          </text:list-item>
          <text:list-item>
            <text:p text:style-name="P106">$634.00</text:p>
          </text:list-item>
        </text:list>
      </text:section>
      <text:p text:style-name="P2"/>
      <text:section text:style-name="Sect3" text:name="Section68">
        <text:p text:style-name="P2">Worksheet 14-9</text:p>
        <text:list xml:id="list1077164817" text:style-name="L72">
          <text:list-item>
            <text:p text:style-name="P107">g</text:p>
          </text:list-item>
          <text:list-item>
            <text:p text:style-name="P107">o</text:p>
          </text:list-item>
          <text:list-item>
            <text:p text:style-name="P107">u</text:p>
          </text:list-item>
          <text:list-item>
            <text:p text:style-name="P107">l</text:p>
          </text:list-item>
          <text:list-item>
            <text:p text:style-name="P107">i</text:p>
          </text:list-item>
          <text:list-item>
            <text:p text:style-name="P107">p</text:p>
          </text:list-item>
          <text:list-item>
            <text:p text:style-name="P107">q</text:p>
          </text:list-item>
          <text:list-item>
            <text:p text:style-name="P107">r</text:p>
          </text:list-item>
          <text:list-item>
            <text:p text:style-name="P107">w</text:p>
          </text:list-item>
          <text:list-item>
            <text:p text:style-name="P107">m</text:p>
          </text:list-item>
          <text:list-item>
            <text:p text:style-name="P107">n</text:p>
          </text:list-item>
          <text:list-item>
            <text:p text:style-name="P107">k</text:p>
          </text:list-item>
          <text:list-item>
            <text:p text:style-name="P107">v</text:p>
          </text:list-item>
          <text:list-item>
            <text:p text:style-name="P107">e</text:p>
          </text:list-item>
          <text:list-item>
            <text:p text:style-name="P107">t</text:p>
          </text:list-item>
          <text:list-item>
            <text:p text:style-name="P107">a</text:p>
          </text:list-item>
          <text:list-item>
            <text:p text:style-name="P107">b</text:p>
          </text:list-item>
          <text:list-item>
            <text:p text:style-name="P107">d</text:p>
          </text:list-item>
          <text:list-item>
            <text:p text:style-name="P107">h</text:p>
          </text:list-item>
          <text:list-item>
            <text:p text:style-name="P107">f</text:p>
          </text:list-item>
          <text:list-item>
            <text:p text:style-name="P107">j</text:p>
          </text:list-item>
          <text:list-item>
            <text:p text:style-name="P107">s</text:p>
          </text:list-item>
          <text:list-item>
            <text:p text:style-name="P107">c</text:p>
          </text:list-item>
          <text:list-item>
            <text:p text:style-name="P107">1</text:p>
          </text:list-item>
          <text:list-item>
            <text:p text:style-name="P107">2</text:p>
          </text:list-item>
          <text:list-item>
            <text:p text:style-name="P107">0</text:p>
          </text:list-item>
          <text:list-item>
            <text:p text:style-name="P107">3</text:p>
          </text:list-item>
          <text:list-item>
            <text:p text:style-name="P107">0</text:p>
          </text:list-item>
          <text:list-item>
            <text:p text:style-name="P107">11.5 annual turnover rate</text:p>
          </text:list-item>
          <text:list-item>
            <text:p text:style-name="P107">12 annual turnover rate</text:p>
          </text:list-item>
          <text:list-item>
            <text:p text:style-name="P107">31.65 days; $10,750.65 under budget</text:p>
          </text:list-item>
          <text:list-item>
            <text:p text:style-name="P107">30.33 days; $1,855.55 over budget</text:p>
          </text:list-item>
          <text:list-item>
            <text:p text:style-name="P107">DEA 222 form or CSOS</text:p>
          </text:list-item>
          <text:list-item>
            <text:p text:style-name="P107">On the regular warehouse order form</text:p>
          </text:list-item>
          <text:list-item>
            <text:p text:style-name="P107">Controlled substances are to be checked in by the pharmacist; a pharmacy technician may assist under the direct supervision of a pharmacist.</text:p>
          </text:list-item>
          <text:list-item>
            <text:p text:style-name="P107">Under federal guidelines CIIs may be either locked in a secure vault or distributed throughout the inventory. CIII-V medications may also either be locked in a secure vault or distributed throughout the inventory.</text:p>
          </text:list-item>
          <text:list-item>
            <text:p text:style-name="P107">Temperature, ventilation, humidity, light, safety, and sanitation.</text:p>
          </text:list-item>
          <text:list-item>
            <text:p text:style-name="P107">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107"><text:span text:style-name="T2">02/28/2020 will expire first because 2020 is a leap year and therefore 02/2020 would not expire till the 29</text:span><text:span text:style-name="T9">th</text:span><text:span text:style-name="T2"> of February that year.</text:span></text:p>
          </text:list-item>
          <text:list-item>
            <text:p text:style-name="P130">40% markup</text:p>
          </text:list-item>
          <text:list-item>
            <text:p text:style-name="P130">$18.48</text:p>
          </text:list-item>
          <text:list-item>
            <text:p text:style-name="P130">3%</text:p>
          </text:list-item>
          <text:list-item>
            <text:p text:style-name="P130">$6,175.00</text:p>
          </text:list-item>
          <text:list-item>
            <text:p text:style-name="P130">$4.50</text:p>
          </text:list-item>
          <text:list-item>
            <text:p text:style-name="P130">$17,820.00</text:p>
          </text:list-item>
          <text:list-item>
            <text:p text:style-name="P130">$20.95 gross profit; $15.95 net profit</text:p>
          </text:list-item>
          <text:list-item>
            <text:p text:style-name="P130">$25.63 gross profit; $20.63 net profit</text:p>
          </text:list-item>
          <text:list-item>
            <text:p text:style-name="P130">$7.01 gross profit; $2.01 net profit</text:p>
          </text:list-item>
          <text:list-item>
            <text:p text:style-name="P130">$44.03 gross profit; $39.03 net profit</text:p>
          </text:list-item>
          <text:list-item>
            <text:p text:style-name="P130">$9.73 gross profit; $4.73 net profit</text:p>
          </text:list-item>
          <text:list-item>
            <text:p text:style-name="P130">$8.13 gross profit; $3.13 net profit</text:p>
          </text:list-item>
          <text:list-item>
            <text:p text:style-name="P130">$132.50</text:p>
          </text:list-item>
          <text:list-item>
            <text:p text:style-name="P130">$39.52</text:p>
          </text:list-item>
          <text:list-item>
            <text:p text:style-name="P130">$11.66</text:p>
          </text:list-item>
          <text:list-item>
            <text:p text:style-name="P130">$68.12</text:p>
          </text:list-item>
          <text:list-item>
            <text:p text:style-name="P130">$10.89</text:p>
          </text:list-item>
          <text:list-item>
            <text:p text:style-name="P130">$21.25 profit</text:p>
          </text:list-item>
          <text:list-item>
            <text:p text:style-name="P130">$1,138.25 annual depreciation</text:p>
          </text:list-item>
        </text:list>
      </text:section>
      <table:table table:name="Table19" table:style-name="Table19">
        <table:table-column table:style-name="Table19.A" table:number-columns-repeated="5"/>
        <text:soft-page-break/>
        <table:table-row>
          <table:table-cell table:style-name="Table19.A1" office:value-type="string">
            <text:p text:style-name="P13"><text:s text:c="5"/>59)</text:p>
          </table:table-cell>
          <table:table-cell table:style-name="Table19.B1" office:value-type="string">
            <text:p text:style-name="P14">Register 1</text:p>
          </table:table-cell>
          <table:table-cell table:style-name="Table19.B1" office:value-type="string">
            <text:p text:style-name="P14">Register 2</text:p>
          </table:table-cell>
          <table:table-cell table:style-name="Table19.B1" office:value-type="string">
            <text:p text:style-name="P14">Register 3</text:p>
          </table:table-cell>
          <table:table-cell table:style-name="Table19.E1" office:value-type="string">
            <text:p text:style-name="P14">Total</text:p>
          </table:table-cell>
        </table:table-row>
        <table:table-row>
          <table:table-cell table:style-name="Table19.A2" office:value-type="string">
            <text:p text:style-name="P15">+ Cash and Checks</text:p>
          </table:table-cell>
          <table:table-cell table:style-name="Table19.A2" office:value-type="string">
            <text:p text:style-name="P16">1264.56</text:p>
          </table:table-cell>
          <table:table-cell table:style-name="Table19.A2" office:value-type="string">
            <text:p text:style-name="P16">790.01</text:p>
          </table:table-cell>
          <table:table-cell table:style-name="Table19.A2" office:value-type="string">
            <text:p text:style-name="P16">233.56</text:p>
          </table:table-cell>
          <table:table-cell table:style-name="Table19.E2" office:value-type="string">
            <text:p text:style-name="P17">2,288.13</text:p>
          </table:table-cell>
        </table:table-row>
        <table:table-row>
          <table:table-cell table:style-name="Table19.A2" office:value-type="string">
            <text:p text:style-name="P15">+ Bank Charges</text:p>
          </table:table-cell>
          <table:table-cell table:style-name="Table19.A2" office:value-type="string">
            <text:p text:style-name="P16">789.03</text:p>
          </table:table-cell>
          <table:table-cell table:style-name="Table19.A2" office:value-type="string">
            <text:p text:style-name="P16">235.56</text:p>
          </table:table-cell>
          <table:table-cell table:style-name="Table19.A2" office:value-type="string">
            <text:p text:style-name="P16">78.90</text:p>
          </table:table-cell>
          <table:table-cell table:style-name="Table19.E2" office:value-type="string">
            <text:p text:style-name="P17">1,103.49</text:p>
          </table:table-cell>
        </table:table-row>
        <table:table-row>
          <table:table-cell table:style-name="Table19.A2" office:value-type="string">
            <text:p text:style-name="P15">+ House Charge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25.00</text:p>
          </table:table-cell>
          <table:table-cell table:style-name="Table19.E2" office:value-type="string">
            <text:p text:style-name="P17">25.00</text:p>
          </table:table-cell>
        </table:table-row>
        <table:table-row>
          <table:table-cell table:style-name="Table19.A2" office:value-type="string">
            <text:p text:style-name="P15">+ Paid Outs</text:p>
          </table:table-cell>
          <table:table-cell table:style-name="Table19.A2" office:value-type="string">
            <text:p text:style-name="P16">20.00</text:p>
          </table:table-cell>
          <table:table-cell table:style-name="Table19.A2" office:value-type="string">
            <text:p text:style-name="P16">10.00</text:p>
          </table:table-cell>
          <table:table-cell table:style-name="Table19.A2" office:value-type="string">
            <text:p text:style-name="P16">---</text:p>
          </table:table-cell>
          <table:table-cell table:style-name="Table19.E2" office:value-type="string">
            <text:p text:style-name="P17">30.00</text:p>
          </table:table-cell>
        </table:table-row>
        <table:table-row>
          <table:table-cell table:style-name="Table19.A2" office:value-type="string">
            <text:p text:style-name="P15">Total</text:p>
          </table:table-cell>
          <table:table-cell table:style-name="Table19.A2" office:value-type="string">
            <text:p text:style-name="P17">2,073.59</text:p>
          </table:table-cell>
          <table:table-cell table:style-name="Table19.A2" office:value-type="string">
            <text:p text:style-name="P17">1,035.57</text:p>
          </table:table-cell>
          <table:table-cell table:style-name="Table19.A2" office:value-type="string">
            <text:p text:style-name="P17">337.46</text:p>
          </table:table-cell>
          <table:table-cell table:style-name="Table19.E6" office:value-type="string">
            <text:p text:style-name="P17">3,446.62</text:p>
          </table:table-cell>
        </table:table-row>
        <table:table-row>
          <table:table-cell table:style-name="Table19.A7" office:value-type="string">
            <text:p text:style-name="P15"/>
          </table:table-cell>
          <table:table-cell table:style-name="Table19.A7" office:value-type="string">
            <text:p text:style-name="P16"/>
          </table:table-cell>
          <table:table-cell table:style-name="Table19.A7" office:value-type="string">
            <text:p text:style-name="P16"/>
          </table:table-cell>
          <table:table-cell table:style-name="Table19.A7" office:value-type="string">
            <text:p text:style-name="P16"/>
          </table:table-cell>
          <table:table-cell table:style-name="Table19.E7" office:value-type="string">
            <text:p text:style-name="P17"/>
          </table:table-cell>
        </table:table-row>
        <table:table-row>
          <table:table-cell table:style-name="Table19.A2" office:value-type="string">
            <text:p text:style-name="P15">+ Closing Reading</text:p>
          </table:table-cell>
          <table:table-cell table:style-name="Table19.A2" office:value-type="string">
            <text:p text:style-name="P16">2,151.47</text:p>
          </table:table-cell>
          <table:table-cell table:style-name="Table19.A2" office:value-type="string">
            <text:p text:style-name="P16">1,095.03</text:p>
          </table:table-cell>
          <table:table-cell table:style-name="Table19.A2" office:value-type="string">
            <text:p text:style-name="P16">389.47</text:p>
          </table:table-cell>
          <table:table-cell table:style-name="Table19.E2" office:value-type="string">
            <text:p text:style-name="P17">3,635.97</text:p>
          </table:table-cell>
        </table:table-row>
        <table:table-row>
          <table:table-cell table:style-name="Table19.A2" office:value-type="string">
            <text:p text:style-name="P15">- Opening Reading</text:p>
          </table:table-cell>
          <table:table-cell table:style-name="Table19.A2" office:value-type="string">
            <text:p text:style-name="P16">50.00</text:p>
          </table:table-cell>
          <table:table-cell table:style-name="Table19.A2" office:value-type="string">
            <text:p text:style-name="P16">50.00</text:p>
          </table:table-cell>
          <table:table-cell table:style-name="Table19.A2" office:value-type="string">
            <text:p text:style-name="P16">50.00</text:p>
          </table:table-cell>
          <table:table-cell table:style-name="Table19.E2" office:value-type="string">
            <text:p text:style-name="P17">150.00</text:p>
          </table:table-cell>
        </table:table-row>
        <table:table-row>
          <table:table-cell table:style-name="Table19.A2" office:value-type="string">
            <text:p text:style-name="P15">= Difference</text:p>
          </table:table-cell>
          <table:table-cell table:style-name="Table19.A2" office:value-type="string">
            <text:p text:style-name="P17">2,101.47</text:p>
          </table:table-cell>
          <table:table-cell table:style-name="Table19.A2" office:value-type="string">
            <text:p text:style-name="P17">1,045.03</text:p>
          </table:table-cell>
          <table:table-cell table:style-name="Table19.A2" office:value-type="string">
            <text:p text:style-name="P17">339.47</text:p>
          </table:table-cell>
          <table:table-cell table:style-name="Table19.E6" office:value-type="string">
            <text:p text:style-name="P17">3,485.97</text:p>
          </table:table-cell>
        </table:table-row>
        <table:table-row>
          <table:table-cell table:style-name="Table19.A2" office:value-type="string">
            <text:p text:style-name="P15">- Coupons</text:p>
          </table:table-cell>
          <table:table-cell table:style-name="Table19.A2" office:value-type="string">
            <text:p text:style-name="P16">7.50</text:p>
          </table:table-cell>
          <table:table-cell table:style-name="Table19.A2" office:value-type="string">
            <text:p text:style-name="P16">1.75</text:p>
          </table:table-cell>
          <table:table-cell table:style-name="Table19.A2" office:value-type="string">
            <text:p text:style-name="P16">---</text:p>
          </table:table-cell>
          <table:table-cell table:style-name="Table19.E2" office:value-type="string">
            <text:p text:style-name="P17">9.25</text:p>
          </table:table-cell>
        </table:table-row>
        <table:table-row>
          <table:table-cell table:style-name="Table19.A2" office:value-type="string">
            <text:p text:style-name="P15">- Discounts</text:p>
          </table:table-cell>
          <table:table-cell table:style-name="Table19.A2" office:value-type="string">
            <text:p text:style-name="P16">12.34</text:p>
          </table:table-cell>
          <table:table-cell table:style-name="Table19.A2" office:value-type="string">
            <text:p text:style-name="P16">7.67</text:p>
          </table:table-cell>
          <table:table-cell table:style-name="Table19.A2" office:value-type="string">
            <text:p text:style-name="P16">---</text:p>
          </table:table-cell>
          <table:table-cell table:style-name="Table19.E2" office:value-type="string">
            <text:p text:style-name="P17">20.01</text:p>
          </table:table-cell>
        </table:table-row>
        <table:table-row>
          <table:table-cell table:style-name="Table19.A2" office:value-type="string">
            <text:p text:style-name="P15">- Void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 Refunds</text:p>
          </table:table-cell>
          <table:table-cell table:style-name="Table19.A2" office:value-type="string">
            <text:p text:style-name="P16">8.00</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8.00</text:p>
          </table:table-cell>
        </table:table-row>
        <table:table-row>
          <table:table-cell table:style-name="Table19.A2" office:value-type="string">
            <text:p text:style-name="P15">- Over-Rings</text:p>
          </table:table-cell>
          <table:table-cell table:style-name="Table19.A2" office:value-type="string">
            <text:p text:style-name="P16">---</text:p>
          </table:table-cell>
          <table:table-cell table:style-name="Table19.A2" office:value-type="string">
            <text:p text:style-name="P16">---</text:p>
          </table:table-cell>
          <table:table-cell table:style-name="Table19.A2" office:value-type="string">
            <text:p text:style-name="P16">---</text:p>
          </table:table-cell>
          <table:table-cell table:style-name="Table19.E2" office:value-type="string">
            <text:p text:style-name="P17">0.00</text:p>
          </table:table-cell>
        </table:table-row>
        <table:table-row>
          <table:table-cell table:style-name="Table19.A2" office:value-type="string">
            <text:p text:style-name="P15">Total</text:p>
          </table:table-cell>
          <table:table-cell table:style-name="Table19.A2" office:value-type="string">
            <text:p text:style-name="P17">2,073.63</text:p>
          </table:table-cell>
          <table:table-cell table:style-name="Table19.A2" office:value-type="string">
            <text:p text:style-name="P17">1,035.61</text:p>
          </table:table-cell>
          <table:table-cell table:style-name="Table19.A2" office:value-type="string">
            <text:p text:style-name="P17">339.47</text:p>
          </table:table-cell>
          <table:table-cell table:style-name="Table19.E6" office:value-type="string">
            <text:p text:style-name="P17">3,448.71</text:p>
          </table:table-cell>
        </table:table-row>
        <table:table-row>
          <table:table-cell table:style-name="Table19.A7" office:value-type="string">
            <text:p text:style-name="P15"/>
          </table:table-cell>
          <table:table-cell table:style-name="Table19.A7" office:value-type="string">
            <text:p text:style-name="P17"/>
          </table:table-cell>
          <table:table-cell table:style-name="Table19.A7" office:value-type="string">
            <text:p text:style-name="P17"/>
          </table:table-cell>
          <table:table-cell table:style-name="Table19.A7" office:value-type="string">
            <text:p text:style-name="P17"/>
          </table:table-cell>
          <table:table-cell table:style-name="Table19.E7" office:value-type="string">
            <text:p text:style-name="P17"/>
          </table:table-cell>
        </table:table-row>
        <table:table-row>
          <table:table-cell table:style-name="Table19.A2" office:value-type="string">
            <text:p text:style-name="P15">Over + or Short -</text:p>
          </table:table-cell>
          <table:table-cell table:style-name="Table19.A2" office:value-type="string">
            <text:p text:style-name="P17">-0.04</text:p>
          </table:table-cell>
          <table:table-cell table:style-name="Table19.A2" office:value-type="string">
            <text:p text:style-name="P17">-0.04</text:p>
          </table:table-cell>
          <table:table-cell table:style-name="Table19.A2" office:value-type="string">
            <text:p text:style-name="P17">-2.01</text:p>
          </table:table-cell>
          <table:table-cell table:style-name="Table19.E6" office:value-type="string">
            <text:p text:style-name="P17">-2.09</text:p>
          </table:table-cell>
        </table:table-row>
      </table:table>
      <text:list xml:id="list2071659063" text:style-name="L73">
        <text:list-item>
          <text:p text:style-name="P108">$3.67</text:p>
        </text:list-item>
      </text:list>
      <text:p text:style-name="P2"/>
      <text:p text:style-name="P3">Chapter 15 - Parenteral Dosage Calculations</text:p>
      <text:p text:style-name="P5"/>
      <text:section text:style-name="Sect2" text:name="Section69">
        <text:p text:style-name="P5">Worksheet 15-1</text:p>
        <text:list xml:id="list1025380177" text:style-name="L74">
          <text:list-item>
            <text:p text:style-name="P109">24.75 mL</text:p>
          </text:list-item>
          <text:list-item>
            <text:p text:style-name="P109">1 mL</text:p>
          </text:list-item>
          <text:list-item>
            <text:p text:style-name="P109">50 mg</text:p>
          </text:list-item>
          <text:list-item>
            <text:p text:style-name="P109">0.12 mL</text:p>
          </text:list-item>
          <text:list-item>
            <text:p text:style-name="P109">0.8 mL</text:p>
          </text:list-item>
          <text:list-item>
            <text:p text:style-name="P109">2.5 mL</text:p>
          </text:list-item>
          <text:list-item>
            <text:p text:style-name="P109">12.5 mL</text:p>
          </text:list-item>
          <text:list-item>
            <text:p text:style-name="P109">14 mL</text:p>
          </text:list-item>
          <text:list-item>
            <text:p text:style-name="P109">1.6 mL</text:p>
          </text:list-item>
          <text:list-item>
            <text:p text:style-name="P109">4.7 mL</text:p>
          </text:list-item>
          <text:list-item>
            <text:p text:style-name="P109">31 mL</text:p>
          </text:list-item>
          <text:list-item>
            <text:p text:style-name="P109">70 mg</text:p>
          </text:list-item>
          <text:list-item>
            <text:p text:style-name="P109">0.5 mL</text:p>
          </text:list-item>
          <text:list-item>
            <text:p text:style-name="P109">4 mL</text:p>
          </text:list-item>
          <text:list-item>
            <text:p text:style-name="P109">7.5 mL</text:p>
          </text:list-item>
          <text:list-item>
            <text:p text:style-name="P109">12 mL</text:p>
          </text:list-item>
          <text:list-item>
            <text:p text:style-name="P109">6 mL</text:p>
          </text:list-item>
        </text:list>
      </text:section>
      <text:p text:style-name="P5"/>
      <text:section text:style-name="Sect2" text:name="Section70">
        <text:p text:style-name="P5">Worksheet 15-2</text:p>
        <text:list xml:id="list1778272415" text:style-name="L75">
          <text:list-item>
            <text:p text:style-name="P131">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131">d c p e i l k b a o n j h g m f</text:p>
          </text:list-item>
          <text:list-item>
            <text:p text:style-name="P131">inhalation and ophthalmic</text:p>
          </text:list-item>
          <text:list-item>
            <text:p text:style-name="P131">sterile, free of visible particulate material, pyrogen-free, stable for intended use, a pH similar to that of human blood, isotonic</text:p>
          </text:list-item>
          <text:list-item>
            <text:p text:style-name="P131">2.5 mL</text:p>
          </text:list-item>
          <text:list-item>
            <text:p text:style-name="P131">0.15 mL</text:p>
          </text:list-item>
          <text:list-item>
            <text:p text:style-name="P131"/>
            <text:list>
              <text:list-item>
                <text:p text:style-name="P131">12.5 mL</text:p>
              </text:list-item>
              <text:list-item>
                <text:p text:style-name="P131">1.5 mL</text:p>
              </text:list-item>
              <text:list-item>
                <text:p text:style-name="P131">21 mL</text:p>
              </text:list-item>
              <text:list-item>
                <text:p text:style-name="P131">31.25 mL</text:p>
              </text:list-item>
              <text:list-item>
                <text:p text:style-name="P131">0.3 mL</text:p>
              </text:list-item>
              <text:list-item>
                <text:p text:style-name="P131">0.5 mL</text:p>
              </text:list-item>
              <text:list-item>
                <text:p text:style-name="P131">4 mL</text:p>
              </text:list-item>
            </text:list>
          </text:list-item>
          <text:list-item>
            <text:p text:style-name="P131">The syringe should be marked at 2 mL</text:p>
          </text:list-item>
          <text:list-item>
            <text:p text:style-name="P131">5 mL</text:p>
          </text:list-item>
          <text:list-item>
            <text:p text:style-name="P131">3 mL</text:p>
          </text:list-item>
          <text:list-item>
            <text:p text:style-name="P131">100 mg</text:p>
          </text:list-item>
          <text:list-item>
            <text:p text:style-name="P131"><text:soft-page-break/>250,000 u/mL = 26 mL; 500,000 u/mL = 13 mL; 1,000,000 u/m/L = 6.5 mL</text:p>
          </text:list-item>
          <text:list-item>
            <text:p text:style-name="P131">Both syringes should be marked at 16 mL.</text:p>
          </text:list-item>
        </text:list>
      </text:section>
      <text:p text:style-name="P5"/>
      <text:p text:style-name="P6">Chapter 16 - Insulin</text:p>
      <text:p text:style-name="P5"/>
      <text:section text:style-name="Sect3" text:name="Section71">
        <text:p text:style-name="P5">Worksheet 16-1</text:p>
        <text:list xml:id="list385698376" text:style-name="L76">
          <text:list-item>
            <text:p text:style-name="P110">A; Mark the syringe at 12 units.</text:p>
          </text:list-item>
          <text:list-item>
            <text:p text:style-name="P110">B; Mark the syringe at 15 units.</text:p>
          </text:list-item>
          <text:list-item>
            <text:p text:style-name="P110">D; Mark the syringe at 35 units.</text:p>
          </text:list-item>
          <text:list-item>
            <text:p text:style-name="P110">E; Mark the syringe at 72 units.</text:p>
          </text:list-item>
          <text:list-item>
            <text:p text:style-name="P110">I; Mark the syringe at 55 units.</text:p>
          </text:list-item>
          <text:list-item>
            <text:p text:style-name="P110">C; Mark the syringe at 22 units.</text:p>
          </text:list-item>
          <text:list-item>
            <text:p text:style-name="P110">F; Mark the syringe at 80 units.</text:p>
          </text:list-item>
          <text:list-item>
            <text:p text:style-name="P110">H; Mark the syringe at 45 units.</text:p>
          </text:list-item>
          <text:list-item>
            <text:p text:style-name="P110">B; Mark the syringe at 25 units.</text:p>
          </text:list-item>
          <text:list-item>
            <text:p text:style-name="P110">G; Mark the syringe at 0.34 cc.</text:p>
          </text:list-item>
          <text:list-item>
            <text:p text:style-name="P110">D; Mark the syringe at 40 units.</text:p>
          </text:list-item>
          <text:list-item>
            <text:p text:style-name="P110">F; Mark the syringe at 77 units.</text:p>
          </text:list-item>
          <text:list-item>
            <text:p text:style-name="P110">E; Mark the syringe at 21 units.</text:p>
          </text:list-item>
          <text:list-item>
            <text:p text:style-name="P110">A; Mark the syringe at 0.5 cc.</text:p>
          </text:list-item>
        </text:list>
      </text:section>
      <text:list xml:id="list1686225695" text:continue-numbering="true" text:style-name="L76">
        <text:list-item>
          <text:p text:style-name="P132">The clear rapid or short-acting insulin is actually drawn into the syringe prior to adding the cloudy isophane (NPH) insulin.</text:p>
        </text:list-item>
        <text:list-item>
          <text:p text:style-name="P134"><text:span text:style-name="T10">A &amp; I;</text:span><text:span text:style-name="T13"> </text:span><text:span text:style-name="T4">First, calculate the total dose. (15 units + 30 units = 45 units) Then draw up 30 units of air and inject it into the Humulin N </text:span><text:span text:style-name="T13">vial, but do not draw up any solution yet. Withdraw the needle from the vial. Next, draw up 15 units of air, inject it into the Humulin R, and draw 15 </text:span><text:span text:style-name="T13">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133">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 - Mmol, mEq, mCi, &amp; IU</text:p>
      <text:p text:style-name="P5"/>
      <text:section text:style-name="Sect3" text:name="Section72">
        <text:p text:style-name="P5">Worksheet 17-1</text:p>
        <text:list xml:id="list822808706" text:style-name="L77">
          <text:list-item>
            <text:p text:style-name="P111"><text:s/></text:p>
            <text:list>
              <text:list-item>
                <text:p text:style-name="P111">12 carbon, 22 hydrogen, 1 calcium, 14 oxygen</text:p>
              </text:list-item>
              <text:list-item>
                <text:p text:style-name="P111">1 sodium, 2 hydrogen, 1 phosphorous, 4 oxygen</text:p>
              </text:list-item>
              <text:list-item>
                <text:p text:style-name="P111">2 carbon, 3 hydrogen, 2 oxygen, 1 potassium</text:p>
              </text:list-item>
              <text:list-item>
                <text:p text:style-name="P111">2 carbon, 6 hydrogen, 1 oxygen</text:p>
              </text:list-item>
            </text:list>
          </text:list-item>
          <text:list-item>
            <text:p text:style-name="P111"><text:s/></text:p>
            <text:list>
              <text:list-item>
                <text:p text:style-name="P111">680 <text:span text:style-name="T10">mg monobasic potassium phosphate (KH</text:span><text:span text:style-name="T12">2</text:span><text:span text:style-name="T10">PO</text:span><text:span text:style-name="T12">4</text:span><text:span text:style-name="T10">)</text:span></text:p>
              </text:list-item>
              <text:list-item>
                <text:p text:style-name="P111">870 <text:span text:style-name="T10">mg dibasic potassium phosphate (K</text:span><text:span text:style-name="T12">2</text:span><text:span text:style-name="T10">HPO</text:span><text:span text:style-name="T12">4</text:span><text:span text:style-name="T10">)</text:span></text:p>
              </text:list-item>
            </text:list>
          </text:list-item>
          <text:list-item>
            <text:p text:style-name="P111"><text:s/></text:p>
            <text:list>
              <text:list-item>
                <text:p text:style-name="P111">2.326 mMol calcium gluconate</text:p>
              </text:list-item>
              <text:list-item>
                <text:p text:style-name="P111">4.65 mEq calcium</text:p>
              </text:list-item>
            </text:list>
          </text:list-item>
          <text:list-item>
            <text:p text:style-name="P111">1490 mg potassium chloride</text:p>
          </text:list-item>
          <text:list-item>
            <text:p text:style-name="P111"><text:s/></text:p>
            <text:list>
              <text:list-item>
                <text:p text:style-name="P111">32.99 mCi</text:p>
              </text:list-item>
              <text:list-item>
                <text:p text:style-name="P111">0.55 mL</text:p>
              </text:list-item>
            </text:list>
          </text:list-item>
          <text:list-item>
            <text:p text:style-name="P111">194.2 Gy</text:p>
          </text:list-item>
          <text:list-item>
            <text:p text:style-name="P111">10 mcg cholecalciferol</text:p>
          </text:list-item>
          <text:list-item>
            <text:p text:style-name="P111">10,000 IU ascorbic acid</text:p>
          </text:list-item>
        </text:list>
      </text:section>
      <text:p text:style-name="P5"/>
      <text:p text:style-name="P6">Chapter 18 - Powder Volume Calculations</text:p>
      <text:p text:style-name="P5"/>
      <text:section text:style-name="Sect2" text:name="Section73">
        <text:p text:style-name="P5">Worksheet 18-1</text:p>
        <text:list xml:id="list1406639029" text:style-name="L78">
          <text:list-item>
            <text:p text:style-name="P112">8 mL</text:p>
          </text:list-item>
          <text:list-item>
            <text:p text:style-name="P112">92 mL</text:p>
          </text:list-item>
          <text:list-item>
            <text:p text:style-name="P112"><text:s/></text:p>
            <text:list>
              <text:list-item>
                <text:p text:style-name="P112">0.8 mL</text:p>
              </text:list-item>
              <text:list-item>
                <text:p text:style-name="P112">ampicillin 250 mg/mL; <text:soft-page-break/>sulbactam 125 mg/mL</text:p>
              </text:list-item>
            </text:list>
          </text:list-item>
          <text:list-item>
            <text:p text:style-name="P112">27.7 mL</text:p>
          </text:list-item>
          <text:list-item>
            <text:p text:style-name="P112">0.4 mL</text:p>
          </text:list-item>
          <text:list-item>
            <text:p text:style-name="P112">500,000 units/mL</text:p>
          </text:list-item>
          <text:list-item>
            <text:p text:style-name="P112"/>
            <text:list>
              <text:list-item>
                <text:p text:style-name="P112">0.1 mL</text:p>
              </text:list-item>
              <text:list-item>
                <text:p text:style-name="P112">2080 mg</text:p>
              </text:list-item>
            </text:list>
          </text:list-item>
          <text:list-item>
            <text:p text:style-name="P112"><text:s/></text:p>
            <text:list>
              <text:list-item>
                <text:p text:style-name="P112">500,000 units/mL</text:p>
              </text:list-item>
              <text:list-item>
                <text:p text:style-name="P112">400,000 units/mL</text:p>
              </text:list-item>
              <text:list-item>
                <text:p text:style-name="P112">250,000 units/mL</text:p>
              </text:list-item>
              <text:list-item>
                <text:p text:style-name="P112">200,000 units/mL</text:p>
              </text:list-item>
            </text:list>
          </text:list-item>
          <text:list-item>
            <text:p text:style-name="P112"><text:s/></text:p>
            <text:list>
              <text:list-item>
                <text:p text:style-name="P112">0.7 mL</text:p>
              </text:list-item>
              <text:list-item>
                <text:p text:style-name="P112">200 mg/mL</text:p>
              </text:list-item>
              <text:list-item>
                <text:p text:style-name="P112">1.25 mL</text:p>
              </text:list-item>
            </text:list>
          </text:list-item>
          <text:list-item>
            <text:p text:style-name="P112">5 mg/mL</text:p>
          </text:list-item>
        </text:list>
      </text:section>
      <text:p text:style-name="P5"/>
      <text:section text:style-name="Sect2" text:name="Section74">
        <text:p text:style-name="P5">Worksheet 18-2</text:p>
        <text:list xml:id="list192776451" text:style-name="L79">
          <text:list-item>
            <text:p text:style-name="P113">5 mL</text:p>
          </text:list-item>
          <text:list-item>
            <text:p text:style-name="P113">45 mL</text:p>
          </text:list-item>
          <text:list-item>
            <text:p text:style-name="P113"><text:s/></text:p>
            <text:list>
              <text:list-item>
                <text:p text:style-name="P113">28 mL</text:p>
              </text:list-item>
              <text:list-item>
                <text:p text:style-name="P113">piperacillin 200 mg/mL; tazobactam 25 mg/mL</text:p>
              </text:list-item>
              <text:list-item>
                <text:p text:style-name="P113">20 mL</text:p>
              </text:list-item>
            </text:list>
          </text:list-item>
          <text:list-item>
            <text:p text:style-name="P113">0.8 mL</text:p>
          </text:list-item>
          <text:list-item>
            <text:p text:style-name="P113">95.2 mg/mL</text:p>
          </text:list-item>
          <text:list-item>
            <text:p text:style-name="P113"><text:s/></text:p>
            <text:list>
              <text:list-item>
                <text:p text:style-name="P113">10 mL</text:p>
              </text:list-item>
              <text:list-item>
                <text:p text:style-name="P113">8 g</text:p>
              </text:list-item>
              <text:list-item>
                <text:p text:style-name="P113">1.14</text:p>
              </text:list-item>
            </text:list>
          </text:list-item>
          <text:list-item>
            <text:p text:style-name="P113"><text:s/></text:p>
            <text:list>
              <text:list-item>
                <text:p text:style-name="P113">1.17 mL</text:p>
              </text:list-item>
              <text:list-item>
                <text:p text:style-name="P113">1.79</text:p>
              </text:list-item>
            </text:list>
          </text:list-item>
          <text:list-item>
            <text:p text:style-name="P113"><text:s/></text:p>
            <text:list>
              <text:list-item>
                <text:p text:style-name="P113">0.4 mL</text:p>
              </text:list-item>
              <text:list-item>
                <text:p text:style-name="P113">30 mL</text:p>
              </text:list-item>
            </text:list>
          </text:list-item>
          <text:list-item>
            <text:p text:style-name="P113"><text:s/></text:p>
            <text:list>
              <text:list-item>
                <text:p text:style-name="P113">500,000 units/mL</text:p>
              </text:list-item>
              <text:list-item>
                <text:p text:style-name="P113">400,000 units/mL</text:p>
              </text:list-item>
              <text:list-item>
                <text:p text:style-name="P113">250,000 units/mL</text:p>
              </text:list-item>
              <text:list-item>
                <text:p text:style-name="P113">200,000 units/mL</text:p>
              </text:list-item>
            </text:list>
          </text:list-item>
          <text:list-item>
            <text:p text:style-name="P113"><text:s/></text:p>
            <text:list>
              <text:list-item>
                <text:p text:style-name="P113">4 mL</text:p>
              </text:list-item>
              <text:list-item>
                <text:p text:style-name="P113">200 mg/mL</text:p>
              </text:list-item>
              <text:list-item>
                <text:p text:style-name="P113">10 mL</text:p>
              </text:list-item>
            </text:list>
          </text:list-item>
          <text:list-item>
            <text:p text:style-name="P113"><text:s/></text:p>
            <text:list>
              <text:list-item>
                <text:p text:style-name="P113">160 mg/mL</text:p>
              </text:list-item>
              <text:list-item>
                <text:p text:style-name="P113">10 mL</text:p>
              </text:list-item>
            </text:list>
          </text:list-item>
          <text:list-item>
            <text:p text:style-name="P113"/>
            <text:list>
              <text:list-item>
                <text:p text:style-name="P113"><draw:frame draw:style-name="fr4" draw:name="Object246" text:anchor-type="as-char" svg:width="0.6256in" svg:height="0.3929in" draw:z-index="60"><draw:object xlink:href="./Object 246" xlink:type="simple" xlink:show="embed" xlink:actuate="onLoad"/><draw:image xlink:href="./ObjectReplacements/Object 246" xlink:type="simple" xlink:show="embed" xlink:actuate="onLoad"/></draw:frame></text:p>
              </text:list-item>
              <text:list-item>
                <text:p text:style-name="P113">3.5 mL of powder volume in the 2.5 g vial; 7 mL of powder volume in the 5 g vial; 14.5 mL of powder volume in the 10 g vial</text:p>
              </text:list-item>
              <text:list-item>
                <text:p text:style-name="P113">2 of the 10 g vials, 1 of the 5 g vials, and 1 of the 2.5 g vials</text:p>
              </text:list-item>
              <text:list-item>
                <text:p text:style-name="P113">reconstitute the 2.5 g vial with 21.5 mL of diluent; reconstitute the 5 g vial with 43 mL of diluent; reconstitute the 10 g vial with 86 mL of diluent</text:p>
              </text:list-item>
              <text:list-item>
                <text:p text:style-name="P113">275 mL</text:p>
              </text:list-item>
            </text:list>
          </text:list-item>
        </text:list>
      </text:section>
      <text:p text:style-name="P5"/>
      <text:section text:style-name="Sect2" text:name="Section75">
        <text:p text:style-name="P5">Worksheet 18-3</text:p>
        <text:list xml:id="list545893472" text:style-name="L80">
          <text:list-item>
            <text:p text:style-name="P114"/>
            <text:list>
              <text:list-item>
                <text:p text:style-name="P114">5 mL</text:p>
              </text:list-item>
              <text:list-item>
                <text:p text:style-name="P114">105 mL</text:p>
              </text:list-item>
              <text:list-item>
                <text:p text:style-name="P114">95.24 mg/mL</text:p>
              </text:list-item>
              <text:list-item>
                <text:p text:style-name="P114">15.75 mL</text:p>
              </text:list-item>
              <text:list-item>
                <text:p text:style-name="P114">This bag needs to be infused via a central line due to its 6 mg/mL concentration.</text:p>
              </text:list-item>
            </text:list>
          </text:list-item>
          <text:list-item>
            <text:p text:style-name="P114">0.26 mL</text:p>
          </text:list-item>
          <text:list-item>
            <text:p text:style-name="P114">1.3 mL</text:p>
          </text:list-item>
          <text:list-item>
            <text:p text:style-name="P114">91.4 mL</text:p>
          </text:list-item>
          <text:list-item>
            <text:p text:style-name="P114"><text:s/></text:p>
            <text:list>
              <text:list-item>
                <text:p text:style-name="P114">7 mL</text:p>
              </text:list-item>
              <text:list-item>
                <text:p text:style-name="P114">10 mL</text:p>
              </text:list-item>
            </text:list>
          </text:list-item>
          <text:list-item>
            <text:p text:style-name="P114"/>
            <text:list>
              <text:list-item>
                <text:p text:style-name="P114">43 mL</text:p>
              </text:list-item>
              <text:list-item>
                <text:p text:style-name="P114">5 mL</text:p>
              </text:list-item>
            </text:list>
          </text:list-item>
          <text:list-item>
            <text:p text:style-name="P114"/>
            <text:list>
              <text:list-item>
                <text:p text:style-name="P114">0.2 mL</text:p>
              </text:list-item>
              <text:list-item>
                <text:p text:style-name="P114">1800 mg</text:p>
              </text:list-item>
            </text:list>
          </text:list-item>
          <text:list-item>
            <text:p text:style-name="P114"/>
            <text:list>
              <text:list-item>
                <text:p text:style-name="P114">250,000 units/mL</text:p>
              </text:list-item>
              <text:list-item>
                <text:p text:style-name="P114">14 mL</text:p>
              </text:list-item>
            </text:list>
          </text:list-item>
          <text:list-item>
            <text:p text:style-name="P114"/>
            <text:list>
              <text:list-item>
                <text:p text:style-name="P114">1.4 mL</text:p>
              </text:list-item>
              <text:list-item>
                <text:p text:style-name="P114">200 mg/mL</text:p>
              </text:list-item>
              <text:list-item>
                <text:p text:style-name="P114">7.5 mL</text:p>
              </text:list-item>
            </text:list>
          </text:list-item>
          <text:list-item>
            <text:p text:style-name="P114"/>
            <text:list>
              <text:list-item>
                <text:p text:style-name="P114">28 mL</text:p>
              </text:list-item>
              <text:list-item>
                <text:p text:style-name="P114">piperacillin 400 mg/mL; tazobactam 50 mg/mL</text:p>
              </text:list-item>
              <text:list-item>
                <text:p text:style-name="P114">7.5 mL</text:p>
              </text:list-item>
            </text:list>
          </text:list-item>
        </text:list>
      </text:section>
      <text:p text:style-name="P5"/>
      <text:p text:style-name="P6">Chapter 19 - Percentage Strength</text:p>
      <text:p text:style-name="P5"/>
      <text:section text:style-name="Sect2" text:name="Section76">
        <text:p text:style-name="P5">Worksheet 19-1</text:p>
        <text:list xml:id="list1086718396" text:style-name="L81">
          <text:list-item>
            <text:p text:style-name="P115">2.4 g</text:p>
          </text:list-item>
          <text:list-item>
            <text:p text:style-name="P115">25 L</text:p>
          </text:list-item>
          <text:list-item>
            <text:p text:style-name="P115">2 mL</text:p>
          </text:list-item>
          <text:list-item>
            <text:p text:style-name="P115">5 mL</text:p>
          </text:list-item>
          <text:list-item>
            <text:p text:style-name="P115"><text:s/></text:p>
            <text:list>
              <text:list-item>
                <text:p text:style-name="P115">58.5 g</text:p>
              </text:list-item>
              <text:list-item>
                <text:p text:style-name="P115">234 mg/mL</text:p>
              </text:list-item>
            </text:list>
          </text:list-item>
          <text:list-item>
            <text:p text:style-name="P115">12.5 mL</text:p>
          </text:list-item>
          <text:list-item>
            <text:p text:style-name="P115">5 mL</text:p>
          </text:list-item>
          <text:list-item>
            <text:p text:style-name="P115">908 mg</text:p>
          </text:list-item>
          <text:list-item>
            <text:p text:style-name="P115">17.5 mL</text:p>
          </text:list-item>
          <text:list-item>
            <text:p text:style-name="P115">26 g</text:p>
          </text:list-item>
          <text:list-item>
            <text:p text:style-name="P115">3000 mg</text:p>
          </text:list-item>
          <text:list-item>
            <text:p text:style-name="P115">4 capsules</text:p>
          </text:list-item>
          <text:list-item>
            <text:p text:style-name="P115">2.25 mg</text:p>
          </text:list-item>
          <text:list-item>
            <text:p text:style-name="P115">No, there is not enough drug in stock to fill this <text:soft-page-break/>order.</text:p>
          </text:list-item>
          <text:list-item>
            <text:p text:style-name="P115">30%</text:p>
          </text:list-item>
          <text:list-item>
            <text:p text:style-name="P115"><text:s/></text:p>
            <text:list>
              <text:list-item>
                <text:p text:style-name="P115">2.5 mL</text:p>
              </text:list-item>
              <text:list-item>
                <text:p text:style-name="P115">0.075 mL</text:p>
              </text:list-item>
            </text:list>
          </text:list-item>
          <text:list-item>
            <text:p text:style-name="P115">2.5%</text:p>
          </text:list-item>
          <text:list-item>
            <text:p text:style-name="P115">4% sulfamethoxazole; 0.8% trimethoprim</text:p>
          </text:list-item>
          <text:list-item>
            <text:p text:style-name="P115">0.025 mL</text:p>
          </text:list-item>
          <text:list-item>
            <text:p text:style-name="P115">15 mg</text:p>
          </text:list-item>
        </text:list>
      </text:section>
      <text:p text:style-name="P5"/>
      <text:section text:style-name="Sect2" text:name="Section77">
        <text:p text:style-name="P5">Worksheet 19-2</text:p>
        <text:list xml:id="list50303017" text:style-name="L82">
          <text:list-item>
            <text:p text:style-name="P116">130 mg%</text:p>
          </text:list-item>
          <text:list-item>
            <text:p text:style-name="P116">150 mg%</text:p>
          </text:list-item>
          <text:list-item>
            <text:p text:style-name="P116">60 tablets</text:p>
          </text:list-item>
          <text:list-item>
            <text:p text:style-name="P116">2 mL</text:p>
          </text:list-item>
          <text:list-item>
            <text:p text:style-name="P116">6 capsules</text:p>
          </text:list-item>
          <text:list-item>
            <text:p text:style-name="P116">336 mL</text:p>
          </text:list-item>
          <text:list-item>
            <text:p text:style-name="P116">950 mcg</text:p>
          </text:list-item>
          <text:list-item>
            <text:p text:style-name="P116">18%</text:p>
          </text:list-item>
          <text:list-item>
            <text:p text:style-name="P116">16 mL</text:p>
          </text:list-item>
          <text:list-item>
            <text:p text:style-name="P116">48 mg</text:p>
          </text:list-item>
          <text:list-item>
            <text:p text:style-name="P116">1.8 g testosterone; 3.9 g menthol; 84.3 g hydrophylic petrolatum</text:p>
          </text:list-item>
          <text:list-item>
            <text:p text:style-name="P116">21.24 mL</text:p>
          </text:list-item>
          <text:list-item>
            <text:p text:style-name="P116">Yes, there is enough drug in stock to fill this order.</text:p>
          </text:list-item>
          <text:list-item>
            <text:p text:style-name="P116">The child has not reached a toxic level.</text:p>
          </text:list-item>
          <text:list-item>
            <text:p text:style-name="P116">25 mL</text:p>
          </text:list-item>
          <text:list-item>
            <text:p text:style-name="P116">25 mL</text:p>
          </text:list-item>
          <text:list-item>
            <text:p text:style-name="P116">8% sulfamethoxazole; 1.6% trimethoprim</text:p>
          </text:list-item>
          <text:list-item>
            <text:p text:style-name="P116">25% ampicillin; 12.5% sulbactam</text:p>
          </text:list-item>
          <text:list-item>
            <text:p text:style-name="P116">7 units</text:p>
          </text:list-item>
          <text:list-item>
            <text:p text:style-name="P116">7.5%</text:p>
          </text:list-item>
        </text:list>
      </text:section>
      <text:p text:style-name="P5"/>
      <text:p text:style-name="P6">Chapter 20 - Ratio Strength</text:p>
      <text:p text:style-name="P5"/>
      <text:section text:style-name="Sect2" text:name="Section78">
        <text:p text:style-name="P5">Worksheet 20-1</text:p>
        <text:list xml:id="list97475351" text:style-name="L83">
          <text:list-item>
            <text:p text:style-name="P117">1 g</text:p>
          </text:list-item>
          <text:list-item>
            <text:p text:style-name="P117">20 mg</text:p>
          </text:list-item>
          <text:list-item>
            <text:p text:style-name="P117">2.5%</text:p>
          </text:list-item>
          <text:list-item>
            <text:p text:style-name="P117"><text:s/></text:p>
            <text:list>
              <text:list-item>
                <text:p text:style-name="P117">1:2000</text:p>
              </text:list-item>
              <text:list-item>
                <text:p text:style-name="P117">500 mcg/mL</text:p>
              </text:list-item>
            </text:list>
          </text:list-item>
          <text:list-item>
            <text:p text:style-name="P117">Yes, the pharmacy will be able to prepare this order.</text:p>
          </text:list-item>
          <text:list-item>
            <text:p text:style-name="P117">No, the technician will not be able to fill this order.</text:p>
          </text:list-item>
          <text:list-item>
            <text:p text:style-name="P117">50 mcg</text:p>
          </text:list-item>
          <text:list-item>
            <text:p text:style-name="P117">450 mcg</text:p>
          </text:list-item>
          <text:list-item>
            <text:p text:style-name="P117">0.5 mL</text:p>
          </text:list-item>
          <text:list-item>
            <text:p text:style-name="P117"><text:s/></text:p>
            <text:list>
              <text:list-item>
                <text:p text:style-name="P117">16 mL</text:p>
              </text:list-item>
              <text:list-item>
                <text:p text:style-name="P117">4 ampules</text:p>
              </text:list-item>
            </text:list>
          </text:list-item>
          <text:list-item>
            <text:p text:style-name="P117">1 mL</text:p>
          </text:list-item>
          <text:list-item>
            <text:p text:style-name="P117">0.975 mL</text:p>
          </text:list-item>
          <text:list-item>
            <text:p text:style-name="P117">2%</text:p>
          </text:list-item>
          <text:list-item>
            <text:p text:style-name="P117">1.<text:span text:style-name="T14">6</text:span>%</text:p>
          </text:list-item>
          <text:list-item>
            <text:p text:style-name="P117">0.1%</text:p>
          </text:list-item>
          <text:list-item>
            <text:p text:style-name="P117"/>
            <text:list>
              <text:list-item>
                <text:p text:style-name="P117">0.01%</text:p>
              </text:list-item>
              <text:list-item>
                <text:p text:style-name="P117">1:10,000</text:p>
              </text:list-item>
            </text:list>
          </text:list-item>
          <text:list-item>
            <text:p text:style-name="P117"><text:s/></text:p>
            <text:list>
              <text:list-item>
                <text:p text:style-name="P117">5 g</text:p>
              </text:list-item>
              <text:list-item>
                <text:p text:style-name="P117">1:12.5</text:p>
              </text:list-item>
            </text:list>
          </text:list-item>
          <text:list-item>
            <text:p text:style-name="P117">1:10</text:p>
          </text:list-item>
          <text:list-item>
            <text:p text:style-name="P117">25 L</text:p>
          </text:list-item>
          <text:list-item>
            <text:p text:style-name="P117">1:200,000</text:p>
          </text:list-item>
        </text:list>
      </text:section>
      <text:p text:style-name="P5"/>
      <text:section text:style-name="Sect2" text:name="Section79">
        <text:p text:style-name="P5">Worksheet 20-2</text:p>
        <text:list xml:id="list1740373948" text:style-name="L84">
          <text:list-item>
            <text:p text:style-name="P118">1:20,000</text:p>
          </text:list-item>
          <text:list-item>
            <text:p text:style-name="P118">2.5 mg</text:p>
          </text:list-item>
          <text:list-item>
            <text:p text:style-name="P118">0.4%</text:p>
          </text:list-item>
          <text:list-item>
            <text:p text:style-name="P118"><text:s/></text:p>
            <text:list>
              <text:list-item>
                <text:p text:style-name="P118">1:4000</text:p>
              </text:list-item>
              <text:list-item>
                <text:p text:style-name="P118">250 mcg/mL</text:p>
              </text:list-item>
            </text:list>
          </text:list-item>
          <text:list-item>
            <text:p text:style-name="P118">Yes, the pharmacy will be able to prepare this order.</text:p>
          </text:list-item>
          <text:list-item>
            <text:p text:style-name="P118">No, the pharmacy does not have enough drug in stock to prepare both bags.</text:p>
          </text:list-item>
          <text:list-item>
            <text:p text:style-name="P118">75 mcg</text:p>
          </text:list-item>
          <text:list-item>
            <text:p text:style-name="P118">300 mcg</text:p>
          </text:list-item>
          <text:list-item>
            <text:p text:style-name="P118">1 mL</text:p>
          </text:list-item>
          <text:list-item>
            <text:p text:style-name="P118"><text:s/></text:p>
            <text:list>
              <text:list-item>
                <text:p text:style-name="P118">16 mL</text:p>
              </text:list-item>
              <text:list-item>
                <text:p text:style-name="P118">1 vial</text:p>
              </text:list-item>
              <text:list-item>
                <text:p text:style-name="P118">1:15,625</text:p>
              </text:list-item>
            </text:list>
          </text:list-item>
          <text:list-item>
            <text:p text:style-name="P118">0.75 mL</text:p>
          </text:list-item>
          <text:list-item>
            <text:p text:style-name="P118">1.875 mL</text:p>
          </text:list-item>
          <text:list-item>
            <text:p text:style-name="P118">2.5%</text:p>
          </text:list-item>
          <text:list-item>
            <text:p text:style-name="P118">1.25%</text:p>
          </text:list-item>
          <text:list-item>
            <text:p text:style-name="P118">1:500</text:p>
          </text:list-item>
          <text:list-item>
            <text:p text:style-name="P118"><text:s/></text:p>
            <text:list>
              <text:list-item>
                <text:p text:style-name="P118">0.001</text:p>
              </text:list-item>
              <text:list-item>
                <text:p text:style-name="P118">1:100,000</text:p>
              </text:list-item>
            </text:list>
          </text:list-item>
          <text:list-item>
            <text:p text:style-name="P118"><text:s/></text:p>
            <text:list>
              <text:list-item>
                <text:p text:style-name="P118">5 g</text:p>
              </text:list-item>
              <text:list-item>
                <text:p text:style-name="P118">1:20</text:p>
              </text:list-item>
            </text:list>
          </text:list-item>
          <text:list-item>
            <text:p text:style-name="P118">1:10</text:p>
          </text:list-item>
          <text:list-item>
            <text:p text:style-name="P118">12.5 L</text:p>
          </text:list-item>
          <text:list-item>
            <text:p text:style-name="P118">1:500,000</text:p>
          </text:list-item>
          <text:list-item>
            <text:p text:style-name="P118"><text:s/></text:p>
            <text:list>
              <text:list-item>
                <text:p text:style-name="P118">2 vials</text:p>
              </text:list-item>
              <text:list-item>
                <text:p text:style-name="P118">248 mL</text:p>
              </text:list-item>
              <text:list-item>
                <text:p text:style-name="P118">80 mcg/mL</text:p>
              </text:list-item>
            </text:list>
          </text:list-item>
        </text:list>
      </text:section>
      <text:p text:style-name="P5"/>
      <text:p text:style-name="P6">Chapter 21 - PPM, and Reducing &amp; Enlarging Formulas</text:p>
      <text:p text:style-name="P5"/>
      <text:section text:style-name="Sect2" text:name="Section80">
        <text:p text:style-name="P5">Worksheet 21-1</text:p>
        <text:list xml:id="list1425817604" text:style-name="L85">
          <text:list-item>
            <text:p text:style-name="P119">6 g precipitated sulfur; 1.2 g salicylic acid; 52.8 g hydrophilic ointment </text:p>
          </text:list-item>
          <text:list-item>
            <text:p text:style-name="P119">45.4 g precipitated sulfur; 9.08 g salicylic acid; <text:soft-page-break/>399.52 g hydrophilic ointment</text:p>
          </text:list-item>
          <text:list-item>
            <text:p text:style-name="P119">15 g zinc oxide; 15 g starch; 30 g white petrolatum</text:p>
          </text:list-item>
          <text:list-item>
            <text:p text:style-name="P119">47.37 g talc; 3.16 g benzoic acid; 9.47 g bentonite</text:p>
          </text:list-item>
          <text:list-item>
            <text:p text:style-name="P119">0.001%</text:p>
          </text:list-item>
          <text:list-item>
            <text:p text:style-name="P119">750 g aspirin; 375 g phenacetin; 125 g caffeine</text:p>
          </text:list-item>
          <text:list-item>
            <text:p text:style-name="P119">13.2 kg yellow ointment</text:p>
          </text:list-item>
          <text:list-item>
            <text:p text:style-name="P119">52.5 g parachlorophenol; 97.5 g camphor</text:p>
          </text:list-item>
          <text:list-item>
            <text:p text:style-name="P119">5000 g lactose; 7500 g sucrose; 12,500 g starch, direct compressing formula; 25 g magnesium sulfate; yield 50,000 tablets</text:p>
          </text:list-item>
          <text:list-item>
            <text:p text:style-name="P119"><text:s/>38.4 g calamine; 38.4 g zinc oxide; 9.6 g glycerin; 120 mL bentonite magma; qs 480 mL calcium hydroxide</text:p>
          </text:list-item>
          <text:list-item>
            <text:p text:style-name="P119">3.028 mL trihalomethanes</text:p>
          </text:list-item>
          <text:list-item>
            <text:p text:style-name="P119">10 mcg proinsulin</text:p>
          </text:list-item>
        </text:list>
      </text:section>
      <text:p text:style-name="P5"/>
      <text:p text:style-name="P6">Chapter 22 - Dosage Calculations Based on Body Weight</text:p>
      <text:p text:style-name="P5"/>
      <text:section text:style-name="Sect2" text:name="Section81">
        <text:p text:style-name="P5">Worksheet 22-1</text:p>
        <text:list xml:id="list1138012845" text:style-name="L86">
          <text:list-item>
            <text:p text:style-name="P120">750 mg</text:p>
          </text:list-item>
          <text:list-item>
            <text:p text:style-name="P120">12.5 mL</text:p>
          </text:list-item>
          <text:list-item>
            <text:p text:style-name="P120">18.75 mL</text:p>
          </text:list-item>
          <text:list-item>
            <text:p text:style-name="P120">9 tablets/day</text:p>
          </text:list-item>
          <text:list-item>
            <text:p text:style-name="P120">20 mg</text:p>
          </text:list-item>
          <text:list-item>
            <text:p text:style-name="P120">425 mg/day <text:span text:style-name="T16">or</text:span> 426 mg/day</text:p>
          </text:list-item>
          <text:list-item>
            <text:p text:style-name="P120">The syringe should be marked for 1.95 mL</text:p>
          </text:list-item>
          <text:list-item>
            <text:p text:style-name="P120"/>
            <text:list>
              <text:list-item>
                <text:p text:style-name="P120">250 mg/dose</text:p>
              </text:list-item>
              <text:list-item>
                <text:p text:style-name="P120">1000 mg/day</text:p>
              </text:list-item>
              <text:list-item>
                <text:p text:style-name="P120">1 mL/dose</text:p>
              </text:list-item>
            </text:list>
          </text:list-item>
          <text:list-item>
            <text:p text:style-name="P120"><text:s/></text:p>
            <text:list>
              <text:list-item>
                <text:p text:style-name="P120">209 mg</text:p>
              </text:list-item>
              <text:list-item>
                <text:p text:style-name="P120">157 mg</text:p>
              </text:list-item>
              <text:list-item>
                <text:p text:style-name="P120">5.2 mL for the loading dose; 3.9 mL for each maintenance dose</text:p>
              </text:list-item>
            </text:list>
          </text:list-item>
          <text:list-item>
            <text:p text:style-name="P120">125 mL</text:p>
          </text:list-item>
          <text:list-item>
            <text:p text:style-name="P120">4.3 mL</text:p>
          </text:list-item>
          <text:list-item>
            <text:p text:style-name="P120"><text:s/></text:p>
            <text:list>
              <text:list-item>
                <text:p text:style-name="P120">Yes</text:p>
              </text:list-item>
              <text:list-item>
                <text:p text:style-name="P120">1 mL</text:p>
              </text:list-item>
              <text:list-item>
                <text:p text:style-name="P120">The syringe should be marked for 1 mL.</text:p>
              </text:list-item>
            </text:list>
          </text:list-item>
          <text:list-item>
            <text:p text:style-name="P120"><text:s/></text:p>
            <text:list>
              <text:list-item>
                <text:p text:style-name="P120">Yes, this is within the dosage range for this patient.</text:p>
              </text:list-item>
              <text:list-item>
                <text:p text:style-name="P120">0.94 mL</text:p>
              </text:list-item>
            </text:list>
          </text:list-item>
          <text:list-item>
            <text:p text:style-name="P120">11 mL</text:p>
          </text:list-item>
          <text:list-item>
            <text:p text:style-name="P120"/>
            <text:list>
              <text:list-item>
                <text:p text:style-name="P120">7.5 mL/dose</text:p>
              </text:list-item>
              <text:list-item>
                <text:p text:style-name="P120">225 mL</text:p>
              </text:list-item>
            </text:list>
          </text:list-item>
          <text:list-item>
            <text:p text:style-name="P120"><text:s/></text:p>
            <text:list>
              <text:list-item>
                <text:p text:style-name="P120">2850 mg</text:p>
              </text:list-item>
              <text:list-item>
                <text:p text:style-name="P120">22.8 mL</text:p>
              </text:list-item>
              <text:list-item>
                <text:p text:style-name="P120">11,799 mg</text:p>
              </text:list-item>
              <text:list-item>
                <text:p text:style-name="P120">94.4 mL methylprednisolone; 905.6 mL NS</text:p>
              </text:list-item>
            </text:list>
          </text:list-item>
        </text:list>
      </text:section>
      <text:p text:style-name="P5"/>
      <text:section text:style-name="Sect2" text:name="Section82">
        <text:p text:style-name="P5">Worksheet 22-2</text:p>
        <text:list xml:id="list1925511553" text:style-name="L87">
          <text:list-item>
            <text:p text:style-name="P121">80 mg</text:p>
          </text:list-item>
          <text:list-item>
            <text:p text:style-name="P121"><text:s/></text:p>
            <text:list>
              <text:list-item>
                <text:p text:style-name="P121">10,000 units</text:p>
              </text:list-item>
              <text:list-item>
                <text:p text:style-name="P121">12,545 units</text:p>
              </text:list-item>
              <text:list-item>
                <text:p text:style-name="P121">15,000 units</text:p>
              </text:list-item>
              <text:list-item>
                <text:p text:style-name="P121">17,545 units</text:p>
              </text:list-item>
              <text:list-item>
                <text:p text:style-name="P121">18,000 units</text:p>
              </text:list-item>
            </text:list>
          </text:list-item>
          <text:list-item>
            <text:p text:style-name="P121">15 hours 26 minutes</text:p>
          </text:list-item>
          <text:list-item>
            <text:p text:style-name="P121">3 hours 58 minutes</text:p>
          </text:list-item>
          <text:list-item>
            <text:p text:style-name="P121"><text:s/></text:p>
            <text:list>
              <text:list-item>
                <text:p text:style-name="P121">1718 mg/day</text:p>
              </text:list-item>
              <text:list-item>
                <text:p text:style-name="P121">286 mg/dose</text:p>
              </text:list-item>
              <text:list-item>
                <text:p text:style-name="P121">2.86 mL</text:p>
              </text:list-item>
            </text:list>
          </text:list-item>
          <text:list-item>
            <text:p text:style-name="P121"><text:s/></text:p>
            <text:list>
              <text:list-item>
                <text:p text:style-name="P121">6000 mg/day</text:p>
              </text:list-item>
              <text:list-item>
                <text:p text:style-name="P121">1500 mg/dose</text:p>
              </text:list-item>
              <text:list-item>
                <text:p text:style-name="P121">4 mL</text:p>
              </text:list-item>
            </text:list>
          </text:list-item>
          <text:list-item>
            <text:p text:style-name="P121"><text:s/></text:p>
            <text:list>
              <text:list-item>
                <text:p text:style-name="P121">800 mg</text:p>
              </text:list-item>
              <text:list-item>
                <text:p text:style-name="P121">800 mg</text:p>
              </text:list-item>
              <text:list-item>
                <text:p text:style-name="P121">800 mg</text:p>
              </text:list-item>
              <text:list-item>
                <text:p text:style-name="P121">800 mg</text:p>
              </text:list-item>
              <text:list-item>
                <text:p text:style-name="P121">0 mg</text:p>
              </text:list-item>
              <text:list-item>
                <text:p text:style-name="P121">409 mg</text:p>
              </text:list-item>
              <text:list-item>
                <text:p text:style-name="P121">0 mg</text:p>
              </text:list-item>
              <text:list-item>
                <text:p text:style-name="P121">409 mg</text:p>
              </text:list-item>
              <text:list-item>
                <text:p text:style-name="P121">0 mg</text:p>
              </text:list-item>
              <text:list-item>
                <text:p text:style-name="P121">409 mg</text:p>
              </text:list-item>
              <text:list-item>
                <text:p text:style-name="P121">0 mg</text:p>
              </text:list-item>
              <text:list-item>
                <text:p text:style-name="P121">409 mg</text:p>
              </text:list-item>
            </text:list>
          </text:list-item>
          <text:list-item>
            <text:p text:style-name="P121"><text:s/></text:p>
            <text:list>
              <text:list-item>
                <text:p text:style-name="P121">16 mL</text:p>
              </text:list-item>
              <text:list-item>
                <text:p text:style-name="P121">16 mL</text:p>
              </text:list-item>
              <text:list-item>
                <text:p text:style-name="P121">16 mL</text:p>
              </text:list-item>
              <text:list-item>
                <text:p text:style-name="P121">16 mL</text:p>
              </text:list-item>
              <text:list-item>
                <text:p text:style-name="P121">0 mL</text:p>
              </text:list-item>
              <text:list-item>
                <text:p text:style-name="P121">8.2 mL</text:p>
              </text:list-item>
              <text:list-item>
                <text:p text:style-name="P121">0 mL</text:p>
              </text:list-item>
              <text:list-item>
                <text:p text:style-name="P121">8.2 mL</text:p>
              </text:list-item>
              <text:list-item>
                <text:p text:style-name="P121">0 mL</text:p>
              </text:list-item>
              <text:list-item>
                <text:p text:style-name="P121">8.2 mL</text:p>
              </text:list-item>
              <text:list-item>
                <text:p text:style-name="P121">0 mL</text:p>
              </text:list-item>
              <text:list-item>
                <text:p text:style-name="P121">8.2 mL</text:p>
              </text:list-item>
            </text:list>
          </text:list-item>
          <text:list-item>
            <text:p text:style-name="P121">568 mg</text:p>
          </text:list-item>
          <text:list-item>
            <text:p text:style-name="P121">150 mg</text:p>
          </text:list-item>
          <text:list-item>
            <text:p text:style-name="P121"><text:s/></text:p>
            <text:list>
              <text:list-item>
                <text:p text:style-name="P121">3 mg</text:p>
              </text:list-item>
              <text:list-item>
                <text:p text:style-name="P121">Dispense three of the 1 mg capsules every 12 hours.</text:p>
              </text:list-item>
            </text:list>
          </text:list-item>
          <text:list-item>
            <text:p text:style-name="P121"><text:s/></text:p>
            <text:list>
              <text:list-item>
                <text:p text:style-name="P121">350 mg</text:p>
              </text:list-item>
              <text:list-item>
                <text:p text:style-name="P121">70 mL</text:p>
              </text:list-item>
              <text:list-item>
                <text:p text:style-name="P121">280 mL</text:p>
              </text:list-item>
            </text:list>
          </text:list-item>
          <text:list-item>
            <text:p text:style-name="P121">98,182 units</text:p>
          </text:list-item>
          <text:list-item>
            <text:p text:style-name="P121">The bag needs 6.75 mL so <text:soft-page-break/>the syringe should be marked close to 6.8 mL</text:p>
          </text:list-item>
          <text:list-item>
            <text:p text:style-name="P121">The patient was underdosed</text:p>
          </text:list-item>
          <text:list-item>
            <text:p text:style-name="P121">28 tablets</text:p>
          </text:list-item>
          <text:list-item>
            <text:p text:style-name="P121"/>
            <text:list>
              <text:list-item>
                <text:p text:style-name="P121">This is within the suggested dosing guidelines.</text:p>
              </text:list-item>
              <text:list-item>
                <text:p text:style-name="P121">1 mL</text:p>
              </text:list-item>
            </text:list>
          </text:list-item>
          <text:list-item>
            <text:p text:style-name="P121"><text:s/></text:p>
            <text:list>
              <text:list-item>
                <text:p text:style-name="P121">0.5 mg</text:p>
              </text:list-item>
              <text:list-item>
                <text:p text:style-name="P121">1 mL</text:p>
              </text:list-item>
            </text:list>
          </text:list-item>
          <text:list-item>
            <text:p text:style-name="P121"><text:s/></text:p>
            <text:list>
              <text:list-item>
                <text:p text:style-name="P121">750 mg</text:p>
              </text:list-item>
              <text:list-item>
                <text:p text:style-name="P121">1125 mg</text:p>
              </text:list-item>
              <text:list-item>
                <text:p text:style-name="P121">1500 mg</text:p>
              </text:list-item>
            </text:list>
          </text:list-item>
          <text:list-item>
            <text:p text:style-name="P121"><text:s/></text:p>
            <text:list>
              <text:list-item>
                <text:p text:style-name="P121">2400 mg</text:p>
              </text:list-item>
              <text:list-item>
                <text:p text:style-name="P121">19.2 mL</text:p>
              </text:list-item>
              <text:list-item>
                <text:p text:style-name="P121">9936 mg</text:p>
              </text:list-item>
              <text:list-item>
                <text:p text:style-name="P121">79.5 mL methylprednisolone; 920.5 mL NS</text:p>
              </text:list-item>
            </text:list>
          </text:list-item>
        </text:list>
      </text:section>
      <text:p text:style-name="P5"/>
      <text:p text:style-name="P6">Chapter 23 - Dosage Calculations Based on BSA</text:p>
      <text:p text:style-name="P5"/>
      <text:section text:style-name="Sect2" text:name="Section84">
        <text:p text:style-name="P5">Worksheet 23-1</text:p>
        <text:list xml:id="list64268197" text:style-name="L88">
          <text:list-item>
            <text:p text:style-name="P122"><text:s/></text:p>
            <text:list>
              <text:list-item>
                <text:p text:style-name="P122">2 m<text:span text:style-name="T8">2</text:span></text:p>
              </text:list-item>
              <text:list-item>
                <text:p text:style-name="P122">2 m<text:span text:style-name="T8">2</text:span></text:p>
              </text:list-item>
              <text:list-item>
                <text:p text:style-name="P122">1.68 m<text:span text:style-name="T8">2</text:span></text:p>
              </text:list-item>
              <text:list-item>
                <text:p text:style-name="P122">1.6 m<text:span text:style-name="T8">2</text:span></text:p>
              </text:list-item>
            </text:list>
          </text:list-item>
          <text:list-item>
            <text:p text:style-name="P122"><text:s/></text:p>
            <text:list>
              <text:list-item>
                <text:p text:style-name="P122">0.61 m<text:span text:style-name="T8">2</text:span></text:p>
              </text:list-item>
              <text:list-item>
                <text:p text:style-name="P122">0.79 m<text:span text:style-name="T8">2</text:span></text:p>
              </text:list-item>
              <text:list-item>
                <text:p text:style-name="P122">0.86 m<text:span text:style-name="T8">2</text:span></text:p>
              </text:list-item>
              <text:list-item>
                <text:p text:style-name="P122">1.27 m<text:span text:style-name="T8">2</text:span></text:p>
              </text:list-item>
            </text:list>
          </text:list-item>
          <text:list-item>
            <text:p text:style-name="P122">38 mg</text:p>
          </text:list-item>
          <text:list-item>
            <text:p text:style-name="P122">18.4 units</text:p>
          </text:list-item>
          <text:list-item>
            <text:p text:style-name="P122"><text:s/></text:p>
            <text:list>
              <text:list-item>
                <text:p text:style-name="P122">2000 mg</text:p>
              </text:list-item>
              <text:list-item>
                <text:p text:style-name="P122">Two of the 1 g vials</text:p>
              </text:list-item>
              <text:list-item>
                <text:p text:style-name="P122">52.6 mL</text:p>
              </text:list-item>
            </text:list>
          </text:list-item>
          <text:list-item>
            <text:p text:style-name="P122"><text:s/></text:p>
            <text:list>
              <text:list-item>
                <text:p text:style-name="P122">54.6 mg</text:p>
              </text:list-item>
              <text:list-item>
                <text:p text:style-name="P122">27.3 mL</text:p>
              </text:list-item>
            </text:list>
          </text:list-item>
          <text:list-item>
            <text:p text:style-name="P122">20.64 mg</text:p>
          </text:list-item>
          <text:list-item>
            <text:p text:style-name="P122">660 mg</text:p>
          </text:list-item>
          <text:list-item>
            <text:p text:style-name="P122"><text:s/></text:p>
            <text:list>
              <text:list-item>
                <text:p text:style-name="P122">9 mL/dose</text:p>
              </text:list-item>
              <text:list-item>
                <text:p text:style-name="P122">91 mL NS</text:p>
              </text:list-item>
              <text:list-item>
                <text:p text:style-name="P122">2 mL (this is the maximum dose)</text:p>
              </text:list-item>
              <text:list-item>
                <text:p text:style-name="P122">42 tablets</text:p>
              </text:list-item>
              <text:list-item>
                <text:p text:style-name="P122">42 tablets</text:p>
              </text:list-item>
            </text:list>
          </text:list-item>
          <text:list-item>
            <text:p text:style-name="P122"><text:s/></text:p>
            <text:list>
              <text:list-item>
                <text:p text:style-name="P122">99.5 mg doxorubicin; 2650 mg cyclophosphamide</text:p>
              </text:list-item>
              <text:list-item>
                <text:p text:style-name="P122">424 mg Herceptin initially (loading dose); 212 mg Herceptin weekly (maintenance dose)</text:p>
              </text:list-item>
            </text:list>
          </text:list-item>
        </text:list>
      </text:section>
      <text:p text:style-name="P5"/>
      <text:section text:style-name="Sect2" text:name="Section83">
        <text:p text:style-name="P5">Worksheet 23-2</text:p>
        <text:list xml:id="list1485190267" text:style-name="L89">
          <text:list-item>
            <text:p text:style-name="P123">2.11 m<text:span text:style-name="T8">2</text:span> </text:p>
          </text:list-item>
          <text:list-item>
            <text:p text:style-name="P123"><text:s/></text:p>
            <text:list>
              <text:list-item>
                <text:p text:style-name="P123">11 mg</text:p>
              </text:list-item>
              <text:list-item>
                <text:p text:style-name="P123">154 mg</text:p>
              </text:list-item>
            </text:list>
          </text:list-item>
          <text:list-item>
            <text:p text:style-name="P123"><text:s/></text:p>
            <text:list>
              <text:list-item>
                <text:p text:style-name="P123">75 kg</text:p>
              </text:list-item>
              <text:list-item>
                <text:p text:style-name="P123">79.9 kg</text:p>
              </text:list-item>
              <text:list-item>
                <text:p text:style-name="P123">109.375 mL/min</text:p>
              </text:list-item>
              <text:list-item>
                <text:p text:style-name="P123">673 mg</text:p>
              </text:list-item>
              <text:list-item>
                <text:p text:style-name="P123">1.98 m<text:span text:style-name="T8">2</text:span> </text:p>
              </text:list-item>
              <text:list-item>
                <text:p text:style-name="P123">198 mg</text:p>
              </text:list-item>
              <text:list-item>
                <text:p text:style-name="P123">990 mg</text:p>
              </text:list-item>
            </text:list>
          </text:list-item>
          <text:list-item>
            <text:p text:style-name="P123">495 mcg/day</text:p>
          </text:list-item>
          <text:list-item>
            <text:p text:style-name="P123">3.2 g</text:p>
          </text:list-item>
          <text:list-item>
            <text:p text:style-name="P123"><text:s/></text:p>
            <text:list>
              <text:list-item>
                <text:p text:style-name="P123">447.5 mcg/day</text:p>
              </text:list-item>
              <text:list-item>
                <text:p text:style-name="P123">8.95 mcg/mL</text:p>
              </text:list-item>
              <text:list-item>
                <text:p text:style-name="P123">50 mg</text:p>
              </text:list-item>
            </text:list>
          </text:list-item>
          <text:list-item>
            <text:p text:style-name="P123">216 mg</text:p>
          </text:list-item>
          <text:list-item>
            <text:p text:style-name="P123">58.4 mg</text:p>
          </text:list-item>
          <text:list-item>
            <text:p text:style-name="P123">2.8 mL</text:p>
          </text:list-item>
          <text:list-item>
            <text:p text:style-name="P123"><text:s/></text:p>
            <text:list>
              <text:list-item>
                <text:p text:style-name="P123">1.72 m<text:span text:style-name="T8">2</text:span> </text:p>
              </text:list-item>
              <text:list-item>
                <text:p text:style-name="P123">1032 mg</text:p>
              </text:list-item>
              <text:list-item>
                <text:p text:style-name="P123">50.1 kg</text:p>
              </text:list-item>
              <text:list-item>
                <text:p text:style-name="P123">80.27 mL/min</text:p>
              </text:list-item>
              <text:list-item>
                <text:p text:style-name="P123">421 mg</text:p>
              </text:list-item>
            </text:list>
          </text:list-item>
          <text:list-item>
            <text:p text:style-name="P123">18 mg/day</text:p>
          </text:list-item>
          <text:list-item>
            <text:p text:style-name="P123">1.6 mg vincristine; 64.44 mg doxorubicin; 480 mg dexamethasone</text:p>
          </text:list-item>
          <text:list-item>
            <text:p text:style-name="P123"><text:s/></text:p>
            <text:list>
              <text:list-item>
                <text:p text:style-name="P123">1515 mg</text:p>
              </text:list-item>
              <text:list-item>
                <text:p text:style-name="P123">101 mg</text:p>
              </text:list-item>
              <text:list-item>
                <text:p text:style-name="P123">2 mg</text:p>
              </text:list-item>
              <text:list-item>
                <text:p text:style-name="P123">2 tablets</text:p>
              </text:list-item>
              <text:list-item>
                <text:p text:style-name="P123">757.5 mg</text:p>
              </text:list-item>
            </text:list>
          </text:list-item>
          <text:list-item>
            <text:p text:style-name="P123"><text:s/></text:p>
            <text:list>
              <text:list-item>
                <text:p text:style-name="P123">250 mg</text:p>
              </text:list-item>
              <text:list-item>
                <text:p text:style-name="P123">12.5 mL</text:p>
              </text:list-item>
              <text:list-item>
                <text:p text:style-name="P123">1 g</text:p>
              </text:list-item>
              <text:list-item>
                <text:p text:style-name="P123">20 mL</text:p>
              </text:list-item>
              <text:list-item>
                <text:p text:style-name="P123">40 mg</text:p>
              </text:list-item>
              <text:list-item>
                <text:p text:style-name="P123">4 mL</text:p>
              </text:list-item>
            </text:list>
          </text:list-item>
          <text:list-item>
            <text:p text:style-name="P123"><text:s/></text:p>
            <text:list>
              <text:list-item>
                <text:p text:style-name="P123">989 mg</text:p>
              </text:list-item>
              <text:list-item>
                <text:p text:style-name="P123">346 mg</text:p>
              </text:list-item>
              <text:list-item>
                <text:p text:style-name="P123">509 mg</text:p>
              </text:list-item>
            </text:list>
          </text:list-item>
        </text:list>
      </text:section>
      <text:p text:style-name="P5"/>
      <text:p text:style-name="P6">Chapter 24 - Drip Rates &amp; Infusion Rates</text:p>
      <text:p text:style-name="P5"/>
      <text:section text:style-name="Sect2" text:name="Section85">
        <text:p text:style-name="P5">Worksheet 24-1</text:p>
        <text:list xml:id="list1085306135" text:style-name="L90">
          <text:list-item>
            <text:p text:style-name="P124">100 mL/hr</text:p>
          </text:list-item>
          <text:list-item>
            <text:p text:style-name="P124">104 mL/hr</text:p>
          </text:list-item>
          <text:list-item>
            <text:p text:style-name="P124">120 mL/hr</text:p>
          </text:list-item>
          <text:list-item>
            <text:p text:style-name="P124">120 mL/hr</text:p>
          </text:list-item>
          <text:list-item>
            <text:p text:style-name="P124"><text:s/></text:p>
            <text:list>
              <text:list-item>
                <text:p text:style-name="P124"><text:soft-page-break/>750 mL/hr</text:p>
              </text:list-item>
              <text:list-item>
                <text:p text:style-name="P124">3 bags</text:p>
              </text:list-item>
            </text:list>
          </text:list-item>
          <text:list-item>
            <text:p text:style-name="P124"><text:s/></text:p>
            <text:list>
              <text:list-item>
                <text:p text:style-name="P124">23 hours 48 minutes</text:p>
              </text:list-item>
              <text:list-item>
                <text:p text:style-name="P124">42 gtt/min</text:p>
              </text:list-item>
            </text:list>
          </text:list-item>
          <text:list-item>
            <text:p text:style-name="P124">125 mL/hr</text:p>
          </text:list-item>
          <text:list-item>
            <text:p text:style-name="P124">175 mL</text:p>
          </text:list-item>
          <text:list-item>
            <text:p text:style-name="P124"><text:s/></text:p>
            <text:list>
              <text:list-item>
                <text:p text:style-name="P124">5 bags</text:p>
              </text:list-item>
              <text:list-item>
                <text:p text:style-name="P124">bag 1 – 0900 on Saturday; bag 2 – 1400 on Saturday; bag 3 – 1900 on Saturday; bag 4 – 0000 on Sunday; bag 5 – 0500 on Sunday</text:p>
              </text:list-item>
            </text:list>
          </text:list-item>
          <text:list-item>
            <text:p text:style-name="P124">42 gtt/min</text:p>
          </text:list-item>
          <text:list-item>
            <text:p text:style-name="P124">1800</text:p>
          </text:list-item>
          <text:list-item>
            <text:p text:style-name="P124"><text:s/></text:p>
            <text:list>
              <text:list-item>
                <text:p text:style-name="P124">96 mL</text:p>
              </text:list-item>
              <text:list-item>
                <text:p text:style-name="P124">19.2 mL/hr</text:p>
              </text:list-item>
              <text:list-item>
                <text:p text:style-name="P124">21 hours</text:p>
              </text:list-item>
            </text:list>
          </text:list-item>
          <text:list-item>
            <text:p text:style-name="P124"><text:s/></text:p>
            <text:list>
              <text:list-item>
                <text:p text:style-name="P124">375 mg</text:p>
              </text:list-item>
              <text:list-item>
                <text:p text:style-name="P124">8 vials</text:p>
              </text:list-item>
              <text:list-item>
                <text:p text:style-name="P124">75 mL of amphotericin B lipid complex; 300 mL of D5W</text:p>
              </text:list-item>
              <text:list-item>
                <text:p text:style-name="P124">187.5 mL/hr</text:p>
              </text:list-item>
              <text:list-item>
                <text:p text:style-name="P124">2 hours</text:p>
              </text:list-item>
              <text:list-item>
                <text:p text:style-name="P124">63 gtt/min</text:p>
              </text:list-item>
            </text:list>
          </text:list-item>
          <text:list-item>
            <text:p text:style-name="P124"><text:s/></text:p>
            <text:list>
              <text:list-item>
                <text:p text:style-name="P124">3.15 mL/hr</text:p>
              </text:list-item>
              <text:list-item>
                <text:p text:style-name="P124">75.6 mL/day</text:p>
              </text:list-item>
            </text:list>
          </text:list-item>
          <text:list-item>
            <text:p text:style-name="P124"><text:s/></text:p>
            <text:list>
              <text:list-item>
                <text:p text:style-name="P124">send 3 bags initially</text:p>
              </text:list-item>
              <text:list-item>
                <text:p text:style-name="P124">2 full bags and a partial bag with 2000 mL left</text:p>
              </text:list-item>
              <text:list-item>
                <text:p text:style-name="P124">no additional bags need to be sent</text:p>
              </text:list-item>
            </text:list>
          </text:list-item>
        </text:list>
      </text:section>
      <text:p text:style-name="P5"/>
      <text:section text:style-name="Sect2" text:name="Section86">
        <text:p text:style-name="P5">Worksheet 24-2</text:p>
        <text:list xml:id="list280228138" text:style-name="L91">
          <text:list-item>
            <text:p text:style-name="P125">150 mL/hr</text:p>
          </text:list-item>
          <text:list-item>
            <text:p text:style-name="P125"><text:s/></text:p>
            <text:list>
              <text:list-item>
                <text:p text:style-name="P125">200 mL/hr</text:p>
              </text:list-item>
              <text:list-item>
                <text:p text:style-name="P125">33 gtt/min</text:p>
              </text:list-item>
            </text:list>
          </text:list-item>
          <text:list-item>
            <text:p text:style-name="P125"><text:s/></text:p>
            <text:list>
              <text:list-item>
                <text:p text:style-name="P125">156.25 mL/hr</text:p>
              </text:list-item>
              <text:list-item>
                <text:p text:style-name="P125">26 gtt/min</text:p>
              </text:list-item>
            </text:list>
          </text:list-item>
          <text:list-item>
            <text:p text:style-name="P125">90 mL/hr</text:p>
          </text:list-item>
          <text:list-item>
            <text:p text:style-name="P125">100 mL/hr</text:p>
          </text:list-item>
          <text:list-item>
            <text:p text:style-name="P125">20 gtt/min</text:p>
          </text:list-item>
          <text:list-item>
            <text:p text:style-name="P125"><text:s/></text:p>
            <text:list>
              <text:list-item>
                <text:p text:style-name="P125">8 hours 20 minutes</text:p>
              </text:list-item>
              <text:list-item>
                <text:p text:style-name="P125">30 gtt/min</text:p>
              </text:list-item>
            </text:list>
          </text:list-item>
          <text:list-item>
            <text:p text:style-name="P125">2.5 mEq KCl/hr</text:p>
          </text:list-item>
          <text:list-item>
            <text:p text:style-name="P125">280 mL</text:p>
          </text:list-item>
          <text:list-item>
            <text:p text:style-name="P125">972 mL/hr</text:p>
          </text:list-item>
          <text:list-item>
            <text:p text:style-name="P125">48 minutes</text:p>
          </text:list-item>
          <text:list-item>
            <text:p text:style-name="P125"><text:s/></text:p>
            <text:list>
              <text:list-item>
                <text:p text:style-name="P125">3 bags</text:p>
              </text:list-item>
              <text:list-item>
                <text:p text:style-name="P125">bag 1 – 1100 on day 1; bag 2 – 1900 on day 1; bag 3 – 0300 on day 2</text:p>
              </text:list-item>
              <text:list-item>
                <text:p text:style-name="P125">21 gtt/min</text:p>
              </text:list-item>
            </text:list>
          </text:list-item>
          <text:list-item>
            <text:p text:style-name="P125"><text:s/></text:p>
            <text:list>
              <text:list-item>
                <text:p text:style-name="P125">2 bags</text:p>
              </text:list-item>
              <text:list-item>
                <text:p text:style-name="P125">bag 1 – 0900 on day 1; bag 2 – 0140 on day 2</text:p>
              </text:list-item>
              <text:list-item>
                <text:p text:style-name="P125">20 gtt/min</text:p>
              </text:list-item>
            </text:list>
          </text:list-item>
          <text:list-item>
            <text:p text:style-name="P125"><text:s/></text:p>
            <text:list>
              <text:list-item>
                <text:p text:style-name="P125">130 mL/hr</text:p>
              </text:list-item>
              <text:list-item>
                <text:p text:style-name="P125">22 gtt/min</text:p>
              </text:list-item>
            </text:list>
          </text:list-item>
          <text:list-item>
            <text:p text:style-name="P125">approximately 0000 (midnight)</text:p>
          </text:list-item>
          <text:list-item>
            <text:p text:style-name="P125"><text:s/>43.4 mL/day</text:p>
          </text:list-item>
          <text:list-item>
            <text:p text:style-name="P125"/>
            <text:list>
              <text:list-item>
                <text:p text:style-name="P125">140 g</text:p>
              </text:list-item>
              <text:list-item>
                <text:p text:style-name="P125">2800 mL</text:p>
              </text:list-item>
              <text:list-item>
                <text:p text:style-name="P125">48 minutes</text:p>
              </text:list-item>
            </text:list>
          </text:list-item>
          <text:list-item>
            <text:p text:style-name="P125"><text:s/></text:p>
            <text:list>
              <text:list-item>
                <text:p text:style-name="P125">send 4 bags initially</text:p>
              </text:list-item>
              <text:list-item>
                <text:p text:style-name="P125">3 bags are left</text:p>
              </text:list-item>
              <text:list-item>
                <text:p text:style-name="P125">1 additional bag should be sent</text:p>
              </text:list-item>
            </text:list>
          </text:list-item>
        </text:list>
      </text:section>
      <text:p text:style-name="P5"/>
      <text:p text:style-name="P6">Chapter 25 - Dilutions &amp; Alligations</text:p>
      <text:p text:style-name="P5"/>
      <text:p text:style-name="P5">Worksheet 25-1</text:p>
      <text:list xml:id="list1677977550" text:style-name="L92">
        <text:list-item>
          <text:p text:style-name="P126">The problem can be solved using either the dilution formula or a series of ratio-proportions. 3%</text:p>
        </text:list-item>
        <text:list-item>
          <text:p text:style-name="P126">The problem can be solved using either the dilution formula or a series of ratio-proportions. 0.5%</text:p>
        </text:list-item>
        <text:list-item>
          <text:p text:style-name="P126">The problem can be solved using either the dilution formula or a series of ratio-proportions. 5%</text:p>
        </text:list-item>
        <text:list-item>
          <text:p text:style-name="P126">The problem can be solved using either the dilution formula or a series of ratio-proportions. 1:3000</text:p>
        </text:list-item>
        <text:list-item>
          <text:p text:style-name="P126">The problem can be solved using either the dilution formula, a series of ratio-proportions, or the alligation method. 5200 mL half-normal saline; 5100 mL diluent</text:p>
        </text:list-item>
        <text:list-item>
          <text:p text:style-name="P126">The problem can be solved using either the dilution formula, a series of ratio-proportions, or the alligation method. 205.7 mL 70% isopropyl alcohol; 274.3 mL water</text:p>
        </text:list-item>
        <text:list-item>
          <text:p text:style-name="P126">The problem can be solved using either the dilution formula, a ratio-proportion, or the alligation method. <text:s/>4 mL <text:span text:style-name="T11">2.5% cortisone acetate suspension; 4 mL NS</text:span></text:p>
        </text:list-item>
        <text:list-item>
          <text:p text:style-name="P126">The problem can be solved using <text:s/>a series of ratio-proportions. 31.9% alcohol</text:p>
        </text:list-item>
        <text:list-item>
          <text:p text:style-name="P126"><text:soft-page-break/>The problem can be solved using either the dilution formula or a series of ratio-proportions. 2.6% amino acid; 17.5% dextrose</text:p>
        </text:list-item>
        <text:list-item>
          <text:p text:style-name="P126">The problem can be solved using the alligation method. 192 mL of 1:10 solution; 808 mL of 1:1000 solution</text:p>
        </text:list-item>
        <text:list-item>
          <text:p text:style-name="P126">The problem can be solved using either the dilution formula, a series of ratio-proportions, or the alligation method. 48 mL of <text:span text:style-name="T11">10% povidone-iodine</text:span></text:p>
        </text:list-item>
        <text:list-item>
          <text:p text:style-name="P126">The problem can be solved using either the dilution formula, a series of ratio-proportions, or the alligation method. 1200 mL of <text:span text:style-name="T11">10% solution</text:span></text:p>
        </text:list-item>
        <text:list-item>
          <text:p text:style-name="P126">The problem can be solved using a series of ratio-proportions. 50.65%</text:p>
        </text:list-item>
        <text:list-item>
          <text:p text:style-name="P126">The problem can be solved using either the dilution formula, a series of ratio-proportions, or the alligation method. 60 mL micronutrients; 470.6 mL of 8.5% amino acids; 71.4 mL of 70% dextrose; 398 mL of sterile water.</text:p>
        </text:list-item>
        <text:list-item>
          <text:p text:style-name="P126">The problem can be solved using a series of ratio-proportions. 71.7% alcohol</text:p>
        </text:list-item>
      </text:list>
      <text:p text:style-name="P5"/>
      <text:p text:style-name="P5">Worksheet 25-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iberation Sans" svg:font-family="'Liberation Sans'"/>
    <style:font-face style:name="Liberation Serif" svg:font-family="'Liberation Serif'"/>
    <style:font-face style:name="Lohit Hindi1" svg:font-family="'Lohit Hindi'"/>
    <style:font-face style:name="OpenSymbol" svg:font-family="OpenSymbol"/>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9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2-18T09:41:47</meta:creation-date>
    <dc:date>2012-02-24T19:26:47</dc:date>
    <dc:creator>Sean Parsons</dc:creator>
    <meta:editing-duration>P3DT4H37M58S</meta:editing-duration>
    <meta:editing-cycles>56</meta:editing-cycles>
    <meta:generator>LibreOffice/3.3$Linux LibreOffice_project/330m19$Build-301</meta:generator>
    <meta:printed-by>Sean Parsons</meta:printed-by>
    <meta:print-date>2011-08-26T14:01:47</meta:print-date>
    <meta:document-statistic meta:table-count="7" meta:image-count="33" meta:object-count="246" meta:page-count="37" meta:paragraph-count="3038" meta:word-count="10802" meta:character-count="48088"/>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52/content.xml><?xml version="1.0" encoding="utf-8"?>
<math xmlns="http://www.w3.org/1998/Math/MathML">
  <semantics>
    <mfrac>
      <mn>1</mn>
      <mn>2</mn>
    </mfrac>
    <annotation encoding="StarMath 5.0">1 over 2</annotation>
  </semantics>
</math>
</file>

<file path=Object 153/content.xml><?xml version="1.0" encoding="utf-8"?>
<math xmlns="http://www.w3.org/1998/Math/MathML">
  <semantics>
    <mfrac>
      <mn>3</mn>
      <mn>4</mn>
    </mfrac>
    <annotation encoding="StarMath 5.0">3 over 4</annotation>
  </semantics>
</math>
</file>

<file path=Object 154/content.xml><?xml version="1.0" encoding="utf-8"?>
<math xmlns="http://www.w3.org/1998/Math/MathML">
  <semantics>
    <mfrac>
      <mn>3</mn>
      <mn>5</mn>
    </mfrac>
    <annotation encoding="StarMath 5.0">3 over 5</annotation>
  </semantics>
</math>
</file>

<file path=Object 155/content.xml><?xml version="1.0" encoding="utf-8"?>
<math xmlns="http://www.w3.org/1998/Math/MathML">
  <semantics>
    <mfrac>
      <mn>7</mn>
      <mn>20</mn>
    </mfrac>
    <annotation encoding="StarMath 5.0">7 over 20</annotation>
  </semantics>
</math>
</file>

<file path=Object 156/content.xml><?xml version="1.0" encoding="utf-8"?>
<math xmlns="http://www.w3.org/1998/Math/MathML">
  <semantics>
    <mfrac>
      <mn>3</mn>
      <mn>10</mn>
    </mfrac>
    <annotation encoding="StarMath 5.0">3 over 10</annotation>
  </semantics>
</math>
</file>

<file path=Object 157/content.xml><?xml version="1.0" encoding="utf-8"?>
<math xmlns="http://www.w3.org/1998/Math/MathML">
  <semantics>
    <mfrac>
      <mn>17</mn>
      <mn>25</mn>
    </mfrac>
    <annotation encoding="StarMath 5.0">17 over 25</annotation>
  </semantics>
</math>
</file>

<file path=Object 158/content.xml><?xml version="1.0" encoding="utf-8"?>
<math xmlns="http://www.w3.org/1998/Math/MathML">
  <semantics>
    <mfrac>
      <mn>41</mn>
      <mn>100</mn>
    </mfrac>
    <annotation encoding="StarMath 5.0">41 over 100</annotation>
  </semantics>
</math>
</file>

<file path=Object 159/content.xml><?xml version="1.0" encoding="utf-8"?>
<math xmlns="http://www.w3.org/1998/Math/MathML">
  <semantics>
    <mfrac>
      <mn>93</mn>
      <mn>100</mn>
    </mfrac>
    <annotation encoding="StarMath 5.0">93 over 100</annotation>
  </semantics>
</math>
</file>

<file path=Object 16/content.xml><?xml version="1.0" encoding="utf-8"?>
<math xmlns="http://www.w3.org/1998/Math/MathML">
  <semantics>
    <mfrac>
      <mn>5</mn>
      <mn>4</mn>
    </mfrac>
    <annotation encoding="StarMath 5.0">{5} over {4}</annotation>
  </semantics>
</math>
</file>

<file path=Object 160/content.xml><?xml version="1.0" encoding="utf-8"?>
<math xmlns="http://www.w3.org/1998/Math/MathML">
  <semantics>
    <mfrac>
      <mn>3</mn>
      <mn>250</mn>
    </mfrac>
    <annotation encoding="StarMath 5.0">3 over 250</annotation>
  </semantics>
</math>
</file>

<file path=Object 161/content.xml><?xml version="1.0" encoding="utf-8"?>
<math xmlns="http://www.w3.org/1998/Math/MathML">
  <semantics>
    <mfrac>
      <mn>1</mn>
      <mn>8</mn>
    </mfrac>
    <annotation encoding="StarMath 5.0">1 over 8</annotation>
  </semantics>
</math>
</file>

<file path=Object 162/content.xml><?xml version="1.0" encoding="utf-8"?>
<math xmlns="http://www.w3.org/1998/Math/MathML">
  <semantics>
    <mfrac>
      <mn>67</mn>
      <mn>100</mn>
    </mfrac>
    <annotation encoding="StarMath 5.0">67 over 100</annotation>
  </semantics>
</math>
</file>

<file path=Object 163/content.xml><?xml version="1.0" encoding="utf-8"?>
<math xmlns="http://www.w3.org/1998/Math/MathML">
  <semantics>
    <mfrac>
      <mn>333</mn>
      <mn>500</mn>
    </mfrac>
    <annotation encoding="StarMath 5.0">333 over 500</annotation>
  </semantics>
</math>
</file>

<file path=Object 164/content.xml><?xml version="1.0" encoding="utf-8"?>
<math xmlns="http://www.w3.org/1998/Math/MathML">
  <semantics>
    <mfrac>
      <mn>9</mn>
      <mn>25</mn>
    </mfrac>
    <annotation encoding="StarMath 5.0">9 over 25</annotation>
  </semantics>
</math>
</file>

<file path=Object 165/content.xml><?xml version="1.0" encoding="utf-8"?>
<math xmlns="http://www.w3.org/1998/Math/MathML">
  <semantics>
    <mfrac>
      <mn>11</mn>
      <mn>10</mn>
    </mfrac>
    <annotation encoding="StarMath 5.0">11 over 10</annotation>
  </semantics>
</math>
</file>

<file path=Object 166/content.xml><?xml version="1.0" encoding="utf-8"?>
<math xmlns="http://www.w3.org/1998/Math/MathML">
  <semantics>
    <mrow>
      <mn>1</mn>
      <mfrac>
        <mn>1</mn>
        <mn>10</mn>
      </mfrac>
    </mrow>
    <annotation encoding="StarMath 5.0">1 1 over 10</annotation>
  </semantics>
</math>
</file>

<file path=Object 167/content.xml><?xml version="1.0" encoding="utf-8"?>
<math xmlns="http://www.w3.org/1998/Math/MathML">
  <semantics>
    <mfrac>
      <mn>4</mn>
      <mn>25</mn>
    </mfrac>
    <annotation encoding="StarMath 5.0">4 over 25</annotation>
  </semantics>
</math>
</file>

<file path=Object 168/content.xml><?xml version="1.0" encoding="utf-8"?>
<math xmlns="http://www.w3.org/1998/Math/MathML">
  <semantics>
    <mfrac>
      <mn>9</mn>
      <mn>20</mn>
    </mfrac>
    <annotation encoding="StarMath 5.0">9 over 20</annotation>
  </semantics>
</math>
</file>

<file path=Object 169/content.xml><?xml version="1.0" encoding="utf-8"?>
<math xmlns="http://www.w3.org/1998/Math/MathML">
  <semantics>
    <mfrac>
      <mn>3</mn>
      <mn>50</mn>
    </mfrac>
    <annotation encoding="StarMath 5.0">3 over 50</annotation>
  </semantics>
</math>
</file>

<file path=Object 17/content.xml><?xml version="1.0" encoding="utf-8"?>
<math xmlns="http://www.w3.org/1998/Math/MathML">
  <semantics>
    <mfrac>
      <mn>8</mn>
      <mn>3</mn>
    </mfrac>
    <annotation encoding="StarMath 5.0">{8} over {3}</annotation>
  </semantics>
</math>
</file>

<file path=Object 170/content.xml><?xml version="1.0" encoding="utf-8"?>
<math xmlns="http://www.w3.org/1998/Math/MathML">
  <semantics>
    <mrow>
      <mn>1</mn>
      <mo stretchy="false">×</mo>
      <msup>
        <mn>10</mn>
        <mn>3</mn>
      </msup>
    </mrow>
    <annotation encoding="StarMath 5.0">1 times 10^3</annotation>
  </semantics>
</math>
</file>

<file path=Object 171/content.xml><?xml version="1.0" encoding="utf-8"?>
<math xmlns="http://www.w3.org/1998/Math/MathML">
  <semantics>
    <mrow>
      <mn>1</mn>
      <mo stretchy="false">×</mo>
      <msup>
        <mn>10</mn>
        <mn>0</mn>
      </msup>
    </mrow>
    <annotation encoding="StarMath 5.0">1 times 10^0</annotation>
  </semantics>
</math>
</file>

<file path=Object 172/content.xml><?xml version="1.0" encoding="utf-8"?>
<math xmlns="http://www.w3.org/1998/Math/MathML">
  <semantics>
    <mrow>
      <mn>6.7</mn>
      <mo stretchy="false">×</mo>
      <msup>
        <mn>10</mn>
        <mn>7</mn>
      </msup>
    </mrow>
    <annotation encoding="StarMath 5.0">6.7 times 10^7</annotation>
  </semantics>
</math>
</file>

<file path=Object 173/content.xml><?xml version="1.0" encoding="utf-8"?>
<math xmlns="http://www.w3.org/1998/Math/MathML">
  <semantics>
    <mrow>
      <mn>1</mn>
      <mo stretchy="false">×</mo>
      <msup>
        <mn>10</mn>
        <mrow>
          <mo stretchy="false">−</mo>
          <mn>1</mn>
        </mrow>
      </msup>
    </mrow>
    <annotation encoding="StarMath 5.0">1 times 10^{-1}</annotation>
  </semantics>
</math>
</file>

<file path=Object 174/content.xml><?xml version="1.0" encoding="utf-8"?>
<math xmlns="http://www.w3.org/1998/Math/MathML">
  <semantics>
    <mrow>
      <mn>3.06</mn>
      <mo stretchy="false">×</mo>
      <msup>
        <mn>10</mn>
        <mrow>
          <mo stretchy="false">−</mo>
          <mn>3</mn>
        </mrow>
      </msup>
    </mrow>
    <annotation encoding="StarMath 5.0">3.06 times 10^{-3}</annotation>
  </semantics>
</math>
</file>

<file path=Object 175/content.xml><?xml version="1.0" encoding="utf-8"?>
<math xmlns="http://www.w3.org/1998/Math/MathML">
  <semantics>
    <mrow>
      <mn>1</mn>
      <mo stretchy="false">×</mo>
      <msup>
        <mn>10</mn>
        <mn>6</mn>
      </msup>
    </mrow>
    <annotation encoding="StarMath 5.0">1 times 10^6</annotation>
  </semantics>
</math>
</file>

<file path=Object 176/content.xml><?xml version="1.0" encoding="utf-8"?>
<math xmlns="http://www.w3.org/1998/Math/MathML">
  <semantics>
    <mrow>
      <mn>9.09</mn>
      <mo stretchy="false">×</mo>
      <msup>
        <mn>10</mn>
        <mn>5</mn>
      </msup>
    </mrow>
    <annotation encoding="StarMath 5.0">9.09 times 10^5</annotation>
  </semantics>
</math>
</file>

<file path=Object 177/content.xml><?xml version="1.0" encoding="utf-8"?>
<math xmlns="http://www.w3.org/1998/Math/MathML">
  <semantics>
    <mrow>
      <mrow>
        <mn>1</mn>
        <mo stretchy="false">×</mo>
        <mn>10</mn>
      </mrow>
      <mrow>
        <mo stretchy="false">−</mo>
        <mn>3</mn>
      </mrow>
    </mrow>
    <annotation encoding="StarMath 5.0">1 times 10{-3}</annotation>
  </semantics>
</math>
</file>

<file path=Object 178/content.xml><?xml version="1.0" encoding="utf-8"?>
<math xmlns="http://www.w3.org/1998/Math/MathML">
  <semantics>
    <mrow>
      <mn>2.8</mn>
      <mo stretchy="false">×</mo>
      <msup>
        <mn>10</mn>
        <mrow>
          <mo stretchy="false">−</mo>
          <mn>4</mn>
        </mrow>
      </msup>
    </mrow>
    <annotation encoding="StarMath 5.0">2.8 times 10^{-4}</annotation>
  </semantics>
</math>
</file>

<file path=Object 179/content.xml><?xml version="1.0" encoding="utf-8"?>
<math xmlns="http://www.w3.org/1998/Math/MathML">
  <semantics>
    <mrow>
      <mn>6.14</mn>
      <mo stretchy="false">×</mo>
      <msup>
        <mn>10</mn>
        <mrow>
          <mo stretchy="false">−</mo>
          <mn>7</mn>
        </mrow>
      </msup>
    </mrow>
    <annotation encoding="StarMath 5.0">6.14 times 10^{-7}</annotation>
  </semantics>
</math>
</file>

<file path=Object 18/content.xml><?xml version="1.0" encoding="utf-8"?>
<math xmlns="http://www.w3.org/1998/Math/MathML">
  <semantics>
    <mfrac>
      <mn>12</mn>
      <mn>5</mn>
    </mfrac>
    <annotation encoding="StarMath 5.0">{12} over {5}</annotation>
  </semantics>
</math>
</file>

<file path=Object 180/content.xml><?xml version="1.0" encoding="utf-8"?>
<math xmlns="http://www.w3.org/1998/Math/MathML">
  <semantics>
    <mrow>
      <mn>1</mn>
      <mo stretchy="false">×</mo>
      <msup>
        <mn>10</mn>
        <mn>7</mn>
      </msup>
    </mrow>
    <annotation encoding="StarMath 5.0">1 times 10^7</annotation>
  </semantics>
</math>
</file>

<file path=Object 181/content.xml><?xml version="1.0" encoding="utf-8"?>
<math xmlns="http://www.w3.org/1998/Math/MathML">
  <semantics>
    <mrow>
      <mn>3.51</mn>
      <mo stretchy="false">×</mo>
      <msup>
        <mn>10</mn>
        <mn>2</mn>
      </msup>
    </mrow>
    <annotation encoding="StarMath 5.0">3.51 times 10^2</annotation>
  </semantics>
</math>
</file>

<file path=Object 182/content.xml><?xml version="1.0" encoding="utf-8"?>
<math xmlns="http://www.w3.org/1998/Math/MathML">
  <semantics>
    <mrow>
      <mn>7.1</mn>
      <mo stretchy="false">×</mo>
      <msup>
        <mn>10</mn>
        <mn>3</mn>
      </msup>
    </mrow>
    <annotation encoding="StarMath 5.0">7.1 times 10^3</annotation>
  </semantics>
</math>
</file>

<file path=Object 183/content.xml><?xml version="1.0" encoding="utf-8"?>
<math xmlns="http://www.w3.org/1998/Math/MathML">
  <semantics>
    <mrow>
      <mn>3.7</mn>
      <mo stretchy="false">×</mo>
      <msup>
        <mn>10</mn>
        <mrow>
          <mo stretchy="false">−</mo>
          <mn>2</mn>
        </mrow>
      </msup>
    </mrow>
    <annotation encoding="StarMath 5.0">3.7 times 10^{-2}</annotation>
  </semantics>
</math>
</file>

<file path=Object 184/content.xml><?xml version="1.0" encoding="utf-8"?>
<math xmlns="http://www.w3.org/1998/Math/MathML">
  <semantics>
    <mrow>
      <mn>3.75</mn>
      <mo stretchy="false">×</mo>
      <msup>
        <mn>10</mn>
        <mrow>
          <mo stretchy="false">−</mo>
          <mn>1</mn>
        </mrow>
      </msup>
    </mrow>
    <annotation encoding="StarMath 5.0">3.75 times 10^{-1}</annotation>
  </semantics>
</math>
</file>

<file path=Object 185/content.xml><?xml version="1.0" encoding="utf-8"?>
<math xmlns="http://www.w3.org/1998/Math/MathML">
  <semantics>
    <mrow>
      <msup>
        <mn>6.4</mn>
        <mn>10</mn>
      </msup>
      <mrow>
        <mo stretchy="false">−</mo>
        <mn>3</mn>
      </mrow>
    </mrow>
    <annotation encoding="StarMath 5.0">6.4^10{-3}</annotation>
  </semantics>
</math>
</file>

<file path=Object 186/content.xml><?xml version="1.0" encoding="utf-8"?>
<math xmlns="http://www.w3.org/1998/Math/MathML">
  <semantics>
    <mrow>
      <mn>1</mn>
      <mo stretchy="false">×</mo>
      <msup>
        <mn>10</mn>
        <mn>6</mn>
      </msup>
    </mrow>
    <annotation encoding="StarMath 5.0">1 times 10^6</annotation>
  </semantics>
</math>
</file>

<file path=Object 187/content.xml><?xml version="1.0" encoding="utf-8"?>
<math xmlns="http://www.w3.org/1998/Math/MathML">
  <semantics>
    <mrow>
      <mn>3.5</mn>
      <mo stretchy="false">×</mo>
      <msup>
        <mn>10</mn>
        <mn>1</mn>
      </msup>
    </mrow>
    <annotation encoding="StarMath 5.0">3.5 times 10^1</annotation>
  </semantics>
</math>
</file>

<file path=Object 188/content.xml><?xml version="1.0" encoding="utf-8"?>
<math xmlns="http://www.w3.org/1998/Math/MathML">
  <semantics>
    <mrow>
      <mn>6.1</mn>
      <mo stretchy="false">×</mo>
      <msup>
        <mn>10</mn>
        <mn>3</mn>
      </msup>
    </mrow>
    <annotation encoding="StarMath 5.0">6.1 times 10^3</annotation>
  </semantics>
</math>
</file>

<file path=Object 189/content.xml><?xml version="1.0" encoding="utf-8"?>
<math xmlns="http://www.w3.org/1998/Math/MathML">
  <semantics>
    <mrow>
      <mn>3.7</mn>
      <mo stretchy="false">×</mo>
      <msup>
        <mn>10</mn>
        <mrow>
          <mo stretchy="false">−</mo>
          <mn>1</mn>
        </mrow>
      </msup>
    </mrow>
    <annotation encoding="StarMath 5.0">3.7 times 10^{-1}</annotation>
  </semantics>
</math>
</file>

<file path=Object 19/content.xml><?xml version="1.0" encoding="utf-8"?>
<math xmlns="http://www.w3.org/1998/Math/MathML">
  <semantics>
    <mfrac>
      <mn>18</mn>
      <mn>7</mn>
    </mfrac>
    <annotation encoding="StarMath 5.0">{18} over {7}</annotation>
  </semantics>
</math>
</file>

<file path=Object 190/content.xml><?xml version="1.0" encoding="utf-8"?>
<math xmlns="http://www.w3.org/1998/Math/MathML">
  <semantics>
    <mrow>
      <mn>3.75</mn>
      <mo stretchy="false">×</mo>
      <msup>
        <mn>10</mn>
        <mrow>
          <mo stretchy="false">−</mo>
          <mn>1</mn>
        </mrow>
      </msup>
    </mrow>
    <annotation encoding="StarMath 5.0">3.75 times 10^{-1}</annotation>
  </semantics>
</math>
</file>

<file path=Object 191/content.xml><?xml version="1.0" encoding="utf-8"?>
<math xmlns="http://www.w3.org/1998/Math/MathML">
  <semantics>
    <mrow>
      <mn>5.6</mn>
      <mo stretchy="false">×</mo>
      <msup>
        <mn>10</mn>
        <mrow>
          <mo stretchy="false">−</mo>
          <mn>3</mn>
        </mrow>
      </msup>
    </mrow>
    <annotation encoding="StarMath 5.0">5.6 times 10^{-3}</annotation>
  </semantics>
</math>
</file>

<file path=Object 192/content.xml><?xml version="1.0" encoding="utf-8"?>
<math xmlns="http://www.w3.org/1998/Math/MathML">
  <semantics>
    <mrow>
      <mn>6</mn>
      <mo stretchy="false">×</mo>
      <msup>
        <mn>10</mn>
        <mn>12</mn>
      </msup>
    </mrow>
    <annotation encoding="StarMath 5.0">6 times 10^12</annotation>
  </semantics>
</math>
</file>

<file path=Object 193/content.xml><?xml version="1.0" encoding="utf-8"?>
<math xmlns="http://www.w3.org/1998/Math/MathML">
  <semantics>
    <mrow>
      <mn>5</mn>
      <mo stretchy="false">×</mo>
      <msup>
        <mn>10</mn>
        <mn>7</mn>
      </msup>
    </mrow>
    <annotation encoding="StarMath 5.0">5 times 10^7</annotation>
  </semantics>
</math>
</file>

<file path=Object 194/content.xml><?xml version="1.0" encoding="utf-8"?>
<math xmlns="http://www.w3.org/1998/Math/MathML">
  <semantics>
    <mrow>
      <mfrac>
        <mn>3</mn>
        <mi mathvariant="normal">x</mi>
      </mfrac>
      <mo stretchy="false">=</mo>
      <mfrac>
        <mn>6</mn>
        <mn>7</mn>
      </mfrac>
    </mrow>
    <annotation encoding="StarMath 5.0">{{3} over {x}}={{6} over {7}}</annotation>
  </semantics>
</math>
</file>

<file path=Object 195/content.xml><?xml version="1.0" encoding="utf-8"?>
<math xmlns="http://www.w3.org/1998/Math/MathML">
  <semantics>
    <mrow>
      <mfrac>
        <mn>5</mn>
        <mn>8</mn>
      </mfrac>
      <mo stretchy="false">=</mo>
      <mfrac>
        <mi mathvariant="normal">N</mi>
        <mn>10</mn>
      </mfrac>
    </mrow>
    <annotation encoding="StarMath 5.0">{{5} over {8}}={{N} over {10}}</annotation>
  </semantics>
</math>
</file>

<file path=Object 196/content.xml><?xml version="1.0" encoding="utf-8"?>
<math xmlns="http://www.w3.org/1998/Math/MathML">
  <semantics>
    <mrow>
      <mfrac>
        <mi mathvariant="normal">K</mi>
        <mn>8</mn>
      </mfrac>
      <mo stretchy="false">=</mo>
      <mfrac>
        <mn>4</mn>
        <mn>16</mn>
      </mfrac>
    </mrow>
    <annotation encoding="StarMath 5.0">{{K} over {8}}={{4} over {16}}</annotation>
  </semantics>
</math>
</file>

<file path=Object 197/content.xml><?xml version="1.0" encoding="utf-8"?>
<math xmlns="http://www.w3.org/1998/Math/MathML">
  <semantics>
    <mrow>
      <mfrac>
        <mn>7</mn>
        <mn>9</mn>
      </mfrac>
      <mo stretchy="false">=</mo>
      <mfrac>
        <mn>14</mn>
        <mi mathvariant="normal">N</mi>
      </mfrac>
    </mrow>
    <annotation encoding="StarMath 5.0">{{7} over {9}}={{14} over {N}}</annotation>
  </semantics>
</math>
</file>

<file path=Object 198/content.xml><?xml version="1.0" encoding="utf-8"?>
<math xmlns="http://www.w3.org/1998/Math/MathML">
  <semantics>
    <mrow>
      <mfrac>
        <mn>2</mn>
        <mn>3</mn>
      </mfrac>
      <mo stretchy="false">=</mo>
      <mfrac>
        <mi mathvariant="normal">x</mi>
        <mn>9</mn>
      </mfrac>
    </mrow>
    <annotation encoding="StarMath 5.0">{{2} over {3}}={{x} over {9}}</annotation>
  </semantics>
</math>
</file>

<file path=Object 199/content.xml><?xml version="1.0" encoding="utf-8"?>
<math xmlns="http://www.w3.org/1998/Math/MathML">
  <semantics>
    <mrow>
      <mfrac>
        <mn>7</mn>
        <mi mathvariant="normal">N</mi>
      </mfrac>
      <mo stretchy="false">=</mo>
      <mfrac>
        <mn>14</mn>
        <mn>28</mn>
      </mfrac>
    </mrow>
    <annotation encoding="StarMath 5.0">{{7} over {N}}={{14} over {28}}</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00/content.xml><?xml version="1.0" encoding="utf-8"?>
<math xmlns="http://www.w3.org/1998/Math/MathML">
  <semantics>
    <mrow>
      <mrow>
        <mrow>
          <mfrac>
            <mrow>
              <mn>3</mn>
              <mi>days</mi>
            </mrow>
            <mn>1</mn>
          </mfrac>
          <mo stretchy="false">×</mo>
          <mfrac>
            <mrow>
              <mn>2</mn>
              <mi>doses</mi>
            </mrow>
            <mi>day</mi>
          </mfrac>
        </mrow>
        <mo stretchy="false">×</mo>
        <mfrac>
          <mrow>
            <mn>1</mn>
            <mi>tab</mi>
          </mrow>
          <mi>dose</mi>
        </mfrac>
      </mrow>
      <mo stretchy="false">=</mo>
      <mrow>
        <mn>6</mn>
        <mi>tablets</mi>
      </mrow>
    </mrow>
    <annotation encoding="StarMath 5.0">{{3 days} over {1}} times {{2 doses} over {day}} times {{1 tab} over {dose}}={6 tablets}</annotation>
  </semantics>
</math>
</file>

<file path=Object 201/content.xml><?xml version="1.0" encoding="utf-8"?>
<math xmlns="http://www.w3.org/1998/Math/MathML">
  <semantics>
    <mrow>
      <mrow>
        <mrow>
          <mfrac>
            <mrow>
              <mn>7</mn>
              <mi>days</mi>
            </mrow>
            <mn>1</mn>
          </mfrac>
          <mo stretchy="false">×</mo>
          <mfrac>
            <mrow>
              <mn>4</mn>
              <mi>doses</mi>
            </mrow>
            <mi>day</mi>
          </mfrac>
        </mrow>
        <mo stretchy="false">×</mo>
        <mfrac>
          <mrow>
            <mn>1</mn>
            <mi>cap</mi>
          </mrow>
          <mi>dose</mi>
        </mfrac>
      </mrow>
      <mo stretchy="false">=</mo>
      <mrow>
        <mn>28</mn>
        <mi>capsules</mi>
      </mrow>
    </mrow>
    <annotation encoding="StarMath 5.0">{{7 days} over {1}} times {{4 doses} over {day}} times {{1 cap} over {dose}}={28 capsules}</annotation>
  </semantics>
</math>
</file>

<file path=Object 202/content.xml><?xml version="1.0" encoding="utf-8"?>
<math xmlns="http://www.w3.org/1998/Math/MathML">
  <semantics>
    <mrow>
      <mrow>
        <mrow>
          <mfrac>
            <mrow>
              <mn>4</mn>
              <mi>days</mi>
            </mrow>
            <mn>1</mn>
          </mfrac>
          <mo stretchy="false">×</mo>
          <mfrac>
            <mrow>
              <mn>4</mn>
              <mi>doses</mi>
            </mrow>
            <mi>day</mi>
          </mfrac>
        </mrow>
        <mo stretchy="false">×</mo>
        <mfrac>
          <mrow>
            <mn>1</mn>
            <mi>tab</mi>
          </mrow>
          <mi>dose</mi>
        </mfrac>
      </mrow>
      <mo stretchy="false">=</mo>
      <mrow>
        <mn>16</mn>
        <mi>tablets</mi>
      </mrow>
    </mrow>
    <annotation encoding="StarMath 5.0">{{4 days} over {1}} times {{4 doses} over {day}} times {{1 tab} over {dose}}={16 tablets}</annotation>
  </semantics>
</math>
</file>

<file path=Object 203/content.xml><?xml version="1.0" encoding="utf-8"?>
<math xmlns="http://www.w3.org/1998/Math/MathML">
  <semantics>
    <mrow>
      <mrow>
        <mrow>
          <mfrac>
            <mrow>
              <mn>10</mn>
              <mi>days</mi>
            </mrow>
            <mn>1</mn>
          </mfrac>
          <mo stretchy="false">×</mo>
          <mfrac>
            <mrow>
              <mn>1</mn>
              <mi>doses</mi>
            </mrow>
            <mi>day</mi>
          </mfrac>
        </mrow>
        <mo stretchy="false">×</mo>
        <mfrac>
          <mrow>
            <mn>1</mn>
            <mi>tab</mi>
          </mrow>
          <mi>dose</mi>
        </mfrac>
      </mrow>
      <mo stretchy="false">=</mo>
      <mrow>
        <mn>10</mn>
        <mi>tablets</mi>
      </mrow>
    </mrow>
    <annotation encoding="StarMath 5.0">{{10 days} over {1}} times {{1 doses} over {day}} times {{1 tab} over {dose}}={10 tablets}</annotation>
  </semantics>
</math>
</file>

<file path=Object 204/content.xml><?xml version="1.0" encoding="utf-8"?>
<math xmlns="http://www.w3.org/1998/Math/MathML">
  <semantics>
    <mrow>
      <mrow>
        <mrow>
          <mfrac>
            <mrow>
              <mn>30</mn>
              <mi>days</mi>
            </mrow>
            <mn>1</mn>
          </mfrac>
          <mo stretchy="false">×</mo>
          <mfrac>
            <mrow>
              <mn>2</mn>
              <mi>doses</mi>
            </mrow>
            <mi>day</mi>
          </mfrac>
        </mrow>
        <mo stretchy="false">×</mo>
        <mfrac>
          <mrow>
            <mn>1</mn>
            <mi>tab</mi>
          </mrow>
          <mi>dose</mi>
        </mfrac>
      </mrow>
      <mo stretchy="false">=</mo>
      <mrow>
        <mn>60</mn>
        <mi>tablets</mi>
      </mrow>
    </mrow>
    <annotation encoding="StarMath 5.0">{{30 days} over {1}} times {{2 doses} over {day}} times {{1 tab} over {dose}}={60 tablets}</annotation>
  </semantics>
</math>
</file>

<file path=Object 205/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06/content.xml><?xml version="1.0" encoding="utf-8"?>
<math xmlns="http://www.w3.org/1998/Math/MathML">
  <semantics>
    <mrow>
      <mrow>
        <mrow>
          <mfrac>
            <mrow>
              <mn>34</mn>
              <mi>days</mi>
            </mrow>
            <mn>1</mn>
          </mfrac>
          <mo stretchy="false">×</mo>
          <mfrac>
            <mrow>
              <mn>2</mn>
              <mi>doses</mi>
            </mrow>
            <mi>day</mi>
          </mfrac>
        </mrow>
        <mo stretchy="false">×</mo>
        <mfrac>
          <mrow>
            <mn>1</mn>
            <mi>tab</mi>
          </mrow>
          <mi>dose</mi>
        </mfrac>
      </mrow>
      <mo stretchy="false">=</mo>
      <mrow>
        <mn>68</mn>
        <mi>tablets</mi>
      </mrow>
    </mrow>
    <annotation encoding="StarMath 5.0">{{34 days} over {1}} times {{2 doses} over {day}} times {{1 tab} over {dose}}={68 tablets}</annotation>
  </semantics>
</math>
</file>

<file path=Object 207/content.xml><?xml version="1.0" encoding="utf-8"?>
<math xmlns="http://www.w3.org/1998/Math/MathML">
  <semantics>
    <mrow>
      <mrow>
        <mfrac>
          <mrow>
            <mn>4</mn>
            <mi>weeks</mi>
          </mrow>
          <mn>1</mn>
        </mfrac>
        <mo stretchy="false">×</mo>
        <mfrac>
          <mrow>
            <mn>1</mn>
            <mi>capsule</mi>
          </mrow>
          <mi>week</mi>
        </mfrac>
      </mrow>
      <mo stretchy="false">=</mo>
      <mrow>
        <mn>4</mn>
        <mi>capsules</mi>
      </mrow>
    </mrow>
    <annotation encoding="StarMath 5.0">{{4 weeks} over {1}} times {{1 capsule} over {week}}={4 capsules}</annotation>
  </semantics>
</math>
</file>

<file path=Object 208/content.xml><?xml version="1.0" encoding="utf-8"?>
<math xmlns="http://www.w3.org/1998/Math/MathML">
  <semantics>
    <mrow>
      <mrow>
        <mrow>
          <mfrac>
            <mrow>
              <mn>21</mn>
              <mi>days</mi>
            </mrow>
            <mn>1</mn>
          </mfrac>
          <mo stretchy="false">×</mo>
          <mfrac>
            <mrow>
              <mn>3</mn>
              <mi>doses</mi>
            </mrow>
            <mi>day</mi>
          </mfrac>
        </mrow>
        <mo stretchy="false">×</mo>
        <mfrac>
          <mrow>
            <mn>1</mn>
            <mi>tab</mi>
          </mrow>
          <mi>dose</mi>
        </mfrac>
      </mrow>
      <mo stretchy="false">=</mo>
      <mrow>
        <mn>63</mn>
        <mi>tablets</mi>
      </mrow>
    </mrow>
    <annotation encoding="StarMath 5.0">{{21 days} over {1}} times {{3 doses} over {day}} times {{1 tab} over {dose}}={63 tablets}</annotation>
  </semantics>
</math>
</file>

<file path=Object 209/content.xml><?xml version="1.0" encoding="utf-8"?>
<math xmlns="http://www.w3.org/1998/Math/MathML">
  <semantics>
    <mrow>
      <mrow>
        <mrow>
          <mrow>
            <mfrac>
              <mrow>
                <mn>72</mn>
                <mi>hr</mi>
              </mrow>
              <mn>1</mn>
            </mfrac>
            <mo stretchy="false">×</mo>
            <mfrac>
              <mrow>
                <mn>1</mn>
                <mi>day</mi>
              </mrow>
              <mrow>
                <mn>24</mn>
                <mi>hr</mi>
              </mrow>
            </mfrac>
          </mrow>
          <mo stretchy="false">×</mo>
          <mfrac>
            <mrow>
              <mn>4</mn>
              <mi>doses</mi>
            </mrow>
            <mi>day</mi>
          </mfrac>
        </mrow>
        <mo stretchy="false">×</mo>
        <mfrac>
          <mrow>
            <mn>1</mn>
            <mi>tab</mi>
          </mrow>
          <mi>dose</mi>
        </mfrac>
      </mrow>
      <mo stretchy="false">=</mo>
      <mrow>
        <mn>12</mn>
        <mi>tablets</mi>
      </mrow>
    </mrow>
    <annotation encoding="StarMath 5.0">{{72 hr} over {1}} times {{1 day} over {24 hr}} times {{4 doses} over {day}} times {{1 tab} over {dose}}={12 tablets}</annotation>
  </semantics>
</math>
</file>

<file path=Object 21/content.xml><?xml version="1.0" encoding="utf-8"?>
<math xmlns="http://www.w3.org/1998/Math/MathML">
  <semantics>
    <mfrac>
      <mn>22</mn>
      <mn>2</mn>
    </mfrac>
    <annotation encoding="StarMath 5.0">{22} over {2}</annotation>
  </semantics>
</math>
</file>

<file path=Object 210/content.xml><?xml version="1.0" encoding="utf-8"?>
<math xmlns="http://www.w3.org/1998/Math/MathML">
  <semantics>
    <mrow>
      <mfrac>
        <mn>4</mn>
        <mi mathvariant="normal">X</mi>
      </mfrac>
      <mo stretchy="false">=</mo>
      <mfrac>
        <mn>7</mn>
        <mn>9</mn>
      </mfrac>
    </mrow>
    <annotation encoding="StarMath 5.0">{{4} over {X}}={{7} over {9}}</annotation>
  </semantics>
</math>
</file>

<file path=Object 211/content.xml><?xml version="1.0" encoding="utf-8"?>
<math xmlns="http://www.w3.org/1998/Math/MathML">
  <semantics>
    <mrow>
      <mfrac>
        <mn>3</mn>
        <mn>5</mn>
      </mfrac>
      <mo stretchy="false">=</mo>
      <mfrac>
        <mi mathvariant="normal">N</mi>
        <mn>8</mn>
      </mfrac>
    </mrow>
    <annotation encoding="StarMath 5.0">{{3} over {5}}={{N} over {8}}</annotation>
  </semantics>
</math>
</file>

<file path=Object 212/content.xml><?xml version="1.0" encoding="utf-8"?>
<math xmlns="http://www.w3.org/1998/Math/MathML">
  <semantics>
    <mrow>
      <mfrac>
        <mi mathvariant="normal">N</mi>
        <mn>72</mn>
      </mfrac>
      <mo stretchy="false">=</mo>
      <mfrac>
        <mn>4.8</mn>
        <mn>12.0</mn>
      </mfrac>
    </mrow>
    <annotation encoding="StarMath 5.0">{{N} over {72}}={{4.8} over {12.0}}</annotation>
  </semantics>
</math>
</file>

<file path=Object 213/content.xml><?xml version="1.0" encoding="utf-8"?>
<math xmlns="http://www.w3.org/1998/Math/MathML">
  <semantics>
    <mrow>
      <mfrac>
        <mn>15.0</mn>
        <mi mathvariant="normal">N</mi>
      </mfrac>
      <mo stretchy="false">=</mo>
      <mfrac>
        <mn>31.0</mn>
        <mn>1</mn>
      </mfrac>
    </mrow>
    <annotation encoding="StarMath 5.0">{{15.0} over {N}}={{31.0} over {1}}</annotation>
  </semantics>
</math>
</file>

<file path=Object 214/content.xml><?xml version="1.0" encoding="utf-8"?>
<math xmlns="http://www.w3.org/1998/Math/MathML">
  <semantics>
    <mrow>
      <mfrac>
        <mn>5</mn>
        <mn>17.1</mn>
      </mfrac>
      <mo stretchy="false">=</mo>
      <mfrac>
        <mi mathvariant="normal">N</mi>
        <mn>2</mn>
      </mfrac>
    </mrow>
    <annotation encoding="StarMath 5.0">{{5} over {17.1}}={{N} over {2}}</annotation>
  </semantics>
</math>
</file>

<file path=Object 215/content.xml><?xml version="1.0" encoding="utf-8"?>
<math xmlns="http://www.w3.org/1998/Math/MathML">
  <semantics>
    <mrow>
      <mfrac>
        <mn>315</mn>
        <mn>32</mn>
      </mfrac>
      <mo stretchy="false">=</mo>
      <mfrac>
        <mi mathvariant="normal">N</mi>
        <mn>35</mn>
      </mfrac>
    </mrow>
    <annotation encoding="StarMath 5.0">{{315} over {32}}={{N} over {35}}</annotation>
  </semantics>
</math>
</file>

<file path=Object 216/content.xml><?xml version="1.0" encoding="utf-8"?>
<math xmlns="http://www.w3.org/1998/Math/MathML"/>
</file>

<file path=Object 217/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18/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19/content.xml><?xml version="1.0" encoding="utf-8"?>
<math xmlns="http://www.w3.org/1998/Math/MathML">
  <semantics>
    <mrow>
      <mrow>
        <mrow>
          <mfrac>
            <mrow>
              <mn>90</mn>
              <mi>days</mi>
            </mrow>
            <mn>1</mn>
          </mfrac>
          <mo stretchy="false">×</mo>
          <mfrac>
            <mrow>
              <mn>4</mn>
              <mi>doses</mi>
            </mrow>
            <mi>day</mi>
          </mfrac>
        </mrow>
        <mo stretchy="false">×</mo>
        <mfrac>
          <mrow>
            <mn>1</mn>
            <mi>tab</mi>
          </mrow>
          <mi>dose</mi>
        </mfrac>
      </mrow>
      <mo stretchy="false">=</mo>
      <mrow>
        <mn>360</mn>
        <mi>tablets</mi>
      </mrow>
    </mrow>
    <annotation encoding="StarMath 5.0">{{90 days} over {1}} times {{4 doses} over {day}} times {{1 tab} over {dose}}={360 tablets}</annotation>
  </semantics>
</math>
</file>

<file path=Object 22/content.xml><?xml version="1.0" encoding="utf-8"?>
<math xmlns="http://www.w3.org/1998/Math/MathML">
  <semantics>
    <mfrac>
      <mn>35</mn>
      <mn>5</mn>
    </mfrac>
    <annotation encoding="StarMath 5.0">{35} over {5}</annotation>
  </semantics>
</math>
</file>

<file path=Object 220/content.xml><?xml version="1.0" encoding="utf-8"?>
<math xmlns="http://www.w3.org/1998/Math/MathML">
  <semantics>
    <mrow>
      <mrow>
        <mrow>
          <mfrac>
            <mrow>
              <mn>28</mn>
              <mi>days</mi>
            </mrow>
            <mn>1</mn>
          </mfrac>
          <mo stretchy="false">×</mo>
          <mfrac>
            <mrow>
              <mn>4</mn>
              <mi>doses</mi>
            </mrow>
            <mi>day</mi>
          </mfrac>
        </mrow>
        <mo stretchy="false">×</mo>
        <mfrac>
          <mrow>
            <mn>1</mn>
            <mi>cap</mi>
          </mrow>
          <mi>dose</mi>
        </mfrac>
      </mrow>
      <mo stretchy="false">=</mo>
      <mrow>
        <mn>112</mn>
        <mi>capsules</mi>
      </mrow>
    </mrow>
    <annotation encoding="StarMath 5.0">{{28 days} over {1}} times {{4 doses} over {day}} times {{1 cap} over {dose}}={112 capsules}</annotation>
  </semantics>
</math>
</file>

<file path=Object 221/content.xml><?xml version="1.0" encoding="utf-8"?>
<math xmlns="http://www.w3.org/1998/Math/MathML">
  <semantics>
    <mrow>
      <mrow>
        <mrow>
          <mfrac>
            <mrow>
              <mn>4</mn>
              <mi>days</mi>
            </mrow>
            <mn>1</mn>
          </mfrac>
          <mo stretchy="false">×</mo>
          <mfrac>
            <mrow>
              <mn>1</mn>
              <mi>dose</mi>
            </mrow>
            <mi>day</mi>
          </mfrac>
        </mrow>
        <mo stretchy="false">×</mo>
        <mfrac>
          <mrow>
            <mn>1</mn>
            <mi>tab</mi>
          </mrow>
          <mi>dose</mi>
        </mfrac>
      </mrow>
      <mo stretchy="false">=</mo>
      <mrow>
        <mn>4</mn>
        <mi>tablets</mi>
      </mrow>
    </mrow>
    <annotation encoding="StarMath 5.0">{{4 days} over {1}} times {{1 dose} over {day}} times {{1 tab} over {dose}}={4 tablets}</annotation>
  </semantics>
</math>
</file>

<file path=Object 222/content.xml><?xml version="1.0" encoding="utf-8"?>
<math xmlns="http://www.w3.org/1998/Math/MathML">
  <semantics>
    <mrow>
      <mrow>
        <mrow>
          <mfrac>
            <mrow>
              <mn>30</mn>
              <mi>days</mi>
            </mrow>
            <mn>1</mn>
          </mfrac>
          <mo stretchy="false">×</mo>
          <mfrac>
            <mrow>
              <mn>3</mn>
              <mi>doses</mi>
            </mrow>
            <mi>day</mi>
          </mfrac>
        </mrow>
        <mo stretchy="false">×</mo>
        <mfrac>
          <mrow>
            <mn>1</mn>
            <mi>tab</mi>
          </mrow>
          <mi>dose</mi>
        </mfrac>
      </mrow>
      <mo stretchy="false">=</mo>
      <mrow>
        <mn>90</mn>
        <mi>tablets</mi>
      </mrow>
    </mrow>
    <annotation encoding="StarMath 5.0">{{30 days} over {1}} times {{3 doses} over {day}} times {{1 tab} over {dose}}={90 tablets}</annotation>
  </semantics>
</math>
</file>

<file path=Object 223/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24/content.xml><?xml version="1.0" encoding="utf-8"?>
<math xmlns="http://www.w3.org/1998/Math/MathML">
  <semantics>
    <mtable>
      <mtr>
        <mtd>
          <mrow>
            <mrow>
              <mrow>
                <mrow>
                  <mfrac>
                    <mrow>
                      <mn>5</mn>
                      <mi>days</mi>
                    </mrow>
                    <mn>1</mn>
                  </mfrac>
                  <mo stretchy="false">×</mo>
                  <mfrac>
                    <mrow>
                      <mn>2</mn>
                      <mi>doses</mi>
                    </mrow>
                    <mi>day</mi>
                  </mfrac>
                </mrow>
                <mo stretchy="false">×</mo>
                <mfrac>
                  <mrow>
                    <mn>10</mn>
                    <mi>mg</mi>
                  </mrow>
                  <mi>dose</mi>
                </mfrac>
              </mrow>
              <mo stretchy="false">×</mo>
              <mfrac>
                <mrow>
                  <mn>1</mn>
                  <mi>tab</mi>
                </mrow>
                <mrow>
                  <mn>10</mn>
                  <mi>mg</mi>
                </mrow>
              </mfrac>
            </mrow>
            <mo stretchy="false">=</mo>
            <mrow>
              <mn>10</mn>
              <mi>tablets</mi>
            </mrow>
          </mrow>
        </mtd>
      </mtr>
      <mtr>
        <mtd>
          <mrow>
            <mrow>
              <mrow>
                <mrow>
                  <mfrac>
                    <mrow>
                      <mn>4</mn>
                      <mi>days</mi>
                    </mrow>
                    <mn>1</mn>
                  </mfrac>
                  <mo stretchy="false">×</mo>
                  <mfrac>
                    <mrow>
                      <mn>2</mn>
                      <mi>doses</mi>
                    </mrow>
                    <mi>day</mi>
                  </mfrac>
                </mrow>
                <mo stretchy="false">×</mo>
                <mfrac>
                  <mrow>
                    <mn>5</mn>
                    <mi>mg</mi>
                  </mrow>
                  <mi>dose</mi>
                </mfrac>
              </mrow>
              <mo stretchy="false">×</mo>
              <mfrac>
                <mrow>
                  <mn>1</mn>
                  <mi>tab</mi>
                </mrow>
                <mrow>
                  <mn>10</mn>
                  <mi>mg</mi>
                </mrow>
              </mfrac>
            </mrow>
            <mo stretchy="false">=</mo>
            <mrow>
              <mn>4</mn>
              <mi>tablets</mi>
            </mrow>
          </mrow>
        </mtd>
      </mtr>
      <mtr>
        <mtd>
          <mrow>
            <mrow>
              <mrow>
                <mrow>
                  <mfrac>
                    <mrow>
                      <mn>2</mn>
                      <mi>days</mi>
                    </mrow>
                    <mn>1</mn>
                  </mfrac>
                  <mo stretchy="false">×</mo>
                  <mfrac>
                    <mrow>
                      <mn>2</mn>
                      <mi>doses</mi>
                    </mrow>
                    <mi>day</mi>
                  </mfrac>
                </mrow>
                <mo stretchy="false">×</mo>
                <mfrac>
                  <mrow>
                    <mn>2.5</mn>
                    <mi>mg</mi>
                  </mrow>
                  <mi>dose</mi>
                </mfrac>
              </mrow>
              <mo stretchy="false">×</mo>
              <mfrac>
                <mrow>
                  <mn>1</mn>
                  <mi>tab</mi>
                </mrow>
                <mrow>
                  <mn>10</mn>
                  <mi>mg</mi>
                </mrow>
              </mfrac>
            </mrow>
            <mo stretchy="false">=</mo>
            <mrow>
              <mn>1</mn>
              <mi>tablet</mi>
            </mrow>
          </mrow>
        </mtd>
      </mtr>
      <mtr>
        <mtd>
          <mrow>
            <mrow>
              <mrow>
                <mrow>
                  <mn>10</mn>
                  <mi>tabs</mi>
                </mrow>
                <mo stretchy="false">+</mo>
                <mrow>
                  <mn>4</mn>
                  <mi>tabs</mi>
                </mrow>
              </mrow>
              <mo stretchy="false">+</mo>
              <mrow>
                <mn>1</mn>
                <mi>tab</mi>
              </mrow>
            </mrow>
            <mo stretchy="false">=</mo>
            <mrow>
              <mn>15</mn>
              <mi>tablets</mi>
            </mrow>
          </mrow>
        </mtd>
      </mtr>
    </mtable>
    <annotation encoding="StarMath 5.0">{{5 days} over {1}} times {{2 doses} over {day}} times {{10 mg} over {dose}} times {{1 tab} over {10 mg}}={10 tablets} newline {{4 days} over {1}} times {{2 doses} over {day}} times {{5 mg} over {dose}} times {{1 tab} over {10 mg}}={4 tablets} newline {{2 days} over {1}} times {{2 doses} over {day}} times {{2.5 mg} over {dose}} times {{1 tab} over {10 mg}}={1 tablet} newline {10 tabs}+{4 tabs}+{1 tab}={15 tablets}</annotation>
  </semantics>
</math>
</file>

<file path=Object 225/content.xml><?xml version="1.0" encoding="utf-8"?>
<math xmlns="http://www.w3.org/1998/Math/MathML">
  <semantics>
    <mrow>
      <mrow>
        <mrow>
          <mrow>
            <mfrac>
              <mrow>
                <mn>3</mn>
                <mi>days</mi>
              </mrow>
              <mn>1</mn>
            </mfrac>
            <mo stretchy="false">×</mo>
            <mfrac>
              <mrow>
                <mn>3</mn>
                <mi>doses</mi>
              </mrow>
              <mi>day</mi>
            </mfrac>
          </mrow>
          <mo stretchy="false">×</mo>
          <mfrac>
            <mrow>
              <mn>50</mn>
              <mi>mg</mi>
            </mrow>
            <mi>dose</mi>
          </mfrac>
        </mrow>
        <mo stretchy="false">×</mo>
        <mfrac>
          <mi>cap</mi>
          <mrow>
            <mn>25</mn>
            <mi>mg</mi>
          </mrow>
        </mfrac>
      </mrow>
      <mo stretchy="false">=</mo>
      <mrow>
        <mn>18</mn>
        <mi>tablets</mi>
      </mrow>
    </mrow>
    <annotation encoding="StarMath 5.0">{{3 days} over {1}} times {{3 doses} over {day}} times {{50 mg} over {dose}} times {{cap} over {25 mg}}={18 tablets}</annotation>
  </semantics>
</math>
</file>

<file path=Object 226/content.xml><?xml version="1.0" encoding="utf-8"?>
<math xmlns="http://www.w3.org/1998/Math/MathML">
  <semantics>
    <mrow>
      <mrow>
        <mrow>
          <mfrac>
            <mrow>
              <mn>30</mn>
              <mi>days</mi>
            </mrow>
            <mn>1</mn>
          </mfrac>
          <mo stretchy="false">×</mo>
          <mfrac>
            <mrow>
              <mn>1</mn>
              <mi>dose</mi>
            </mrow>
            <mi>day</mi>
          </mfrac>
        </mrow>
        <mo stretchy="false">×</mo>
        <mfrac>
          <mrow>
            <mn>1</mn>
            <mi>cap</mi>
          </mrow>
          <mi>dose</mi>
        </mfrac>
      </mrow>
      <mo stretchy="false">=</mo>
      <mrow>
        <mn>30</mn>
        <mi>capsules</mi>
      </mrow>
    </mrow>
    <annotation encoding="StarMath 5.0">{{30 days} over {1}} times {{1 dose} over {day}} times {{1 cap} over {dose}}={30 capsules}</annotation>
  </semantics>
</math>
</file>

<file path=Object 227/content.xml><?xml version="1.0" encoding="utf-8"?>
<math xmlns="http://www.w3.org/1998/Math/MathML">
  <semantics>
    <mrow>
      <mrow>
        <mrow>
          <mfrac>
            <mrow>
              <mn>3</mn>
              <mi>days</mi>
            </mrow>
            <mn>1</mn>
          </mfrac>
          <mo stretchy="false">×</mo>
          <mfrac>
            <mrow>
              <mn>4</mn>
              <mi>doses</mi>
            </mrow>
            <mi>day</mi>
          </mfrac>
        </mrow>
        <mo stretchy="false">×</mo>
        <mfrac>
          <mrow>
            <mn>1</mn>
            <mi>tab</mi>
          </mrow>
          <mi>dose</mi>
        </mfrac>
      </mrow>
      <mo stretchy="false">=</mo>
      <mrow>
        <mn>12</mn>
        <mi>tablets</mi>
      </mrow>
    </mrow>
    <annotation encoding="StarMath 5.0">{{3 days} over {1}} times {{4 doses} over {day}} times {{1 tab} over {dose}}={12 tablets}</annotation>
  </semantics>
</math>
</file>

<file path=Object 228/content.xml><?xml version="1.0" encoding="utf-8"?>
<math xmlns="http://www.w3.org/1998/Math/MathML">
  <semantics>
    <mrow>
      <mrow>
        <mrow>
          <mfrac>
            <mrow>
              <mn>7</mn>
              <mi>days</mi>
            </mrow>
            <mn>1</mn>
          </mfrac>
          <mo stretchy="false">×</mo>
          <mfrac>
            <mrow>
              <mn>1</mn>
              <mi>dose</mi>
            </mrow>
            <mi>day</mi>
          </mfrac>
        </mrow>
        <mo stretchy="false">×</mo>
        <mfrac>
          <mrow>
            <mn>1</mn>
            <mi>tab</mi>
          </mrow>
          <mi>dose</mi>
        </mfrac>
      </mrow>
      <mo stretchy="false">=</mo>
      <mrow>
        <mn>7</mn>
        <mi>tablets</mi>
      </mrow>
    </mrow>
    <annotation encoding="StarMath 5.0">{{7 days} over {1}} times {{1 dose} over {day}} times {{1 tab} over {dose}}={7 tablets}</annotation>
  </semantics>
</math>
</file>

<file path=Object 229/content.xml><?xml version="1.0" encoding="utf-8"?>
<math xmlns="http://www.w3.org/1998/Math/MathML">
  <semantics>
    <mrow>
      <mrow>
        <mrow>
          <mfrac>
            <mrow>
              <mn>90</mn>
              <mi>days</mi>
            </mrow>
            <mn>1</mn>
          </mfrac>
          <mo stretchy="false">×</mo>
          <mfrac>
            <mrow>
              <mn>2</mn>
              <mi>doses</mi>
            </mrow>
            <mi>day</mi>
          </mfrac>
        </mrow>
        <mo stretchy="false">×</mo>
        <mfrac>
          <mrow>
            <mn>3</mn>
            <mi>caps</mi>
          </mrow>
          <mi>dose</mi>
        </mfrac>
      </mrow>
      <mo stretchy="false">=</mo>
      <mrow>
        <mn>540</mn>
        <mi>capsules</mi>
      </mrow>
    </mrow>
    <annotation encoding="StarMath 5.0">{{90 days} over {1}} times {{2 doses} over {day}} times {{3 caps} over {dose}}={540 capsules}</annotation>
  </semantics>
</math>
</file>

<file path=Object 23/content.xml><?xml version="1.0" encoding="utf-8"?>
<math xmlns="http://www.w3.org/1998/Math/MathML">
  <semantics>
    <mfrac>
      <mn>55</mn>
      <mn>9</mn>
    </mfrac>
    <annotation encoding="StarMath 5.0">{55} over {9}</annotation>
  </semantics>
</math>
</file>

<file path=Object 230/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1/content.xml><?xml version="1.0" encoding="utf-8"?>
<math xmlns="http://www.w3.org/1998/Math/MathML">
  <semantics>
    <mrow>
      <mrow>
        <mrow>
          <mfrac>
            <mrow>
              <mn>30</mn>
              <mi>days</mi>
            </mrow>
            <mn>1</mn>
          </mfrac>
          <mo stretchy="false">×</mo>
          <mfrac>
            <mrow>
              <mn>3</mn>
              <mi>doses</mi>
            </mrow>
            <mi>day</mi>
          </mfrac>
        </mrow>
        <mo stretchy="false">×</mo>
        <mfrac>
          <mrow>
            <mn>2</mn>
            <mi>caps</mi>
          </mrow>
          <mi>dose</mi>
        </mfrac>
      </mrow>
      <mo stretchy="false">=</mo>
      <mrow>
        <mn>180</mn>
        <mi>capsules</mi>
      </mrow>
    </mrow>
    <annotation encoding="StarMath 5.0">{{30 days} over {1}} times {{3 doses} over {day}} times {{2 caps} over {dose}}={180 capsules}</annotation>
  </semantics>
</math>
</file>

<file path=Object 232/content.xml><?xml version="1.0" encoding="utf-8"?>
<math xmlns="http://www.w3.org/1998/Math/MathML">
  <semantics>
    <mrow>
      <mrow>
        <mrow>
          <mfrac>
            <mrow>
              <mn>10</mn>
              <mi>days</mi>
            </mrow>
            <mn>1</mn>
          </mfrac>
          <mo stretchy="false">×</mo>
          <mfrac>
            <mrow>
              <mn>3</mn>
              <mi>doses</mi>
            </mrow>
            <mi>day</mi>
          </mfrac>
        </mrow>
        <mo stretchy="false">×</mo>
        <mfrac>
          <mrow>
            <mn>1</mn>
            <mi>tab</mi>
          </mrow>
          <mi>dose</mi>
        </mfrac>
      </mrow>
      <mo stretchy="false">=</mo>
      <mrow>
        <mn>30</mn>
        <mi>tablets</mi>
      </mrow>
    </mrow>
    <annotation encoding="StarMath 5.0">{{10 days} over {1}} times {{3 doses} over {day}} times {{1 tab} over {dose}}={30 tablets}</annotation>
  </semantics>
</math>
</file>

<file path=Object 233/content.xml><?xml version="1.0" encoding="utf-8"?>
<math xmlns="http://www.w3.org/1998/Math/MathML">
  <semantics>
    <mtable>
      <mtr>
        <mtd>
          <mrow>
            <mrow>
              <mrow>
                <mfrac>
                  <mrow>
                    <mn>7</mn>
                    <mi>days</mi>
                  </mrow>
                  <mn>1</mn>
                </mfrac>
                <mo stretchy="false">×</mo>
                <mfrac>
                  <mrow>
                    <mn>2</mn>
                    <mi>tablets</mi>
                  </mrow>
                  <mi>day</mi>
                </mfrac>
              </mrow>
              <mo stretchy="false">×</mo>
              <mfrac>
                <mrow>
                  <mn>30</mn>
                  <mi>mg</mi>
                </mrow>
                <mi>tab</mi>
              </mfrac>
            </mrow>
            <mo stretchy="false">=</mo>
            <mrow>
              <mn>420</mn>
              <mi>mg</mi>
              <mi>codeine</mi>
            </mrow>
          </mrow>
        </mtd>
      </mtr>
      <mtr>
        <mtd>
          <mrow>
            <mrow>
              <mrow>
                <mfrac>
                  <mrow>
                    <mn>7</mn>
                    <mi>days</mi>
                  </mrow>
                  <mn>1</mn>
                </mfrac>
                <mo stretchy="false">×</mo>
                <mfrac>
                  <mrow>
                    <mn>2</mn>
                    <mi>tablets</mi>
                  </mrow>
                  <mi>day</mi>
                </mfrac>
              </mrow>
              <mo stretchy="false">×</mo>
              <mfrac>
                <mrow>
                  <mn>300</mn>
                  <mi>mg</mi>
                </mrow>
                <mi>tab</mi>
              </mfrac>
            </mrow>
            <mo stretchy="false">=</mo>
            <mrow>
              <mn>4,200</mn>
              <mi>mg</mi>
              <mi>APAP</mi>
            </mrow>
          </mrow>
        </mtd>
      </mtr>
    </mtable>
    <annotation encoding="StarMath 5.0">{{7 days} over {1}} times {{2 tablets} over {day}} times {{30 mg} over {tab}}={420 mg codeine} newline {{7 days} over {1}} times {{2 tablets} over {day}} times {{300 mg} over {tab}}={4,200 mg APAP}</annotation>
  </semantics>
</math>
</file>

<file path=Object 234/content.xml><?xml version="1.0" encoding="utf-8"?>
<math xmlns="http://www.w3.org/1998/Math/MathML">
  <semantics>
    <mrow>
      <mrow>
        <mfrac>
          <mrow>
            <mn>0.5</mn>
            <mi>mL</mi>
          </mrow>
          <mn>1</mn>
        </mfrac>
        <mo stretchy="false">×</mo>
        <mfrac>
          <mrow>
            <mn>480</mn>
            <mi>mcg</mi>
          </mrow>
          <mrow>
            <mn>0.8</mn>
            <mi>mL</mi>
          </mrow>
        </mfrac>
      </mrow>
      <mo stretchy="false">=</mo>
      <mrow>
        <mn>300</mn>
        <mi>mcg</mi>
      </mrow>
    </mrow>
    <annotation encoding="StarMath 5.0">{{0.5 mL} over {1}} times {{480 mcg} over {0.8 mL}}={300 mcg}</annotation>
  </semantics>
</math>
</file>

<file path=Object 235/content.xml><?xml version="1.0" encoding="utf-8"?>
<math xmlns="http://www.w3.org/1998/Math/MathML">
  <semantics>
    <mrow>
      <mrow>
        <mrow>
          <mfrac>
            <mrow>
              <mn>7</mn>
              <mi>days</mi>
            </mrow>
            <mn>1</mn>
          </mfrac>
          <mo stretchy="false">×</mo>
          <mfrac>
            <mrow>
              <mn>2</mn>
              <mi>doses</mi>
            </mrow>
            <mi>day</mi>
          </mfrac>
        </mrow>
        <mo stretchy="false">×</mo>
        <mfrac>
          <mrow>
            <mn>1</mn>
            <mi>tab</mi>
          </mrow>
          <mi>dose</mi>
        </mfrac>
      </mrow>
      <mo stretchy="false">=</mo>
      <mrow>
        <mn>14</mn>
        <mi>tablets</mi>
      </mrow>
    </mrow>
    <annotation encoding="StarMath 5.0">{{7 days} over {1}} times {{2 doses} over {day}} times {{1 tab} over {dose}}={14 tablets}</annotation>
  </semantics>
</math>
</file>

<file path=Object 236/content.xml><?xml version="1.0" encoding="utf-8"?>
<math xmlns="http://www.w3.org/1998/Math/MathML">
  <semantics>
    <mrow>
      <mrow>
        <mrow>
          <mfrac>
            <mrow>
              <mn>7</mn>
              <mi>days</mi>
            </mrow>
            <mn>1</mn>
          </mfrac>
          <mo stretchy="false">×</mo>
          <mfrac>
            <mrow>
              <mn>3</mn>
              <mi>doses</mi>
            </mrow>
            <mi>day</mi>
          </mfrac>
        </mrow>
        <mo stretchy="false">×</mo>
        <mfrac>
          <mrow>
            <mn>1</mn>
            <mi>tab</mi>
          </mrow>
          <mi>dose</mi>
        </mfrac>
      </mrow>
      <mo stretchy="false">=</mo>
      <mrow>
        <mn>21</mn>
        <mi>tablets</mi>
      </mrow>
    </mrow>
    <annotation encoding="StarMath 5.0">{{7 days} over {1}} times {{3 doses} over {day}} times {{1 tab} over {dose}}={21 tablets}</annotation>
  </semantics>
</math>
</file>

<file path=Object 237/content.xml><?xml version="1.0" encoding="utf-8"?>
<math xmlns="http://www.w3.org/1998/Math/MathML">
  <semantics>
    <mrow>
      <mrow>
        <mrow>
          <mfrac>
            <mrow>
              <mn>30</mn>
              <mi>days</mi>
            </mrow>
            <mn>1</mn>
          </mfrac>
          <mo stretchy="false">×</mo>
          <mfrac>
            <mrow>
              <mn>4</mn>
              <mi>doses</mi>
            </mrow>
            <mi>day</mi>
          </mfrac>
        </mrow>
        <mo stretchy="false">×</mo>
        <mfrac>
          <mrow>
            <mn>1</mn>
            <mi>tab</mi>
          </mrow>
          <mi>dose</mi>
        </mfrac>
      </mrow>
      <mo stretchy="false">=</mo>
      <mrow>
        <mn>120</mn>
        <mi>tablets</mi>
      </mrow>
    </mrow>
    <annotation encoding="StarMath 5.0">{{30 days} over {1}} times {{4 doses} over {day}} times {{1 tab} over {dose}}={120 tablets}</annotation>
  </semantics>
</math>
</file>

<file path=Object 238/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39/content.xml><?xml version="1.0" encoding="utf-8"?>
<math xmlns="http://www.w3.org/1998/Math/MathML">
  <semantics>
    <mrow>
      <mrow>
        <mrow>
          <mfrac>
            <mrow>
              <mn>14</mn>
              <mi>days</mi>
            </mrow>
            <mn>1</mn>
          </mfrac>
          <mo stretchy="false">×</mo>
          <mfrac>
            <mrow>
              <mn>4</mn>
              <mi>doses</mi>
            </mrow>
            <mi>day</mi>
          </mfrac>
        </mrow>
        <mo stretchy="false">×</mo>
        <mfrac>
          <mrow>
            <mn>1</mn>
            <mi>cap</mi>
          </mrow>
          <mi>dose</mi>
        </mfrac>
      </mrow>
      <mo stretchy="false">=</mo>
      <mrow>
        <mn>56</mn>
        <mi>capsules</mi>
      </mrow>
    </mrow>
    <annotation encoding="StarMath 5.0">{{14 days} over {1}} times {{4 doses} over {day}} times {{1 cap} over {dose}}={56 capsules}</annotation>
  </semantics>
</math>
</file>

<file path=Object 24/content.xml><?xml version="1.0" encoding="utf-8"?>
<math xmlns="http://www.w3.org/1998/Math/MathML">
  <semantics>
    <mfrac>
      <mn>63</mn>
      <mn>13</mn>
    </mfrac>
    <annotation encoding="StarMath 5.0">{63} over {13}</annotation>
  </semantics>
</math>
</file>

<file path=Object 240/content.xml><?xml version="1.0" encoding="utf-8"?>
<math xmlns="http://www.w3.org/1998/Math/MathML">
  <semantics>
    <mrow>
      <mrow>
        <mrow>
          <mfrac>
            <mrow>
              <mn>90</mn>
              <mi>days</mi>
            </mrow>
            <mn>1</mn>
          </mfrac>
          <mo stretchy="false">×</mo>
          <mfrac>
            <mrow>
              <mn>3</mn>
              <mi>doses</mi>
            </mrow>
            <mi>day</mi>
          </mfrac>
        </mrow>
        <mo stretchy="false">×</mo>
        <mfrac>
          <mrow>
            <mn>1</mn>
            <mi>cap</mi>
          </mrow>
          <mi>dose</mi>
        </mfrac>
      </mrow>
      <mo stretchy="false">=</mo>
      <mrow>
        <mn>270</mn>
        <mi>capsules</mi>
      </mrow>
    </mrow>
    <annotation encoding="StarMath 5.0">{{90 days} over {1}} times {{3 doses} over {day}} times {{1 cap} over {dose}}={270 capsules}</annotation>
  </semantics>
</math>
</file>

<file path=Object 241/content.xml><?xml version="1.0" encoding="utf-8"?>
<math xmlns="http://www.w3.org/1998/Math/MathML">
  <semantics>
    <mrow>
      <mrow>
        <mrow>
          <mfrac>
            <mrow>
              <mn>3</mn>
              <mi>days</mi>
            </mrow>
            <mn>1</mn>
          </mfrac>
          <mo stretchy="false">×</mo>
          <mfrac>
            <mrow>
              <mn>2</mn>
              <mi>doses</mi>
            </mrow>
            <mi>day</mi>
          </mfrac>
        </mrow>
        <mo stretchy="false">×</mo>
        <mfrac>
          <mrow>
            <mn>3</mn>
            <mi>caps</mi>
          </mrow>
          <mi>dose</mi>
        </mfrac>
      </mrow>
      <mo stretchy="false">=</mo>
      <mrow>
        <mn>18</mn>
        <mi>capsules</mi>
      </mrow>
    </mrow>
    <annotation encoding="StarMath 5.0">{{3 days} over {1}} times {{2 doses} over {day}} times {{3 caps} over {dose}}={18 capsules}</annotation>
  </semantics>
</math>
</file>

<file path=Object 242/content.xml><?xml version="1.0" encoding="utf-8"?>
<math xmlns="http://www.w3.org/1998/Math/MathML">
  <semantics>
    <mrow>
      <mrow>
        <mrow>
          <mfrac>
            <mrow>
              <mn>2</mn>
              <mi>days</mi>
            </mrow>
            <mn>1</mn>
          </mfrac>
          <mo stretchy="false">×</mo>
          <mfrac>
            <mrow>
              <mn>3</mn>
              <mi>doses</mi>
            </mrow>
            <mi>day</mi>
          </mfrac>
        </mrow>
        <mo stretchy="false">×</mo>
        <mfrac>
          <mrow>
            <mn>1</mn>
            <mi>tab</mi>
          </mrow>
          <mi>dose</mi>
        </mfrac>
      </mrow>
      <mo stretchy="false">=</mo>
      <mrow>
        <mn>6</mn>
        <mi>tablets</mi>
      </mrow>
    </mrow>
    <annotation encoding="StarMath 5.0">{{2 days} over {1}} times {{3 doses} over {day}} times {{1 tab} over {dose}}={6 tablets}</annotation>
  </semantics>
</math>
</file>

<file path=Object 243/content.xml><?xml version="1.0" encoding="utf-8"?>
<math xmlns="http://www.w3.org/1998/Math/MathML">
  <semantics>
    <mrow>
      <mfrac>
        <mn>5</mn>
        <mi mathvariant="normal">x</mi>
      </mfrac>
      <mo stretchy="false">=</mo>
      <mfrac>
        <mn>10</mn>
        <mn>15</mn>
      </mfrac>
    </mrow>
    <annotation encoding="StarMath 5.0">{{5} over {x}}={{10} over {15}}</annotation>
  </semantics>
</math>
</file>

<file path=Object 244/content.xml><?xml version="1.0" encoding="utf-8"?>
<math xmlns="http://www.w3.org/1998/Math/MathML">
  <semantics>
    <mrow>
      <mfrac>
        <mn>6</mn>
        <mn>11</mn>
      </mfrac>
      <mo stretchy="false">=</mo>
      <mfrac>
        <mi mathvariant="normal">Y</mi>
        <mn>12</mn>
      </mfrac>
    </mrow>
    <annotation encoding="StarMath 5.0">{{6} over {11}}={{Y} over {12}}</annotation>
  </semantics>
</math>
</file>

<file path=Object 245/content.xml><?xml version="1.0" encoding="utf-8"?>
<math xmlns="http://www.w3.org/1998/Math/MathML">
  <semantics>
    <mrow>
      <mfrac>
        <mn>1</mn>
        <mn>3</mn>
      </mfrac>
      <mo stretchy="false">=</mo>
      <mfrac>
        <mi mathvariant="normal">N</mi>
        <mn>18</mn>
      </mfrac>
    </mrow>
    <annotation encoding="StarMath 5.0">{{1} over {3}}={{N} over {18}}</annotation>
  </semantics>
</math>
</file>

<file path=Object 246/content.xml><?xml version="1.0" encoding="utf-8"?>
<math xmlns="http://www.w3.org/1998/Math/MathML">
  <semantics>
    <mfrac>
      <mrow>
        <mn>5</mn>
        <mi mathvariant="normal">g</mi>
      </mrow>
      <mrow>
        <mn>100</mn>
        <mi>mL</mi>
      </mrow>
    </mfrac>
    <annotation encoding="StarMath 5.0">{5 g} over {100 mL}</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